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9" style:family="table">
      <style:table-properties style:width="6.6979in" fo:margin-left="0in" table:align="left"/>
    </style:style>
    <style:style style:name="Table79.A" style:family="table-column">
      <style:table-column-properties style:column-width="1.0035in"/>
    </style:style>
    <style:style style:name="Table79.B" style:family="table-column">
      <style:table-column-properties style:column-width="1.6194in"/>
    </style:style>
    <style:style style:name="Table79.C" style:family="table-column">
      <style:table-column-properties style:column-width="4.075in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104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4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4" style:family="table">
      <style:table-properties style:width="6.7035in" fo:margin-left="0in" table:align="left"/>
    </style:style>
    <style:style style:name="Table164.A" style:family="table-column">
      <style:table-column-properties style:column-width="1.0035in"/>
    </style:style>
    <style:style style:name="Table164.B" style:family="table-column">
      <style:table-column-properties style:column-width="1.6188in"/>
    </style:style>
    <style:style style:name="Table164.C" style:family="table-column">
      <style:table-column-properties style:column-width="4.0813in"/>
    </style:style>
    <style:style style:name="Table1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4.C1" style:family="table-cell">
      <style:table-cell-properties fo:padding="0.0382in" fo:border="0.05pt solid #000000"/>
    </style:style>
    <style:style style:name="Table16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5" style:family="table">
      <style:table-properties style:width="6.6979in" fo:margin-left="0in" table:align="left"/>
    </style:style>
    <style:style style:name="Table165.A" style:family="table-column">
      <style:table-column-properties style:column-width="0.5104in"/>
    </style:style>
    <style:style style:name="Table165.B" style:family="table-column">
      <style:table-column-properties style:column-width="1.6146in"/>
    </style:style>
    <style:style style:name="Table165.C" style:family="table-column">
      <style:table-column-properties style:column-width="4.5729in"/>
    </style:style>
    <style:style style:name="Table1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5.C1" style:family="table-cell">
      <style:table-cell-properties fo:padding="0.0382in" fo:border="0.05pt solid #000000"/>
    </style:style>
    <style:style style:name="Table16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0625in"/>
    </style:style>
    <style:style style:name="Table32.B" style:family="table-column">
      <style:table-column-properties style:column-width="1.1611in"/>
    </style:style>
    <style:style style:name="Table32.C" style:family="table-column">
      <style:table-column-properties style:column-width="4.4743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7014in" fo:margin-left="0in" table:align="left"/>
    </style:style>
    <style:style style:name="Table33.A" style:family="table-column">
      <style:table-column-properties style:column-width="0.8104in"/>
    </style:style>
    <style:style style:name="Table33.B" style:family="table-column">
      <style:table-column-properties style:column-width="1.3771in"/>
    </style:style>
    <style:style style:name="Table33.C" style:family="table-column">
      <style:table-column-properties style:column-width="4.5139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0.5104in"/>
    </style:style>
    <style:style style:name="Table34.B" style:family="table-column">
      <style:table-column-properties style:column-width="1.6146in"/>
    </style:style>
    <style:style style:name="Table34.C" style:family="table-column">
      <style:table-column-properties style:column-width="4.572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6979in" fo:margin-left="0in" table:align="left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1611in"/>
    </style:style>
    <style:style style:name="Table57.C" style:family="table-column">
      <style:table-column-properties style:column-width="4.4743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014in" fo:margin-left="0in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4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035in" fo:margin-left="0in" table:align="left"/>
    </style:style>
    <style:style style:name="Table4.A" style:family="table-column">
      <style:table-column-properties style:column-width="1.0035in"/>
    </style:style>
    <style:style style:name="Table4.B" style:family="table-column">
      <style:table-column-properties style:column-width="1.6188in"/>
    </style:style>
    <style:style style:name="Table4.C" style:family="table-column">
      <style:table-column-properties style:column-width="4.0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1.1611in"/>
    </style:style>
    <style:style style:name="Table6.C" style:family="table-column">
      <style:table-column-properties style:column-width="4.474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014in" fo:margin-left="0in" table:align="left"/>
    </style:style>
    <style:style style:name="Table7.A" style:family="table-column">
      <style:table-column-properties style:column-width="0.8104in"/>
    </style:style>
    <style:style style:name="Table7.B" style:family="table-column">
      <style:table-column-properties style:column-width="1.3771in"/>
    </style:style>
    <style:style style:name="Table7.C" style:family="table-column">
      <style:table-column-properties style:column-width="4.513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5104in"/>
    </style:style>
    <style:style style:name="Table8.B" style:family="table-column">
      <style:table-column-properties style:column-width="1.6146in"/>
    </style:style>
    <style:style style:name="Table8.C" style:family="table-column">
      <style:table-column-properties style:column-width="4.57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0625in"/>
    </style:style>
    <style:style style:name="Table9.B" style:family="table-column">
      <style:table-column-properties style:column-width="1.1611in"/>
    </style:style>
    <style:style style:name="Table9.C" style:family="table-column">
      <style:table-column-properties style:column-width="4.474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7014in" fo:margin-left="0in" table:align="left"/>
    </style:style>
    <style:style style:name="Table10.A" style:family="table-column">
      <style:table-column-properties style:column-width="0.8104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4.513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7014in" fo:margin-left="0in" table:align="left"/>
    </style:style>
    <style:style style:name="Table13.A" style:family="table-column">
      <style:table-column-properties style:column-width="0.8104in"/>
    </style:style>
    <style:style style:name="Table13.B" style:family="table-column">
      <style:table-column-properties style:column-width="1.3771in"/>
    </style:style>
    <style:style style:name="Table13.C" style:family="table-column">
      <style:table-column-properties style:column-width="4.513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5104in"/>
    </style:style>
    <style:style style:name="Table14.B" style:family="table-column">
      <style:table-column-properties style:column-width="1.6146in"/>
    </style:style>
    <style:style style:name="Table14.C" style:family="table-column">
      <style:table-column-properties style:column-width="4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7035in" fo:margin-left="0in" table:align="left"/>
    </style:style>
    <style:style style:name="Table15.A" style:family="table-column">
      <style:table-column-properties style:column-width="1.0035in"/>
    </style:style>
    <style:style style:name="Table15.B" style:family="table-column">
      <style:table-column-properties style:column-width="1.6188in"/>
    </style:style>
    <style:style style:name="Table15.C" style:family="table-column">
      <style:table-column-properties style:column-width="4.081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0.5104in"/>
    </style:style>
    <style:style style:name="Table16.B" style:family="table-column">
      <style:table-column-properties style:column-width="1.6146in"/>
    </style:style>
    <style:style style:name="Table16.C" style:family="table-column">
      <style:table-column-properties style:column-width="4.57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0625in"/>
    </style:style>
    <style:style style:name="Table17.B" style:family="table-column">
      <style:table-column-properties style:column-width="1.1611in"/>
    </style:style>
    <style:style style:name="Table17.C" style:family="table-column">
      <style:table-column-properties style:column-width="4.474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7014in" fo:margin-left="0in" table:align="left"/>
    </style:style>
    <style:style style:name="Table18.A" style:family="table-column">
      <style:table-column-properties style:column-width="0.8104in"/>
    </style:style>
    <style:style style:name="Table18.B" style:family="table-column">
      <style:table-column-properties style:column-width="1.3771in"/>
    </style:style>
    <style:style style:name="Table18.C" style:family="table-column">
      <style:table-column-properties style:column-width="4.513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0.5104in"/>
    </style:style>
    <style:style style:name="Table19.B" style:family="table-column">
      <style:table-column-properties style:column-width="1.6146in"/>
    </style:style>
    <style:style style:name="Table19.C" style:family="table-column">
      <style:table-column-properties style:column-width="4.572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7035in" fo:margin-left="0in" table:align="left"/>
    </style:style>
    <style:style style:name="Table20.A" style:family="table-column">
      <style:table-column-properties style:column-width="1.0035in"/>
    </style:style>
    <style:style style:name="Table20.B" style:family="table-column">
      <style:table-column-properties style:column-width="1.6188in"/>
    </style:style>
    <style:style style:name="Table20.C" style:family="table-column">
      <style:table-column-properties style:column-width="4.0813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0.5104in"/>
    </style:style>
    <style:style style:name="Table21.B" style:family="table-column">
      <style:table-column-properties style:column-width="1.6146in"/>
    </style:style>
    <style:style style:name="Table21.C" style:family="table-column">
      <style:table-column-properties style:column-width="4.572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0625in"/>
    </style:style>
    <style:style style:name="Table22.B" style:family="table-column">
      <style:table-column-properties style:column-width="1.1611in"/>
    </style:style>
    <style:style style:name="Table22.C" style:family="table-column">
      <style:table-column-properties style:column-width="4.4743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7014in" fo:margin-left="0in" table:align="left"/>
    </style:style>
    <style:style style:name="Table23.A" style:family="table-column">
      <style:table-column-properties style:column-width="0.8104in"/>
    </style:style>
    <style:style style:name="Table23.B" style:family="table-column">
      <style:table-column-properties style:column-width="1.3771in"/>
    </style:style>
    <style:style style:name="Table23.C" style:family="table-column">
      <style:table-column-properties style:column-width="4.513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0.5104in"/>
    </style:style>
    <style:style style:name="Table24.B" style:family="table-column">
      <style:table-column-properties style:column-width="1.6146in"/>
    </style:style>
    <style:style style:name="Table24.C" style:family="table-column">
      <style:table-column-properties style:column-width="4.5729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7035in" fo:margin-left="0in" table:align="left"/>
    </style:style>
    <style:style style:name="Table25.A" style:family="table-column">
      <style:table-column-properties style:column-width="1.0035in"/>
    </style:style>
    <style:style style:name="Table25.B" style:family="table-column">
      <style:table-column-properties style:column-width="1.6188in"/>
    </style:style>
    <style:style style:name="Table25.C" style:family="table-column">
      <style:table-column-properties style:column-width="4.0813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0.5104in"/>
    </style:style>
    <style:style style:name="Table26.B" style:family="table-column">
      <style:table-column-properties style:column-width="1.6146in"/>
    </style:style>
    <style:style style:name="Table26.C" style:family="table-column">
      <style:table-column-properties style:column-width="4.5729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1.0625in"/>
    </style:style>
    <style:style style:name="Table27.B" style:family="table-column">
      <style:table-column-properties style:column-width="1.1611in"/>
    </style:style>
    <style:style style:name="Table27.C" style:family="table-column">
      <style:table-column-properties style:column-width="4.4743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7014in" fo:margin-left="0in" table:align="left"/>
    </style:style>
    <style:style style:name="Table28.A" style:family="table-column">
      <style:table-column-properties style:column-width="0.8104in"/>
    </style:style>
    <style:style style:name="Table28.B" style:family="table-column">
      <style:table-column-properties style:column-width="1.3771in"/>
    </style:style>
    <style:style style:name="Table28.C" style:family="table-column">
      <style:table-column-properties style:column-width="4.5139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0.5104in"/>
    </style:style>
    <style:style style:name="Table29.B" style:family="table-column">
      <style:table-column-properties style:column-width="1.6146in"/>
    </style:style>
    <style:style style:name="Table29.C" style:family="table-column">
      <style:table-column-properties style:column-width="4.5729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7035in" fo:margin-left="0in" table:align="left"/>
    </style:style>
    <style:style style:name="Table30.A" style:family="table-column">
      <style:table-column-properties style:column-width="1.0035in"/>
    </style:style>
    <style:style style:name="Table30.B" style:family="table-column">
      <style:table-column-properties style:column-width="1.6188in"/>
    </style:style>
    <style:style style:name="Table30.C" style:family="table-column">
      <style:table-column-properties style:column-width="4.0813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0.5104in"/>
    </style:style>
    <style:style style:name="Table31.B" style:family="table-column">
      <style:table-column-properties style:column-width="1.6146in"/>
    </style:style>
    <style:style style:name="Table31.C" style:family="table-column">
      <style:table-column-properties style:column-width="4.5729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0625in"/>
    </style:style>
    <style:style style:name="Table35.B" style:family="table-column">
      <style:table-column-properties style:column-width="1.1611in"/>
    </style:style>
    <style:style style:name="Table35.C" style:family="table-column">
      <style:table-column-properties style:column-width="4.4743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7014in" fo:margin-left="0in" table:align="left"/>
    </style:style>
    <style:style style:name="Table36.A" style:family="table-column">
      <style:table-column-properties style:column-width="0.8104in"/>
    </style:style>
    <style:style style:name="Table36.B" style:family="table-column">
      <style:table-column-properties style:column-width="1.3771in"/>
    </style:style>
    <style:style style:name="Table36.C" style:family="table-column">
      <style:table-column-properties style:column-width="4.5139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6979in" fo:margin-left="0in" table:align="left"/>
    </style:style>
    <style:style style:name="Table37.A" style:family="table-column">
      <style:table-column-properties style:column-width="0.5104in"/>
    </style:style>
    <style:style style:name="Table37.B" style:family="table-column">
      <style:table-column-properties style:column-width="1.6146in"/>
    </style:style>
    <style:style style:name="Table37.C" style:family="table-column">
      <style:table-column-properties style:column-width="4.5729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7035in" fo:margin-left="0in" table:align="left"/>
    </style:style>
    <style:style style:name="Table38.A" style:family="table-column">
      <style:table-column-properties style:column-width="1.0035in"/>
    </style:style>
    <style:style style:name="Table38.B" style:family="table-column">
      <style:table-column-properties style:column-width="1.6188in"/>
    </style:style>
    <style:style style:name="Table38.C" style:family="table-column">
      <style:table-column-properties style:column-width="4.0813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79in" fo:margin-left="0in" table:align="left"/>
    </style:style>
    <style:style style:name="Table39.A" style:family="table-column">
      <style:table-column-properties style:column-width="0.5104in"/>
    </style:style>
    <style:style style:name="Table39.B" style:family="table-column">
      <style:table-column-properties style:column-width="1.6146in"/>
    </style:style>
    <style:style style:name="Table39.C" style:family="table-column">
      <style:table-column-properties style:column-width="4.5729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6979in" fo:margin-left="0in" table:align="left"/>
    </style:style>
    <style:style style:name="Table40.A" style:family="table-column">
      <style:table-column-properties style:column-width="1.0625in"/>
    </style:style>
    <style:style style:name="Table40.B" style:family="table-column">
      <style:table-column-properties style:column-width="1.1611in"/>
    </style:style>
    <style:style style:name="Table40.C" style:family="table-column">
      <style:table-column-properties style:column-width="4.4743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7014in" fo:margin-left="0in" table:align="left"/>
    </style:style>
    <style:style style:name="Table41.A" style:family="table-column">
      <style:table-column-properties style:column-width="0.8104in"/>
    </style:style>
    <style:style style:name="Table41.B" style:family="table-column">
      <style:table-column-properties style:column-width="1.3771in"/>
    </style:style>
    <style:style style:name="Table41.C" style:family="table-column">
      <style:table-column-properties style:column-width="4.5139in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6979in" fo:margin-left="0in" table:align="left"/>
    </style:style>
    <style:style style:name="Table42.A" style:family="table-column">
      <style:table-column-properties style:column-width="0.5104in"/>
    </style:style>
    <style:style style:name="Table42.B" style:family="table-column">
      <style:table-column-properties style:column-width="1.6146in"/>
    </style:style>
    <style:style style:name="Table42.C" style:family="table-column">
      <style:table-column-properties style:column-width="4.5729in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6979in" fo:margin-left="0in" table:align="left"/>
    </style:style>
    <style:style style:name="Table43.A" style:family="table-column">
      <style:table-column-properties style:column-width="1.0625in"/>
    </style:style>
    <style:style style:name="Table43.B" style:family="table-column">
      <style:table-column-properties style:column-width="1.1611in"/>
    </style:style>
    <style:style style:name="Table43.C" style:family="table-column">
      <style:table-column-properties style:column-width="4.4743in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7014in" fo:margin-left="0in" table:align="left"/>
    </style:style>
    <style:style style:name="Table44.A" style:family="table-column">
      <style:table-column-properties style:column-width="0.8104in"/>
    </style:style>
    <style:style style:name="Table44.B" style:family="table-column">
      <style:table-column-properties style:column-width="1.3771in"/>
    </style:style>
    <style:style style:name="Table44.C" style:family="table-column">
      <style:table-column-properties style:column-width="4.5139in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6979in" fo:margin-left="0in" table:align="left"/>
    </style:style>
    <style:style style:name="Table45.A" style:family="table-column">
      <style:table-column-properties style:column-width="0.5104in"/>
    </style:style>
    <style:style style:name="Table45.B" style:family="table-column">
      <style:table-column-properties style:column-width="1.6146in"/>
    </style:style>
    <style:style style:name="Table45.C" style:family="table-column">
      <style:table-column-properties style:column-width="4.5729in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fo:font-weight="normal" officeooo:rsid="000a8804" officeooo:paragraph-rsid="0145e369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a8804" officeooo:paragraph-rsid="014e67a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a8804" officeooo:paragraph-rsid="0181f6b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a8804" officeooo:paragraph-rsid="018e439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a8804" officeooo:paragraph-rsid="019329d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a8804" officeooo:paragraph-rsid="01a23da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a8804" officeooo:paragraph-rsid="01ad4e0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2pt" fo:font-style="italic" fo:font-weight="normal" officeooo:rsid="000a8804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fo:font-weight="normal" officeooo:rsid="000a8804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fo:font-weight="normal" officeooo:rsid="000a8804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fo:font-weight="normal" officeooo:rsid="000a8804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fo:font-weight="normal" officeooo:rsid="000a8804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fo:font-weight="normal" officeooo:rsid="000a8804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fo:font-weight="normal" officeooo:rsid="000a8804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italic" fo:font-weight="normal" officeooo:rsid="000a8804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italic" fo:font-weight="normal" officeooo:rsid="000a8804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size="12pt" fo:font-style="italic" fo:font-weight="normal" officeooo:rsid="000a8804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fo:font-weight="normal" officeooo:rsid="000a8804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0a8804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normal" officeooo:rsid="000a8804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fo:font-weight="normal" officeooo:rsid="000a8804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italic" fo:font-weight="normal" officeooo:rsid="000a8804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font-size="12pt" fo:font-style="italic" fo:font-weight="normal" officeooo:rsid="000a8804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font-size="12pt" fo:font-style="italic" fo:font-weight="normal" officeooo:rsid="000a8804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italic" fo:font-weight="normal" officeooo:rsid="000a8804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size="12pt" fo:font-style="italic" fo:font-weight="normal" officeooo:rsid="000a8804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font-size="12pt" fo:font-style="italic" fo:font-weight="normal" officeooo:rsid="000a8804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size="12pt" fo:font-style="italic" fo:font-weight="normal" officeooo:rsid="000a8804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0a8804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font-size="12pt" fo:font-style="italic" fo:font-weight="normal" officeooo:rsid="000a8804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fo:font-weight="normal" officeooo:rsid="000a0ba2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fo:font-weight="normal" officeooo:rsid="000a0ba2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style="italic" fo:font-weight="normal" officeooo:rsid="000a0ba2" officeooo:paragraph-rsid="0163e43f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fo:font-weight="normal" officeooo:rsid="000a0ba2" officeooo:paragraph-rsid="016a7e88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fo:font-weight="normal" officeooo:rsid="000a0ba2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style="italic" fo:font-weight="normal" officeooo:rsid="000a0ba2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fo:font-style="italic" fo:font-weight="normal" officeooo:rsid="000a0ba2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font-size="12pt" fo:font-style="italic" fo:font-weight="normal" officeooo:rsid="000a0ba2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fo:font-weight="normal" officeooo:rsid="000a0ba2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font-size="12pt" fo:font-style="italic" fo:font-weight="normal" officeooo:rsid="000a0ba2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fo:font-weight="normal" officeooo:rsid="000a0ba2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fo:font-size="12pt" fo:font-style="italic" fo:font-weight="normal" officeooo:rsid="000a0ba2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size="12pt" fo:font-style="italic" fo:font-weight="normal" officeooo:rsid="000a0ba2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a0b81e" officeooo:paragraph-rsid="0140cfab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italic" fo:font-weight="normal" officeooo:rsid="00a0b81e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font-size="12pt" fo:font-style="italic" fo:font-weight="normal" officeooo:rsid="00a0b81e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fo:font-size="12pt" fo:font-style="italic" fo:font-weight="normal" officeooo:rsid="00a0b81e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font-size="12pt" fo:font-style="italic" fo:font-weight="normal" officeooo:rsid="00a0b81e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font-size="12pt" fo:font-style="italic" fo:font-weight="normal" officeooo:rsid="00a0b81e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italic" fo:font-weight="normal" officeooo:rsid="00a0b81e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fo:font-size="12pt" fo:font-style="italic" fo:font-weight="normal" officeooo:rsid="00a0b81e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font-size="12pt" fo:font-style="italic" fo:font-weight="normal" officeooo:rsid="00a0b81e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font-size="12pt" fo:font-style="italic" fo:font-weight="normal" officeooo:rsid="00a0b81e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text-properties fo:font-size="12pt" fo:font-style="italic" fo:font-weight="normal" officeooo:rsid="00a0b81e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style="italic" fo:font-weight="normal" officeooo:rsid="00a0b81e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style="italic" fo:font-weight="normal" officeooo:rsid="00a0b81e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font-size="12pt" fo:font-style="italic" fo:font-weight="normal" officeooo:rsid="00a0b81e" officeooo:paragraph-rsid="01a59462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style="italic" fo:font-weight="normal" officeooo:rsid="00a0b81e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style="italic" fo:font-weight="normal" officeooo:rsid="00a0b81e" officeooo:paragraph-rsid="01ab4d57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font-size="12pt" fo:font-style="italic" fo:font-weight="normal" officeooo:rsid="00a0b81e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text-properties fo:font-size="12pt" fo:font-style="italic" fo:font-weight="normal" officeooo:rsid="00a0b81e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fo:font-size="12pt" fo:font-style="italic" fo:font-weight="normal" officeooo:rsid="00a0b81e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text-properties fo:font-size="12pt" fo:font-style="italic" fo:font-weight="normal" officeooo:rsid="00a0b81e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font-size="12pt" fo:font-style="italic" fo:font-weight="normal" officeooo:rsid="00e61f86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style="italic" fo:font-weight="normal" officeooo:rsid="00e61f86" officeooo:paragraph-rsid="0156c798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text-properties fo:font-size="12pt" fo:font-style="italic" fo:font-weight="normal" officeooo:rsid="00e61f86" officeooo:paragraph-rsid="01579003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text-properties fo:font-size="12pt" fo:font-style="italic" fo:font-weight="normal" officeooo:rsid="00e61f86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text-properties fo:font-size="12pt" fo:font-style="italic" fo:font-weight="normal" officeooo:rsid="00e61f86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fo:font-size="12pt" fo:font-style="italic" fo:font-weight="normal" officeooo:rsid="00e61f86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fo:font-size="12pt" fo:font-style="italic" fo:font-weight="normal" officeooo:rsid="00e61f86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fo:font-size="12pt" fo:font-style="italic" fo:font-weight="normal" officeooo:rsid="00e61f86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font-size="12pt" fo:font-style="italic" fo:font-weight="normal" officeooo:rsid="00e61f86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text-properties fo:font-size="12pt" fo:font-style="italic" fo:font-weight="normal" officeooo:rsid="00e61f86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text-properties fo:font-size="12pt" fo:font-style="italic" fo:font-weight="normal" officeooo:rsid="00e61f86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text-properties fo:font-size="12pt" fo:font-style="italic" fo:font-weight="normal" officeooo:rsid="00e61f86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text-properties fo:font-size="12pt" fo:font-style="italic" fo:font-weight="normal" officeooo:rsid="00e61f86" officeooo:paragraph-rsid="019abcce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text-properties fo:font-size="12pt" fo:font-style="italic" fo:font-weight="normal" officeooo:rsid="00e61f86" officeooo:paragraph-rsid="019cde42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text-properties fo:font-size="12pt" fo:font-style="italic" fo:font-weight="normal" officeooo:rsid="00e61f86" officeooo:paragraph-rsid="019e1997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text-properties fo:font-size="12pt" fo:font-style="italic" fo:font-weight="normal" officeooo:rsid="00e61f86" officeooo:paragraph-rsid="019f79b8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text-properties fo:font-size="12pt" fo:font-style="italic" fo:font-weight="normal" officeooo:rsid="00e61f86" officeooo:paragraph-rsid="01a04204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text-properties fo:font-size="12pt" fo:font-style="italic" fo:font-weight="normal" officeooo:rsid="00e61f86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text-properties fo:font-size="12pt" fo:font-style="italic" fo:font-weight="normal" officeooo:rsid="00e61f86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text-properties fo:font-size="12pt" fo:font-style="italic" fo:font-weight="normal" officeooo:rsid="00e61f86" officeooo:paragraph-rsid="01ab4d57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text-properties fo:font-size="12pt" fo:font-style="italic" fo:font-weight="normal" officeooo:rsid="00e61f86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text-properties fo:font-size="12pt" fo:font-style="italic" fo:font-weight="normal" officeooo:rsid="00e61f86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text-properties fo:font-size="12pt" fo:font-style="italic" fo:font-weight="normal" officeooo:rsid="00e61f86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text-properties fo:font-size="12pt" fo:font-style="italic" fo:font-weight="normal" officeooo:rsid="00e61f86" officeooo:paragraph-rsid="01b40797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text-properties fo:font-size="12pt" fo:font-style="italic" fo:font-weight="normal" officeooo:rsid="00e61f86" officeooo:paragraph-rsid="01bc4634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text-properties fo:font-size="12pt" fo:font-style="italic" fo:font-weight="normal" officeooo:rsid="00e61f86" officeooo:paragraph-rsid="01be013d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text-properties fo:font-size="12pt" fo:font-style="italic" fo:font-weight="normal" officeooo:rsid="021b8e77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text-properties fo:font-size="12pt" fo:font-style="italic" fo:font-weight="normal" officeooo:rsid="021b8e77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text-properties fo:font-size="12pt" fo:font-style="italic" fo:font-weight="normal" officeooo:rsid="021b8e77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text-properties fo:font-size="12pt" fo:font-style="italic" fo:font-weight="normal" officeooo:rsid="021b8e77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text-properties fo:font-size="12pt" fo:font-style="italic" fo:font-weight="normal" officeooo:rsid="021b8e77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text-properties fo:font-size="12pt" fo:font-style="italic" fo:font-weight="normal" officeooo:rsid="021b8e77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21b8e77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21b8e77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normal" officeooo:rsid="021b8e77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text-properties fo:font-size="12pt" fo:font-style="italic" fo:font-weight="normal" officeooo:rsid="021b8e77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text-properties fo:font-size="12pt" fo:font-style="italic" fo:font-weight="normal" officeooo:rsid="021b8e77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text-properties fo:font-size="12pt" fo:font-style="italic" fo:font-weight="normal" officeooo:rsid="021b8e77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text-properties fo:font-size="12pt" fo:font-style="italic" fo:font-weight="normal" officeooo:rsid="021b8e77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>
      <style:text-properties fo:font-size="12pt" fo:font-style="italic" fo:font-weight="normal" officeooo:rsid="021b8e77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text-properties fo:font-size="12pt" fo:font-style="italic" fo:font-weight="normal" officeooo:rsid="021b8e77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text-properties fo:font-size="12pt" fo:font-style="italic" fo:font-weight="normal" officeooo:rsid="021b8e77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text-properties fo:font-size="12pt" fo:font-style="italic" fo:font-weight="normal" officeooo:rsid="0145e369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text-properties fo:font-size="12pt" fo:font-style="italic" fo:font-weight="normal" officeooo:rsid="0145e369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text-properties fo:font-size="12pt" fo:font-style="italic" fo:font-weight="normal" officeooo:rsid="0145e369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text-properties fo:font-size="12pt" fo:font-style="italic" fo:font-weight="normal" officeooo:rsid="0145e369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text-properties fo:font-size="12pt" fo:font-style="italic" fo:font-weight="normal" officeooo:rsid="0145e369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text-properties fo:font-size="12pt" fo:font-style="italic" fo:font-weight="normal" officeooo:rsid="0145e369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text-properties fo:font-size="12pt" fo:font-style="italic" fo:font-weight="normal" officeooo:rsid="0145e369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text-properties fo:font-size="12pt" fo:font-style="italic" fo:font-weight="normal" officeooo:rsid="0145e369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text-properties fo:font-size="12pt" fo:font-style="italic" fo:font-weight="normal" officeooo:rsid="0145e369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115" style:family="paragraph" style:parent-style-name="Standard">
      <style:text-properties fo:font-size="12pt" fo:font-style="italic" fo:font-weight="normal" officeooo:rsid="0145e369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116" style:family="paragraph" style:parent-style-name="Standard">
      <style:text-properties fo:font-size="12pt" fo:font-style="italic" fo:font-weight="normal" officeooo:rsid="016f8336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117" style:family="paragraph" style:parent-style-name="Standard">
      <style:text-properties fo:font-size="12pt" fo:font-style="italic" fo:font-weight="normal" officeooo:rsid="016f8336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118" style:family="paragraph" style:parent-style-name="Standard">
      <style:text-properties fo:font-size="12pt" fo:font-style="italic" fo:font-weight="normal" officeooo:rsid="016f8336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119" style:family="paragraph" style:parent-style-name="Standard">
      <style:text-properties fo:font-size="12pt" fo:font-style="italic" fo:font-weight="normal" officeooo:rsid="016f8336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120" style:family="paragraph" style:parent-style-name="Standard">
      <style:text-properties fo:font-size="12pt" fo:font-style="italic" fo:font-weight="normal" officeooo:rsid="016f8336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121" style:family="paragraph" style:parent-style-name="Standard">
      <style:text-properties fo:font-size="12pt" fo:font-style="italic" fo:font-weight="bold" officeooo:rsid="000a8804" officeooo:paragraph-rsid="0145e369" style:font-size-asian="12pt" style:font-style-asian="italic" style:font-weight-asian="bold" style:font-size-complex="12pt" style:font-style-complex="italic" style:font-weight-complex="bold"/>
    </style:style>
    <style:style style:name="P122" style:family="paragraph" style:parent-style-name="Standard">
      <style:text-properties fo:font-size="12pt" fo:font-style="italic" fo:font-weight="bold" officeooo:rsid="000a8804" officeooo:paragraph-rsid="014e67a4" style:font-size-asian="12pt" style:font-style-asian="italic" style:font-weight-asian="bold" style:font-size-complex="12pt" style:font-style-complex="italic" style:font-weight-complex="bold"/>
    </style:style>
    <style:style style:name="P123" style:family="paragraph" style:parent-style-name="Standard">
      <style:text-properties fo:font-size="12pt" fo:font-style="italic" fo:font-weight="bold" officeooo:rsid="000a8804" officeooo:paragraph-rsid="016a7e88" style:font-size-asian="12pt" style:font-style-asian="italic" style:font-weight-asian="bold" style:font-size-complex="12pt" style:font-style-complex="italic" style:font-weight-complex="bold"/>
    </style:style>
    <style:style style:name="P124" style:family="paragraph" style:parent-style-name="Standard">
      <style:text-properties fo:font-size="12pt" fo:font-style="italic" fo:font-weight="bold" officeooo:rsid="000a8804" officeooo:paragraph-rsid="016f8336" style:font-size-asian="12pt" style:font-style-asian="italic" style:font-weight-asian="bold" style:font-size-complex="12pt" style:font-style-complex="italic" style:font-weight-complex="bold"/>
    </style:style>
    <style:style style:name="P125" style:family="paragraph" style:parent-style-name="Standard">
      <style:text-properties fo:font-size="12pt" fo:font-style="italic" fo:font-weight="bold" officeooo:rsid="000a8804" officeooo:paragraph-rsid="01704150" style:font-size-asian="12pt" style:font-style-asian="italic" style:font-weight-asian="bold" style:font-size-complex="12pt" style:font-style-complex="italic" style:font-weight-complex="bold"/>
    </style:style>
    <style:style style:name="P126" style:family="paragraph" style:parent-style-name="Standard">
      <style:text-properties fo:font-size="12pt" fo:font-style="italic" fo:font-weight="bold" officeooo:rsid="000a8804" officeooo:paragraph-rsid="01726945" style:font-size-asian="12pt" style:font-style-asian="italic" style:font-weight-asian="bold" style:font-size-complex="12pt" style:font-style-complex="italic" style:font-weight-complex="bold"/>
    </style:style>
    <style:style style:name="P127" style:family="paragraph" style:parent-style-name="Standard">
      <style:text-properties fo:font-size="12pt" fo:font-style="italic" fo:font-weight="bold" officeooo:rsid="000a8804" officeooo:paragraph-rsid="0174af0b" style:font-size-asian="12pt" style:font-style-asian="italic" style:font-weight-asian="bold" style:font-size-complex="12pt" style:font-style-complex="italic" style:font-weight-complex="bold"/>
    </style:style>
    <style:style style:name="P128" style:family="paragraph" style:parent-style-name="Standard">
      <style:text-properties fo:font-size="12pt" fo:font-style="italic" fo:font-weight="bold" officeooo:rsid="000a8804" officeooo:paragraph-rsid="017e5839" style:font-size-asian="12pt" style:font-style-asian="italic" style:font-weight-asian="bold" style:font-size-complex="12pt" style:font-style-complex="italic" style:font-weight-complex="bold"/>
    </style:style>
    <style:style style:name="P129" style:family="paragraph" style:parent-style-name="Standard">
      <style:text-properties fo:font-size="12pt" fo:font-style="italic" fo:font-weight="bold" officeooo:rsid="000a8804" officeooo:paragraph-rsid="017ec447" style:font-size-asian="12pt" style:font-style-asian="italic" style:font-weight-asian="bold" style:font-size-complex="12pt" style:font-style-complex="italic" style:font-weight-complex="bold"/>
    </style:style>
    <style:style style:name="P130" style:family="paragraph" style:parent-style-name="Standard">
      <style:text-properties fo:font-size="12pt" fo:font-style="italic" fo:font-weight="bold" officeooo:rsid="000a8804" officeooo:paragraph-rsid="018080d0" style:font-size-asian="12pt" style:font-style-asian="italic" style:font-weight-asian="bold" style:font-size-complex="12pt" style:font-style-complex="italic" style:font-weight-complex="bold"/>
    </style:style>
    <style:style style:name="P131" style:family="paragraph" style:parent-style-name="Standard">
      <style:text-properties fo:font-size="12pt" fo:font-style="italic" fo:font-weight="bold" officeooo:rsid="000a8804" officeooo:paragraph-rsid="0181f6ba" style:font-size-asian="12pt" style:font-style-asian="italic" style:font-weight-asian="bold" style:font-size-complex="12pt" style:font-style-complex="italic" style:font-weight-complex="bold"/>
    </style:style>
    <style:style style:name="P132" style:family="paragraph" style:parent-style-name="Standard">
      <style:text-properties fo:font-size="12pt" fo:font-style="italic" fo:font-weight="bold" officeooo:rsid="000a8804" officeooo:paragraph-rsid="018e4396" style:font-size-asian="12pt" style:font-style-asian="italic" style:font-weight-asian="bold" style:font-size-complex="12pt" style:font-style-complex="italic" style:font-weight-complex="bold"/>
    </style:style>
    <style:style style:name="P133" style:family="paragraph" style:parent-style-name="Standard">
      <style:text-properties fo:font-size="12pt" fo:font-style="italic" fo:font-weight="bold" officeooo:rsid="000a8804" officeooo:paragraph-rsid="019329d1" style:font-size-asian="12pt" style:font-style-asian="italic" style:font-weight-asian="bold" style:font-size-complex="12pt" style:font-style-complex="italic" style:font-weight-complex="bold"/>
    </style:style>
    <style:style style:name="P134" style:family="paragraph" style:parent-style-name="Standard">
      <style:text-properties fo:font-size="12pt" fo:font-style="italic" fo:font-weight="bold" officeooo:rsid="000a8804" officeooo:paragraph-rsid="01942cfd" style:font-size-asian="12pt" style:font-style-asian="italic" style:font-weight-asian="bold" style:font-size-complex="12pt" style:font-style-complex="italic" style:font-weight-complex="bold"/>
    </style:style>
    <style:style style:name="P135" style:family="paragraph" style:parent-style-name="Standard">
      <style:text-properties fo:font-size="12pt" fo:font-style="italic" fo:font-weight="bold" officeooo:rsid="000a8804" officeooo:paragraph-rsid="01a23da4" style:font-size-asian="12pt" style:font-style-asian="italic" style:font-weight-asian="bold" style:font-size-complex="12pt" style:font-style-complex="italic" style:font-weight-complex="bold"/>
    </style:style>
    <style:style style:name="P136" style:family="paragraph" style:parent-style-name="Standard">
      <style:text-properties fo:font-size="12pt" fo:font-style="italic" fo:font-weight="bold" officeooo:rsid="000a8804" officeooo:paragraph-rsid="01a7d2fc" style:font-size-asian="12pt" style:font-style-asian="italic" style:font-weight-asian="bold" style:font-size-complex="12pt" style:font-style-complex="italic" style:font-weight-complex="bold"/>
    </style:style>
    <style:style style:name="P137" style:family="paragraph" style:parent-style-name="Standard">
      <style:text-properties fo:font-size="12pt" fo:font-style="italic" fo:font-weight="bold" officeooo:rsid="000a8804" officeooo:paragraph-rsid="01ae17cc" style:font-size-asian="12pt" style:font-style-asian="italic" style:font-weight-asian="bold" style:font-size-complex="12pt" style:font-style-complex="italic" style:font-weight-complex="bold"/>
    </style:style>
    <style:style style:name="P138" style:family="paragraph" style:parent-style-name="Standard">
      <style:text-properties fo:font-size="12pt" fo:font-style="italic" fo:font-weight="bold" officeooo:rsid="000a8804" officeooo:paragraph-rsid="01ba41fe" style:font-size-asian="12pt" style:font-style-asian="italic" style:font-weight-asian="bold" style:font-size-complex="12pt" style:font-style-complex="italic" style:font-weight-complex="bold"/>
    </style:style>
    <style:style style:name="P139" style:family="paragraph" style:parent-style-name="Standard">
      <style:text-properties fo:font-size="12pt" fo:font-style="italic" fo:font-weight="bold" officeooo:rsid="000a8804" officeooo:paragraph-rsid="01bb72a2" style:font-size-asian="12pt" style:font-style-asian="italic" style:font-weight-asian="bold" style:font-size-complex="12pt" style:font-style-complex="italic" style:font-weight-complex="bold"/>
    </style:style>
    <style:style style:name="P140" style:family="paragraph" style:parent-style-name="Standard">
      <style:text-properties fo:font-size="12pt" fo:font-style="italic" fo:font-weight="bold" officeooo:rsid="000a8804" officeooo:paragraph-rsid="01bc2815" style:font-size-asian="12pt" style:font-style-asian="italic" style:font-weight-asian="bold" style:font-size-complex="12pt" style:font-style-complex="italic" style:font-weight-complex="bold"/>
    </style:style>
    <style:style style:name="P141" style:family="paragraph" style:parent-style-name="Standard">
      <style:text-properties fo:font-size="12pt" fo:font-weight="bold" officeooo:rsid="00084b9f" officeooo:paragraph-rsid="01396a86" style:font-size-asian="12pt" style:font-weight-asian="bold" style:font-size-complex="12pt" style:font-weight-complex="bold"/>
    </style:style>
    <style:style style:name="P142" style:family="paragraph" style:parent-style-name="Standard">
      <style:text-properties fo:font-size="12pt" fo:font-weight="bold" officeooo:rsid="00084b9f" officeooo:paragraph-rsid="0142aab4" style:font-size-asian="12pt" style:font-weight-asian="bold" style:font-size-complex="12pt" style:font-weight-complex="bold"/>
    </style:style>
    <style:style style:name="P143" style:family="paragraph" style:parent-style-name="Standard">
      <style:text-properties fo:font-size="12pt" fo:font-weight="bold" officeooo:rsid="00084b9f" officeooo:paragraph-rsid="014e67a4" style:font-size-asian="12pt" style:font-weight-asian="bold" style:font-size-complex="12pt" style:font-weight-complex="bold"/>
    </style:style>
    <style:style style:name="P144" style:family="paragraph" style:parent-style-name="Standard">
      <style:text-properties fo:font-size="12pt" fo:font-weight="bold" officeooo:rsid="00084b9f" officeooo:paragraph-rsid="0163e43f" style:font-size-asian="12pt" style:font-weight-asian="bold" style:font-size-complex="12pt" style:font-weight-complex="bold"/>
    </style:style>
    <style:style style:name="P145" style:family="paragraph" style:parent-style-name="Standard">
      <style:text-properties fo:font-size="12pt" fo:font-weight="bold" officeooo:rsid="00084b9f" officeooo:paragraph-rsid="016a7e88" style:font-size-asian="12pt" style:font-weight-asian="bold" style:font-size-complex="12pt" style:font-weight-complex="bold"/>
    </style:style>
    <style:style style:name="P146" style:family="paragraph" style:parent-style-name="Standard">
      <style:text-properties fo:font-size="12pt" fo:font-weight="bold" officeooo:rsid="00084b9f" officeooo:paragraph-rsid="01779b00" style:font-size-asian="12pt" style:font-weight-asian="bold" style:font-size-complex="12pt" style:font-weight-complex="bold"/>
    </style:style>
    <style:style style:name="P147" style:family="paragraph" style:parent-style-name="Standard">
      <style:text-properties fo:font-size="12pt" fo:font-weight="bold" officeooo:rsid="00084b9f" officeooo:paragraph-rsid="0181f6ba" style:font-size-asian="12pt" style:font-weight-asian="bold" style:font-size-complex="12pt" style:font-weight-complex="bold"/>
    </style:style>
    <style:style style:name="P148" style:family="paragraph" style:parent-style-name="Standard">
      <style:text-properties fo:font-size="12pt" fo:font-weight="bold" officeooo:rsid="00084b9f" officeooo:paragraph-rsid="019329d1" style:font-size-asian="12pt" style:font-weight-asian="bold" style:font-size-complex="12pt" style:font-weight-complex="bold"/>
    </style:style>
    <style:style style:name="P149" style:family="paragraph" style:parent-style-name="Standard">
      <style:text-properties fo:font-size="12pt" fo:font-weight="bold" officeooo:rsid="00084b9f" officeooo:paragraph-rsid="01a23da4" style:font-size-asian="12pt" style:font-weight-asian="bold" style:font-size-complex="12pt" style:font-weight-complex="bold"/>
    </style:style>
    <style:style style:name="P150" style:family="paragraph" style:parent-style-name="Standard">
      <style:text-properties fo:font-size="12pt" fo:font-weight="bold" officeooo:rsid="00084b9f" officeooo:paragraph-rsid="01ad4e08" style:font-size-asian="12pt" style:font-weight-asian="bold" style:font-size-complex="12pt" style:font-weight-complex="bold"/>
    </style:style>
    <style:style style:name="P151" style:family="paragraph" style:parent-style-name="Standard">
      <style:text-properties fo:font-size="12pt" fo:font-weight="bold" officeooo:rsid="00084b9f" officeooo:paragraph-rsid="01ba41fe" style:font-size-asian="12pt" style:font-weight-asian="bold" style:font-size-complex="12pt" style:font-weight-complex="bold"/>
    </style:style>
    <style:style style:name="P152" style:family="paragraph" style:parent-style-name="Standard">
      <style:text-properties fo:font-size="12pt" fo:font-weight="bold" officeooo:rsid="0008a0bd" officeooo:paragraph-rsid="01396a86" style:font-size-asian="12pt" style:font-weight-asian="bold" style:font-size-complex="12pt" style:font-weight-complex="bold"/>
    </style:style>
    <style:style style:name="P153" style:family="paragraph" style:parent-style-name="Standard">
      <style:text-properties fo:font-size="12pt" fo:font-weight="bold" officeooo:rsid="0008a0bd" officeooo:paragraph-rsid="014e67a4" style:font-size-asian="12pt" style:font-weight-asian="bold" style:font-size-complex="12pt" style:font-weight-complex="bold"/>
    </style:style>
    <style:style style:name="P154" style:family="paragraph" style:parent-style-name="Standard">
      <style:text-properties fo:font-size="12pt" fo:font-weight="bold" officeooo:rsid="0008a0bd" officeooo:paragraph-rsid="0163e43f" style:font-size-asian="12pt" style:font-weight-asian="bold" style:font-size-complex="12pt" style:font-weight-complex="bold"/>
    </style:style>
    <style:style style:name="P155" style:family="paragraph" style:parent-style-name="Standard">
      <style:text-properties fo:font-size="12pt" fo:font-weight="bold" officeooo:rsid="0008a0bd" officeooo:paragraph-rsid="016a7e88" style:font-size-asian="12pt" style:font-weight-asian="bold" style:font-size-complex="12pt" style:font-weight-complex="bold"/>
    </style:style>
    <style:style style:name="P156" style:family="paragraph" style:parent-style-name="Standard">
      <style:text-properties fo:font-size="12pt" fo:font-weight="bold" officeooo:rsid="0008a0bd" officeooo:paragraph-rsid="01779b00" style:font-size-asian="12pt" style:font-weight-asian="bold" style:font-size-complex="12pt" style:font-weight-complex="bold"/>
    </style:style>
    <style:style style:name="P157" style:family="paragraph" style:parent-style-name="Standard">
      <style:text-properties fo:font-size="12pt" fo:font-weight="bold" officeooo:rsid="0008a0bd" officeooo:paragraph-rsid="0181f6ba" style:font-size-asian="12pt" style:font-weight-asian="bold" style:font-size-complex="12pt" style:font-weight-complex="bold"/>
    </style:style>
    <style:style style:name="P158" style:family="paragraph" style:parent-style-name="Standard">
      <style:text-properties fo:font-size="12pt" fo:font-weight="bold" officeooo:rsid="0008a0bd" officeooo:paragraph-rsid="019329d1" style:font-size-asian="12pt" style:font-weight-asian="bold" style:font-size-complex="12pt" style:font-weight-complex="bold"/>
    </style:style>
    <style:style style:name="P159" style:family="paragraph" style:parent-style-name="Standard">
      <style:text-properties fo:font-size="12pt" fo:font-weight="bold" officeooo:rsid="0008a0bd" officeooo:paragraph-rsid="01a23da4" style:font-size-asian="12pt" style:font-weight-asian="bold" style:font-size-complex="12pt" style:font-weight-complex="bold"/>
    </style:style>
    <style:style style:name="P160" style:family="paragraph" style:parent-style-name="Standard">
      <style:text-properties fo:font-size="12pt" fo:font-weight="bold" officeooo:rsid="0008a0bd" officeooo:paragraph-rsid="01ad4e08" style:font-size-asian="12pt" style:font-weight-asian="bold" style:font-size-complex="12pt" style:font-weight-complex="bold"/>
    </style:style>
    <style:style style:name="P161" style:family="paragraph" style:parent-style-name="Standard">
      <style:text-properties fo:font-size="12pt" fo:font-weight="bold" officeooo:rsid="0008a0bd" officeooo:paragraph-rsid="01ba41fe" style:font-size-asian="12pt" style:font-weight-asian="bold" style:font-size-complex="12pt" style:font-weight-complex="bold"/>
    </style:style>
    <style:style style:name="P162" style:family="paragraph" style:parent-style-name="Standard"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163" style:family="paragraph" style:parent-style-name="Standard"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164" style:family="paragraph" style:parent-style-name="Standard"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165" style:family="paragraph" style:parent-style-name="Standard"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166" style:family="paragraph" style:parent-style-name="Standard"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167" style:family="paragraph" style:parent-style-name="Standard"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168" style:family="paragraph" style:parent-style-name="Standard"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169" style:family="paragraph" style:parent-style-name="Standard">
      <style:text-properties fo:font-size="12pt" fo:font-weight="bold" officeooo:rsid="005f39e8" officeooo:paragraph-rsid="01a23da4" style:font-size-asian="12pt" style:font-weight-asian="bold" style:font-size-complex="12pt" style:font-weight-complex="bold"/>
    </style:style>
    <style:style style:name="P170" style:family="paragraph" style:parent-style-name="Standard">
      <style:text-properties fo:font-size="12pt" fo:font-weight="bold" officeooo:rsid="005f39e8" officeooo:paragraph-rsid="01ad4e08" style:font-size-asian="12pt" style:font-weight-asian="bold" style:font-size-complex="12pt" style:font-weight-complex="bold"/>
    </style:style>
    <style:style style:name="P171" style:family="paragraph" style:parent-style-name="Standard">
      <style:text-properties fo:font-size="12pt" fo:font-weight="bold" officeooo:rsid="005f39e8" officeooo:paragraph-rsid="01ba41fe" style:font-size-asian="12pt" style:font-weight-asian="bold" style:font-size-complex="12pt" style:font-weight-complex="bold"/>
    </style:style>
    <style:style style:name="P172" style:family="paragraph" style:parent-style-name="Standard">
      <style:text-properties fo:font-size="12pt" fo:font-weight="bold" officeooo:rsid="000a0ba2" officeooo:paragraph-rsid="01396a86" style:font-size-asian="12pt" style:font-weight-asian="bold" style:font-size-complex="12pt" style:font-weight-complex="bold"/>
    </style:style>
    <style:style style:name="P173" style:family="paragraph" style:parent-style-name="Standard">
      <style:text-properties fo:font-size="12pt" fo:font-weight="bold" officeooo:rsid="000a0ba2" officeooo:paragraph-rsid="014e67a4" style:font-size-asian="12pt" style:font-weight-asian="bold" style:font-size-complex="12pt" style:font-weight-complex="bold"/>
    </style:style>
    <style:style style:name="P174" style:family="paragraph" style:parent-style-name="Standard">
      <style:text-properties fo:font-size="12pt" fo:font-weight="bold" officeooo:rsid="000a0ba2" officeooo:paragraph-rsid="0163e43f" style:font-size-asian="12pt" style:font-weight-asian="bold" style:font-size-complex="12pt" style:font-weight-complex="bold"/>
    </style:style>
    <style:style style:name="P175" style:family="paragraph" style:parent-style-name="Standard">
      <style:text-properties fo:font-size="12pt" fo:font-weight="bold" officeooo:rsid="000a0ba2" officeooo:paragraph-rsid="016a7e88" style:font-size-asian="12pt" style:font-weight-asian="bold" style:font-size-complex="12pt" style:font-weight-complex="bold"/>
    </style:style>
    <style:style style:name="P176" style:family="paragraph" style:parent-style-name="Standard">
      <style:text-properties fo:font-size="12pt" fo:font-weight="bold" officeooo:rsid="000a0ba2" officeooo:paragraph-rsid="01726945" style:font-size-asian="12pt" style:font-weight-asian="bold" style:font-size-complex="12pt" style:font-weight-complex="bold"/>
    </style:style>
    <style:style style:name="P177" style:family="paragraph" style:parent-style-name="Standard">
      <style:text-properties fo:font-size="12pt" fo:font-weight="bold" officeooo:rsid="000a0ba2" officeooo:paragraph-rsid="0174af0b" style:font-size-asian="12pt" style:font-weight-asian="bold" style:font-size-complex="12pt" style:font-weight-complex="bold"/>
    </style:style>
    <style:style style:name="P178" style:family="paragraph" style:parent-style-name="Standard">
      <style:text-properties fo:font-size="12pt" fo:font-weight="bold" officeooo:rsid="000a0ba2" officeooo:paragraph-rsid="01779b00" style:font-size-asian="12pt" style:font-weight-asian="bold" style:font-size-complex="12pt" style:font-weight-complex="bold"/>
    </style:style>
    <style:style style:name="P179" style:family="paragraph" style:parent-style-name="Standard">
      <style:text-properties fo:font-size="12pt" fo:font-weight="bold" officeooo:rsid="000a0ba2" officeooo:paragraph-rsid="017e5839" style:font-size-asian="12pt" style:font-weight-asian="bold" style:font-size-complex="12pt" style:font-weight-complex="bold"/>
    </style:style>
    <style:style style:name="P180" style:family="paragraph" style:parent-style-name="Standard">
      <style:text-properties fo:font-size="12pt" fo:font-weight="bold" officeooo:rsid="000a0ba2" officeooo:paragraph-rsid="0181f6ba" style:font-size-asian="12pt" style:font-weight-asian="bold" style:font-size-complex="12pt" style:font-weight-complex="bold"/>
    </style:style>
    <style:style style:name="P181" style:family="paragraph" style:parent-style-name="Standard">
      <style:text-properties fo:font-size="12pt" fo:font-weight="bold" officeooo:rsid="000a0ba2" officeooo:paragraph-rsid="018e4396" style:font-size-asian="12pt" style:font-weight-asian="bold" style:font-size-complex="12pt" style:font-weight-complex="bold"/>
    </style:style>
    <style:style style:name="P182" style:family="paragraph" style:parent-style-name="Standard">
      <style:text-properties fo:font-size="12pt" fo:font-weight="bold" officeooo:rsid="000a0ba2" officeooo:paragraph-rsid="019329d1" style:font-size-asian="12pt" style:font-weight-asian="bold" style:font-size-complex="12pt" style:font-weight-complex="bold"/>
    </style:style>
    <style:style style:name="P183" style:family="paragraph" style:parent-style-name="Standard">
      <style:text-properties fo:font-size="12pt" fo:font-weight="bold" officeooo:rsid="000a0ba2" officeooo:paragraph-rsid="01a23da4" style:font-size-asian="12pt" style:font-weight-asian="bold" style:font-size-complex="12pt" style:font-weight-complex="bold"/>
    </style:style>
    <style:style style:name="P184" style:family="paragraph" style:parent-style-name="Standard">
      <style:text-properties fo:font-size="12pt" fo:font-weight="bold" officeooo:rsid="000a0ba2" officeooo:paragraph-rsid="01ad4e08" style:font-size-asian="12pt" style:font-weight-asian="bold" style:font-size-complex="12pt" style:font-weight-complex="bold"/>
    </style:style>
    <style:style style:name="P185" style:family="paragraph" style:parent-style-name="Standard">
      <style:text-properties fo:font-size="12pt" fo:font-weight="bold" officeooo:rsid="000a0ba2" officeooo:paragraph-rsid="01ba41fe" style:font-size-asian="12pt" style:font-weight-asian="bold" style:font-size-complex="12pt" style:font-weight-complex="bold"/>
    </style:style>
    <style:style style:name="P186" style:family="paragraph" style:parent-style-name="Standard">
      <style:text-properties fo:font-size="12pt" fo:font-weight="bold" officeooo:rsid="001b74eb" officeooo:paragraph-rsid="01396a86" style:font-size-asian="12pt" style:font-weight-asian="bold" style:font-size-complex="12pt" style:font-weight-complex="bold"/>
    </style:style>
    <style:style style:name="P187" style:family="paragraph" style:parent-style-name="Standard">
      <style:text-properties fo:font-size="12pt" fo:font-weight="bold" officeooo:rsid="001b74eb" officeooo:paragraph-rsid="0163e43f" style:font-size-asian="12pt" style:font-weight-asian="bold" style:font-size-complex="12pt" style:font-weight-complex="bold"/>
    </style:style>
    <style:style style:name="P188" style:family="paragraph" style:parent-style-name="Standard">
      <style:text-properties fo:font-size="12pt" fo:font-weight="bold" officeooo:rsid="001b74eb" officeooo:paragraph-rsid="0181f6ba" style:font-size-asian="12pt" style:font-weight-asian="bold" style:font-size-complex="12pt" style:font-weight-complex="bold"/>
    </style:style>
    <style:style style:name="P189" style:family="paragraph" style:parent-style-name="Standard">
      <style:text-properties fo:font-size="12pt" fo:font-weight="bold" officeooo:rsid="001b74eb" officeooo:paragraph-rsid="019329d1" style:font-size-asian="12pt" style:font-weight-asian="bold" style:font-size-complex="12pt" style:font-weight-complex="bold"/>
    </style:style>
    <style:style style:name="P190" style:family="paragraph" style:parent-style-name="Standard">
      <style:text-properties fo:font-size="12pt" fo:font-weight="bold" officeooo:rsid="001b74eb" officeooo:paragraph-rsid="01a23da4" style:font-size-asian="12pt" style:font-weight-asian="bold" style:font-size-complex="12pt" style:font-weight-complex="bold"/>
    </style:style>
    <style:style style:name="P191" style:family="paragraph" style:parent-style-name="Standard">
      <style:text-properties fo:font-size="12pt" fo:font-weight="bold" officeooo:rsid="001b74eb" officeooo:paragraph-rsid="01ad4e08" style:font-size-asian="12pt" style:font-weight-asian="bold" style:font-size-complex="12pt" style:font-weight-complex="bold"/>
    </style:style>
    <style:style style:name="P192" style:family="paragraph" style:parent-style-name="Standard">
      <style:text-properties fo:font-size="12pt" fo:font-weight="bold" officeooo:paragraph-rsid="01396a86" style:font-size-asian="12pt" style:font-weight-asian="bold" style:font-size-complex="12pt" style:font-weight-complex="bold"/>
    </style:style>
    <style:style style:name="P193" style:family="paragraph" style:parent-style-name="Standard">
      <style:text-properties fo:font-size="12pt" fo:font-weight="bold" officeooo:paragraph-rsid="014e67a4" style:font-size-asian="12pt" style:font-weight-asian="bold" style:font-size-complex="12pt" style:font-weight-complex="bold"/>
    </style:style>
    <style:style style:name="P194" style:family="paragraph" style:parent-style-name="Standard">
      <style:text-properties fo:font-size="12pt" fo:font-weight="bold" officeooo:paragraph-rsid="0163e43f" style:font-size-asian="12pt" style:font-weight-asian="bold" style:font-size-complex="12pt" style:font-weight-complex="bold"/>
    </style:style>
    <style:style style:name="P195" style:family="paragraph" style:parent-style-name="Standard">
      <style:text-properties fo:font-size="12pt" fo:font-weight="bold" officeooo:paragraph-rsid="016a7e88" style:font-size-asian="12pt" style:font-weight-asian="bold" style:font-size-complex="12pt" style:font-weight-complex="bold"/>
    </style:style>
    <style:style style:name="P196" style:family="paragraph" style:parent-style-name="Standard">
      <style:text-properties fo:font-size="12pt" fo:font-weight="bold" officeooo:paragraph-rsid="01779b00" style:font-size-asian="12pt" style:font-weight-asian="bold" style:font-size-complex="12pt" style:font-weight-complex="bold"/>
    </style:style>
    <style:style style:name="P197" style:family="paragraph" style:parent-style-name="Standard">
      <style:text-properties fo:font-size="12pt" fo:font-weight="bold" officeooo:paragraph-rsid="0181f6ba" style:font-size-asian="12pt" style:font-weight-asian="bold" style:font-size-complex="12pt" style:font-weight-complex="bold"/>
    </style:style>
    <style:style style:name="P198" style:family="paragraph" style:parent-style-name="Standard">
      <style:text-properties fo:font-size="12pt" fo:font-weight="bold" officeooo:paragraph-rsid="019329d1" style:font-size-asian="12pt" style:font-weight-asian="bold" style:font-size-complex="12pt" style:font-weight-complex="bold"/>
    </style:style>
    <style:style style:name="P199" style:family="paragraph" style:parent-style-name="Standard">
      <style:text-properties fo:font-size="12pt" fo:font-weight="bold" officeooo:rsid="0043a449" officeooo:paragraph-rsid="01518d85" style:font-size-asian="12pt" style:font-weight-asian="bold" style:font-size-complex="12pt" style:font-weight-complex="bold"/>
    </style:style>
    <style:style style:name="P200" style:family="paragraph" style:parent-style-name="Standard">
      <style:text-properties fo:font-size="12pt" fo:font-weight="bold" officeooo:rsid="0043a449" officeooo:paragraph-rsid="016a7e88" style:font-size-asian="12pt" style:font-weight-asian="bold" style:font-size-complex="12pt" style:font-weight-complex="bold"/>
    </style:style>
    <style:style style:name="P201" style:family="paragraph" style:parent-style-name="Standard">
      <style:text-properties fo:font-size="12pt" fo:font-weight="bold" officeooo:rsid="0043a449" officeooo:paragraph-rsid="01779b00" style:font-size-asian="12pt" style:font-weight-asian="bold" style:font-size-complex="12pt" style:font-weight-complex="bold"/>
    </style:style>
    <style:style style:name="P202" style:family="paragraph" style:parent-style-name="Standard">
      <style:text-properties fo:font-size="12pt" fo:font-weight="bold" officeooo:rsid="0043a449" officeooo:paragraph-rsid="0181f6ba" style:font-size-asian="12pt" style:font-weight-asian="bold" style:font-size-complex="12pt" style:font-weight-complex="bold"/>
    </style:style>
    <style:style style:name="P203" style:family="paragraph" style:parent-style-name="Standard">
      <style:text-properties fo:font-size="12pt" fo:font-weight="bold" officeooo:rsid="0043a449" officeooo:paragraph-rsid="019329d1" style:font-size-asian="12pt" style:font-weight-asian="bold" style:font-size-complex="12pt" style:font-weight-complex="bold"/>
    </style:style>
    <style:style style:name="P204" style:family="paragraph" style:parent-style-name="Standard">
      <style:text-properties fo:font-size="12pt" fo:font-weight="bold" officeooo:rsid="0043a449" officeooo:paragraph-rsid="01a23da4" style:font-size-asian="12pt" style:font-weight-asian="bold" style:font-size-complex="12pt" style:font-weight-complex="bold"/>
    </style:style>
    <style:style style:name="P205" style:family="paragraph" style:parent-style-name="Standard">
      <style:text-properties fo:font-size="12pt" fo:font-weight="bold" officeooo:rsid="0043a449" officeooo:paragraph-rsid="01ad4e08" style:font-size-asian="12pt" style:font-weight-asian="bold" style:font-size-complex="12pt" style:font-weight-complex="bold"/>
    </style:style>
    <style:style style:name="P206" style:family="paragraph" style:parent-style-name="Standard">
      <style:text-properties fo:font-size="12pt" fo:font-weight="bold" officeooo:rsid="0043a449" officeooo:paragraph-rsid="01ba41fe" style:font-size-asian="12pt" style:font-weight-asian="bold" style:font-size-complex="12pt" style:font-weight-complex="bold"/>
    </style:style>
    <style:style style:name="P207" style:family="paragraph" style:parent-style-name="Standard">
      <style:text-properties fo:font-size="12pt" fo:font-weight="bold" officeooo:paragraph-rsid="01a23da4" style:font-size-asian="12pt" style:font-weight-asian="bold" style:font-size-complex="12pt" style:font-weight-complex="bold"/>
    </style:style>
    <style:style style:name="P208" style:family="paragraph" style:parent-style-name="Standard">
      <style:text-properties fo:font-size="12pt" fo:font-weight="bold" officeooo:paragraph-rsid="01ad4e08" style:font-size-asian="12pt" style:font-weight-asian="bold" style:font-size-complex="12pt" style:font-weight-complex="bold"/>
    </style:style>
    <style:style style:name="P209" style:family="paragraph" style:parent-style-name="Standard">
      <style:text-properties fo:font-size="12pt" fo:font-weight="bold" officeooo:paragraph-rsid="01ba41fe" style:font-size-asian="12pt" style:font-weight-asian="bold" style:font-size-complex="12pt" style:font-weight-complex="bold"/>
    </style:style>
    <style:style style:name="P210" style:family="paragraph" style:parent-style-name="Standard">
      <style:text-properties fo:font-size="12pt" fo:font-weight="normal" officeooo:rsid="00f1cfa4" officeooo:paragraph-rsid="01396a86" style:font-size-asian="12pt" style:font-weight-asian="normal" style:font-size-complex="12pt" style:font-weight-complex="normal"/>
    </style:style>
    <style:style style:name="P211" style:family="paragraph" style:parent-style-name="Standard">
      <style:text-properties fo:font-size="12pt" fo:font-weight="normal" officeooo:rsid="00f1cfa4" officeooo:paragraph-rsid="014e67a4" style:font-size-asian="12pt" style:font-weight-asian="normal" style:font-size-complex="12pt" style:font-weight-complex="normal"/>
    </style:style>
    <style:style style:name="P212" style:family="paragraph" style:parent-style-name="Standard">
      <style:text-properties fo:font-size="12pt" fo:font-weight="normal" officeooo:rsid="00f1cfa4" officeooo:paragraph-rsid="016a7e88" style:font-size-asian="12pt" style:font-weight-asian="normal" style:font-size-complex="12pt" style:font-weight-complex="normal"/>
    </style:style>
    <style:style style:name="P213" style:family="paragraph" style:parent-style-name="Standard">
      <style:text-properties fo:font-size="12pt" fo:font-weight="normal" officeooo:rsid="00f1cfa4" officeooo:paragraph-rsid="01779b00" style:font-size-asian="12pt" style:font-weight-asian="normal" style:font-size-complex="12pt" style:font-weight-complex="normal"/>
    </style:style>
    <style:style style:name="P214" style:family="paragraph" style:parent-style-name="Standard">
      <style:text-properties fo:font-size="12pt" fo:font-weight="normal" officeooo:rsid="00f1cfa4" officeooo:paragraph-rsid="0181f6ba" style:font-size-asian="12pt" style:font-weight-asian="normal" style:font-size-complex="12pt" style:font-weight-complex="normal"/>
    </style:style>
    <style:style style:name="P215" style:family="paragraph" style:parent-style-name="Standard">
      <style:text-properties fo:font-size="12pt" fo:font-weight="normal" officeooo:rsid="00f1cfa4" officeooo:paragraph-rsid="019329d1" style:font-size-asian="12pt" style:font-weight-asian="normal" style:font-size-complex="12pt" style:font-weight-complex="normal"/>
    </style:style>
    <style:style style:name="P216" style:family="paragraph" style:parent-style-name="Standard">
      <style:text-properties fo:font-size="12pt" fo:font-weight="normal" officeooo:rsid="00f1cfa4" officeooo:paragraph-rsid="01a23da4" style:font-size-asian="12pt" style:font-weight-asian="normal" style:font-size-complex="12pt" style:font-weight-complex="normal"/>
    </style:style>
    <style:style style:name="P217" style:family="paragraph" style:parent-style-name="Standard">
      <style:text-properties fo:font-size="12pt" fo:font-weight="normal" officeooo:rsid="00f1cfa4" officeooo:paragraph-rsid="01ad4e08" style:font-size-asian="12pt" style:font-weight-asian="normal" style:font-size-complex="12pt" style:font-weight-complex="normal"/>
    </style:style>
    <style:style style:name="P218" style:family="paragraph" style:parent-style-name="Standard">
      <style:text-properties fo:font-size="12pt" fo:font-weight="normal" officeooo:rsid="00f1cfa4" officeooo:paragraph-rsid="01ba41fe" style:font-size-asian="12pt" style:font-weight-asian="normal" style:font-size-complex="12pt" style:font-weight-complex="normal"/>
    </style:style>
    <style:style style:name="P219" style:family="paragraph" style:parent-style-name="Standard">
      <style:text-properties fo:font-size="12pt" fo:font-weight="normal" officeooo:rsid="00084b9f" officeooo:paragraph-rsid="01396a86" style:font-size-asian="12pt" style:font-weight-asian="normal" style:font-size-complex="12pt" style:font-weight-complex="normal"/>
    </style:style>
    <style:style style:name="P220" style:family="paragraph" style:parent-style-name="Standard">
      <style:text-properties fo:font-size="12pt" fo:font-weight="normal" officeooo:rsid="00084b9f" officeooo:paragraph-rsid="014e67a4" style:font-size-asian="12pt" style:font-weight-asian="normal" style:font-size-complex="12pt" style:font-weight-complex="normal"/>
    </style:style>
    <style:style style:name="P221" style:family="paragraph" style:parent-style-name="Standard">
      <style:text-properties fo:font-size="12pt" fo:font-weight="normal" officeooo:rsid="00084b9f" officeooo:paragraph-rsid="0163e43f" style:font-size-asian="12pt" style:font-weight-asian="normal" style:font-size-complex="12pt" style:font-weight-complex="normal"/>
    </style:style>
    <style:style style:name="P222" style:family="paragraph" style:parent-style-name="Standard">
      <style:text-properties fo:font-size="12pt" fo:font-weight="normal" officeooo:rsid="00084b9f" officeooo:paragraph-rsid="016a7e88" style:font-size-asian="12pt" style:font-weight-asian="normal" style:font-size-complex="12pt" style:font-weight-complex="normal"/>
    </style:style>
    <style:style style:name="P223" style:family="paragraph" style:parent-style-name="Standard">
      <style:text-properties fo:font-size="12pt" fo:font-weight="normal" officeooo:rsid="00084b9f" officeooo:paragraph-rsid="01779b00" style:font-size-asian="12pt" style:font-weight-asian="normal" style:font-size-complex="12pt" style:font-weight-complex="normal"/>
    </style:style>
    <style:style style:name="P224" style:family="paragraph" style:parent-style-name="Standard">
      <style:text-properties fo:font-size="12pt" fo:font-weight="normal" officeooo:rsid="00084b9f" officeooo:paragraph-rsid="0181f6ba" style:font-size-asian="12pt" style:font-weight-asian="normal" style:font-size-complex="12pt" style:font-weight-complex="normal"/>
    </style:style>
    <style:style style:name="P225" style:family="paragraph" style:parent-style-name="Standard">
      <style:text-properties fo:font-size="12pt" fo:font-weight="normal" officeooo:rsid="00084b9f" officeooo:paragraph-rsid="019329d1" style:font-size-asian="12pt" style:font-weight-asian="normal" style:font-size-complex="12pt" style:font-weight-complex="normal"/>
    </style:style>
    <style:style style:name="P226" style:family="paragraph" style:parent-style-name="Standard">
      <style:text-properties fo:font-size="12pt" fo:font-weight="normal" officeooo:rsid="00084b9f" officeooo:paragraph-rsid="01a23da4" style:font-size-asian="12pt" style:font-weight-asian="normal" style:font-size-complex="12pt" style:font-weight-complex="normal"/>
    </style:style>
    <style:style style:name="P227" style:family="paragraph" style:parent-style-name="Standard">
      <style:text-properties fo:font-size="12pt" fo:font-weight="normal" officeooo:rsid="00084b9f" officeooo:paragraph-rsid="01ad4e08" style:font-size-asian="12pt" style:font-weight-asian="normal" style:font-size-complex="12pt" style:font-weight-complex="normal"/>
    </style:style>
    <style:style style:name="P228" style:family="paragraph" style:parent-style-name="Standard">
      <style:text-properties fo:font-size="12pt" fo:font-weight="normal" officeooo:rsid="00084b9f" officeooo:paragraph-rsid="01ba41fe" style:font-size-asian="12pt" style:font-weight-asian="normal" style:font-size-complex="12pt" style:font-weight-complex="normal"/>
    </style:style>
    <style:style style:name="P229" style:family="paragraph" style:parent-style-name="Standard">
      <style:text-properties fo:font-size="12pt" fo:font-weight="normal" officeooo:rsid="000a003f" officeooo:paragraph-rsid="01396a86" style:font-size-asian="12pt" style:font-weight-asian="normal" style:font-size-complex="12pt" style:font-weight-complex="normal"/>
    </style:style>
    <style:style style:name="P230" style:family="paragraph" style:parent-style-name="Standard">
      <style:text-properties fo:font-size="12pt" fo:font-weight="normal" officeooo:rsid="000a003f" officeooo:paragraph-rsid="014e67a4" style:font-size-asian="12pt" style:font-weight-asian="normal" style:font-size-complex="12pt" style:font-weight-complex="normal"/>
    </style:style>
    <style:style style:name="P231" style:family="paragraph" style:parent-style-name="Standard">
      <style:text-properties fo:font-size="12pt" fo:font-weight="normal" officeooo:rsid="000a003f" officeooo:paragraph-rsid="0163e43f" style:font-size-asian="12pt" style:font-weight-asian="normal" style:font-size-complex="12pt" style:font-weight-complex="normal"/>
    </style:style>
    <style:style style:name="P232" style:family="paragraph" style:parent-style-name="Standard">
      <style:text-properties fo:font-size="12pt" fo:font-weight="normal" officeooo:rsid="000a003f" officeooo:paragraph-rsid="016a7e88" style:font-size-asian="12pt" style:font-weight-asian="normal" style:font-size-complex="12pt" style:font-weight-complex="normal"/>
    </style:style>
    <style:style style:name="P233" style:family="paragraph" style:parent-style-name="Standard">
      <style:text-properties fo:font-size="12pt" fo:font-weight="normal" officeooo:rsid="000a003f" officeooo:paragraph-rsid="01779b00" style:font-size-asian="12pt" style:font-weight-asian="normal" style:font-size-complex="12pt" style:font-weight-complex="normal"/>
    </style:style>
    <style:style style:name="P234" style:family="paragraph" style:parent-style-name="Standard">
      <style:text-properties fo:font-size="12pt" fo:font-weight="normal" officeooo:rsid="000a003f" officeooo:paragraph-rsid="0181f6ba" style:font-size-asian="12pt" style:font-weight-asian="normal" style:font-size-complex="12pt" style:font-weight-complex="normal"/>
    </style:style>
    <style:style style:name="P235" style:family="paragraph" style:parent-style-name="Standard">
      <style:text-properties fo:font-size="12pt" fo:font-weight="normal" officeooo:rsid="000a003f" officeooo:paragraph-rsid="019329d1" style:font-size-asian="12pt" style:font-weight-asian="normal" style:font-size-complex="12pt" style:font-weight-complex="normal"/>
    </style:style>
    <style:style style:name="P236" style:family="paragraph" style:parent-style-name="Standard">
      <style:text-properties fo:font-size="12pt" fo:font-weight="normal" officeooo:rsid="000a003f" officeooo:paragraph-rsid="01a23da4" style:font-size-asian="12pt" style:font-weight-asian="normal" style:font-size-complex="12pt" style:font-weight-complex="normal"/>
    </style:style>
    <style:style style:name="P237" style:family="paragraph" style:parent-style-name="Standard">
      <style:text-properties fo:font-size="12pt" fo:font-weight="normal" officeooo:rsid="000a003f" officeooo:paragraph-rsid="01ad4e08" style:font-size-asian="12pt" style:font-weight-asian="normal" style:font-size-complex="12pt" style:font-weight-complex="normal"/>
    </style:style>
    <style:style style:name="P238" style:family="paragraph" style:parent-style-name="Standard">
      <style:text-properties fo:font-size="12pt" fo:font-weight="normal" officeooo:rsid="000a003f" officeooo:paragraph-rsid="01ba41fe" style:font-size-asian="12pt" style:font-weight-asian="normal" style:font-size-complex="12pt" style:font-weight-complex="normal"/>
    </style:style>
    <style:style style:name="P239" style:family="paragraph" style:parent-style-name="Standard">
      <style:text-properties fo:font-size="12pt" fo:font-weight="normal" officeooo:rsid="0008a0bd" officeooo:paragraph-rsid="01396a86" style:font-size-asian="12pt" style:font-weight-asian="normal" style:font-size-complex="12pt" style:font-weight-complex="normal"/>
    </style:style>
    <style:style style:name="P240" style:family="paragraph" style:parent-style-name="Standard">
      <style:text-properties fo:font-size="12pt" fo:font-weight="normal" officeooo:rsid="0008a0bd" officeooo:paragraph-rsid="014e67a4" style:font-size-asian="12pt" style:font-weight-asian="normal" style:font-size-complex="12pt" style:font-weight-complex="normal"/>
    </style:style>
    <style:style style:name="P241" style:family="paragraph" style:parent-style-name="Standard">
      <style:text-properties fo:font-size="12pt" fo:font-weight="normal" officeooo:rsid="0008a0bd" officeooo:paragraph-rsid="0163e43f" style:font-size-asian="12pt" style:font-weight-asian="normal" style:font-size-complex="12pt" style:font-weight-complex="normal"/>
    </style:style>
    <style:style style:name="P242" style:family="paragraph" style:parent-style-name="Standard">
      <style:text-properties fo:font-size="12pt" fo:font-weight="normal" officeooo:rsid="0008a0bd" officeooo:paragraph-rsid="016a7e88" style:font-size-asian="12pt" style:font-weight-asian="normal" style:font-size-complex="12pt" style:font-weight-complex="normal"/>
    </style:style>
    <style:style style:name="P243" style:family="paragraph" style:parent-style-name="Standard">
      <style:text-properties fo:font-size="12pt" fo:font-weight="normal" officeooo:rsid="0008a0bd" officeooo:paragraph-rsid="01779b00" style:font-size-asian="12pt" style:font-weight-asian="normal" style:font-size-complex="12pt" style:font-weight-complex="normal"/>
    </style:style>
    <style:style style:name="P244" style:family="paragraph" style:parent-style-name="Standard">
      <style:text-properties fo:font-size="12pt" fo:font-weight="normal" officeooo:rsid="0008a0bd" officeooo:paragraph-rsid="0181f6ba" style:font-size-asian="12pt" style:font-weight-asian="normal" style:font-size-complex="12pt" style:font-weight-complex="normal"/>
    </style:style>
    <style:style style:name="P245" style:family="paragraph" style:parent-style-name="Standard">
      <style:text-properties fo:font-size="12pt" fo:font-weight="normal" officeooo:rsid="0008a0bd" officeooo:paragraph-rsid="019329d1" style:font-size-asian="12pt" style:font-weight-asian="normal" style:font-size-complex="12pt" style:font-weight-complex="normal"/>
    </style:style>
    <style:style style:name="P246" style:family="paragraph" style:parent-style-name="Standard">
      <style:text-properties fo:font-size="12pt" fo:font-weight="normal" officeooo:rsid="0008a0bd" officeooo:paragraph-rsid="01a23da4" style:font-size-asian="12pt" style:font-weight-asian="normal" style:font-size-complex="12pt" style:font-weight-complex="normal"/>
    </style:style>
    <style:style style:name="P247" style:family="paragraph" style:parent-style-name="Standard">
      <style:text-properties fo:font-size="12pt" fo:font-weight="normal" officeooo:rsid="0008a0bd" officeooo:paragraph-rsid="01ad4e08" style:font-size-asian="12pt" style:font-weight-asian="normal" style:font-size-complex="12pt" style:font-weight-complex="normal"/>
    </style:style>
    <style:style style:name="P248" style:family="paragraph" style:parent-style-name="Standard">
      <style:text-properties fo:font-size="12pt" fo:font-weight="normal" officeooo:rsid="0008a0bd" officeooo:paragraph-rsid="01ba41fe" style:font-size-asian="12pt" style:font-weight-asian="normal" style:font-size-complex="12pt" style:font-weight-complex="normal"/>
    </style:style>
    <style:style style:name="P249" style:family="paragraph" style:parent-style-name="Standard">
      <style:text-properties fo:font-size="12pt" fo:font-weight="normal" officeooo:rsid="000a0ba2" officeooo:paragraph-rsid="01396a86" style:font-size-asian="12pt" style:font-weight-asian="normal" style:font-size-complex="12pt" style:font-weight-complex="normal"/>
    </style:style>
    <style:style style:name="P250" style:family="paragraph" style:parent-style-name="Standard">
      <style:text-properties fo:font-size="12pt" fo:font-weight="normal" officeooo:rsid="000a0ba2" officeooo:paragraph-rsid="01518d85" style:font-size-asian="12pt" style:font-weight-asian="normal" style:font-size-complex="12pt" style:font-weight-complex="normal"/>
    </style:style>
    <style:style style:name="P251" style:family="paragraph" style:parent-style-name="Standard">
      <style:text-properties fo:font-size="12pt" fo:font-weight="normal" officeooo:rsid="000a0ba2" officeooo:paragraph-rsid="0163e43f" style:font-size-asian="12pt" style:font-weight-asian="normal" style:font-size-complex="12pt" style:font-weight-complex="normal"/>
    </style:style>
    <style:style style:name="P252" style:family="paragraph" style:parent-style-name="Standard">
      <style:text-properties fo:font-size="12pt" fo:font-weight="normal" officeooo:rsid="000a0ba2" officeooo:paragraph-rsid="016a7e88" style:font-size-asian="12pt" style:font-weight-asian="normal" style:font-size-complex="12pt" style:font-weight-complex="normal"/>
    </style:style>
    <style:style style:name="P253" style:family="paragraph" style:parent-style-name="Standard">
      <style:text-properties fo:font-size="12pt" fo:font-weight="normal" officeooo:rsid="000a0ba2" officeooo:paragraph-rsid="01779b00" style:font-size-asian="12pt" style:font-weight-asian="normal" style:font-size-complex="12pt" style:font-weight-complex="normal"/>
    </style:style>
    <style:style style:name="P254" style:family="paragraph" style:parent-style-name="Standard">
      <style:text-properties fo:font-size="12pt" fo:font-weight="normal" officeooo:rsid="000a0ba2" officeooo:paragraph-rsid="0181f6ba" style:font-size-asian="12pt" style:font-weight-asian="normal" style:font-size-complex="12pt" style:font-weight-complex="normal"/>
    </style:style>
    <style:style style:name="P255" style:family="paragraph" style:parent-style-name="Standard">
      <style:text-properties fo:font-size="12pt" fo:font-weight="normal" officeooo:rsid="000a0ba2" officeooo:paragraph-rsid="019329d1" style:font-size-asian="12pt" style:font-weight-asian="normal" style:font-size-complex="12pt" style:font-weight-complex="normal"/>
    </style:style>
    <style:style style:name="P256" style:family="paragraph" style:parent-style-name="Standard">
      <style:text-properties fo:font-size="12pt" fo:font-weight="normal" officeooo:rsid="000a0ba2" officeooo:paragraph-rsid="01a23da4" style:font-size-asian="12pt" style:font-weight-asian="normal" style:font-size-complex="12pt" style:font-weight-complex="normal"/>
    </style:style>
    <style:style style:name="P257" style:family="paragraph" style:parent-style-name="Standard">
      <style:text-properties fo:font-size="12pt" fo:font-weight="normal" officeooo:rsid="000a0ba2" officeooo:paragraph-rsid="01ad4e08" style:font-size-asian="12pt" style:font-weight-asian="normal" style:font-size-complex="12pt" style:font-weight-complex="normal"/>
    </style:style>
    <style:style style:name="P258" style:family="paragraph" style:parent-style-name="Standard">
      <style:text-properties fo:font-size="12pt" fo:font-weight="normal" officeooo:rsid="000a0ba2" officeooo:paragraph-rsid="01ba41fe" style:font-size-asian="12pt" style:font-weight-asian="normal" style:font-size-complex="12pt" style:font-weight-complex="normal"/>
    </style:style>
    <style:style style:name="P259" style:family="paragraph" style:parent-style-name="Standard">
      <style:text-properties fo:font-size="12pt" fo:font-weight="normal" officeooo:rsid="001b74eb" officeooo:paragraph-rsid="01396a86" style:font-size-asian="12pt" style:font-weight-asian="normal" style:font-size-complex="12pt" style:font-weight-complex="normal"/>
    </style:style>
    <style:style style:name="P260" style:family="paragraph" style:parent-style-name="Standard">
      <style:text-properties fo:font-size="12pt" fo:font-weight="normal" officeooo:rsid="001b74eb" officeooo:paragraph-rsid="014e67a4" style:font-size-asian="12pt" style:font-weight-asian="normal" style:font-size-complex="12pt" style:font-weight-complex="normal"/>
    </style:style>
    <style:style style:name="P261" style:family="paragraph" style:parent-style-name="Standard">
      <style:text-properties fo:font-size="12pt" fo:font-weight="normal" officeooo:rsid="001b74eb" officeooo:paragraph-rsid="0163e43f" style:font-size-asian="12pt" style:font-weight-asian="normal" style:font-size-complex="12pt" style:font-weight-complex="normal"/>
    </style:style>
    <style:style style:name="P262" style:family="paragraph" style:parent-style-name="Standard">
      <style:text-properties fo:font-size="12pt" fo:font-weight="normal" officeooo:rsid="001b74eb" officeooo:paragraph-rsid="016a7e88" style:font-size-asian="12pt" style:font-weight-asian="normal" style:font-size-complex="12pt" style:font-weight-complex="normal"/>
    </style:style>
    <style:style style:name="P263" style:family="paragraph" style:parent-style-name="Standard">
      <style:text-properties fo:font-size="12pt" fo:font-weight="normal" officeooo:rsid="001b74eb" officeooo:paragraph-rsid="01779b00" style:font-size-asian="12pt" style:font-weight-asian="normal" style:font-size-complex="12pt" style:font-weight-complex="normal"/>
    </style:style>
    <style:style style:name="P264" style:family="paragraph" style:parent-style-name="Standard">
      <style:text-properties fo:font-size="12pt" fo:font-weight="normal" officeooo:rsid="001b74eb" officeooo:paragraph-rsid="0181f6ba" style:font-size-asian="12pt" style:font-weight-asian="normal" style:font-size-complex="12pt" style:font-weight-complex="normal"/>
    </style:style>
    <style:style style:name="P265" style:family="paragraph" style:parent-style-name="Standard">
      <style:text-properties fo:font-size="12pt" fo:font-weight="normal" officeooo:rsid="001b74eb" officeooo:paragraph-rsid="019329d1" style:font-size-asian="12pt" style:font-weight-asian="normal" style:font-size-complex="12pt" style:font-weight-complex="normal"/>
    </style:style>
    <style:style style:name="P266" style:family="paragraph" style:parent-style-name="Standard">
      <style:text-properties fo:font-size="12pt" fo:font-weight="normal" officeooo:rsid="001b74eb" officeooo:paragraph-rsid="01a23da4" style:font-size-asian="12pt" style:font-weight-asian="normal" style:font-size-complex="12pt" style:font-weight-complex="normal"/>
    </style:style>
    <style:style style:name="P267" style:family="paragraph" style:parent-style-name="Standard">
      <style:text-properties fo:font-size="12pt" fo:font-weight="normal" officeooo:rsid="001b74eb" officeooo:paragraph-rsid="01ad4e08" style:font-size-asian="12pt" style:font-weight-asian="normal" style:font-size-complex="12pt" style:font-weight-complex="normal"/>
    </style:style>
    <style:style style:name="P268" style:family="paragraph" style:parent-style-name="Standard">
      <style:text-properties fo:font-size="12pt" fo:font-weight="normal" officeooo:rsid="001b74eb" officeooo:paragraph-rsid="01ba41fe" style:font-size-asian="12pt" style:font-weight-asian="normal" style:font-size-complex="12pt" style:font-weight-complex="normal"/>
    </style:style>
    <style:style style:name="P269" style:family="paragraph" style:parent-style-name="Standard">
      <style:text-properties fo:font-size="12pt" fo:font-weight="normal" officeooo:rsid="0161d6f0" officeooo:paragraph-rsid="01396a86" style:font-size-asian="12pt" style:font-weight-asian="normal" style:font-size-complex="12pt" style:font-weight-complex="normal"/>
    </style:style>
    <style:style style:name="P270" style:family="paragraph" style:parent-style-name="Standard"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271" style:family="paragraph" style:parent-style-name="Standard"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272" style:family="paragraph" style:parent-style-name="Standard"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273" style:family="paragraph" style:parent-style-name="Standard"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274" style:family="paragraph" style:parent-style-name="Standard">
      <style:text-properties fo:font-size="12pt" fo:font-weight="normal" officeooo:rsid="03da60a5" officeooo:paragraph-rsid="01a23da4" style:font-size-asian="12pt" style:font-weight-asian="normal" style:font-size-complex="12pt" style:font-weight-complex="normal"/>
    </style:style>
    <style:style style:name="P275" style:family="paragraph" style:parent-style-name="Standard">
      <style:text-properties fo:font-size="12pt" fo:font-weight="normal" officeooo:rsid="03da60a5" officeooo:paragraph-rsid="01ad4e08" style:font-size-asian="12pt" style:font-weight-asian="normal" style:font-size-complex="12pt" style:font-weight-complex="normal"/>
    </style:style>
    <style:style style:name="P276" style:family="paragraph" style:parent-style-name="Standard">
      <style:text-properties fo:font-size="12pt" fo:font-weight="normal" officeooo:rsid="01396a86" officeooo:paragraph-rsid="01396a86" style:font-size-asian="12pt" style:font-weight-asian="normal" style:font-size-complex="12pt" style:font-weight-complex="normal"/>
    </style:style>
    <style:style style:name="P277" style:family="paragraph" style:parent-style-name="Standard">
      <style:text-properties fo:font-size="12pt" fo:font-weight="normal" officeooo:rsid="01396a86" officeooo:paragraph-rsid="014e67a4" style:font-size-asian="12pt" style:font-weight-asian="normal" style:font-size-complex="12pt" style:font-weight-complex="normal"/>
    </style:style>
    <style:style style:name="P278" style:family="paragraph" style:parent-style-name="Standard">
      <style:text-properties fo:font-size="12pt" fo:font-weight="normal" officeooo:rsid="01396a86" officeooo:paragraph-rsid="0163e43f" style:font-size-asian="12pt" style:font-weight-asian="normal" style:font-size-complex="12pt" style:font-weight-complex="normal"/>
    </style:style>
    <style:style style:name="P279" style:family="paragraph" style:parent-style-name="Standard">
      <style:text-properties fo:font-size="12pt" fo:font-weight="normal" officeooo:rsid="01396a86" officeooo:paragraph-rsid="016a7e88" style:font-size-asian="12pt" style:font-weight-asian="normal" style:font-size-complex="12pt" style:font-weight-complex="normal"/>
    </style:style>
    <style:style style:name="P280" style:family="paragraph" style:parent-style-name="Standard">
      <style:text-properties fo:font-size="12pt" fo:font-weight="normal" officeooo:rsid="01396a86" officeooo:paragraph-rsid="01779b00" style:font-size-asian="12pt" style:font-weight-asian="normal" style:font-size-complex="12pt" style:font-weight-complex="normal"/>
    </style:style>
    <style:style style:name="P281" style:family="paragraph" style:parent-style-name="Standard">
      <style:text-properties fo:font-size="12pt" fo:font-weight="normal" officeooo:rsid="01396a86" officeooo:paragraph-rsid="0181f6ba" style:font-size-asian="12pt" style:font-weight-asian="normal" style:font-size-complex="12pt" style:font-weight-complex="normal"/>
    </style:style>
    <style:style style:name="P282" style:family="paragraph" style:parent-style-name="Standard">
      <style:text-properties fo:font-size="12pt" fo:font-weight="normal" officeooo:rsid="01396a86" officeooo:paragraph-rsid="01910adf" style:font-size-asian="12pt" style:font-weight-asian="normal" style:font-size-complex="12pt" style:font-weight-complex="normal"/>
    </style:style>
    <style:style style:name="P283" style:family="paragraph" style:parent-style-name="Standard">
      <style:text-properties fo:font-size="12pt" fo:font-weight="normal" officeooo:rsid="01396a86" officeooo:paragraph-rsid="019329d1" style:font-size-asian="12pt" style:font-weight-asian="normal" style:font-size-complex="12pt" style:font-weight-complex="normal"/>
    </style:style>
    <style:style style:name="P284" style:family="paragraph" style:parent-style-name="Standard">
      <style:text-properties fo:font-size="12pt" fo:font-weight="normal" officeooo:rsid="01396a86" officeooo:paragraph-rsid="01a23da4" style:font-size-asian="12pt" style:font-weight-asian="normal" style:font-size-complex="12pt" style:font-weight-complex="normal"/>
    </style:style>
    <style:style style:name="P285" style:family="paragraph" style:parent-style-name="Standard">
      <style:text-properties fo:font-size="12pt" fo:font-weight="normal" officeooo:rsid="01396a86" officeooo:paragraph-rsid="01ad4e08" style:font-size-asian="12pt" style:font-weight-asian="normal" style:font-size-complex="12pt" style:font-weight-complex="normal"/>
    </style:style>
    <style:style style:name="P286" style:family="paragraph" style:parent-style-name="Standard">
      <style:text-properties fo:font-size="12pt" fo:font-weight="normal" officeooo:rsid="01396a86" officeooo:paragraph-rsid="01ba41fe" style:font-size-asian="12pt" style:font-weight-asian="normal" style:font-size-complex="12pt" style:font-weight-complex="normal"/>
    </style:style>
    <style:style style:name="P287" style:family="paragraph" style:parent-style-name="Standard">
      <style:text-properties fo:font-size="12pt" fo:font-style="normal" fo:font-weight="bold" officeooo:rsid="0236402c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88" style:family="paragraph" style:parent-style-name="Standard">
      <style:text-properties fo:font-size="12pt" fo:font-style="normal" fo:font-weight="bold" officeooo:rsid="0236402c" officeooo:paragraph-rsid="014e67a4" style:font-size-asian="12pt" style:font-style-asian="normal" style:font-weight-asian="bold" style:font-size-complex="12pt" style:font-style-complex="normal" style:font-weight-complex="bold"/>
    </style:style>
    <style:style style:name="P289" style:family="paragraph" style:parent-style-name="Standard">
      <style:text-properties fo:font-size="12pt" fo:font-style="normal" fo:font-weight="bold" officeooo:rsid="0236402c" officeooo:paragraph-rsid="0163e43f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text-properties fo:font-size="12pt" fo:font-style="normal" fo:font-weight="bold" officeooo:rsid="0236402c" officeooo:paragraph-rsid="0181f6ba" style:font-size-asian="12pt" style:font-style-asian="normal" style:font-weight-asian="bold" style:font-size-complex="12pt" style:font-style-complex="normal" style:font-weight-complex="bold"/>
    </style:style>
    <style:style style:name="P291" style:family="paragraph" style:parent-style-name="Standard">
      <style:text-properties fo:font-size="12pt" fo:font-style="normal" fo:font-weight="bold" officeooo:rsid="0236402c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92" style:family="paragraph" style:parent-style-name="Standard">
      <style:text-properties fo:font-size="12pt" fo:font-style="normal" fo:font-weight="bold" officeooo:rsid="0236402c" officeooo:paragraph-rsid="016a7e88" style:font-size-asian="12pt" style:font-style-asian="normal" style:font-weight-asian="bold" style:font-size-complex="12pt" style:font-style-complex="normal" style:font-weight-complex="bold"/>
    </style:style>
    <style:style style:name="P293" style:family="paragraph" style:parent-style-name="Standard">
      <style:text-properties fo:font-size="12pt" fo:font-style="normal" fo:font-weight="bold" officeooo:rsid="0236402c" officeooo:paragraph-rsid="01779b00" style:font-size-asian="12pt" style:font-style-asian="normal" style:font-weight-asian="bold" style:font-size-complex="12pt" style:font-style-complex="normal" style:font-weight-complex="bold"/>
    </style:style>
    <style:style style:name="P294" style:family="paragraph" style:parent-style-name="Standard">
      <style:text-properties fo:font-size="12pt" fo:font-style="normal" fo:font-weight="bold" officeooo:rsid="0236402c" officeooo:paragraph-rsid="01a23da4" style:font-size-asian="12pt" style:font-style-asian="normal" style:font-weight-asian="bold" style:font-size-complex="12pt" style:font-style-complex="normal" style:font-weight-complex="bold"/>
    </style:style>
    <style:style style:name="P295" style:family="paragraph" style:parent-style-name="Standard">
      <style:text-properties fo:font-size="12pt" fo:font-style="normal" fo:font-weight="bold" officeooo:rsid="0236402c" officeooo:paragraph-rsid="01ad4e08" style:font-size-asian="12pt" style:font-style-asian="normal" style:font-weight-asian="bold" style:font-size-complex="12pt" style:font-style-complex="normal" style:font-weight-complex="bold"/>
    </style:style>
    <style:style style:name="P296" style:family="paragraph" style:parent-style-name="Standard">
      <style:text-properties fo:font-size="12pt" fo:font-style="normal" fo:font-weight="bold" officeooo:rsid="0236402c" officeooo:paragraph-rsid="01ba41fe" style:font-size-asian="12pt" style:font-style-asian="normal" style:font-weight-asian="bold" style:font-size-complex="12pt" style:font-style-complex="normal" style:font-weight-complex="bold"/>
    </style:style>
    <style:style style:name="P297" style:family="paragraph" style:parent-style-name="Standard">
      <style:text-properties fo:font-size="12pt" fo:font-style="normal" fo:font-weight="bold" officeooo:rsid="001b74eb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98" style:family="paragraph" style:parent-style-name="Standard">
      <style:text-properties fo:font-size="12pt" fo:font-style="normal" fo:font-weight="bold" officeooo:rsid="001b74eb" officeooo:paragraph-rsid="01557e36" style:font-size-asian="12pt" style:font-style-asian="normal" style:font-weight-asian="bold" style:font-size-complex="12pt" style:font-style-complex="normal" style:font-weight-complex="bold"/>
    </style:style>
    <style:style style:name="P299" style:family="paragraph" style:parent-style-name="Standard">
      <style:text-properties fo:font-size="12pt" fo:font-style="normal" fo:font-weight="bold" officeooo:rsid="001b74eb" officeooo:paragraph-rsid="016f8336" style:font-size-asian="12pt" style:font-style-asian="normal" style:font-weight-asian="bold" style:font-size-complex="12pt" style:font-style-complex="normal" style:font-weight-complex="bold"/>
    </style:style>
    <style:style style:name="P300" style:family="paragraph" style:parent-style-name="Standard">
      <style:text-properties fo:font-size="12pt" fo:font-style="normal" fo:font-weight="bold" officeooo:rsid="001b74eb" officeooo:paragraph-rsid="01726945" style:font-size-asian="12pt" style:font-style-asian="normal" style:font-weight-asian="bold" style:font-size-complex="12pt" style:font-style-complex="normal" style:font-weight-complex="bold"/>
    </style:style>
    <style:style style:name="P301" style:family="paragraph" style:parent-style-name="Standard">
      <style:text-properties fo:font-size="12pt" fo:font-style="normal" fo:font-weight="bold" officeooo:rsid="001b74eb" officeooo:paragraph-rsid="0174af0b" style:font-size-asian="12pt" style:font-style-asian="normal" style:font-weight-asian="bold" style:font-size-complex="12pt" style:font-style-complex="normal" style:font-weight-complex="bold"/>
    </style:style>
    <style:style style:name="P302" style:family="paragraph" style:parent-style-name="Standard">
      <style:text-properties fo:font-size="12pt" fo:font-style="normal" fo:font-weight="bold" officeooo:rsid="001b74eb" officeooo:paragraph-rsid="017e5839" style:font-size-asian="12pt" style:font-style-asian="normal" style:font-weight-asian="bold" style:font-size-complex="12pt" style:font-style-complex="normal" style:font-weight-complex="bold"/>
    </style:style>
    <style:style style:name="P303" style:family="paragraph" style:parent-style-name="Standard">
      <style:text-properties fo:font-size="12pt" fo:font-style="normal" fo:font-weight="bold" officeooo:rsid="001b74eb" officeooo:paragraph-rsid="018a40ae" style:font-size-asian="12pt" style:font-style-asian="normal" style:font-weight-asian="bold" style:font-size-complex="12pt" style:font-style-complex="normal" style:font-weight-complex="bold"/>
    </style:style>
    <style:style style:name="P304" style:family="paragraph" style:parent-style-name="Standard">
      <style:text-properties fo:font-size="12pt" fo:font-style="normal" fo:font-weight="bold" officeooo:rsid="001b74eb" officeooo:paragraph-rsid="018e4396" style:font-size-asian="12pt" style:font-style-asian="normal" style:font-weight-asian="bold" style:font-size-complex="12pt" style:font-style-complex="normal" style:font-weight-complex="bold"/>
    </style:style>
    <style:style style:name="P305" style:family="paragraph" style:parent-style-name="Standard">
      <style:text-properties fo:font-size="12pt" fo:font-style="normal" fo:font-weight="bold" officeooo:rsid="001b74eb" officeooo:paragraph-rsid="019329d1" style:font-size-asian="12pt" style:font-style-asian="normal" style:font-weight-asian="bold" style:font-size-complex="12pt" style:font-style-complex="normal" style:font-weight-complex="bold"/>
    </style:style>
    <style:style style:name="P306" style:family="paragraph" style:parent-style-name="Standard">
      <style:text-properties fo:font-size="12pt" fo:font-style="normal" fo:font-weight="bold" officeooo:rsid="001b74eb" officeooo:paragraph-rsid="019366be" style:font-size-asian="12pt" style:font-style-asian="normal" style:font-weight-asian="bold" style:font-size-complex="12pt" style:font-style-complex="normal" style:font-weight-complex="bold"/>
    </style:style>
    <style:style style:name="P307" style:family="paragraph" style:parent-style-name="Standard">
      <style:text-properties fo:font-size="12pt" fo:font-style="normal" fo:font-weight="bold" officeooo:rsid="001b74eb" officeooo:paragraph-rsid="01a23da4" style:font-size-asian="12pt" style:font-style-asian="normal" style:font-weight-asian="bold" style:font-size-complex="12pt" style:font-style-complex="normal" style:font-weight-complex="bold"/>
    </style:style>
    <style:style style:name="P308" style:family="paragraph" style:parent-style-name="Standard">
      <style:text-properties fo:font-size="12pt" fo:font-style="normal" fo:font-weight="bold" officeooo:rsid="001b74eb" officeooo:paragraph-rsid="01ad4e08" style:font-size-asian="12pt" style:font-style-asian="normal" style:font-weight-asian="bold" style:font-size-complex="12pt" style:font-style-complex="normal" style:font-weight-complex="bold"/>
    </style:style>
    <style:style style:name="P309" style:family="paragraph" style:parent-style-name="Standard">
      <style:text-properties fo:font-size="12pt" fo:font-style="normal" fo:font-weight="bold" officeooo:rsid="001b74eb" officeooo:paragraph-rsid="01ba41fe" style:font-size-asian="12pt" style:font-style-asian="normal" style:font-weight-asian="bold" style:font-size-complex="12pt" style:font-style-complex="normal" style:font-weight-complex="bold"/>
    </style:style>
    <style:style style:name="P310" style:family="paragraph" style:parent-style-name="Standard">
      <style:text-properties fo:font-size="12pt" fo:font-style="normal" fo:font-weight="bold" officeooo:rsid="001b74eb" officeooo:paragraph-rsid="01bb72a2" style:font-size-asian="12pt" style:font-style-asian="normal" style:font-weight-asian="bold" style:font-size-complex="12pt" style:font-style-complex="normal" style:font-weight-complex="bold"/>
    </style:style>
    <style:style style:name="P311" style:family="paragraph" style:parent-style-name="Standard">
      <style:text-properties fo:font-size="12pt" fo:font-style="normal" fo:font-weight="bold" officeooo:rsid="000a8804" officeooo:paragraph-rsid="01396a86" style:font-size-asian="12pt" style:font-style-asian="normal" style:font-weight-asian="bold" style:font-size-complex="12pt" style:font-style-complex="normal" style:font-weight-complex="bold"/>
    </style:style>
    <style:style style:name="P312" style:family="paragraph" style:parent-style-name="Standard">
      <style:text-properties fo:font-size="12pt" fo:font-style="normal" fo:font-weight="bold" officeooo:rsid="000a8804" officeooo:paragraph-rsid="0145e369" style:font-size-asian="12pt" style:font-style-asian="normal" style:font-weight-asian="bold" style:font-size-complex="12pt" style:font-style-complex="normal" style:font-weight-complex="bold"/>
    </style:style>
    <style:style style:name="P313" style:family="paragraph" style:parent-style-name="Standard">
      <style:text-properties fo:font-size="12pt" fo:font-style="normal" fo:font-weight="bold" officeooo:rsid="000a8804" officeooo:paragraph-rsid="014e67a4" style:font-size-asian="12pt" style:font-style-asian="normal" style:font-weight-asian="bold" style:font-size-complex="12pt" style:font-style-complex="normal" style:font-weight-complex="bold"/>
    </style:style>
    <style:style style:name="P314" style:family="paragraph" style:parent-style-name="Standard">
      <style:text-properties fo:font-size="12pt" fo:font-style="normal" fo:font-weight="bold" officeooo:rsid="000a8804" officeooo:paragraph-rsid="01665b7f" style:font-size-asian="12pt" style:font-style-asian="normal" style:font-weight-asian="bold" style:font-size-complex="12pt" style:font-style-complex="normal" style:font-weight-complex="bold"/>
    </style:style>
    <style:style style:name="P315" style:family="paragraph" style:parent-style-name="Standard">
      <style:text-properties fo:font-size="12pt" fo:font-style="normal" fo:font-weight="bold" officeooo:rsid="000a8804" officeooo:paragraph-rsid="016a7e88" style:font-size-asian="12pt" style:font-style-asian="normal" style:font-weight-asian="bold" style:font-size-complex="12pt" style:font-style-complex="normal" style:font-weight-complex="bold"/>
    </style:style>
    <style:style style:name="P316" style:family="paragraph" style:parent-style-name="Standard">
      <style:text-properties fo:font-size="12pt" fo:font-style="normal" fo:font-weight="bold" officeooo:rsid="000a8804" officeooo:paragraph-rsid="01726945" style:font-size-asian="12pt" style:font-style-asian="normal" style:font-weight-asian="bold" style:font-size-complex="12pt" style:font-style-complex="normal" style:font-weight-complex="bold"/>
    </style:style>
    <style:style style:name="P317" style:family="paragraph" style:parent-style-name="Standard">
      <style:text-properties fo:font-size="12pt" fo:font-style="normal" fo:font-weight="bold" officeooo:rsid="000a8804" officeooo:paragraph-rsid="0174af0b" style:font-size-asian="12pt" style:font-style-asian="normal" style:font-weight-asian="bold" style:font-size-complex="12pt" style:font-style-complex="normal" style:font-weight-complex="bold"/>
    </style:style>
    <style:style style:name="P318" style:family="paragraph" style:parent-style-name="Standard">
      <style:text-properties fo:font-size="12pt" fo:font-style="normal" fo:font-weight="bold" officeooo:rsid="000a8804" officeooo:paragraph-rsid="017e5839" style:font-size-asian="12pt" style:font-style-asian="normal" style:font-weight-asian="bold" style:font-size-complex="12pt" style:font-style-complex="normal" style:font-weight-complex="bold"/>
    </style:style>
    <style:style style:name="P319" style:family="paragraph" style:parent-style-name="Standard">
      <style:text-properties fo:font-size="12pt" fo:font-style="normal" fo:font-weight="bold" officeooo:rsid="000a8804" officeooo:paragraph-rsid="0181f6ba" style:font-size-asian="12pt" style:font-style-asian="normal" style:font-weight-asian="bold" style:font-size-complex="12pt" style:font-style-complex="normal" style:font-weight-complex="bold"/>
    </style:style>
    <style:style style:name="P320" style:family="paragraph" style:parent-style-name="Standard">
      <style:text-properties fo:font-size="12pt" fo:font-style="normal" fo:font-weight="bold" officeooo:rsid="000a8804" officeooo:paragraph-rsid="018e4396" style:font-size-asian="12pt" style:font-style-asian="normal" style:font-weight-asian="bold" style:font-size-complex="12pt" style:font-style-complex="normal" style:font-weight-complex="bold"/>
    </style:style>
    <style:style style:name="P321" style:family="paragraph" style:parent-style-name="Standard">
      <style:text-properties fo:font-size="12pt" fo:font-style="normal" fo:font-weight="bold" officeooo:rsid="000a8804" officeooo:paragraph-rsid="019245f2" style:font-size-asian="12pt" style:font-style-asian="normal" style:font-weight-asian="bold" style:font-size-complex="12pt" style:font-style-complex="normal" style:font-weight-complex="bold"/>
    </style:style>
    <style:style style:name="P322" style:family="paragraph" style:parent-style-name="Standard">
      <style:text-properties fo:font-size="12pt" fo:font-style="normal" fo:font-weight="bold" officeooo:rsid="000a8804" officeooo:paragraph-rsid="019329d1" style:font-size-asian="12pt" style:font-style-asian="normal" style:font-weight-asian="bold" style:font-size-complex="12pt" style:font-style-complex="normal" style:font-weight-complex="bold"/>
    </style:style>
    <style:style style:name="P323" style:family="paragraph" style:parent-style-name="Standard">
      <style:text-properties fo:font-size="12pt" fo:font-style="normal" fo:font-weight="bold" officeooo:rsid="000a8804" officeooo:paragraph-rsid="01a23da4" style:font-size-asian="12pt" style:font-style-asian="normal" style:font-weight-asian="bold" style:font-size-complex="12pt" style:font-style-complex="normal" style:font-weight-complex="bold"/>
    </style:style>
    <style:style style:name="P324" style:family="paragraph" style:parent-style-name="Standard">
      <style:text-properties fo:font-size="12pt" fo:font-style="normal" fo:font-weight="bold" officeooo:rsid="000a8804" officeooo:paragraph-rsid="01ad4e08" style:font-size-asian="12pt" style:font-style-asian="normal" style:font-weight-asian="bold" style:font-size-complex="12pt" style:font-style-complex="normal" style:font-weight-complex="bold"/>
    </style:style>
    <style:style style:name="P325" style:family="paragraph" style:parent-style-name="Standard">
      <style:text-properties fo:font-size="12pt" fo:font-style="normal" fo:font-weight="bold" officeooo:rsid="000a8804" officeooo:paragraph-rsid="01ba41fe" style:font-size-asian="12pt" style:font-style-asian="normal" style:font-weight-asian="bold" style:font-size-complex="12pt" style:font-style-complex="normal" style:font-weight-complex="bold"/>
    </style:style>
    <style:style style:name="P326" style:family="paragraph" style:parent-style-name="Standard">
      <style:text-properties fo:font-size="12pt" fo:font-style="normal" fo:font-weight="normal" officeooo:rsid="000a8804" officeooo:paragraph-rsid="0145e369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text-properties fo:font-size="12pt" fo:font-style="normal" fo:font-weight="normal" officeooo:rsid="000a8804" officeooo:paragraph-rsid="014e67a4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text-properties fo:font-size="12pt" fo:font-style="normal" fo:font-weight="normal" officeooo:rsid="000a8804" officeooo:paragraph-rsid="0181f6ba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text-properties fo:font-size="12pt" fo:font-style="normal" fo:font-weight="normal" officeooo:rsid="000a8804" officeooo:paragraph-rsid="018e4396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text-properties fo:font-size="12pt" fo:font-style="normal" fo:font-weight="normal" officeooo:rsid="000a8804" officeooo:paragraph-rsid="019329d1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text-properties fo:font-size="12pt" fo:font-style="normal" fo:font-weight="normal" officeooo:rsid="000a8804" officeooo:paragraph-rsid="01a23da4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text-properties fo:font-size="12pt" fo:font-style="normal" fo:font-weight="normal" officeooo:rsid="000a8804" officeooo:paragraph-rsid="01ad4e08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text-properties fo:font-size="12pt" officeooo:paragraph-rsid="01396a86" style:font-size-asian="12pt" style:font-size-complex="12pt"/>
    </style:style>
    <style:style style:name="P334" style:family="paragraph" style:parent-style-name="Standard">
      <style:text-properties fo:font-size="12pt" officeooo:paragraph-rsid="014e67a4" style:font-size-asian="12pt" style:font-size-complex="12pt"/>
    </style:style>
    <style:style style:name="P335" style:family="paragraph" style:parent-style-name="Standard">
      <style:text-properties fo:font-size="12pt" officeooo:paragraph-rsid="016a7e88" style:font-size-asian="12pt" style:font-size-complex="12pt"/>
    </style:style>
    <style:style style:name="P336" style:family="paragraph" style:parent-style-name="Standard">
      <style:text-properties fo:font-size="12pt" officeooo:paragraph-rsid="01779b00" style:font-size-asian="12pt" style:font-size-complex="12pt"/>
    </style:style>
    <style:style style:name="P337" style:family="paragraph" style:parent-style-name="Standard">
      <style:text-properties fo:font-size="12pt" officeooo:paragraph-rsid="017e5839" style:font-size-asian="12pt" style:font-size-complex="12pt"/>
    </style:style>
    <style:style style:name="P338" style:family="paragraph" style:parent-style-name="Standard">
      <style:text-properties fo:font-size="12pt" officeooo:paragraph-rsid="01ba41fe" style:font-size-asian="12pt" style:font-size-complex="12pt"/>
    </style:style>
    <style:style style:name="P339" style:family="paragraph" style:parent-style-name="Standard">
      <style:text-properties fo:font-weight="normal" officeooo:rsid="00084b9f" officeooo:paragraph-rsid="01396a86" style:font-weight-asian="normal" style:font-weight-complex="normal"/>
    </style:style>
    <style:style style:name="P340" style:family="paragraph" style:parent-style-name="Standard">
      <style:text-properties fo:font-weight="normal" officeooo:rsid="00084b9f" officeooo:paragraph-rsid="0142aab4" style:font-weight-asian="normal" style:font-weight-complex="normal"/>
    </style:style>
    <style:style style:name="P341" style:family="paragraph" style:parent-style-name="Standard">
      <style:text-properties fo:font-weight="normal" officeooo:rsid="00084b9f" officeooo:paragraph-rsid="014e67a4" style:font-weight-asian="normal" style:font-weight-complex="normal"/>
    </style:style>
    <style:style style:name="P342" style:family="paragraph" style:parent-style-name="Standard">
      <style:text-properties fo:font-weight="normal" officeooo:rsid="00084b9f" officeooo:paragraph-rsid="0163e43f" style:font-weight-asian="normal" style:font-weight-complex="normal"/>
    </style:style>
    <style:style style:name="P343" style:family="paragraph" style:parent-style-name="Standard">
      <style:text-properties fo:font-weight="normal" officeooo:rsid="00084b9f" officeooo:paragraph-rsid="016a7e88" style:font-weight-asian="normal" style:font-weight-complex="normal"/>
    </style:style>
    <style:style style:name="P344" style:family="paragraph" style:parent-style-name="Standard">
      <style:text-properties fo:font-weight="normal" officeooo:rsid="00084b9f" officeooo:paragraph-rsid="01779b00" style:font-weight-asian="normal" style:font-weight-complex="normal"/>
    </style:style>
    <style:style style:name="P345" style:family="paragraph" style:parent-style-name="Standard">
      <style:text-properties fo:font-weight="normal" officeooo:rsid="00084b9f" officeooo:paragraph-rsid="0181f6ba" style:font-weight-asian="normal" style:font-weight-complex="normal"/>
    </style:style>
    <style:style style:name="P346" style:family="paragraph" style:parent-style-name="Standard">
      <style:text-properties fo:font-weight="normal" officeooo:rsid="00084b9f" officeooo:paragraph-rsid="019329d1" style:font-weight-asian="normal" style:font-weight-complex="normal"/>
    </style:style>
    <style:style style:name="P347" style:family="paragraph" style:parent-style-name="Standard">
      <style:text-properties fo:font-weight="normal" officeooo:rsid="00084b9f" officeooo:paragraph-rsid="01a23da4" style:font-weight-asian="normal" style:font-weight-complex="normal"/>
    </style:style>
    <style:style style:name="P348" style:family="paragraph" style:parent-style-name="Standard">
      <style:text-properties fo:font-weight="normal" officeooo:rsid="00084b9f" officeooo:paragraph-rsid="01ad4e08" style:font-weight-asian="normal" style:font-weight-complex="normal"/>
    </style:style>
    <style:style style:name="P349" style:family="paragraph" style:parent-style-name="Standard">
      <style:text-properties fo:font-weight="normal" officeooo:rsid="00084b9f" officeooo:paragraph-rsid="01ba41fe" style:font-weight-asian="normal" style:font-weight-complex="normal"/>
    </style:style>
    <style:style style:name="P350" style:family="paragraph" style:parent-style-name="Standard">
      <style:text-properties fo:font-style="italic" fo:font-weight="normal" officeooo:rsid="00a0b81e" officeooo:paragraph-rsid="01396a86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fo:font-weight="normal" officeooo:rsid="00a0b81e" officeooo:paragraph-rsid="014e67a4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fo:font-weight="normal" officeooo:rsid="00a0b81e" officeooo:paragraph-rsid="016223e9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fo:font-weight="normal" officeooo:rsid="00a0b81e" officeooo:paragraph-rsid="01665b7f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fo:font-weight="normal" officeooo:rsid="00a0b81e" officeooo:paragraph-rsid="016f8336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fo:font-weight="normal" officeooo:rsid="00a0b81e" officeooo:paragraph-rsid="01726945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fo:font-weight="normal" officeooo:rsid="00a0b81e" officeooo:paragraph-rsid="0174af0b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rsid="00a0b81e" officeooo:paragraph-rsid="017e5839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a0b81e" officeooo:paragraph-rsid="0181f6ba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rsid="00a0b81e" officeooo:paragraph-rsid="018c3f58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rsid="00a0b81e" officeooo:paragraph-rsid="018e4396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a0b81e" officeooo:paragraph-rsid="019245f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a0b81e" officeooo:paragraph-rsid="019329d1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a0b81e" officeooo:paragraph-rsid="01942cfd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a0b81e" officeooo:paragraph-rsid="01a23da4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a0b81e" officeooo:paragraph-rsid="01a7d2fc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a0b81e" officeooo:paragraph-rsid="01ab4d57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a0b81e" officeooo:paragraph-rsid="01ad4e08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a0b81e" officeooo:paragraph-rsid="01ae17cc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a0b81e" officeooo:paragraph-rsid="01afcd1a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a0b81e" officeooo:paragraph-rsid="01b0d9a1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a0b81e" officeooo:paragraph-rsid="01ba41fe" style:font-style-asian="italic" style:font-weight-asian="normal" style:font-style-complex="italic" style:font-weight-complex="normal"/>
    </style:style>
    <style:style style:name="P372" style:family="paragraph" style:parent-style-name="Standard">
      <style:paragraph-properties fo:text-align="center" style:justify-single-word="false"/>
      <style:text-properties officeooo:rsid="013a8563" officeooo:paragraph-rsid="013a8563"/>
    </style:style>
    <style:style style:name="P373" style:family="paragraph" style:parent-style-name="Standard">
      <style:paragraph-properties fo:text-align="center" style:justify-single-word="false"/>
      <style:text-properties officeooo:rsid="013a8563" officeooo:paragraph-rsid="014e67a4"/>
    </style:style>
    <style:style style:name="P374" style:family="paragraph" style:parent-style-name="Standard">
      <style:paragraph-properties fo:text-align="center" style:justify-single-word="false"/>
      <style:text-properties officeooo:rsid="013a8563" officeooo:paragraph-rsid="016a7e88"/>
    </style:style>
    <style:style style:name="P375" style:family="paragraph" style:parent-style-name="Standard">
      <style:paragraph-properties fo:text-align="center" style:justify-single-word="false"/>
      <style:text-properties officeooo:rsid="013a8563" officeooo:paragraph-rsid="016da0e8"/>
    </style:style>
    <style:style style:name="P376" style:family="paragraph" style:parent-style-name="Standard">
      <style:paragraph-properties fo:text-align="center" style:justify-single-word="false"/>
      <style:text-properties officeooo:rsid="013a8563" officeooo:paragraph-rsid="01779b00"/>
    </style:style>
    <style:style style:name="P377" style:family="paragraph" style:parent-style-name="Standard">
      <style:paragraph-properties fo:text-align="center" style:justify-single-word="false"/>
      <style:text-properties officeooo:rsid="013a8563" officeooo:paragraph-rsid="0181f6ba"/>
    </style:style>
    <style:style style:name="P378" style:family="paragraph" style:parent-style-name="Standard">
      <style:paragraph-properties fo:text-align="center" style:justify-single-word="false"/>
      <style:text-properties officeooo:rsid="013a8563" officeooo:paragraph-rsid="019329d1"/>
    </style:style>
    <style:style style:name="P379" style:family="paragraph" style:parent-style-name="Standard">
      <style:paragraph-properties fo:text-align="center" style:justify-single-word="false"/>
      <style:text-properties officeooo:rsid="013a8563" officeooo:paragraph-rsid="01a23da4"/>
    </style:style>
    <style:style style:name="P380" style:family="paragraph" style:parent-style-name="Standard">
      <style:paragraph-properties fo:text-align="center" style:justify-single-word="false"/>
      <style:text-properties officeooo:rsid="013a8563" officeooo:paragraph-rsid="01ad4e08"/>
    </style:style>
    <style:style style:name="P381" style:family="paragraph" style:parent-style-name="Standard">
      <style:paragraph-properties fo:text-align="center" style:justify-single-word="false"/>
      <style:text-properties officeooo:rsid="013a8563" officeooo:paragraph-rsid="01ba41fe"/>
    </style:style>
    <style:style style:name="P382" style:family="paragraph" style:parent-style-name="Standard">
      <style:paragraph-properties fo:text-align="center" style:justify-single-word="false"/>
      <style:text-properties officeooo:rsid="013a8563" officeooo:paragraph-rsid="01ba5337"/>
    </style:style>
    <style:style style:name="P383" style:family="paragraph" style:parent-style-name="Standard">
      <style:paragraph-properties fo:text-align="center" style:justify-single-word="false"/>
      <style:text-properties officeooo:rsid="01439557" officeooo:paragraph-rsid="01439557"/>
    </style:style>
    <style:style style:name="P384" style:family="paragraph" style:parent-style-name="Standard">
      <style:paragraph-properties fo:text-align="center" style:justify-single-word="false"/>
      <style:text-properties officeooo:rsid="01439557" officeooo:paragraph-rsid="0163e43f"/>
    </style:style>
    <style:style style:name="P385" style:family="paragraph" style:parent-style-name="Standard">
      <style:paragraph-properties fo:text-align="center" style:justify-single-word="false"/>
      <style:text-properties officeooo:rsid="01439557" officeooo:paragraph-rsid="0181f6ba"/>
    </style:style>
    <style:style style:name="P386" style:family="paragraph" style:parent-style-name="Standard">
      <style:paragraph-properties fo:text-align="center" style:justify-single-word="false"/>
      <style:text-properties officeooo:rsid="01439557" officeooo:paragraph-rsid="019329d1"/>
    </style:style>
    <style:style style:name="P387" style:family="paragraph" style:parent-style-name="Standard">
      <style:paragraph-properties fo:text-align="center" style:justify-single-word="false"/>
      <style:text-properties officeooo:rsid="01439557" officeooo:paragraph-rsid="01a23da4"/>
    </style:style>
    <style:style style:name="P388" style:family="paragraph" style:parent-style-name="Standard">
      <style:paragraph-properties fo:text-align="center" style:justify-single-word="false"/>
      <style:text-properties officeooo:rsid="01439557" officeooo:paragraph-rsid="01ad4e08"/>
    </style:style>
    <style:style style:name="P389" style:family="paragraph" style:parent-style-name="Standard">
      <style:paragraph-properties fo:break-before="page"/>
      <style:text-properties fo:font-size="14pt" fo:font-weight="bold" officeooo:paragraph-rsid="01396a86" style:font-size-asian="14pt" style:font-weight-asian="bold" style:font-size-complex="14pt" style:font-weight-complex="bold"/>
    </style:style>
    <style:style style:name="P390" style:family="paragraph" style:parent-style-name="Standard">
      <style:paragraph-properties fo:break-before="page"/>
      <style:text-properties fo:font-size="14pt" fo:font-weight="bold" officeooo:paragraph-rsid="014e67a4" style:font-size-asian="14pt" style:font-weight-asian="bold" style:font-size-complex="14pt" style:font-weight-complex="bold"/>
    </style:style>
    <style:style style:name="P391" style:family="paragraph" style:parent-style-name="Standard">
      <style:paragraph-properties fo:break-before="page"/>
      <style:text-properties fo:font-size="14pt" fo:font-weight="bold" officeooo:paragraph-rsid="0163e43f" style:font-size-asian="14pt" style:font-weight-asian="bold" style:font-size-complex="14pt" style:font-weight-complex="bold"/>
    </style:style>
    <style:style style:name="P392" style:family="paragraph" style:parent-style-name="Standard">
      <style:paragraph-properties fo:break-before="page"/>
      <style:text-properties fo:font-size="14pt" fo:font-weight="bold" officeooo:paragraph-rsid="016a7e88" style:font-size-asian="14pt" style:font-weight-asian="bold" style:font-size-complex="14pt" style:font-weight-complex="bold"/>
    </style:style>
    <style:style style:name="P393" style:family="paragraph" style:parent-style-name="Standard">
      <style:paragraph-properties fo:break-before="page"/>
      <style:text-properties fo:font-size="14pt" fo:font-weight="bold" officeooo:paragraph-rsid="01779b00" style:font-size-asian="14pt" style:font-weight-asian="bold" style:font-size-complex="14pt" style:font-weight-complex="bold"/>
    </style:style>
    <style:style style:name="P394" style:family="paragraph" style:parent-style-name="Standard">
      <style:paragraph-properties fo:break-before="page"/>
      <style:text-properties fo:font-size="14pt" fo:font-weight="bold" officeooo:paragraph-rsid="0181f6ba" style:font-size-asian="14pt" style:font-weight-asian="bold" style:font-size-complex="14pt" style:font-weight-complex="bold"/>
    </style:style>
    <style:style style:name="P395" style:family="paragraph" style:parent-style-name="Standard">
      <style:paragraph-properties fo:break-before="page"/>
      <style:text-properties fo:font-size="14pt" fo:font-weight="bold" officeooo:paragraph-rsid="018f478c" style:font-size-asian="14pt" style:font-weight-asian="bold" style:font-size-complex="14pt" style:font-weight-complex="bold"/>
    </style:style>
    <style:style style:name="P396" style:family="paragraph" style:parent-style-name="Standard">
      <style:paragraph-properties fo:break-before="page"/>
      <style:text-properties fo:font-size="14pt" fo:font-weight="bold" officeooo:paragraph-rsid="019329d1" style:font-size-asian="14pt" style:font-weight-asian="bold" style:font-size-complex="14pt" style:font-weight-complex="bold"/>
    </style:style>
    <style:style style:name="P397" style:family="paragraph" style:parent-style-name="Standard">
      <style:paragraph-properties fo:break-before="page"/>
      <style:text-properties fo:font-size="14pt" fo:font-weight="bold" officeooo:paragraph-rsid="01a23da4" style:font-size-asian="14pt" style:font-weight-asian="bold" style:font-size-complex="14pt" style:font-weight-complex="bold"/>
    </style:style>
    <style:style style:name="P398" style:family="paragraph" style:parent-style-name="Standard">
      <style:paragraph-properties fo:break-before="page"/>
      <style:text-properties fo:font-size="14pt" fo:font-weight="bold" officeooo:paragraph-rsid="01ad4e08" style:font-size-asian="14pt" style:font-weight-asian="bold" style:font-size-complex="14pt" style:font-weight-complex="bold"/>
    </style:style>
    <style:style style:name="P399" style:family="paragraph" style:parent-style-name="Standard">
      <style:paragraph-properties fo:break-before="page"/>
      <style:text-properties fo:font-size="14pt" fo:font-weight="bold" officeooo:paragraph-rsid="01ba41fe" style:font-size-asian="14pt" style:font-weight-asian="bold" style:font-size-complex="14pt" style:font-weight-complex="bold"/>
    </style:style>
    <style:style style:name="P400" style:family="paragraph" style:parent-style-name="Standard">
      <style:paragraph-properties fo:break-before="page"/>
      <style:text-properties fo:font-size="12pt" officeooo:paragraph-rsid="01396a86" style:font-size-asian="12pt" style:font-size-complex="12pt"/>
    </style:style>
    <style:style style:name="P401" style:family="paragraph" style:parent-style-name="Standard">
      <style:paragraph-properties fo:break-before="page"/>
      <style:text-properties fo:font-size="12pt" officeooo:paragraph-rsid="0181f6ba" style:font-size-asian="12pt" style:font-size-complex="12pt"/>
    </style:style>
    <style:style style:name="P402" style:family="paragraph" style:parent-style-name="Standard">
      <style:paragraph-properties fo:break-before="page"/>
      <style:text-properties fo:font-size="12pt" officeooo:paragraph-rsid="019329d1" style:font-size-asian="12pt" style:font-size-complex="12pt"/>
    </style:style>
    <style:style style:name="P403" style:family="paragraph" style:parent-style-name="Standard">
      <style:paragraph-properties fo:break-before="page"/>
      <style:text-properties fo:font-size="12pt" officeooo:paragraph-rsid="01a23da4" style:font-size-asian="12pt" style:font-size-complex="12pt"/>
    </style:style>
    <style:style style:name="P404" style:family="paragraph" style:parent-style-name="Standard">
      <style:paragraph-properties fo:break-before="page"/>
      <style:text-properties fo:font-size="12pt" officeooo:paragraph-rsid="01ad4e08" style:font-size-asian="12pt" style:font-size-complex="12pt"/>
    </style:style>
    <style:style style:name="P405" style:family="paragraph" style:parent-style-name="Standard">
      <style:paragraph-properties fo:break-before="page"/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406" style:family="paragraph" style:parent-style-name="Standard">
      <style:paragraph-properties fo:break-before="page"/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407" style:family="paragraph" style:parent-style-name="Standard">
      <style:paragraph-properties fo:break-before="page"/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408" style:family="paragraph" style:parent-style-name="Standard">
      <style:paragraph-properties fo:break-before="page"/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409" style:family="paragraph" style:parent-style-name="Standard">
      <style:paragraph-properties fo:break-before="page"/>
      <style:text-properties fo:font-size="12pt" fo:font-weight="normal" officeooo:rsid="03da60a5" officeooo:paragraph-rsid="01a23da4" style:font-size-asian="12pt" style:font-weight-asian="normal" style:font-size-complex="12pt" style:font-weight-complex="normal"/>
    </style:style>
    <style:style style:name="P410" style:family="paragraph" style:parent-style-name="Standard">
      <style:paragraph-properties fo:break-before="page"/>
      <style:text-properties fo:font-size="12pt" fo:font-weight="normal" officeooo:rsid="03da60a5" officeooo:paragraph-rsid="01ad4e08" style:font-size-asian="12pt" style:font-weight-asian="normal" style:font-size-complex="12pt" style:font-weight-complex="normal"/>
    </style:style>
    <style:style style:name="P411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412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413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414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415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416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a23da4" style:font-size-asian="12pt" style:font-weight-asian="bold" style:font-size-complex="12pt" style:font-weight-complex="bold"/>
    </style:style>
    <style:style style:name="P417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ad4e08" style:font-size-asian="12pt" style:font-weight-asian="bold" style:font-size-complex="12pt" style:font-weight-complex="bold"/>
    </style:style>
    <style:style style:name="P418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ba41fe" style:font-size-asian="12pt" style:font-weight-asian="bold" style:font-size-complex="12pt" style:font-weight-complex="bold"/>
    </style:style>
    <style:style style:name="P419" style:family="paragraph" style:parent-style-name="Table_20_Contents">
      <style:text-properties fo:font-size="12pt" fo:font-weight="bold" officeooo:rsid="000a003f" officeooo:paragraph-rsid="01396a86" style:font-size-asian="12pt" style:font-weight-asian="bold" style:font-size-complex="12pt" style:font-weight-complex="bold"/>
    </style:style>
    <style:style style:name="P420" style:family="paragraph" style:parent-style-name="Table_20_Contents">
      <style:text-properties fo:font-size="12pt" fo:font-weight="bold" officeooo:rsid="000a003f" officeooo:paragraph-rsid="014e67a4" style:font-size-asian="12pt" style:font-weight-asian="bold" style:font-size-complex="12pt" style:font-weight-complex="bold"/>
    </style:style>
    <style:style style:name="P421" style:family="paragraph" style:parent-style-name="Table_20_Contents"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422" style:family="paragraph" style:parent-style-name="Table_20_Contents">
      <style:text-properties fo:font-size="12pt" fo:font-weight="bold" officeooo:rsid="000a003f" officeooo:paragraph-rsid="0163e43f" style:font-size-asian="12pt" style:font-weight-asian="bold" style:font-size-complex="12pt" style:font-weight-complex="bold"/>
    </style:style>
    <style:style style:name="P423" style:family="paragraph" style:parent-style-name="Table_20_Contents"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424" style:family="paragraph" style:parent-style-name="Table_20_Contents"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425" style:family="paragraph" style:parent-style-name="Table_20_Contents"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426" style:family="paragraph" style:parent-style-name="Table_20_Contents"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427" style:family="paragraph" style:parent-style-name="Table_20_Contents">
      <style:text-properties fo:font-size="12pt" fo:font-weight="bold" officeooo:rsid="000a003f" officeooo:paragraph-rsid="01a23da4" style:font-size-asian="12pt" style:font-weight-asian="bold" style:font-size-complex="12pt" style:font-weight-complex="bold"/>
    </style:style>
    <style:style style:name="P428" style:family="paragraph" style:parent-style-name="Table_20_Contents">
      <style:text-properties fo:font-size="12pt" fo:font-weight="bold" officeooo:rsid="000a003f" officeooo:paragraph-rsid="01ad4e08" style:font-size-asian="12pt" style:font-weight-asian="bold" style:font-size-complex="12pt" style:font-weight-complex="bold"/>
    </style:style>
    <style:style style:name="P429" style:family="paragraph" style:parent-style-name="Table_20_Contents">
      <style:text-properties fo:font-size="12pt" fo:font-weight="bold" officeooo:rsid="000a003f" officeooo:paragraph-rsid="01ba41fe" style:font-size-asian="12pt" style:font-weight-asian="bold" style:font-size-complex="12pt" style:font-weight-complex="bold"/>
    </style:style>
    <style:style style:name="P430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431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432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433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434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435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436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437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a23da4" style:font-size-asian="12pt" style:font-weight-asian="bold" style:font-size-complex="12pt" style:font-weight-complex="bold"/>
    </style:style>
    <style:style style:name="P438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ad4e08" style:font-size-asian="12pt" style:font-weight-asian="bold" style:font-size-complex="12pt" style:font-weight-complex="bold"/>
    </style:style>
    <style:style style:name="P439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ba41fe" style:font-size-asian="12pt" style:font-weight-asian="bold" style:font-size-complex="12pt" style:font-weight-complex="bold"/>
    </style:style>
    <style:style style:name="P440" style:family="paragraph" style:parent-style-name="Table_20_Contents"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441" style:family="paragraph" style:parent-style-name="Table_20_Contents"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442" style:family="paragraph" style:parent-style-name="Table_20_Contents"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443" style:family="paragraph" style:parent-style-name="Table_20_Contents"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444" style:family="paragraph" style:parent-style-name="Table_20_Contents"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445" style:family="paragraph" style:parent-style-name="Table_20_Contents"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446" style:family="paragraph" style:parent-style-name="Table_20_Contents"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447" style:family="paragraph" style:parent-style-name="Table_20_Contents">
      <style:text-properties fo:font-size="12pt" fo:font-weight="bold" officeooo:rsid="023122ac" officeooo:paragraph-rsid="01a23da4" style:font-size-asian="12pt" style:font-weight-asian="bold" style:font-size-complex="12pt" style:font-weight-complex="bold"/>
    </style:style>
    <style:style style:name="P448" style:family="paragraph" style:parent-style-name="Table_20_Contents">
      <style:text-properties fo:font-size="12pt" fo:font-weight="bold" officeooo:rsid="023122ac" officeooo:paragraph-rsid="01ad4e08" style:font-size-asian="12pt" style:font-weight-asian="bold" style:font-size-complex="12pt" style:font-weight-complex="bold"/>
    </style:style>
    <style:style style:name="P449" style:family="paragraph" style:parent-style-name="Table_20_Contents">
      <style:text-properties fo:font-size="12pt" fo:font-weight="bold" officeooo:rsid="023122ac" officeooo:paragraph-rsid="01ba41fe" style:font-size-asian="12pt" style:font-weight-asian="bold" style:font-size-complex="12pt" style:font-weight-complex="bold"/>
    </style:style>
    <style:style style:name="P450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451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452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453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454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455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456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457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a23da4" style:font-size-asian="12pt" style:font-weight-asian="bold" style:font-size-complex="12pt" style:font-weight-complex="bold"/>
    </style:style>
    <style:style style:name="P458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ad4e08" style:font-size-asian="12pt" style:font-weight-asian="bold" style:font-size-complex="12pt" style:font-weight-complex="bold"/>
    </style:style>
    <style:style style:name="P459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ba41fe" style:font-size-asian="12pt" style:font-weight-asian="bold" style:font-size-complex="12pt" style:font-weight-complex="bold"/>
    </style:style>
    <style:style style:name="P460" style:family="paragraph" style:parent-style-name="Table_20_Contents">
      <style:text-properties fo:font-size="12pt" officeooo:rsid="02323713" officeooo:paragraph-rsid="01396a86" style:font-size-asian="12pt" style:font-size-complex="12pt"/>
    </style:style>
    <style:style style:name="P461" style:family="paragraph" style:parent-style-name="Table_20_Contents">
      <style:text-properties fo:font-size="12pt" officeooo:rsid="02323713" officeooo:paragraph-rsid="014e67a4" style:font-size-asian="12pt" style:font-size-complex="12pt"/>
    </style:style>
    <style:style style:name="P462" style:family="paragraph" style:parent-style-name="Table_20_Contents">
      <style:text-properties fo:font-size="12pt" officeooo:rsid="02323713" officeooo:paragraph-rsid="0163e43f" style:font-size-asian="12pt" style:font-size-complex="12pt"/>
    </style:style>
    <style:style style:name="P463" style:family="paragraph" style:parent-style-name="Table_20_Contents">
      <style:text-properties fo:font-size="12pt" officeooo:rsid="02323713" officeooo:paragraph-rsid="016a7e88" style:font-size-asian="12pt" style:font-size-complex="12pt"/>
    </style:style>
    <style:style style:name="P464" style:family="paragraph" style:parent-style-name="Table_20_Contents">
      <style:text-properties fo:font-size="12pt" officeooo:rsid="02323713" officeooo:paragraph-rsid="01779b00" style:font-size-asian="12pt" style:font-size-complex="12pt"/>
    </style:style>
    <style:style style:name="P465" style:family="paragraph" style:parent-style-name="Table_20_Contents">
      <style:text-properties fo:font-size="12pt" officeooo:rsid="02323713" officeooo:paragraph-rsid="0181f6ba" style:font-size-asian="12pt" style:font-size-complex="12pt"/>
    </style:style>
    <style:style style:name="P466" style:family="paragraph" style:parent-style-name="Table_20_Contents">
      <style:text-properties fo:font-size="12pt" officeooo:rsid="02323713" officeooo:paragraph-rsid="019329d1" style:font-size-asian="12pt" style:font-size-complex="12pt"/>
    </style:style>
    <style:style style:name="P467" style:family="paragraph" style:parent-style-name="Table_20_Contents">
      <style:text-properties fo:font-size="12pt" officeooo:rsid="02323713" officeooo:paragraph-rsid="01a23da4" style:font-size-asian="12pt" style:font-size-complex="12pt"/>
    </style:style>
    <style:style style:name="P468" style:family="paragraph" style:parent-style-name="Table_20_Contents">
      <style:text-properties fo:font-size="12pt" officeooo:rsid="02323713" officeooo:paragraph-rsid="01ad4e08" style:font-size-asian="12pt" style:font-size-complex="12pt"/>
    </style:style>
    <style:style style:name="P469" style:family="paragraph" style:parent-style-name="Table_20_Contents">
      <style:text-properties fo:font-size="12pt" officeooo:rsid="02323713" officeooo:paragraph-rsid="01ba41fe" style:font-size-asian="12pt" style:font-size-complex="12pt"/>
    </style:style>
    <style:style style:name="P470" style:family="paragraph" style:parent-style-name="Table_20_Contents">
      <style:paragraph-properties fo:text-align="center" style:justify-single-word="false"/>
      <style:text-properties fo:font-size="12pt" officeooo:rsid="023832df" officeooo:paragraph-rsid="01396a86" style:font-size-asian="12pt" style:font-size-complex="12pt"/>
    </style:style>
    <style:style style:name="P471" style:family="paragraph" style:parent-style-name="Table_20_Contents">
      <style:paragraph-properties fo:text-align="center" style:justify-single-word="false"/>
      <style:text-properties fo:font-size="12pt" officeooo:rsid="023832df" officeooo:paragraph-rsid="014e67a4" style:font-size-asian="12pt" style:font-size-complex="12pt"/>
    </style:style>
    <style:style style:name="P472" style:family="paragraph" style:parent-style-name="Table_20_Contents">
      <style:paragraph-properties fo:text-align="center" style:justify-single-word="false"/>
      <style:text-properties fo:font-size="12pt" officeooo:rsid="023832df" officeooo:paragraph-rsid="016a7e88" style:font-size-asian="12pt" style:font-size-complex="12pt"/>
    </style:style>
    <style:style style:name="P473" style:family="paragraph" style:parent-style-name="Table_20_Contents">
      <style:paragraph-properties fo:text-align="center" style:justify-single-word="false"/>
      <style:text-properties fo:font-size="12pt" officeooo:rsid="023832df" officeooo:paragraph-rsid="01779b00" style:font-size-asian="12pt" style:font-size-complex="12pt"/>
    </style:style>
    <style:style style:name="P474" style:family="paragraph" style:parent-style-name="Table_20_Contents">
      <style:paragraph-properties fo:text-align="center" style:justify-single-word="false"/>
      <style:text-properties fo:font-size="12pt" officeooo:rsid="023832df" officeooo:paragraph-rsid="0181f6ba" style:font-size-asian="12pt" style:font-size-complex="12pt"/>
    </style:style>
    <style:style style:name="P475" style:family="paragraph" style:parent-style-name="Table_20_Contents">
      <style:paragraph-properties fo:text-align="center" style:justify-single-word="false"/>
      <style:text-properties fo:font-size="12pt" officeooo:rsid="023832df" officeooo:paragraph-rsid="019329d1" style:font-size-asian="12pt" style:font-size-complex="12pt"/>
    </style:style>
    <style:style style:name="P476" style:family="paragraph" style:parent-style-name="Table_20_Contents">
      <style:paragraph-properties fo:text-align="center" style:justify-single-word="false"/>
      <style:text-properties fo:font-size="12pt" officeooo:rsid="023832df" officeooo:paragraph-rsid="01a23da4" style:font-size-asian="12pt" style:font-size-complex="12pt"/>
    </style:style>
    <style:style style:name="P477" style:family="paragraph" style:parent-style-name="Table_20_Contents">
      <style:paragraph-properties fo:text-align="center" style:justify-single-word="false"/>
      <style:text-properties fo:font-size="12pt" officeooo:rsid="023832df" officeooo:paragraph-rsid="01ad4e08" style:font-size-asian="12pt" style:font-size-complex="12pt"/>
    </style:style>
    <style:style style:name="P478" style:family="paragraph" style:parent-style-name="Table_20_Contents">
      <style:paragraph-properties fo:text-align="center" style:justify-single-word="false"/>
      <style:text-properties fo:font-size="12pt" officeooo:rsid="023832df" officeooo:paragraph-rsid="01ba41fe" style:font-size-asian="12pt" style:font-size-complex="12pt"/>
    </style:style>
    <style:style style:name="P479" style:family="paragraph" style:parent-style-name="Table_20_Contents">
      <style:paragraph-properties fo:text-align="center" style:justify-single-word="false"/>
      <style:text-properties fo:font-size="12pt" officeooo:rsid="0239a4cd" officeooo:paragraph-rsid="01396a86" style:font-size-asian="12pt" style:font-size-complex="12pt"/>
    </style:style>
    <style:style style:name="P480" style:family="paragraph" style:parent-style-name="Table_20_Contents">
      <style:paragraph-properties fo:text-align="center" style:justify-single-word="false"/>
      <style:text-properties fo:font-size="12pt" officeooo:rsid="0239a4cd" officeooo:paragraph-rsid="014e67a4" style:font-size-asian="12pt" style:font-size-complex="12pt"/>
    </style:style>
    <style:style style:name="P481" style:family="paragraph" style:parent-style-name="Table_20_Contents">
      <style:paragraph-properties fo:text-align="center" style:justify-single-word="false"/>
      <style:text-properties fo:font-size="12pt" officeooo:rsid="0239a4cd" officeooo:paragraph-rsid="016ca9af" style:font-size-asian="12pt" style:font-size-complex="12pt"/>
    </style:style>
    <style:style style:name="P482" style:family="paragraph" style:parent-style-name="Table_20_Contents">
      <style:paragraph-properties fo:text-align="center" style:justify-single-word="false"/>
      <style:text-properties fo:font-size="12pt" officeooo:rsid="0239a4cd" officeooo:paragraph-rsid="01779b00" style:font-size-asian="12pt" style:font-size-complex="12pt"/>
    </style:style>
    <style:style style:name="P483" style:family="paragraph" style:parent-style-name="Table_20_Contents">
      <style:paragraph-properties fo:text-align="center" style:justify-single-word="false"/>
      <style:text-properties fo:font-size="12pt" officeooo:rsid="0239a4cd" officeooo:paragraph-rsid="0181f6ba" style:font-size-asian="12pt" style:font-size-complex="12pt"/>
    </style:style>
    <style:style style:name="P484" style:family="paragraph" style:parent-style-name="Table_20_Contents">
      <style:paragraph-properties fo:text-align="center" style:justify-single-word="false"/>
      <style:text-properties fo:font-size="12pt" officeooo:rsid="0239a4cd" officeooo:paragraph-rsid="019329d1" style:font-size-asian="12pt" style:font-size-complex="12pt"/>
    </style:style>
    <style:style style:name="P485" style:family="paragraph" style:parent-style-name="Table_20_Contents">
      <style:paragraph-properties fo:text-align="center" style:justify-single-word="false"/>
      <style:text-properties fo:font-size="12pt" officeooo:rsid="0239a4cd" officeooo:paragraph-rsid="01a23da4" style:font-size-asian="12pt" style:font-size-complex="12pt"/>
    </style:style>
    <style:style style:name="P486" style:family="paragraph" style:parent-style-name="Table_20_Contents">
      <style:paragraph-properties fo:text-align="center" style:justify-single-word="false"/>
      <style:text-properties fo:font-size="12pt" officeooo:rsid="0239a4cd" officeooo:paragraph-rsid="01ad4e08" style:font-size-asian="12pt" style:font-size-complex="12pt"/>
    </style:style>
    <style:style style:name="P487" style:family="paragraph" style:parent-style-name="Table_20_Contents">
      <style:paragraph-properties fo:text-align="center" style:justify-single-word="false"/>
      <style:text-properties fo:font-size="12pt" officeooo:rsid="0239a4cd" officeooo:paragraph-rsid="01ba5337" style:font-size-asian="12pt" style:font-size-complex="12pt"/>
    </style:style>
    <style:style style:name="P488" style:family="paragraph" style:parent-style-name="Table_20_Contents">
      <style:text-properties fo:font-size="12pt" officeooo:rsid="023122ac" officeooo:paragraph-rsid="01396a86" style:font-size-asian="12pt" style:font-size-complex="12pt"/>
    </style:style>
    <style:style style:name="P489" style:family="paragraph" style:parent-style-name="Table_20_Contents">
      <style:text-properties fo:font-size="12pt" officeooo:rsid="023122ac" officeooo:paragraph-rsid="014e67a4" style:font-size-asian="12pt" style:font-size-complex="12pt"/>
    </style:style>
    <style:style style:name="P490" style:family="paragraph" style:parent-style-name="Table_20_Contents">
      <style:text-properties fo:font-size="12pt" officeooo:rsid="023122ac" officeooo:paragraph-rsid="0163e43f" style:font-size-asian="12pt" style:font-size-complex="12pt"/>
    </style:style>
    <style:style style:name="P491" style:family="paragraph" style:parent-style-name="Table_20_Contents">
      <style:text-properties fo:font-size="12pt" officeooo:rsid="023122ac" officeooo:paragraph-rsid="016a7e88" style:font-size-asian="12pt" style:font-size-complex="12pt"/>
    </style:style>
    <style:style style:name="P492" style:family="paragraph" style:parent-style-name="Table_20_Contents">
      <style:text-properties fo:font-size="12pt" officeooo:rsid="023122ac" officeooo:paragraph-rsid="01779b00" style:font-size-asian="12pt" style:font-size-complex="12pt"/>
    </style:style>
    <style:style style:name="P493" style:family="paragraph" style:parent-style-name="Table_20_Contents">
      <style:text-properties fo:font-size="12pt" officeooo:rsid="023122ac" officeooo:paragraph-rsid="0181f6ba" style:font-size-asian="12pt" style:font-size-complex="12pt"/>
    </style:style>
    <style:style style:name="P494" style:family="paragraph" style:parent-style-name="Table_20_Contents">
      <style:text-properties fo:font-size="12pt" officeooo:rsid="023122ac" officeooo:paragraph-rsid="019329d1" style:font-size-asian="12pt" style:font-size-complex="12pt"/>
    </style:style>
    <style:style style:name="P495" style:family="paragraph" style:parent-style-name="Table_20_Contents">
      <style:text-properties fo:font-size="12pt" officeooo:rsid="023122ac" officeooo:paragraph-rsid="01a23da4" style:font-size-asian="12pt" style:font-size-complex="12pt"/>
    </style:style>
    <style:style style:name="P496" style:family="paragraph" style:parent-style-name="Table_20_Contents">
      <style:text-properties fo:font-size="12pt" officeooo:rsid="023122ac" officeooo:paragraph-rsid="01ad4e08" style:font-size-asian="12pt" style:font-size-complex="12pt"/>
    </style:style>
    <style:style style:name="P497" style:family="paragraph" style:parent-style-name="Table_20_Contents">
      <style:text-properties fo:font-size="12pt" officeooo:rsid="023122ac" officeooo:paragraph-rsid="01ba41fe" style:font-size-asian="12pt" style:font-size-complex="12pt"/>
    </style:style>
    <style:style style:name="P498" style:family="paragraph" style:parent-style-name="Table_20_Contents">
      <style:text-properties fo:font-size="12pt" officeooo:rsid="024b5eb6" officeooo:paragraph-rsid="01396a86" style:font-size-asian="12pt" style:font-size-complex="12pt"/>
    </style:style>
    <style:style style:name="P499" style:family="paragraph" style:parent-style-name="Table_20_Contents">
      <style:text-properties fo:font-size="12pt" officeooo:rsid="024b5eb6" officeooo:paragraph-rsid="014e67a4" style:font-size-asian="12pt" style:font-size-complex="12pt"/>
    </style:style>
    <style:style style:name="P500" style:family="paragraph" style:parent-style-name="Table_20_Contents">
      <style:text-properties fo:font-size="12pt" officeooo:rsid="024b5eb6" officeooo:paragraph-rsid="016a7e88" style:font-size-asian="12pt" style:font-size-complex="12pt"/>
    </style:style>
    <style:style style:name="P501" style:family="paragraph" style:parent-style-name="Table_20_Contents">
      <style:text-properties fo:font-size="12pt" officeooo:rsid="024b5eb6" officeooo:paragraph-rsid="01779b00" style:font-size-asian="12pt" style:font-size-complex="12pt"/>
    </style:style>
    <style:style style:name="P502" style:family="paragraph" style:parent-style-name="Table_20_Contents">
      <style:text-properties fo:font-size="12pt" officeooo:rsid="024b5eb6" officeooo:paragraph-rsid="0181f6ba" style:font-size-asian="12pt" style:font-size-complex="12pt"/>
    </style:style>
    <style:style style:name="P503" style:family="paragraph" style:parent-style-name="Table_20_Contents">
      <style:text-properties fo:font-size="12pt" officeooo:rsid="024b5eb6" officeooo:paragraph-rsid="019329d1" style:font-size-asian="12pt" style:font-size-complex="12pt"/>
    </style:style>
    <style:style style:name="P504" style:family="paragraph" style:parent-style-name="Table_20_Contents">
      <style:text-properties fo:font-size="12pt" officeooo:rsid="024b5eb6" officeooo:paragraph-rsid="01a23da4" style:font-size-asian="12pt" style:font-size-complex="12pt"/>
    </style:style>
    <style:style style:name="P505" style:family="paragraph" style:parent-style-name="Table_20_Contents">
      <style:text-properties fo:font-size="12pt" officeooo:rsid="024b5eb6" officeooo:paragraph-rsid="01ad4e08" style:font-size-asian="12pt" style:font-size-complex="12pt"/>
    </style:style>
    <style:style style:name="P506" style:family="paragraph" style:parent-style-name="Table_20_Contents">
      <style:text-properties fo:font-size="12pt" officeooo:rsid="024b5eb6" officeooo:paragraph-rsid="01ba41fe" style:font-size-asian="12pt" style:font-size-complex="12pt"/>
    </style:style>
    <style:style style:name="P507" style:family="paragraph" style:parent-style-name="Table_20_Contents">
      <style:paragraph-properties fo:text-align="center" style:justify-single-word="false"/>
      <style:text-properties fo:font-size="12pt" officeooo:rsid="005f39e8" officeooo:paragraph-rsid="01396a86" style:font-size-asian="12pt" style:font-size-complex="12pt"/>
    </style:style>
    <style:style style:name="P508" style:family="paragraph" style:parent-style-name="Table_20_Contents">
      <style:paragraph-properties fo:text-align="center" style:justify-single-word="false"/>
      <style:text-properties fo:font-size="12pt" officeooo:rsid="005f39e8" officeooo:paragraph-rsid="014e67a4" style:font-size-asian="12pt" style:font-size-complex="12pt"/>
    </style:style>
    <style:style style:name="P509" style:family="paragraph" style:parent-style-name="Table_20_Contents">
      <style:paragraph-properties fo:text-align="center" style:justify-single-word="false"/>
      <style:text-properties fo:font-size="12pt" officeooo:rsid="005f39e8" officeooo:paragraph-rsid="01f8d2ff" style:font-size-asian="12pt" style:font-size-complex="12pt"/>
    </style:style>
    <style:style style:name="P510" style:family="paragraph" style:parent-style-name="Table_20_Contents">
      <style:paragraph-properties fo:text-align="center" style:justify-single-word="false"/>
      <style:text-properties fo:font-size="12pt" officeooo:rsid="005f39e8" officeooo:paragraph-rsid="0163e43f" style:font-size-asian="12pt" style:font-size-complex="12pt"/>
    </style:style>
    <style:style style:name="P511" style:family="paragraph" style:parent-style-name="Table_20_Contents">
      <style:paragraph-properties fo:text-align="center" style:justify-single-word="false"/>
      <style:text-properties fo:font-size="12pt" officeooo:rsid="005f39e8" officeooo:paragraph-rsid="016a7e88" style:font-size-asian="12pt" style:font-size-complex="12pt"/>
    </style:style>
    <style:style style:name="P512" style:family="paragraph" style:parent-style-name="Table_20_Contents">
      <style:paragraph-properties fo:text-align="center" style:justify-single-word="false"/>
      <style:text-properties fo:font-size="12pt" officeooo:rsid="005f39e8" officeooo:paragraph-rsid="01779b00" style:font-size-asian="12pt" style:font-size-complex="12pt"/>
    </style:style>
    <style:style style:name="P513" style:family="paragraph" style:parent-style-name="Table_20_Contents">
      <style:paragraph-properties fo:text-align="center" style:justify-single-word="false"/>
      <style:text-properties fo:font-size="12pt" officeooo:rsid="005f39e8" officeooo:paragraph-rsid="0181f6ba" style:font-size-asian="12pt" style:font-size-complex="12pt"/>
    </style:style>
    <style:style style:name="P514" style:family="paragraph" style:parent-style-name="Table_20_Contents">
      <style:paragraph-properties fo:text-align="center" style:justify-single-word="false"/>
      <style:text-properties fo:font-size="12pt" officeooo:rsid="005f39e8" officeooo:paragraph-rsid="019329d1" style:font-size-asian="12pt" style:font-size-complex="12pt"/>
    </style:style>
    <style:style style:name="P515" style:family="paragraph" style:parent-style-name="Table_20_Contents">
      <style:paragraph-properties fo:text-align="center" style:justify-single-word="false"/>
      <style:text-properties fo:font-size="12pt" officeooo:rsid="005f39e8" officeooo:paragraph-rsid="01a23da4" style:font-size-asian="12pt" style:font-size-complex="12pt"/>
    </style:style>
    <style:style style:name="P516" style:family="paragraph" style:parent-style-name="Table_20_Contents">
      <style:paragraph-properties fo:text-align="center" style:justify-single-word="false"/>
      <style:text-properties fo:font-size="12pt" officeooo:rsid="005f39e8" officeooo:paragraph-rsid="01ad4e08" style:font-size-asian="12pt" style:font-size-complex="12pt"/>
    </style:style>
    <style:style style:name="P517" style:family="paragraph" style:parent-style-name="Table_20_Contents">
      <style:paragraph-properties fo:text-align="center" style:justify-single-word="false"/>
      <style:text-properties fo:font-size="12pt" officeooo:rsid="005f39e8" officeooo:paragraph-rsid="01ba41fe" style:font-size-asian="12pt" style:font-size-complex="12pt"/>
    </style:style>
    <style:style style:name="P518" style:family="paragraph" style:parent-style-name="Table_20_Contents">
      <style:text-properties fo:font-size="12pt" officeooo:rsid="005f39e8" officeooo:paragraph-rsid="01396a86" style:font-size-asian="12pt" style:font-size-complex="12pt"/>
    </style:style>
    <style:style style:name="P519" style:family="paragraph" style:parent-style-name="Table_20_Contents">
      <style:text-properties fo:font-size="12pt" officeooo:rsid="005f39e8" officeooo:paragraph-rsid="014e67a4" style:font-size-asian="12pt" style:font-size-complex="12pt"/>
    </style:style>
    <style:style style:name="P520" style:family="paragraph" style:parent-style-name="Table_20_Contents">
      <style:text-properties fo:font-size="12pt" officeooo:rsid="005f39e8" officeooo:paragraph-rsid="01f8d2ff" style:font-size-asian="12pt" style:font-size-complex="12pt"/>
    </style:style>
    <style:style style:name="P521" style:family="paragraph" style:parent-style-name="Table_20_Contents">
      <style:text-properties fo:font-size="12pt" officeooo:rsid="005f39e8" officeooo:paragraph-rsid="0163e43f" style:font-size-asian="12pt" style:font-size-complex="12pt"/>
    </style:style>
    <style:style style:name="P522" style:family="paragraph" style:parent-style-name="Table_20_Contents">
      <style:text-properties fo:font-size="12pt" officeooo:rsid="005f39e8" officeooo:paragraph-rsid="016a7e88" style:font-size-asian="12pt" style:font-size-complex="12pt"/>
    </style:style>
    <style:style style:name="P523" style:family="paragraph" style:parent-style-name="Table_20_Contents">
      <style:text-properties fo:font-size="12pt" officeooo:rsid="005f39e8" officeooo:paragraph-rsid="01779b00" style:font-size-asian="12pt" style:font-size-complex="12pt"/>
    </style:style>
    <style:style style:name="P524" style:family="paragraph" style:parent-style-name="Table_20_Contents">
      <style:text-properties fo:font-size="12pt" officeooo:rsid="005f39e8" officeooo:paragraph-rsid="0181f6ba" style:font-size-asian="12pt" style:font-size-complex="12pt"/>
    </style:style>
    <style:style style:name="P525" style:family="paragraph" style:parent-style-name="Table_20_Contents">
      <style:text-properties fo:font-size="12pt" officeooo:rsid="005f39e8" officeooo:paragraph-rsid="019329d1" style:font-size-asian="12pt" style:font-size-complex="12pt"/>
    </style:style>
    <style:style style:name="P526" style:family="paragraph" style:parent-style-name="Table_20_Contents">
      <style:text-properties fo:font-size="12pt" officeooo:rsid="005f39e8" officeooo:paragraph-rsid="01a23da4" style:font-size-asian="12pt" style:font-size-complex="12pt"/>
    </style:style>
    <style:style style:name="P527" style:family="paragraph" style:parent-style-name="Table_20_Contents">
      <style:text-properties fo:font-size="12pt" officeooo:rsid="005f39e8" officeooo:paragraph-rsid="01ad4e08" style:font-size-asian="12pt" style:font-size-complex="12pt"/>
    </style:style>
    <style:style style:name="P528" style:family="paragraph" style:parent-style-name="Table_20_Contents">
      <style:text-properties fo:font-size="12pt" officeooo:rsid="005f39e8" officeooo:paragraph-rsid="01ba41fe" style:font-size-asian="12pt" style:font-size-complex="12pt"/>
    </style:style>
    <style:style style:name="P529" style:family="paragraph" style:parent-style-name="Table_20_Contents">
      <style:text-properties fo:font-size="12pt" officeooo:rsid="007435fb" officeooo:paragraph-rsid="01396a86" style:font-size-asian="12pt" style:font-size-complex="12pt"/>
    </style:style>
    <style:style style:name="P530" style:family="paragraph" style:parent-style-name="Table_20_Contents">
      <style:text-properties fo:font-size="12pt" officeooo:rsid="007435fb" officeooo:paragraph-rsid="01441a8b" style:font-size-asian="12pt" style:font-size-complex="12pt"/>
    </style:style>
    <style:style style:name="P531" style:family="paragraph" style:parent-style-name="Table_20_Contents">
      <style:text-properties fo:font-size="12pt" officeooo:rsid="007435fb" officeooo:paragraph-rsid="014e67a4" style:font-size-asian="12pt" style:font-size-complex="12pt"/>
    </style:style>
    <style:style style:name="P532" style:family="paragraph" style:parent-style-name="Table_20_Contents">
      <style:text-properties fo:font-size="12pt" officeooo:rsid="007435fb" officeooo:paragraph-rsid="0163e43f" style:font-size-asian="12pt" style:font-size-complex="12pt"/>
    </style:style>
    <style:style style:name="P533" style:family="paragraph" style:parent-style-name="Table_20_Contents">
      <style:text-properties fo:font-size="12pt" officeooo:rsid="007435fb" officeooo:paragraph-rsid="016a7e88" style:font-size-asian="12pt" style:font-size-complex="12pt"/>
    </style:style>
    <style:style style:name="P534" style:family="paragraph" style:parent-style-name="Table_20_Contents">
      <style:text-properties fo:font-size="12pt" officeooo:rsid="007435fb" officeooo:paragraph-rsid="01779b00" style:font-size-asian="12pt" style:font-size-complex="12pt"/>
    </style:style>
    <style:style style:name="P535" style:family="paragraph" style:parent-style-name="Table_20_Contents">
      <style:text-properties fo:font-size="12pt" officeooo:rsid="007435fb" officeooo:paragraph-rsid="0181f6ba" style:font-size-asian="12pt" style:font-size-complex="12pt"/>
    </style:style>
    <style:style style:name="P536" style:family="paragraph" style:parent-style-name="Table_20_Contents">
      <style:text-properties fo:font-size="12pt" officeooo:rsid="007435fb" officeooo:paragraph-rsid="019329d1" style:font-size-asian="12pt" style:font-size-complex="12pt"/>
    </style:style>
    <style:style style:name="P537" style:family="paragraph" style:parent-style-name="Table_20_Contents">
      <style:text-properties fo:font-size="12pt" officeooo:rsid="007435fb" officeooo:paragraph-rsid="01a23da4" style:font-size-asian="12pt" style:font-size-complex="12pt"/>
    </style:style>
    <style:style style:name="P538" style:family="paragraph" style:parent-style-name="Table_20_Contents">
      <style:text-properties fo:font-size="12pt" officeooo:rsid="007435fb" officeooo:paragraph-rsid="01ad4e08" style:font-size-asian="12pt" style:font-size-complex="12pt"/>
    </style:style>
    <style:style style:name="P539" style:family="paragraph" style:parent-style-name="Table_20_Contents">
      <style:text-properties fo:font-size="12pt" officeooo:rsid="007435fb" officeooo:paragraph-rsid="01ba41fe" style:font-size-asian="12pt" style:font-size-complex="12pt"/>
    </style:style>
    <style:style style:name="P540" style:family="paragraph" style:parent-style-name="Table_20_Contents">
      <style:paragraph-properties fo:text-align="center" style:justify-single-word="false"/>
      <style:text-properties fo:font-size="12pt" officeooo:rsid="006232e6" officeooo:paragraph-rsid="01396a86" style:font-size-asian="12pt" style:font-size-complex="12pt"/>
    </style:style>
    <style:style style:name="P541" style:family="paragraph" style:parent-style-name="Table_20_Contents">
      <style:paragraph-properties fo:text-align="center" style:justify-single-word="false"/>
      <style:text-properties fo:font-size="12pt" officeooo:rsid="006232e6" officeooo:paragraph-rsid="014e67a4" style:font-size-asian="12pt" style:font-size-complex="12pt"/>
    </style:style>
    <style:style style:name="P542" style:family="paragraph" style:parent-style-name="Table_20_Contents">
      <style:paragraph-properties fo:text-align="center" style:justify-single-word="false"/>
      <style:text-properties fo:font-size="12pt" officeooo:rsid="006232e6" officeooo:paragraph-rsid="0163e43f" style:font-size-asian="12pt" style:font-size-complex="12pt"/>
    </style:style>
    <style:style style:name="P543" style:family="paragraph" style:parent-style-name="Table_20_Contents">
      <style:paragraph-properties fo:text-align="center" style:justify-single-word="false"/>
      <style:text-properties fo:font-size="12pt" officeooo:rsid="006232e6" officeooo:paragraph-rsid="016a7e88" style:font-size-asian="12pt" style:font-size-complex="12pt"/>
    </style:style>
    <style:style style:name="P544" style:family="paragraph" style:parent-style-name="Table_20_Contents">
      <style:paragraph-properties fo:text-align="center" style:justify-single-word="false"/>
      <style:text-properties fo:font-size="12pt" officeooo:rsid="006232e6" officeooo:paragraph-rsid="01779b00" style:font-size-asian="12pt" style:font-size-complex="12pt"/>
    </style:style>
    <style:style style:name="P545" style:family="paragraph" style:parent-style-name="Table_20_Contents">
      <style:paragraph-properties fo:text-align="center" style:justify-single-word="false"/>
      <style:text-properties fo:font-size="12pt" officeooo:rsid="006232e6" officeooo:paragraph-rsid="0181f6ba" style:font-size-asian="12pt" style:font-size-complex="12pt"/>
    </style:style>
    <style:style style:name="P546" style:family="paragraph" style:parent-style-name="Table_20_Contents">
      <style:paragraph-properties fo:text-align="center" style:justify-single-word="false"/>
      <style:text-properties fo:font-size="12pt" officeooo:rsid="006232e6" officeooo:paragraph-rsid="019329d1" style:font-size-asian="12pt" style:font-size-complex="12pt"/>
    </style:style>
    <style:style style:name="P547" style:family="paragraph" style:parent-style-name="Table_20_Contents">
      <style:paragraph-properties fo:text-align="center" style:justify-single-word="false"/>
      <style:text-properties fo:font-size="12pt" officeooo:rsid="006232e6" officeooo:paragraph-rsid="01a23da4" style:font-size-asian="12pt" style:font-size-complex="12pt"/>
    </style:style>
    <style:style style:name="P548" style:family="paragraph" style:parent-style-name="Table_20_Contents">
      <style:paragraph-properties fo:text-align="center" style:justify-single-word="false"/>
      <style:text-properties fo:font-size="12pt" officeooo:rsid="006232e6" officeooo:paragraph-rsid="01ad4e08" style:font-size-asian="12pt" style:font-size-complex="12pt"/>
    </style:style>
    <style:style style:name="P549" style:family="paragraph" style:parent-style-name="Table_20_Contents">
      <style:paragraph-properties fo:text-align="center" style:justify-single-word="false"/>
      <style:text-properties fo:font-size="12pt" officeooo:rsid="006232e6" officeooo:paragraph-rsid="01ba41fe" style:font-size-asian="12pt" style:font-size-complex="12pt"/>
    </style:style>
    <style:style style:name="P550" style:family="paragraph" style:parent-style-name="Table_20_Contents">
      <style:text-properties fo:font-size="12pt" officeooo:rsid="006232e6" officeooo:paragraph-rsid="01396a86" style:font-size-asian="12pt" style:font-size-complex="12pt"/>
    </style:style>
    <style:style style:name="P551" style:family="paragraph" style:parent-style-name="Table_20_Contents">
      <style:text-properties fo:font-size="12pt" officeooo:rsid="006232e6" officeooo:paragraph-rsid="01441a8b" style:font-size-asian="12pt" style:font-size-complex="12pt"/>
    </style:style>
    <style:style style:name="P552" style:family="paragraph" style:parent-style-name="Table_20_Contents">
      <style:text-properties fo:font-size="12pt" officeooo:rsid="006232e6" officeooo:paragraph-rsid="014e67a4" style:font-size-asian="12pt" style:font-size-complex="12pt"/>
    </style:style>
    <style:style style:name="P553" style:family="paragraph" style:parent-style-name="Table_20_Contents">
      <style:text-properties fo:font-size="12pt" officeooo:rsid="006232e6" officeooo:paragraph-rsid="0163e43f" style:font-size-asian="12pt" style:font-size-complex="12pt"/>
    </style:style>
    <style:style style:name="P554" style:family="paragraph" style:parent-style-name="Table_20_Contents">
      <style:text-properties fo:font-size="12pt" officeooo:rsid="006232e6" officeooo:paragraph-rsid="016a7e88" style:font-size-asian="12pt" style:font-size-complex="12pt"/>
    </style:style>
    <style:style style:name="P555" style:family="paragraph" style:parent-style-name="Table_20_Contents">
      <style:text-properties fo:font-size="12pt" officeooo:rsid="006232e6" officeooo:paragraph-rsid="01779b00" style:font-size-asian="12pt" style:font-size-complex="12pt"/>
    </style:style>
    <style:style style:name="P556" style:family="paragraph" style:parent-style-name="Table_20_Contents">
      <style:text-properties fo:font-size="12pt" officeooo:rsid="006232e6" officeooo:paragraph-rsid="0181f6ba" style:font-size-asian="12pt" style:font-size-complex="12pt"/>
    </style:style>
    <style:style style:name="P557" style:family="paragraph" style:parent-style-name="Table_20_Contents">
      <style:text-properties fo:font-size="12pt" officeooo:rsid="006232e6" officeooo:paragraph-rsid="019329d1" style:font-size-asian="12pt" style:font-size-complex="12pt"/>
    </style:style>
    <style:style style:name="P558" style:family="paragraph" style:parent-style-name="Table_20_Contents">
      <style:text-properties fo:font-size="12pt" officeooo:rsid="006232e6" officeooo:paragraph-rsid="01a23da4" style:font-size-asian="12pt" style:font-size-complex="12pt"/>
    </style:style>
    <style:style style:name="P559" style:family="paragraph" style:parent-style-name="Table_20_Contents">
      <style:text-properties fo:font-size="12pt" officeooo:rsid="006232e6" officeooo:paragraph-rsid="01ad4e08" style:font-size-asian="12pt" style:font-size-complex="12pt"/>
    </style:style>
    <style:style style:name="P560" style:family="paragraph" style:parent-style-name="Table_20_Contents">
      <style:text-properties fo:font-size="12pt" officeooo:rsid="006232e6" officeooo:paragraph-rsid="01ba41fe" style:font-size-asian="12pt" style:font-size-complex="12pt"/>
    </style:style>
    <style:style style:name="P561" style:family="paragraph" style:parent-style-name="Table_20_Contents">
      <style:paragraph-properties fo:text-align="center" style:justify-single-word="false"/>
      <style:text-properties fo:font-size="12pt" officeooo:rsid="0063adbe" officeooo:paragraph-rsid="01396a86" style:font-size-asian="12pt" style:font-size-complex="12pt"/>
    </style:style>
    <style:style style:name="P562" style:family="paragraph" style:parent-style-name="Table_20_Contents">
      <style:paragraph-properties fo:text-align="center" style:justify-single-word="false"/>
      <style:text-properties fo:font-size="12pt" officeooo:rsid="0063adbe" officeooo:paragraph-rsid="014e67a4" style:font-size-asian="12pt" style:font-size-complex="12pt"/>
    </style:style>
    <style:style style:name="P563" style:family="paragraph" style:parent-style-name="Table_20_Contents">
      <style:paragraph-properties fo:text-align="center" style:justify-single-word="false"/>
      <style:text-properties fo:font-size="12pt" officeooo:rsid="0063adbe" officeooo:paragraph-rsid="0163e43f" style:font-size-asian="12pt" style:font-size-complex="12pt"/>
    </style:style>
    <style:style style:name="P564" style:family="paragraph" style:parent-style-name="Table_20_Contents">
      <style:paragraph-properties fo:text-align="center" style:justify-single-word="false"/>
      <style:text-properties fo:font-size="12pt" officeooo:rsid="0063adbe" officeooo:paragraph-rsid="016a7e88" style:font-size-asian="12pt" style:font-size-complex="12pt"/>
    </style:style>
    <style:style style:name="P565" style:family="paragraph" style:parent-style-name="Table_20_Contents">
      <style:paragraph-properties fo:text-align="center" style:justify-single-word="false"/>
      <style:text-properties fo:font-size="12pt" officeooo:rsid="0063adbe" officeooo:paragraph-rsid="01779b00" style:font-size-asian="12pt" style:font-size-complex="12pt"/>
    </style:style>
    <style:style style:name="P566" style:family="paragraph" style:parent-style-name="Table_20_Contents">
      <style:paragraph-properties fo:text-align="center" style:justify-single-word="false"/>
      <style:text-properties fo:font-size="12pt" officeooo:rsid="0063adbe" officeooo:paragraph-rsid="0181f6ba" style:font-size-asian="12pt" style:font-size-complex="12pt"/>
    </style:style>
    <style:style style:name="P567" style:family="paragraph" style:parent-style-name="Table_20_Contents">
      <style:paragraph-properties fo:text-align="center" style:justify-single-word="false"/>
      <style:text-properties fo:font-size="12pt" officeooo:rsid="0063adbe" officeooo:paragraph-rsid="019329d1" style:font-size-asian="12pt" style:font-size-complex="12pt"/>
    </style:style>
    <style:style style:name="P568" style:family="paragraph" style:parent-style-name="Table_20_Contents">
      <style:paragraph-properties fo:text-align="center" style:justify-single-word="false"/>
      <style:text-properties fo:font-size="12pt" officeooo:rsid="0063adbe" officeooo:paragraph-rsid="01a23da4" style:font-size-asian="12pt" style:font-size-complex="12pt"/>
    </style:style>
    <style:style style:name="P569" style:family="paragraph" style:parent-style-name="Table_20_Contents">
      <style:paragraph-properties fo:text-align="center" style:justify-single-word="false"/>
      <style:text-properties fo:font-size="12pt" officeooo:rsid="0063adbe" officeooo:paragraph-rsid="01ad4e08" style:font-size-asian="12pt" style:font-size-complex="12pt"/>
    </style:style>
    <style:style style:name="P570" style:family="paragraph" style:parent-style-name="Table_20_Contents">
      <style:paragraph-properties fo:text-align="center" style:justify-single-word="false"/>
      <style:text-properties fo:font-size="12pt" officeooo:rsid="0063adbe" officeooo:paragraph-rsid="01ba41fe" style:font-size-asian="12pt" style:font-size-complex="12pt"/>
    </style:style>
    <style:style style:name="P571" style:family="paragraph" style:parent-style-name="Table_20_Contents">
      <style:text-properties fo:font-size="12pt" officeooo:rsid="0072af4f" officeooo:paragraph-rsid="01396a86" style:font-size-asian="12pt" style:font-size-complex="12pt"/>
    </style:style>
    <style:style style:name="P572" style:family="paragraph" style:parent-style-name="Table_20_Contents">
      <style:text-properties fo:font-size="12pt" officeooo:rsid="0072af4f" officeooo:paragraph-rsid="014e67a4" style:font-size-asian="12pt" style:font-size-complex="12pt"/>
    </style:style>
    <style:style style:name="P573" style:family="paragraph" style:parent-style-name="Table_20_Contents">
      <style:text-properties fo:font-size="12pt" officeooo:rsid="0072af4f" officeooo:paragraph-rsid="0163e43f" style:font-size-asian="12pt" style:font-size-complex="12pt"/>
    </style:style>
    <style:style style:name="P574" style:family="paragraph" style:parent-style-name="Table_20_Contents">
      <style:text-properties fo:font-size="12pt" officeooo:rsid="0072af4f" officeooo:paragraph-rsid="016a7e88" style:font-size-asian="12pt" style:font-size-complex="12pt"/>
    </style:style>
    <style:style style:name="P575" style:family="paragraph" style:parent-style-name="Table_20_Contents">
      <style:text-properties fo:font-size="12pt" officeooo:rsid="0072af4f" officeooo:paragraph-rsid="01779b00" style:font-size-asian="12pt" style:font-size-complex="12pt"/>
    </style:style>
    <style:style style:name="P576" style:family="paragraph" style:parent-style-name="Table_20_Contents">
      <style:text-properties fo:font-size="12pt" officeooo:rsid="0072af4f" officeooo:paragraph-rsid="0181f6ba" style:font-size-asian="12pt" style:font-size-complex="12pt"/>
    </style:style>
    <style:style style:name="P577" style:family="paragraph" style:parent-style-name="Table_20_Contents">
      <style:text-properties fo:font-size="12pt" officeooo:rsid="0072af4f" officeooo:paragraph-rsid="019329d1" style:font-size-asian="12pt" style:font-size-complex="12pt"/>
    </style:style>
    <style:style style:name="P578" style:family="paragraph" style:parent-style-name="Table_20_Contents">
      <style:text-properties fo:font-size="12pt" officeooo:rsid="0072af4f" officeooo:paragraph-rsid="01a23da4" style:font-size-asian="12pt" style:font-size-complex="12pt"/>
    </style:style>
    <style:style style:name="P579" style:family="paragraph" style:parent-style-name="Table_20_Contents">
      <style:text-properties fo:font-size="12pt" officeooo:rsid="0072af4f" officeooo:paragraph-rsid="01ad4e08" style:font-size-asian="12pt" style:font-size-complex="12pt"/>
    </style:style>
    <style:style style:name="P580" style:family="paragraph" style:parent-style-name="Table_20_Contents">
      <style:text-properties fo:font-size="12pt" officeooo:rsid="0072af4f" officeooo:paragraph-rsid="01ba41fe" style:font-size-asian="12pt" style:font-size-complex="12pt"/>
    </style:style>
    <style:style style:name="P581" style:family="paragraph" style:parent-style-name="Table_20_Contents">
      <style:paragraph-properties fo:text-align="center" style:justify-single-word="false"/>
      <style:text-properties fo:font-size="12pt" officeooo:rsid="04092c59" officeooo:paragraph-rsid="01396a86" style:font-size-asian="12pt" style:font-size-complex="12pt"/>
    </style:style>
    <style:style style:name="P582" style:family="paragraph" style:parent-style-name="Table_20_Contents">
      <style:paragraph-properties fo:text-align="center" style:justify-single-word="false"/>
      <style:text-properties fo:font-size="12pt" officeooo:rsid="04092c59" officeooo:paragraph-rsid="01437d50" style:font-size-asian="12pt" style:font-size-complex="12pt"/>
    </style:style>
    <style:style style:name="P583" style:family="paragraph" style:parent-style-name="Table_20_Contents">
      <style:paragraph-properties fo:text-align="center" style:justify-single-word="false"/>
      <style:text-properties fo:font-size="12pt" officeooo:rsid="023ce572" officeooo:paragraph-rsid="01396a86" style:font-size-asian="12pt" style:font-size-complex="12pt"/>
    </style:style>
    <style:style style:name="P584" style:family="paragraph" style:parent-style-name="Table_20_Contents">
      <style:paragraph-properties fo:text-align="center" style:justify-single-word="false"/>
      <style:text-properties fo:font-size="12pt" officeooo:rsid="023ce572" officeooo:paragraph-rsid="0163e43f" style:font-size-asian="12pt" style:font-size-complex="12pt"/>
    </style:style>
    <style:style style:name="P585" style:family="paragraph" style:parent-style-name="Table_20_Contents">
      <style:paragraph-properties fo:text-align="center" style:justify-single-word="false"/>
      <style:text-properties fo:font-size="12pt" officeooo:rsid="023ce572" officeooo:paragraph-rsid="0181f6ba" style:font-size-asian="12pt" style:font-size-complex="12pt"/>
    </style:style>
    <style:style style:name="P586" style:family="paragraph" style:parent-style-name="Table_20_Contents">
      <style:paragraph-properties fo:text-align="center" style:justify-single-word="false"/>
      <style:text-properties fo:font-size="12pt" officeooo:rsid="023ce572" officeooo:paragraph-rsid="019329d1" style:font-size-asian="12pt" style:font-size-complex="12pt"/>
    </style:style>
    <style:style style:name="P587" style:family="paragraph" style:parent-style-name="Table_20_Contents">
      <style:paragraph-properties fo:text-align="center" style:justify-single-word="false"/>
      <style:text-properties fo:font-size="12pt" officeooo:rsid="023ce572" officeooo:paragraph-rsid="01a23da4" style:font-size-asian="12pt" style:font-size-complex="12pt"/>
    </style:style>
    <style:style style:name="P588" style:family="paragraph" style:parent-style-name="Table_20_Contents">
      <style:paragraph-properties fo:text-align="center" style:justify-single-word="false"/>
      <style:text-properties fo:font-size="12pt" officeooo:rsid="023ce572" officeooo:paragraph-rsid="01ad4e08" style:font-size-asian="12pt" style:font-size-complex="12pt"/>
    </style:style>
    <style:style style:name="P589" style:family="paragraph" style:parent-style-name="Table_20_Contents">
      <style:text-properties fo:font-size="12pt" officeooo:rsid="023411a5" officeooo:paragraph-rsid="01396a86" style:font-size-asian="12pt" style:font-size-complex="12pt"/>
    </style:style>
    <style:style style:name="P590" style:family="paragraph" style:parent-style-name="Table_20_Contents">
      <style:text-properties fo:font-size="12pt" officeooo:rsid="023411a5" officeooo:paragraph-rsid="0163e43f" style:font-size-asian="12pt" style:font-size-complex="12pt"/>
    </style:style>
    <style:style style:name="P591" style:family="paragraph" style:parent-style-name="Table_20_Contents">
      <style:text-properties fo:font-size="12pt" officeooo:rsid="023411a5" officeooo:paragraph-rsid="0181f6ba" style:font-size-asian="12pt" style:font-size-complex="12pt"/>
    </style:style>
    <style:style style:name="P592" style:family="paragraph" style:parent-style-name="Table_20_Contents">
      <style:text-properties fo:font-size="12pt" officeooo:rsid="023411a5" officeooo:paragraph-rsid="019329d1" style:font-size-asian="12pt" style:font-size-complex="12pt"/>
    </style:style>
    <style:style style:name="P593" style:family="paragraph" style:parent-style-name="Table_20_Contents">
      <style:text-properties fo:font-size="12pt" officeooo:rsid="023411a5" officeooo:paragraph-rsid="01a23da4" style:font-size-asian="12pt" style:font-size-complex="12pt"/>
    </style:style>
    <style:style style:name="P594" style:family="paragraph" style:parent-style-name="Table_20_Contents">
      <style:text-properties fo:font-size="12pt" officeooo:rsid="023411a5" officeooo:paragraph-rsid="01ad4e08" style:font-size-asian="12pt" style:font-size-complex="12pt"/>
    </style:style>
    <style:style style:name="P595" style:family="paragraph" style:parent-style-name="Table_20_Contents">
      <style:paragraph-properties fo:text-align="center" style:justify-single-word="false"/>
      <style:text-properties fo:font-size="12pt" officeooo:rsid="0200b592" officeooo:paragraph-rsid="01518d85" style:font-size-asian="12pt" style:font-size-complex="12pt"/>
    </style:style>
    <style:style style:name="P596" style:family="paragraph" style:parent-style-name="Table_20_Contents">
      <style:paragraph-properties fo:text-align="center" style:justify-single-word="false"/>
      <style:text-properties fo:font-size="12pt" officeooo:rsid="0200b592" officeooo:paragraph-rsid="016a7e88" style:font-size-asian="12pt" style:font-size-complex="12pt"/>
    </style:style>
    <style:style style:name="P597" style:family="paragraph" style:parent-style-name="Table_20_Contents">
      <style:paragraph-properties fo:text-align="center" style:justify-single-word="false"/>
      <style:text-properties fo:font-size="12pt" officeooo:rsid="0200b592" officeooo:paragraph-rsid="01779b00" style:font-size-asian="12pt" style:font-size-complex="12pt"/>
    </style:style>
    <style:style style:name="P598" style:family="paragraph" style:parent-style-name="Table_20_Contents">
      <style:paragraph-properties fo:text-align="center" style:justify-single-word="false"/>
      <style:text-properties fo:font-size="12pt" officeooo:rsid="0200b592" officeooo:paragraph-rsid="0181f6ba" style:font-size-asian="12pt" style:font-size-complex="12pt"/>
    </style:style>
    <style:style style:name="P599" style:family="paragraph" style:parent-style-name="Table_20_Contents">
      <style:paragraph-properties fo:text-align="center" style:justify-single-word="false"/>
      <style:text-properties fo:font-size="12pt" officeooo:rsid="0200b592" officeooo:paragraph-rsid="019329d1" style:font-size-asian="12pt" style:font-size-complex="12pt"/>
    </style:style>
    <style:style style:name="P600" style:family="paragraph" style:parent-style-name="Table_20_Contents">
      <style:paragraph-properties fo:text-align="center" style:justify-single-word="false"/>
      <style:text-properties fo:font-size="12pt" officeooo:rsid="0200b592" officeooo:paragraph-rsid="01a23da4" style:font-size-asian="12pt" style:font-size-complex="12pt"/>
    </style:style>
    <style:style style:name="P601" style:family="paragraph" style:parent-style-name="Table_20_Contents">
      <style:paragraph-properties fo:text-align="center" style:justify-single-word="false"/>
      <style:text-properties fo:font-size="12pt" officeooo:rsid="0200b592" officeooo:paragraph-rsid="01ad4e08" style:font-size-asian="12pt" style:font-size-complex="12pt"/>
    </style:style>
    <style:style style:name="P602" style:family="paragraph" style:parent-style-name="Table_20_Contents">
      <style:paragraph-properties fo:text-align="center" style:justify-single-word="false"/>
      <style:text-properties fo:font-size="12pt" officeooo:rsid="0200b592" officeooo:paragraph-rsid="01ba41fe" style:font-size-asian="12pt" style:font-size-complex="12pt"/>
    </style:style>
    <style:style style:name="P603" style:family="paragraph" style:parent-style-name="Table_20_Contents">
      <style:text-properties fo:font-size="12pt" officeooo:rsid="0200b592" officeooo:paragraph-rsid="01518d85" style:font-size-asian="12pt" style:font-size-complex="12pt"/>
    </style:style>
    <style:style style:name="P604" style:family="paragraph" style:parent-style-name="Table_20_Contents">
      <style:text-properties fo:font-size="12pt" officeooo:rsid="0200b592" officeooo:paragraph-rsid="01779b00" style:font-size-asian="12pt" style:font-size-complex="12pt"/>
    </style:style>
    <style:style style:name="P605" style:family="paragraph" style:parent-style-name="Table_20_Contents">
      <style:text-properties fo:font-size="12pt" officeooo:rsid="0200b592" officeooo:paragraph-rsid="0181f6ba" style:font-size-asian="12pt" style:font-size-complex="12pt"/>
    </style:style>
    <style:style style:name="P606" style:family="paragraph" style:parent-style-name="Table_20_Contents">
      <style:text-properties fo:font-size="12pt" officeooo:rsid="0200b592" officeooo:paragraph-rsid="019329d1" style:font-size-asian="12pt" style:font-size-complex="12pt"/>
    </style:style>
    <style:style style:name="P607" style:family="paragraph" style:parent-style-name="Table_20_Contents">
      <style:text-properties fo:font-size="12pt" officeooo:rsid="0200b592" officeooo:paragraph-rsid="01a23da4" style:font-size-asian="12pt" style:font-size-complex="12pt"/>
    </style:style>
    <style:style style:name="P608" style:family="paragraph" style:parent-style-name="Table_20_Contents">
      <style:text-properties fo:font-size="12pt" officeooo:rsid="0200b592" officeooo:paragraph-rsid="01ad4e08" style:font-size-asian="12pt" style:font-size-complex="12pt"/>
    </style:style>
    <style:style style:name="P609" style:family="paragraph" style:parent-style-name="Table_20_Contents">
      <style:text-properties fo:font-size="12pt" officeooo:rsid="0200b592" officeooo:paragraph-rsid="01ba41fe" style:font-size-asian="12pt" style:font-size-complex="12pt"/>
    </style:style>
    <style:style style:name="P610" style:family="paragraph" style:parent-style-name="Table_20_Contents">
      <style:paragraph-properties fo:text-align="center" style:justify-single-word="false"/>
      <style:text-properties fo:font-size="12pt" officeooo:rsid="0201e08d" officeooo:paragraph-rsid="01518d85" style:font-size-asian="12pt" style:font-size-complex="12pt"/>
    </style:style>
    <style:style style:name="P611" style:family="paragraph" style:parent-style-name="Table_20_Contents">
      <style:paragraph-properties fo:text-align="center" style:justify-single-word="false"/>
      <style:text-properties fo:font-size="12pt" officeooo:rsid="0201e08d" officeooo:paragraph-rsid="016a7e88" style:font-size-asian="12pt" style:font-size-complex="12pt"/>
    </style:style>
    <style:style style:name="P612" style:family="paragraph" style:parent-style-name="Table_20_Contents">
      <style:paragraph-properties fo:text-align="center" style:justify-single-word="false"/>
      <style:text-properties fo:font-size="12pt" officeooo:rsid="0201e08d" officeooo:paragraph-rsid="01779b00" style:font-size-asian="12pt" style:font-size-complex="12pt"/>
    </style:style>
    <style:style style:name="P613" style:family="paragraph" style:parent-style-name="Table_20_Contents">
      <style:paragraph-properties fo:text-align="center" style:justify-single-word="false"/>
      <style:text-properties fo:font-size="12pt" officeooo:rsid="0201e08d" officeooo:paragraph-rsid="0181f6ba" style:font-size-asian="12pt" style:font-size-complex="12pt"/>
    </style:style>
    <style:style style:name="P614" style:family="paragraph" style:parent-style-name="Table_20_Contents">
      <style:paragraph-properties fo:text-align="center" style:justify-single-word="false"/>
      <style:text-properties fo:font-size="12pt" officeooo:rsid="0201e08d" officeooo:paragraph-rsid="019329d1" style:font-size-asian="12pt" style:font-size-complex="12pt"/>
    </style:style>
    <style:style style:name="P615" style:family="paragraph" style:parent-style-name="Table_20_Contents">
      <style:paragraph-properties fo:text-align="center" style:justify-single-word="false"/>
      <style:text-properties fo:font-size="12pt" officeooo:rsid="0201e08d" officeooo:paragraph-rsid="01a23da4" style:font-size-asian="12pt" style:font-size-complex="12pt"/>
    </style:style>
    <style:style style:name="P616" style:family="paragraph" style:parent-style-name="Table_20_Contents">
      <style:paragraph-properties fo:text-align="center" style:justify-single-word="false"/>
      <style:text-properties fo:font-size="12pt" officeooo:rsid="0201e08d" officeooo:paragraph-rsid="01ad4e08" style:font-size-asian="12pt" style:font-size-complex="12pt"/>
    </style:style>
    <style:style style:name="P617" style:family="paragraph" style:parent-style-name="Table_20_Contents">
      <style:paragraph-properties fo:text-align="center" style:justify-single-word="false"/>
      <style:text-properties fo:font-size="12pt" officeooo:rsid="0201e08d" officeooo:paragraph-rsid="01ba41fe" style:font-size-asian="12pt" style:font-size-complex="12pt"/>
    </style:style>
    <style:style style:name="P618" style:family="paragraph" style:parent-style-name="Table_20_Contents">
      <style:text-properties fo:font-size="12pt" officeooo:rsid="0201e08d" officeooo:paragraph-rsid="01518d85" style:font-size-asian="12pt" style:font-size-complex="12pt"/>
    </style:style>
    <style:style style:name="P619" style:family="paragraph" style:parent-style-name="Table_20_Contents">
      <style:text-properties fo:font-size="12pt" officeooo:rsid="0201e08d" officeooo:paragraph-rsid="0181f6ba" style:font-size-asian="12pt" style:font-size-complex="12pt"/>
    </style:style>
    <style:style style:name="P620" style:family="paragraph" style:parent-style-name="Table_20_Contents">
      <style:text-properties fo:font-size="12pt" officeooo:rsid="0201e08d" officeooo:paragraph-rsid="019329d1" style:font-size-asian="12pt" style:font-size-complex="12pt"/>
    </style:style>
    <style:style style:name="P621" style:family="paragraph" style:parent-style-name="Table_20_Contents">
      <style:text-properties fo:font-size="12pt" officeooo:rsid="0201e08d" officeooo:paragraph-rsid="01a23da4" style:font-size-asian="12pt" style:font-size-complex="12pt"/>
    </style:style>
    <style:style style:name="P622" style:family="paragraph" style:parent-style-name="Table_20_Contents">
      <style:text-properties fo:font-size="12pt" officeooo:rsid="0201e08d" officeooo:paragraph-rsid="01ad4e08" style:font-size-asian="12pt" style:font-size-complex="12pt"/>
    </style:style>
    <style:style style:name="P623" style:family="paragraph" style:parent-style-name="Table_20_Contents">
      <style:text-properties fo:font-size="12pt" officeooo:rsid="016bac67" officeooo:paragraph-rsid="016bac67" style:font-size-asian="12pt" style:font-size-complex="12pt"/>
    </style:style>
    <style:style style:name="P624" style:family="paragraph" style:parent-style-name="Table_20_Contents">
      <style:text-properties fo:font-size="12pt" officeooo:rsid="016bac67" officeooo:paragraph-rsid="01779b00" style:font-size-asian="12pt" style:font-size-complex="12pt"/>
    </style:style>
    <style:style style:name="P625" style:family="paragraph" style:parent-style-name="Table_20_Contents">
      <style:text-properties fo:font-size="12pt" officeooo:rsid="016bac67" officeooo:paragraph-rsid="016a7e88" style:font-size-asian="12pt" style:font-size-complex="12pt"/>
    </style:style>
    <style:style style:name="P626" style:family="paragraph" style:parent-style-name="Table_20_Contents">
      <style:text-properties fo:font-size="12pt" officeooo:rsid="016bac67" officeooo:paragraph-rsid="01ba41fe" style:font-size-asian="12pt" style:font-size-complex="12pt"/>
    </style:style>
    <style:style style:name="P627" style:family="paragraph" style:parent-style-name="Table_20_Contents">
      <style:text-properties fo:font-size="12pt" officeooo:rsid="01731bb4" officeooo:paragraph-rsid="01731bb4" style:font-size-asian="12pt" style:font-size-complex="12pt"/>
    </style:style>
    <style:style style:name="P628" style:family="paragraph" style:parent-style-name="Table_20_Contents">
      <style:text-properties fo:font-size="12pt" officeooo:rsid="01731bb4" officeooo:paragraph-rsid="01779b00" style:font-size-asian="12pt" style:font-size-complex="12pt"/>
    </style:style>
    <style:style style:name="P629" style:family="paragraph" style:parent-style-name="Table_20_Contents">
      <style:text-properties fo:font-size="12pt" officeooo:rsid="01731bb4" officeooo:paragraph-rsid="01ba41fe" style:font-size-asian="12pt" style:font-size-complex="12pt"/>
    </style:style>
    <style:style style:name="P630" style:family="paragraph" style:parent-style-name="Standard">
      <style:text-properties fo:font-size="12pt" fo:font-style="italic" fo:font-weight="normal" officeooo:rsid="0145e369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631" style:family="paragraph" style:parent-style-name="Standard">
      <style:text-properties fo:font-size="12pt" fo:font-style="italic" fo:font-weight="normal" officeooo:rsid="0145e369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632" style:family="paragraph" style:parent-style-name="Standard">
      <style:text-properties fo:font-size="12pt" fo:font-style="italic" fo:font-weight="normal" officeooo:rsid="0145e369" officeooo:paragraph-rsid="01d34e02" style:font-size-asian="12pt" style:font-style-asian="italic" style:font-weight-asian="normal" style:font-size-complex="12pt" style:font-style-complex="italic" style:font-weight-complex="normal"/>
    </style:style>
    <style:style style:name="P633" style:family="paragraph" style:parent-style-name="Standard">
      <style:text-properties fo:font-size="12pt" fo:font-style="italic" fo:font-weight="normal" officeooo:rsid="021b8e77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634" style:family="paragraph" style:parent-style-name="Standard">
      <style:text-properties fo:font-size="12pt" fo:font-style="italic" fo:font-weight="normal" officeooo:rsid="021b8e77" officeooo:paragraph-rsid="01c28a3d" style:font-size-asian="12pt" style:font-style-asian="italic" style:font-weight-asian="normal" style:font-size-complex="12pt" style:font-style-complex="italic" style:font-weight-complex="normal"/>
    </style:style>
    <style:style style:name="P635" style:family="paragraph" style:parent-style-name="Standard">
      <style:text-properties fo:font-size="12pt" fo:font-style="italic" fo:font-weight="normal" officeooo:rsid="021b8e77" officeooo:paragraph-rsid="01c7726b" style:font-size-asian="12pt" style:font-style-asian="italic" style:font-weight-asian="normal" style:font-size-complex="12pt" style:font-style-complex="italic" style:font-weight-complex="normal"/>
    </style:style>
    <style:style style:name="P636" style:family="paragraph" style:parent-style-name="Standard">
      <style:text-properties fo:font-size="12pt" fo:font-style="italic" fo:font-weight="normal" officeooo:rsid="000a0ba2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637" style:family="paragraph" style:parent-style-name="Standard">
      <style:text-properties fo:font-size="12pt" fo:font-style="italic" fo:font-weight="normal" officeooo:rsid="000a0ba2" officeooo:paragraph-rsid="01d34e02" style:font-size-asian="12pt" style:font-style-asian="italic" style:font-weight-asian="normal" style:font-size-complex="12pt" style:font-style-complex="italic" style:font-weight-complex="normal"/>
    </style:style>
    <style:style style:name="P638" style:family="paragraph" style:parent-style-name="Standard">
      <style:text-properties fo:font-size="12pt" fo:font-style="italic" fo:font-weight="normal" officeooo:rsid="000a8804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639" style:family="paragraph" style:parent-style-name="Standard">
      <style:text-properties fo:font-size="12pt" fo:font-style="italic" fo:font-weight="normal" officeooo:rsid="000a8804" officeooo:paragraph-rsid="01c28a3d" style:font-size-asian="12pt" style:font-style-asian="italic" style:font-weight-asian="normal" style:font-size-complex="12pt" style:font-style-complex="italic" style:font-weight-complex="normal"/>
    </style:style>
    <style:style style:name="P640" style:family="paragraph" style:parent-style-name="Standard">
      <style:text-properties fo:font-size="12pt" fo:font-style="italic" fo:font-weight="normal" officeooo:rsid="000a8804" officeooo:paragraph-rsid="01c7726b" style:font-size-asian="12pt" style:font-style-asian="italic" style:font-weight-asian="normal" style:font-size-complex="12pt" style:font-style-complex="italic" style:font-weight-complex="normal"/>
    </style:style>
    <style:style style:name="P641" style:family="paragraph" style:parent-style-name="Standard">
      <style:text-properties fo:font-size="12pt" fo:font-style="italic" fo:font-weight="normal" officeooo:rsid="000a8804" officeooo:paragraph-rsid="01d34e02" style:font-size-asian="12pt" style:font-style-asian="italic" style:font-weight-asian="normal" style:font-size-complex="12pt" style:font-style-complex="italic" style:font-weight-complex="normal"/>
    </style:style>
    <style:style style:name="P642" style:family="paragraph" style:parent-style-name="Standard">
      <style:text-properties fo:font-size="12pt" fo:font-style="italic" fo:font-weight="normal" officeooo:rsid="00a0b81e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643" style:family="paragraph" style:parent-style-name="Standard">
      <style:text-properties fo:font-size="12pt" fo:font-style="italic" fo:font-weight="normal" officeooo:rsid="00a0b81e" officeooo:paragraph-rsid="01c01442" style:font-size-asian="12pt" style:font-style-asian="italic" style:font-weight-asian="normal" style:font-size-complex="12pt" style:font-style-complex="italic" style:font-weight-complex="normal"/>
    </style:style>
    <style:style style:name="P644" style:family="paragraph" style:parent-style-name="Standard">
      <style:text-properties fo:font-size="12pt" fo:font-style="italic" fo:font-weight="normal" officeooo:rsid="00a0b81e" officeooo:paragraph-rsid="01c1c900" style:font-size-asian="12pt" style:font-style-asian="italic" style:font-weight-asian="normal" style:font-size-complex="12pt" style:font-style-complex="italic" style:font-weight-complex="normal"/>
    </style:style>
    <style:style style:name="P645" style:family="paragraph" style:parent-style-name="Standard">
      <style:text-properties fo:font-size="12pt" fo:font-style="italic" fo:font-weight="normal" officeooo:rsid="00a0b81e" officeooo:paragraph-rsid="01c28a3d" style:font-size-asian="12pt" style:font-style-asian="italic" style:font-weight-asian="normal" style:font-size-complex="12pt" style:font-style-complex="italic" style:font-weight-complex="normal"/>
    </style:style>
    <style:style style:name="P646" style:family="paragraph" style:parent-style-name="Standard">
      <style:text-properties fo:font-size="12pt" fo:font-style="italic" fo:font-weight="normal" officeooo:rsid="00a0b81e" officeooo:paragraph-rsid="01c7726b" style:font-size-asian="12pt" style:font-style-asian="italic" style:font-weight-asian="normal" style:font-size-complex="12pt" style:font-style-complex="italic" style:font-weight-complex="normal"/>
    </style:style>
    <style:style style:name="P647" style:family="paragraph" style:parent-style-name="Standard">
      <style:text-properties fo:font-size="12pt" fo:font-style="italic" fo:font-weight="normal" officeooo:rsid="00a0b81e" officeooo:paragraph-rsid="01c7842d" style:font-size-asian="12pt" style:font-style-asian="italic" style:font-weight-asian="normal" style:font-size-complex="12pt" style:font-style-complex="italic" style:font-weight-complex="normal"/>
    </style:style>
    <style:style style:name="P648" style:family="paragraph" style:parent-style-name="Standard">
      <style:text-properties fo:font-size="12pt" fo:font-style="italic" fo:font-weight="normal" officeooo:rsid="00a0b81e" officeooo:paragraph-rsid="01cac61c" style:font-size-asian="12pt" style:font-style-asian="italic" style:font-weight-asian="normal" style:font-size-complex="12pt" style:font-style-complex="italic" style:font-weight-complex="normal"/>
    </style:style>
    <style:style style:name="P649" style:family="paragraph" style:parent-style-name="Standard">
      <style:text-properties fo:font-size="12pt" fo:font-style="italic" fo:font-weight="normal" officeooo:rsid="00a0b81e" officeooo:paragraph-rsid="01cccc11" style:font-size-asian="12pt" style:font-style-asian="italic" style:font-weight-asian="normal" style:font-size-complex="12pt" style:font-style-complex="italic" style:font-weight-complex="normal"/>
    </style:style>
    <style:style style:name="P650" style:family="paragraph" style:parent-style-name="Standard">
      <style:text-properties fo:font-size="12pt" fo:font-style="italic" fo:font-weight="normal" officeooo:rsid="00a0b81e" officeooo:paragraph-rsid="01cd09ed" style:font-size-asian="12pt" style:font-style-asian="italic" style:font-weight-asian="normal" style:font-size-complex="12pt" style:font-style-complex="italic" style:font-weight-complex="normal"/>
    </style:style>
    <style:style style:name="P651" style:family="paragraph" style:parent-style-name="Standard">
      <style:text-properties fo:font-size="12pt" fo:font-style="italic" fo:font-weight="normal" officeooo:rsid="00a0b81e" officeooo:paragraph-rsid="01ce3b33" style:font-size-asian="12pt" style:font-style-asian="italic" style:font-weight-asian="normal" style:font-size-complex="12pt" style:font-style-complex="italic" style:font-weight-complex="normal"/>
    </style:style>
    <style:style style:name="P652" style:family="paragraph" style:parent-style-name="Standard">
      <style:text-properties fo:font-size="12pt" fo:font-style="italic" fo:font-weight="normal" officeooo:rsid="00a0b81e" officeooo:paragraph-rsid="01ce51d3" style:font-size-asian="12pt" style:font-style-asian="italic" style:font-weight-asian="normal" style:font-size-complex="12pt" style:font-style-complex="italic" style:font-weight-complex="normal"/>
    </style:style>
    <style:style style:name="P653" style:family="paragraph" style:parent-style-name="Standard">
      <style:text-properties fo:font-size="12pt" fo:font-style="italic" fo:font-weight="normal" officeooo:rsid="00a0b81e" officeooo:paragraph-rsid="01d04904" style:font-size-asian="12pt" style:font-style-asian="italic" style:font-weight-asian="normal" style:font-size-complex="12pt" style:font-style-complex="italic" style:font-weight-complex="normal"/>
    </style:style>
    <style:style style:name="P654" style:family="paragraph" style:parent-style-name="Standard">
      <style:text-properties fo:font-size="12pt" fo:font-style="italic" fo:font-weight="normal" officeooo:rsid="00a0b81e" officeooo:paragraph-rsid="01d1fa90" style:font-size-asian="12pt" style:font-style-asian="italic" style:font-weight-asian="normal" style:font-size-complex="12pt" style:font-style-complex="italic" style:font-weight-complex="normal"/>
    </style:style>
    <style:style style:name="P655" style:family="paragraph" style:parent-style-name="Standard">
      <style:text-properties fo:font-size="12pt" fo:font-style="italic" fo:font-weight="normal" officeooo:rsid="00e61f86" officeooo:paragraph-rsid="01b5f3b6" style:font-size-asian="12pt" style:font-style-asian="italic" style:font-weight-asian="normal" style:font-size-complex="12pt" style:font-style-complex="italic" style:font-weight-complex="normal"/>
    </style:style>
    <style:style style:name="P656" style:family="paragraph" style:parent-style-name="Standard">
      <style:text-properties fo:font-size="12pt" fo:font-style="italic" fo:font-weight="normal" officeooo:rsid="00e61f86" officeooo:paragraph-rsid="01b7d464" style:font-size-asian="12pt" style:font-style-asian="italic" style:font-weight-asian="normal" style:font-size-complex="12pt" style:font-style-complex="italic" style:font-weight-complex="normal"/>
    </style:style>
    <style:style style:name="P657" style:family="paragraph" style:parent-style-name="Standard">
      <style:text-properties fo:font-size="12pt" fo:font-style="italic" fo:font-weight="normal" officeooo:rsid="00e61f86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658" style:family="paragraph" style:parent-style-name="Standard">
      <style:text-properties fo:font-size="12pt" fo:font-style="italic" fo:font-weight="normal" officeooo:rsid="00e61f86" officeooo:paragraph-rsid="01c28a3d" style:font-size-asian="12pt" style:font-style-asian="italic" style:font-weight-asian="normal" style:font-size-complex="12pt" style:font-style-complex="italic" style:font-weight-complex="normal"/>
    </style:style>
    <style:style style:name="P659" style:family="paragraph" style:parent-style-name="Standard">
      <style:text-properties fo:font-size="12pt" fo:font-style="italic" fo:font-weight="normal" officeooo:rsid="00e61f86" officeooo:paragraph-rsid="01c7726b" style:font-size-asian="12pt" style:font-style-asian="italic" style:font-weight-asian="normal" style:font-size-complex="12pt" style:font-style-complex="italic" style:font-weight-complex="normal"/>
    </style:style>
    <style:style style:name="P660" style:family="paragraph" style:parent-style-name="Standard">
      <style:text-properties fo:font-size="12pt" fo:font-style="italic" fo:font-weight="normal" officeooo:rsid="00e61f86" officeooo:paragraph-rsid="01cac61c" style:font-size-asian="12pt" style:font-style-asian="italic" style:font-weight-asian="normal" style:font-size-complex="12pt" style:font-style-complex="italic" style:font-weight-complex="normal"/>
    </style:style>
    <style:style style:name="P661" style:family="paragraph" style:parent-style-name="Standard">
      <style:text-properties fo:font-size="12pt" fo:font-style="italic" fo:font-weight="normal" officeooo:rsid="00e61f86" officeooo:paragraph-rsid="01cccc11" style:font-size-asian="12pt" style:font-style-asian="italic" style:font-weight-asian="normal" style:font-size-complex="12pt" style:font-style-complex="italic" style:font-weight-complex="normal"/>
    </style:style>
    <style:style style:name="P662" style:family="paragraph" style:parent-style-name="Standard">
      <style:text-properties fo:font-size="12pt" fo:font-style="italic" fo:font-weight="normal" officeooo:rsid="00e61f86" officeooo:paragraph-rsid="01cd09ed" style:font-size-asian="12pt" style:font-style-asian="italic" style:font-weight-asian="normal" style:font-size-complex="12pt" style:font-style-complex="italic" style:font-weight-complex="normal"/>
    </style:style>
    <style:style style:name="P663" style:family="paragraph" style:parent-style-name="Standard">
      <style:text-properties fo:font-size="12pt" fo:font-style="italic" fo:font-weight="normal" officeooo:rsid="016f8336" officeooo:paragraph-rsid="01d34e02" style:font-size-asian="12pt" style:font-style-asian="italic" style:font-weight-asian="normal" style:font-size-complex="12pt" style:font-style-complex="italic" style:font-weight-complex="normal"/>
    </style:style>
    <style:style style:name="P664" style:family="paragraph" style:parent-style-name="Standard">
      <style:text-properties fo:font-size="12pt" fo:font-style="italic" fo:font-weight="bold" officeooo:rsid="000a8804" officeooo:paragraph-rsid="01bf65fa" style:font-size-asian="12pt" style:font-style-asian="italic" style:font-weight-asian="bold" style:font-size-complex="12pt" style:font-style-complex="italic" style:font-weight-complex="bold"/>
    </style:style>
    <style:style style:name="P665" style:family="paragraph" style:parent-style-name="Standard">
      <style:text-properties fo:font-size="12pt" fo:font-style="italic" fo:font-weight="bold" officeooo:rsid="000a8804" officeooo:paragraph-rsid="01d34e02" style:font-size-asian="12pt" style:font-style-asian="italic" style:font-weight-asian="bold" style:font-size-complex="12pt" style:font-style-complex="italic" style:font-weight-complex="bold"/>
    </style:style>
    <style:style style:name="P666" style:family="paragraph" style:parent-style-name="Standard">
      <style:text-properties fo:font-size="12pt" fo:font-style="italic" fo:font-weight="bold" officeooo:rsid="000a8804" officeooo:paragraph-rsid="01d680ef" style:font-size-asian="12pt" style:font-style-asian="italic" style:font-weight-asian="bold" style:font-size-complex="12pt" style:font-style-complex="italic" style:font-weight-complex="bold"/>
    </style:style>
    <style:style style:name="P667" style:family="paragraph" style:parent-style-name="Standard">
      <style:text-properties fo:font-size="12pt" fo:font-style="italic" fo:font-weight="bold" officeooo:rsid="000a8804" officeooo:paragraph-rsid="01d8453a" style:font-size-asian="12pt" style:font-style-asian="italic" style:font-weight-asian="bold" style:font-size-complex="12pt" style:font-style-complex="italic" style:font-weight-complex="bold"/>
    </style:style>
    <style:style style:name="P668" style:family="paragraph" style:parent-style-name="Standard">
      <style:text-properties fo:font-size="12pt" fo:font-style="italic" fo:font-weight="bold" officeooo:rsid="000a8804" officeooo:paragraph-rsid="01db664d" style:font-size-asian="12pt" style:font-style-asian="italic" style:font-weight-asian="bold" style:font-size-complex="12pt" style:font-style-complex="italic" style:font-weight-complex="bold"/>
    </style:style>
    <style:style style:name="P669" style:family="paragraph" style:parent-style-name="Standard">
      <style:text-properties fo:font-size="12pt" fo:font-style="italic" fo:font-weight="bold" officeooo:rsid="000a8804" officeooo:paragraph-rsid="01df1138" style:font-size-asian="12pt" style:font-style-asian="italic" style:font-weight-asian="bold" style:font-size-complex="12pt" style:font-style-complex="italic" style:font-weight-complex="bold"/>
    </style:style>
    <style:style style:name="P670" style:family="paragraph" style:parent-style-name="Standard">
      <style:text-properties fo:font-size="12pt" fo:font-weight="bold" officeooo:rsid="00084b9f" officeooo:paragraph-rsid="01bf65fa" style:font-size-asian="12pt" style:font-weight-asian="bold" style:font-size-complex="12pt" style:font-weight-complex="bold"/>
    </style:style>
    <style:style style:name="P671" style:family="paragraph" style:parent-style-name="Standard">
      <style:text-properties fo:font-size="12pt" fo:font-weight="bold" officeooo:rsid="00084b9f" officeooo:paragraph-rsid="01d34e02" style:font-size-asian="12pt" style:font-weight-asian="bold" style:font-size-complex="12pt" style:font-weight-complex="bold"/>
    </style:style>
    <style:style style:name="P672" style:family="paragraph" style:parent-style-name="Standard">
      <style:text-properties fo:font-size="12pt" fo:font-weight="bold" officeooo:rsid="00084b9f" officeooo:paragraph-rsid="01da468c" style:font-size-asian="12pt" style:font-weight-asian="bold" style:font-size-complex="12pt" style:font-weight-complex="bold"/>
    </style:style>
    <style:style style:name="P673" style:family="paragraph" style:parent-style-name="Standard">
      <style:text-properties fo:font-size="12pt" fo:font-weight="bold" officeooo:rsid="0008a0bd" officeooo:paragraph-rsid="01bf65fa" style:font-size-asian="12pt" style:font-weight-asian="bold" style:font-size-complex="12pt" style:font-weight-complex="bold"/>
    </style:style>
    <style:style style:name="P674" style:family="paragraph" style:parent-style-name="Standard">
      <style:text-properties fo:font-size="12pt" fo:font-weight="bold" officeooo:rsid="0008a0bd" officeooo:paragraph-rsid="01d34e02" style:font-size-asian="12pt" style:font-weight-asian="bold" style:font-size-complex="12pt" style:font-weight-complex="bold"/>
    </style:style>
    <style:style style:name="P675" style:family="paragraph" style:parent-style-name="Standard">
      <style:text-properties fo:font-size="12pt" fo:font-weight="bold" officeooo:rsid="0008a0bd" officeooo:paragraph-rsid="01da468c" style:font-size-asian="12pt" style:font-weight-asian="bold" style:font-size-complex="12pt" style:font-weight-complex="bold"/>
    </style:style>
    <style:style style:name="P676" style:family="paragraph" style:parent-style-name="Standard">
      <style:text-properties fo:font-size="12pt" fo:font-weight="bold" officeooo:rsid="0043a449" officeooo:paragraph-rsid="01bf65fa" style:font-size-asian="12pt" style:font-weight-asian="bold" style:font-size-complex="12pt" style:font-weight-complex="bold"/>
    </style:style>
    <style:style style:name="P677" style:family="paragraph" style:parent-style-name="Standard">
      <style:text-properties fo:font-size="12pt" fo:font-weight="bold" officeooo:rsid="0043a449" officeooo:paragraph-rsid="01d34e02" style:font-size-asian="12pt" style:font-weight-asian="bold" style:font-size-complex="12pt" style:font-weight-complex="bold"/>
    </style:style>
    <style:style style:name="P678" style:family="paragraph" style:parent-style-name="Standard">
      <style:text-properties fo:font-size="12pt" fo:font-weight="bold" officeooo:rsid="005f39e8" officeooo:paragraph-rsid="01bf65fa" style:font-size-asian="12pt" style:font-weight-asian="bold" style:font-size-complex="12pt" style:font-weight-complex="bold"/>
    </style:style>
    <style:style style:name="P679" style:family="paragraph" style:parent-style-name="Standard">
      <style:text-properties fo:font-size="12pt" fo:font-weight="bold" officeooo:rsid="005f39e8" officeooo:paragraph-rsid="01d34e02" style:font-size-asian="12pt" style:font-weight-asian="bold" style:font-size-complex="12pt" style:font-weight-complex="bold"/>
    </style:style>
    <style:style style:name="P680" style:family="paragraph" style:parent-style-name="Standard">
      <style:text-properties fo:font-size="12pt" fo:font-weight="bold" officeooo:rsid="000a0ba2" officeooo:paragraph-rsid="01bf65fa" style:font-size-asian="12pt" style:font-weight-asian="bold" style:font-size-complex="12pt" style:font-weight-complex="bold"/>
    </style:style>
    <style:style style:name="P681" style:family="paragraph" style:parent-style-name="Standard">
      <style:text-properties fo:font-size="12pt" fo:font-weight="bold" officeooo:rsid="000a0ba2" officeooo:paragraph-rsid="01d34e02" style:font-size-asian="12pt" style:font-weight-asian="bold" style:font-size-complex="12pt" style:font-weight-complex="bold"/>
    </style:style>
    <style:style style:name="P682" style:family="paragraph" style:parent-style-name="Standard">
      <style:text-properties fo:font-size="12pt" fo:font-weight="bold" officeooo:rsid="000a0ba2" officeooo:paragraph-rsid="01da5888" style:font-size-asian="12pt" style:font-weight-asian="bold" style:font-size-complex="12pt" style:font-weight-complex="bold"/>
    </style:style>
    <style:style style:name="P683" style:family="paragraph" style:parent-style-name="Standard">
      <style:text-properties fo:font-size="12pt" fo:font-weight="bold" officeooo:rsid="001b74eb" officeooo:paragraph-rsid="01bf65fa" style:font-size-asian="12pt" style:font-weight-asian="bold" style:font-size-complex="12pt" style:font-weight-complex="bold"/>
    </style:style>
    <style:style style:name="P684" style:family="paragraph" style:parent-style-name="Standard">
      <style:text-properties fo:font-size="12pt" fo:font-weight="bold" officeooo:paragraph-rsid="01bf65fa" style:font-size-asian="12pt" style:font-weight-asian="bold" style:font-size-complex="12pt" style:font-weight-complex="bold"/>
    </style:style>
    <style:style style:name="P685" style:family="paragraph" style:parent-style-name="Standard">
      <style:text-properties fo:font-size="12pt" fo:font-weight="bold" officeooo:paragraph-rsid="01d34e02" style:font-size-asian="12pt" style:font-weight-asian="bold" style:font-size-complex="12pt" style:font-weight-complex="bold"/>
    </style:style>
    <style:style style:name="P686" style:family="paragraph" style:parent-style-name="Standard">
      <style:text-properties fo:font-size="12pt" fo:font-weight="bold" officeooo:paragraph-rsid="01da468c" style:font-size-asian="12pt" style:font-weight-asian="bold" style:font-size-complex="12pt" style:font-weight-complex="bold"/>
    </style:style>
    <style:style style:name="P687" style:family="paragraph" style:parent-style-name="Standard">
      <style:text-properties fo:font-size="12pt" fo:font-weight="normal" officeooo:rsid="01396a86" officeooo:paragraph-rsid="01bf65fa" style:font-size-asian="12pt" style:font-weight-asian="normal" style:font-size-complex="12pt" style:font-weight-complex="normal"/>
    </style:style>
    <style:style style:name="P688" style:family="paragraph" style:parent-style-name="Standard">
      <style:text-properties fo:font-size="12pt" fo:font-weight="normal" officeooo:rsid="01396a86" officeooo:paragraph-rsid="01d34e02" style:font-size-asian="12pt" style:font-weight-asian="normal" style:font-size-complex="12pt" style:font-weight-complex="normal"/>
    </style:style>
    <style:style style:name="P689" style:family="paragraph" style:parent-style-name="Standard">
      <style:text-properties fo:font-size="12pt" fo:font-weight="normal" officeooo:rsid="01396a86" officeooo:paragraph-rsid="01da468c" style:font-size-asian="12pt" style:font-weight-asian="normal" style:font-size-complex="12pt" style:font-weight-complex="normal"/>
    </style:style>
    <style:style style:name="P690" style:family="paragraph" style:parent-style-name="Standard">
      <style:text-properties fo:font-size="12pt" fo:font-weight="normal" officeooo:rsid="00f1cfa4" officeooo:paragraph-rsid="01bf65fa" style:font-size-asian="12pt" style:font-weight-asian="normal" style:font-size-complex="12pt" style:font-weight-complex="normal"/>
    </style:style>
    <style:style style:name="P691" style:family="paragraph" style:parent-style-name="Standard">
      <style:text-properties fo:font-size="12pt" fo:font-weight="normal" officeooo:rsid="00f1cfa4" officeooo:paragraph-rsid="01d34e02" style:font-size-asian="12pt" style:font-weight-asian="normal" style:font-size-complex="12pt" style:font-weight-complex="normal"/>
    </style:style>
    <style:style style:name="P692" style:family="paragraph" style:parent-style-name="Standard">
      <style:text-properties fo:font-size="12pt" fo:font-weight="normal" officeooo:rsid="00f1cfa4" officeooo:paragraph-rsid="01da468c" style:font-size-asian="12pt" style:font-weight-asian="normal" style:font-size-complex="12pt" style:font-weight-complex="normal"/>
    </style:style>
    <style:style style:name="P693" style:family="paragraph" style:parent-style-name="Standard">
      <style:text-properties fo:font-size="12pt" fo:font-weight="normal" officeooo:rsid="00084b9f" officeooo:paragraph-rsid="01bf65fa" style:font-size-asian="12pt" style:font-weight-asian="normal" style:font-size-complex="12pt" style:font-weight-complex="normal"/>
    </style:style>
    <style:style style:name="P694" style:family="paragraph" style:parent-style-name="Standard">
      <style:text-properties fo:font-size="12pt" fo:font-weight="normal" officeooo:rsid="00084b9f" officeooo:paragraph-rsid="01d34e02" style:font-size-asian="12pt" style:font-weight-asian="normal" style:font-size-complex="12pt" style:font-weight-complex="normal"/>
    </style:style>
    <style:style style:name="P695" style:family="paragraph" style:parent-style-name="Standard">
      <style:text-properties fo:font-size="12pt" fo:font-weight="normal" officeooo:rsid="00084b9f" officeooo:paragraph-rsid="01da468c" style:font-size-asian="12pt" style:font-weight-asian="normal" style:font-size-complex="12pt" style:font-weight-complex="normal"/>
    </style:style>
    <style:style style:name="P696" style:family="paragraph" style:parent-style-name="Standard">
      <style:text-properties fo:font-size="12pt" fo:font-weight="normal" officeooo:rsid="000a003f" officeooo:paragraph-rsid="01bf65fa" style:font-size-asian="12pt" style:font-weight-asian="normal" style:font-size-complex="12pt" style:font-weight-complex="normal"/>
    </style:style>
    <style:style style:name="P697" style:family="paragraph" style:parent-style-name="Standard">
      <style:text-properties fo:font-size="12pt" fo:font-weight="normal" officeooo:rsid="000a003f" officeooo:paragraph-rsid="01d34e02" style:font-size-asian="12pt" style:font-weight-asian="normal" style:font-size-complex="12pt" style:font-weight-complex="normal"/>
    </style:style>
    <style:style style:name="P698" style:family="paragraph" style:parent-style-name="Standard">
      <style:text-properties fo:font-size="12pt" fo:font-weight="normal" officeooo:rsid="000a003f" officeooo:paragraph-rsid="01da468c" style:font-size-asian="12pt" style:font-weight-asian="normal" style:font-size-complex="12pt" style:font-weight-complex="normal"/>
    </style:style>
    <style:style style:name="P699" style:family="paragraph" style:parent-style-name="Standard">
      <style:text-properties fo:font-size="12pt" fo:font-weight="normal" officeooo:rsid="0008a0bd" officeooo:paragraph-rsid="01bf65fa" style:font-size-asian="12pt" style:font-weight-asian="normal" style:font-size-complex="12pt" style:font-weight-complex="normal"/>
    </style:style>
    <style:style style:name="P700" style:family="paragraph" style:parent-style-name="Standard">
      <style:text-properties fo:font-size="12pt" fo:font-weight="normal" officeooo:rsid="0008a0bd" officeooo:paragraph-rsid="01d34e02" style:font-size-asian="12pt" style:font-weight-asian="normal" style:font-size-complex="12pt" style:font-weight-complex="normal"/>
    </style:style>
    <style:style style:name="P701" style:family="paragraph" style:parent-style-name="Standard">
      <style:text-properties fo:font-size="12pt" fo:font-weight="normal" officeooo:rsid="0008a0bd" officeooo:paragraph-rsid="01da468c" style:font-size-asian="12pt" style:font-weight-asian="normal" style:font-size-complex="12pt" style:font-weight-complex="normal"/>
    </style:style>
    <style:style style:name="P702" style:family="paragraph" style:parent-style-name="Standard">
      <style:text-properties fo:font-size="12pt" fo:font-weight="normal" officeooo:rsid="000a0ba2" officeooo:paragraph-rsid="01bf65fa" style:font-size-asian="12pt" style:font-weight-asian="normal" style:font-size-complex="12pt" style:font-weight-complex="normal"/>
    </style:style>
    <style:style style:name="P703" style:family="paragraph" style:parent-style-name="Standard">
      <style:text-properties fo:font-size="12pt" fo:font-weight="normal" officeooo:rsid="000a0ba2" officeooo:paragraph-rsid="01d34e02" style:font-size-asian="12pt" style:font-weight-asian="normal" style:font-size-complex="12pt" style:font-weight-complex="normal"/>
    </style:style>
    <style:style style:name="P704" style:family="paragraph" style:parent-style-name="Standard">
      <style:text-properties fo:font-size="12pt" fo:font-weight="normal" officeooo:rsid="000a0ba2" officeooo:paragraph-rsid="01da468c" style:font-size-asian="12pt" style:font-weight-asian="normal" style:font-size-complex="12pt" style:font-weight-complex="normal"/>
    </style:style>
    <style:style style:name="P705" style:family="paragraph" style:parent-style-name="Standard">
      <style:text-properties fo:font-size="12pt" fo:font-weight="normal" officeooo:rsid="001b74eb" officeooo:paragraph-rsid="01bf65fa" style:font-size-asian="12pt" style:font-weight-asian="normal" style:font-size-complex="12pt" style:font-weight-complex="normal"/>
    </style:style>
    <style:style style:name="P706" style:family="paragraph" style:parent-style-name="Standard">
      <style:text-properties fo:font-size="12pt" fo:font-weight="normal" officeooo:rsid="001b74eb" officeooo:paragraph-rsid="01d34e02" style:font-size-asian="12pt" style:font-weight-asian="normal" style:font-size-complex="12pt" style:font-weight-complex="normal"/>
    </style:style>
    <style:style style:name="P707" style:family="paragraph" style:parent-style-name="Standard">
      <style:text-properties fo:font-size="12pt" fo:font-weight="normal" officeooo:rsid="03da60a5" officeooo:paragraph-rsid="01bf65fa" style:font-size-asian="12pt" style:font-weight-asian="normal" style:font-size-complex="12pt" style:font-weight-complex="normal"/>
    </style:style>
    <style:style style:name="P708" style:family="paragraph" style:parent-style-name="Standard">
      <style:text-properties fo:font-size="12pt" fo:font-style="normal" fo:font-weight="bold" officeooo:rsid="0236402c" officeooo:paragraph-rsid="01bf65fa" style:font-size-asian="12pt" style:font-style-asian="normal" style:font-weight-asian="bold" style:font-size-complex="12pt" style:font-style-complex="normal" style:font-weight-complex="bold"/>
    </style:style>
    <style:style style:name="P709" style:family="paragraph" style:parent-style-name="Standard">
      <style:text-properties fo:font-size="12pt" fo:font-style="normal" fo:font-weight="bold" officeooo:rsid="0236402c" officeooo:paragraph-rsid="01d34e02" style:font-size-asian="12pt" style:font-style-asian="normal" style:font-weight-asian="bold" style:font-size-complex="12pt" style:font-style-complex="normal" style:font-weight-complex="bold"/>
    </style:style>
    <style:style style:name="P710" style:family="paragraph" style:parent-style-name="Standard">
      <style:text-properties fo:font-size="12pt" fo:font-style="normal" fo:font-weight="bold" officeooo:rsid="001b74eb" officeooo:paragraph-rsid="01c01442" style:font-size-asian="12pt" style:font-style-asian="normal" style:font-weight-asian="bold" style:font-size-complex="12pt" style:font-style-complex="normal" style:font-weight-complex="bold"/>
    </style:style>
    <style:style style:name="P711" style:family="paragraph" style:parent-style-name="Standard">
      <style:text-properties fo:font-size="12pt" fo:font-style="normal" fo:font-weight="bold" officeooo:rsid="001b74eb" officeooo:paragraph-rsid="01d37b95" style:font-size-asian="12pt" style:font-style-asian="normal" style:font-weight-asian="bold" style:font-size-complex="12pt" style:font-style-complex="normal" style:font-weight-complex="bold"/>
    </style:style>
    <style:style style:name="P712" style:family="paragraph" style:parent-style-name="Standard">
      <style:text-properties fo:font-size="12pt" fo:font-style="normal" fo:font-weight="bold" officeooo:rsid="001b74eb" officeooo:paragraph-rsid="01d7155f" style:font-size-asian="12pt" style:font-style-asian="normal" style:font-weight-asian="bold" style:font-size-complex="12pt" style:font-style-complex="normal" style:font-weight-complex="bold"/>
    </style:style>
    <style:style style:name="P713" style:family="paragraph" style:parent-style-name="Standard">
      <style:text-properties fo:font-size="12pt" fo:font-style="normal" fo:font-weight="bold" officeooo:rsid="001b74eb" officeooo:paragraph-rsid="01da5888" style:font-size-asian="12pt" style:font-style-asian="normal" style:font-weight-asian="bold" style:font-size-complex="12pt" style:font-style-complex="normal" style:font-weight-complex="bold"/>
    </style:style>
    <style:style style:name="P714" style:family="paragraph" style:parent-style-name="Standard">
      <style:text-properties fo:font-size="12pt" fo:font-style="normal" fo:font-weight="bold" officeooo:rsid="001b74eb" officeooo:paragraph-rsid="01dd3774" style:font-size-asian="12pt" style:font-style-asian="normal" style:font-weight-asian="bold" style:font-size-complex="12pt" style:font-style-complex="normal" style:font-weight-complex="bold"/>
    </style:style>
    <style:style style:name="P715" style:family="paragraph" style:parent-style-name="Standard">
      <style:text-properties fo:font-size="12pt" fo:font-style="normal" fo:font-weight="bold" officeooo:rsid="001b74eb" officeooo:paragraph-rsid="01df1138" style:font-size-asian="12pt" style:font-style-asian="normal" style:font-weight-asian="bold" style:font-size-complex="12pt" style:font-style-complex="normal" style:font-weight-complex="bold"/>
    </style:style>
    <style:style style:name="P716" style:family="paragraph" style:parent-style-name="Standard">
      <style:text-properties fo:font-size="12pt" fo:font-style="normal" fo:font-weight="bold" officeooo:rsid="000a8804" officeooo:paragraph-rsid="01bf65fa" style:font-size-asian="12pt" style:font-style-asian="normal" style:font-weight-asian="bold" style:font-size-complex="12pt" style:font-style-complex="normal" style:font-weight-complex="bold"/>
    </style:style>
    <style:style style:name="P717" style:family="paragraph" style:parent-style-name="Standard">
      <style:text-properties fo:font-size="12pt" fo:font-style="normal" fo:font-weight="bold" officeooo:rsid="000a8804" officeooo:paragraph-rsid="01c7726b" style:font-size-asian="12pt" style:font-style-asian="normal" style:font-weight-asian="bold" style:font-size-complex="12pt" style:font-style-complex="normal" style:font-weight-complex="bold"/>
    </style:style>
    <style:style style:name="P718" style:family="paragraph" style:parent-style-name="Standard">
      <style:text-properties fo:font-size="12pt" fo:font-style="normal" fo:font-weight="bold" officeooo:rsid="000a8804" officeooo:paragraph-rsid="01d34e02" style:font-size-asian="12pt" style:font-style-asian="normal" style:font-weight-asian="bold" style:font-size-complex="12pt" style:font-style-complex="normal" style:font-weight-complex="bold"/>
    </style:style>
    <style:style style:name="P719" style:family="paragraph" style:parent-style-name="Standard">
      <style:text-properties fo:font-size="12pt" fo:font-style="normal" fo:font-weight="normal" officeooo:rsid="000a8804" officeooo:paragraph-rsid="01bf65fa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>
      <style:text-properties fo:font-size="12pt" officeooo:paragraph-rsid="01bf65fa" style:font-size-asian="12pt" style:font-size-complex="12pt"/>
    </style:style>
    <style:style style:name="P721" style:family="paragraph" style:parent-style-name="Standard">
      <style:text-properties fo:font-size="12pt" officeooo:paragraph-rsid="01d34e02" style:font-size-asian="12pt" style:font-size-complex="12pt"/>
    </style:style>
    <style:style style:name="P722" style:family="paragraph" style:parent-style-name="Standard">
      <style:text-properties fo:font-weight="normal" officeooo:rsid="00084b9f" officeooo:paragraph-rsid="01bf65fa" style:font-weight-asian="normal" style:font-weight-complex="normal"/>
    </style:style>
    <style:style style:name="P723" style:family="paragraph" style:parent-style-name="Standard">
      <style:text-properties fo:font-weight="normal" officeooo:rsid="00084b9f" officeooo:paragraph-rsid="01d34e02" style:font-weight-asian="normal" style:font-weight-complex="normal"/>
    </style:style>
    <style:style style:name="P724" style:family="paragraph" style:parent-style-name="Standard">
      <style:text-properties fo:font-weight="normal" officeooo:rsid="00084b9f" officeooo:paragraph-rsid="01da468c" style:font-weight-asian="normal" style:font-weight-complex="normal"/>
    </style:style>
    <style:style style:name="P725" style:family="paragraph" style:parent-style-name="Standard">
      <style:paragraph-properties fo:text-align="center" style:justify-single-word="false"/>
      <style:text-properties officeooo:rsid="013a8563" officeooo:paragraph-rsid="01bf65fa"/>
    </style:style>
    <style:style style:name="P726" style:family="paragraph" style:parent-style-name="Standard">
      <style:paragraph-properties fo:text-align="center" style:justify-single-word="false"/>
      <style:text-properties officeooo:rsid="013a8563" officeooo:paragraph-rsid="01d34e02"/>
    </style:style>
    <style:style style:name="P727" style:family="paragraph" style:parent-style-name="Standard">
      <style:text-properties fo:font-style="normal" fo:font-weight="normal" officeooo:rsid="000a8804" officeooo:paragraph-rsid="01bf65fa" style:font-style-asian="normal" style:font-weight-asian="normal" style:font-style-complex="normal" style:font-weight-complex="normal"/>
    </style:style>
    <style:style style:name="P728" style:family="paragraph" style:parent-style-name="Standard">
      <style:text-properties fo:font-style="italic" fo:font-weight="normal" officeooo:rsid="00a0b81e" officeooo:paragraph-rsid="01bf65fa" style:font-style-asian="italic" style:font-weight-asian="normal" style:font-style-complex="italic" style:font-weight-complex="normal"/>
    </style:style>
    <style:style style:name="P729" style:family="paragraph" style:parent-style-name="Standard">
      <style:text-properties fo:font-style="italic" fo:font-weight="normal" officeooo:rsid="00a0b81e" officeooo:paragraph-rsid="01c28a3d" style:font-style-asian="italic" style:font-weight-asian="normal" style:font-style-complex="italic" style:font-weight-complex="normal"/>
    </style:style>
    <style:style style:name="P730" style:family="paragraph" style:parent-style-name="Standard">
      <style:text-properties fo:font-style="italic" fo:font-weight="normal" officeooo:rsid="00a0b81e" officeooo:paragraph-rsid="01c7726b" style:font-style-asian="italic" style:font-weight-asian="normal" style:font-style-complex="italic" style:font-weight-complex="normal"/>
    </style:style>
    <style:style style:name="P731" style:family="paragraph" style:parent-style-name="Standard">
      <style:text-properties fo:font-style="italic" fo:font-weight="normal" officeooo:rsid="00a0b81e" officeooo:paragraph-rsid="01d34e02" style:font-style-asian="italic" style:font-weight-asian="normal" style:font-style-complex="italic" style:font-weight-complex="normal"/>
    </style:style>
    <style:style style:name="P732" style:family="paragraph" style:parent-style-name="Standard">
      <style:text-properties fo:font-style="italic" fo:font-weight="normal" officeooo:rsid="00a0b81e" officeooo:paragraph-rsid="01da5888" style:font-style-asian="italic" style:font-weight-asian="normal" style:font-style-complex="italic" style:font-weight-complex="normal"/>
    </style:style>
    <style:style style:name="P733" style:family="paragraph" style:parent-style-name="Standard">
      <style:text-properties fo:font-style="italic" fo:font-weight="normal" officeooo:rsid="000a8804" officeooo:paragraph-rsid="01da5888" style:font-style-asian="italic" style:font-weight-asian="normal" style:font-style-complex="italic" style:font-weight-complex="normal"/>
    </style:style>
    <style:style style:name="P734" style:family="paragraph" style:parent-style-name="Standard">
      <style:paragraph-properties fo:text-align="center" style:justify-single-word="false"/>
      <style:text-properties officeooo:rsid="01439557" officeooo:paragraph-rsid="01bf65fa"/>
    </style:style>
    <style:style style:name="P735" style:family="paragraph" style:parent-style-name="Standard">
      <style:text-properties officeooo:paragraph-rsid="01bf65fa"/>
    </style:style>
    <style:style style:name="P736" style:family="paragraph" style:parent-style-name="Standard">
      <style:text-properties officeooo:paragraph-rsid="01d34e02"/>
    </style:style>
    <style:style style:name="P737" style:family="paragraph" style:parent-style-name="Standard">
      <style:paragraph-properties fo:break-before="page"/>
      <style:text-properties fo:font-size="12pt" fo:font-weight="normal" officeooo:rsid="03da60a5" officeooo:paragraph-rsid="01bf65fa" style:font-size-asian="12pt" style:font-weight-asian="normal" style:font-size-complex="12pt" style:font-weight-complex="normal"/>
    </style:style>
    <style:style style:name="P738" style:family="paragraph" style:parent-style-name="Standard">
      <style:paragraph-properties fo:break-before="page"/>
      <style:text-properties fo:font-size="14pt" fo:font-weight="bold" officeooo:paragraph-rsid="01bf65fa" style:font-size-asian="14pt" style:font-weight-asian="bold" style:font-size-complex="14pt" style:font-weight-complex="bold"/>
    </style:style>
    <style:style style:name="P739" style:family="paragraph" style:parent-style-name="Standard">
      <style:paragraph-properties fo:break-before="page"/>
      <style:text-properties fo:font-size="14pt" fo:font-weight="bold" officeooo:paragraph-rsid="01d34e02" style:font-size-asian="14pt" style:font-weight-asian="bold" style:font-size-complex="14pt" style:font-weight-complex="bold"/>
    </style:style>
    <style:style style:name="P740" style:family="paragraph" style:parent-style-name="Standard">
      <style:paragraph-properties fo:break-before="page"/>
      <style:text-properties fo:font-size="14pt" fo:font-weight="bold" officeooo:paragraph-rsid="01da468c" style:font-size-asian="14pt" style:font-weight-asian="bold" style:font-size-complex="14pt" style:font-weight-complex="bold"/>
    </style:style>
    <style:style style:name="P741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bf65fa" style:font-size-asian="12pt" style:font-weight-asian="bold" style:font-size-complex="12pt" style:font-weight-complex="bold"/>
    </style:style>
    <style:style style:name="P742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d34e02" style:font-size-asian="12pt" style:font-weight-asian="bold" style:font-size-complex="12pt" style:font-weight-complex="bold"/>
    </style:style>
    <style:style style:name="P743" style:family="paragraph" style:parent-style-name="Table_20_Contents">
      <style:text-properties fo:font-size="12pt" fo:font-weight="bold" officeooo:rsid="000a003f" officeooo:paragraph-rsid="01bf65fa" style:font-size-asian="12pt" style:font-weight-asian="bold" style:font-size-complex="12pt" style:font-weight-complex="bold"/>
    </style:style>
    <style:style style:name="P744" style:family="paragraph" style:parent-style-name="Table_20_Contents">
      <style:text-properties fo:font-size="12pt" fo:font-weight="bold" officeooo:rsid="000a003f" officeooo:paragraph-rsid="01d34e02" style:font-size-asian="12pt" style:font-weight-asian="bold" style:font-size-complex="12pt" style:font-weight-complex="bold"/>
    </style:style>
    <style:style style:name="P745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bf65fa" style:font-size-asian="12pt" style:font-weight-asian="bold" style:font-size-complex="12pt" style:font-weight-complex="bold"/>
    </style:style>
    <style:style style:name="P746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d34e02" style:font-size-asian="12pt" style:font-weight-asian="bold" style:font-size-complex="12pt" style:font-weight-complex="bold"/>
    </style:style>
    <style:style style:name="P747" style:family="paragraph" style:parent-style-name="Table_20_Contents">
      <style:text-properties fo:font-size="12pt" fo:font-weight="bold" officeooo:rsid="023122ac" officeooo:paragraph-rsid="01bf65fa" style:font-size-asian="12pt" style:font-weight-asian="bold" style:font-size-complex="12pt" style:font-weight-complex="bold"/>
    </style:style>
    <style:style style:name="P748" style:family="paragraph" style:parent-style-name="Table_20_Contents">
      <style:text-properties fo:font-size="12pt" fo:font-weight="bold" officeooo:rsid="023122ac" officeooo:paragraph-rsid="01d34e02" style:font-size-asian="12pt" style:font-weight-asian="bold" style:font-size-complex="12pt" style:font-weight-complex="bold"/>
    </style:style>
    <style:style style:name="P749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bf65fa" style:font-size-asian="12pt" style:font-weight-asian="bold" style:font-size-complex="12pt" style:font-weight-complex="bold"/>
    </style:style>
    <style:style style:name="P750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d34e02" style:font-size-asian="12pt" style:font-weight-asian="bold" style:font-size-complex="12pt" style:font-weight-complex="bold"/>
    </style:style>
    <style:style style:name="P751" style:family="paragraph" style:parent-style-name="Table_20_Contents">
      <style:paragraph-properties fo:text-align="center" style:justify-single-word="false"/>
      <style:text-properties fo:font-size="12pt" officeooo:rsid="0200b592" officeooo:paragraph-rsid="01bf65fa" style:font-size-asian="12pt" style:font-size-complex="12pt"/>
    </style:style>
    <style:style style:name="P752" style:family="paragraph" style:parent-style-name="Table_20_Contents">
      <style:paragraph-properties fo:text-align="center" style:justify-single-word="false"/>
      <style:text-properties fo:font-size="12pt" officeooo:rsid="0200b592" officeooo:paragraph-rsid="01d34e02" style:font-size-asian="12pt" style:font-size-complex="12pt"/>
    </style:style>
    <style:style style:name="P753" style:family="paragraph" style:parent-style-name="Table_20_Contents">
      <style:text-properties fo:font-size="12pt" officeooo:rsid="0200b592" officeooo:paragraph-rsid="01bf65fa" style:font-size-asian="12pt" style:font-size-complex="12pt"/>
    </style:style>
    <style:style style:name="P754" style:family="paragraph" style:parent-style-name="Table_20_Contents">
      <style:text-properties fo:font-size="12pt" officeooo:rsid="0200b592" officeooo:paragraph-rsid="01d34e02" style:font-size-asian="12pt" style:font-size-complex="12pt"/>
    </style:style>
    <style:style style:name="P755" style:family="paragraph" style:parent-style-name="Table_20_Contents">
      <style:paragraph-properties fo:text-align="center" style:justify-single-word="false"/>
      <style:text-properties fo:font-size="12pt" officeooo:rsid="0201e08d" officeooo:paragraph-rsid="01bf65fa" style:font-size-asian="12pt" style:font-size-complex="12pt"/>
    </style:style>
    <style:style style:name="P756" style:family="paragraph" style:parent-style-name="Table_20_Contents">
      <style:paragraph-properties fo:text-align="center" style:justify-single-word="false"/>
      <style:text-properties fo:font-size="12pt" officeooo:rsid="0201e08d" officeooo:paragraph-rsid="01d34e02" style:font-size-asian="12pt" style:font-size-complex="12pt"/>
    </style:style>
    <style:style style:name="P757" style:family="paragraph" style:parent-style-name="Table_20_Contents">
      <style:text-properties fo:font-size="12pt" officeooo:rsid="0201e08d" officeooo:paragraph-rsid="01bf65fa" style:font-size-asian="12pt" style:font-size-complex="12pt"/>
    </style:style>
    <style:style style:name="P758" style:family="paragraph" style:parent-style-name="Table_20_Contents">
      <style:text-properties fo:font-size="12pt" officeooo:rsid="02323713" officeooo:paragraph-rsid="01bf65fa" style:font-size-asian="12pt" style:font-size-complex="12pt"/>
    </style:style>
    <style:style style:name="P759" style:family="paragraph" style:parent-style-name="Table_20_Contents">
      <style:text-properties fo:font-size="12pt" officeooo:rsid="02323713" officeooo:paragraph-rsid="01d34e02" style:font-size-asian="12pt" style:font-size-complex="12pt"/>
    </style:style>
    <style:style style:name="P760" style:family="paragraph" style:parent-style-name="Table_20_Contents">
      <style:paragraph-properties fo:text-align="center" style:justify-single-word="false"/>
      <style:text-properties fo:font-size="12pt" officeooo:rsid="023832df" officeooo:paragraph-rsid="01bf65fa" style:font-size-asian="12pt" style:font-size-complex="12pt"/>
    </style:style>
    <style:style style:name="P761" style:family="paragraph" style:parent-style-name="Table_20_Contents">
      <style:paragraph-properties fo:text-align="center" style:justify-single-word="false"/>
      <style:text-properties fo:font-size="12pt" officeooo:rsid="023832df" officeooo:paragraph-rsid="01d34e02" style:font-size-asian="12pt" style:font-size-complex="12pt"/>
    </style:style>
    <style:style style:name="P762" style:family="paragraph" style:parent-style-name="Table_20_Contents">
      <style:paragraph-properties fo:text-align="center" style:justify-single-word="false"/>
      <style:text-properties fo:font-size="12pt" officeooo:rsid="0239a4cd" officeooo:paragraph-rsid="01bf65fa" style:font-size-asian="12pt" style:font-size-complex="12pt"/>
    </style:style>
    <style:style style:name="P763" style:family="paragraph" style:parent-style-name="Table_20_Contents">
      <style:paragraph-properties fo:text-align="center" style:justify-single-word="false"/>
      <style:text-properties fo:font-size="12pt" officeooo:rsid="0239a4cd" officeooo:paragraph-rsid="01d34e02" style:font-size-asian="12pt" style:font-size-complex="12pt"/>
    </style:style>
    <style:style style:name="P764" style:family="paragraph" style:parent-style-name="Table_20_Contents">
      <style:text-properties fo:font-size="12pt" officeooo:rsid="023122ac" officeooo:paragraph-rsid="01bf65fa" style:font-size-asian="12pt" style:font-size-complex="12pt"/>
    </style:style>
    <style:style style:name="P765" style:family="paragraph" style:parent-style-name="Table_20_Contents">
      <style:text-properties fo:font-size="12pt" officeooo:rsid="023122ac" officeooo:paragraph-rsid="01d34e02" style:font-size-asian="12pt" style:font-size-complex="12pt"/>
    </style:style>
    <style:style style:name="P766" style:family="paragraph" style:parent-style-name="Table_20_Contents">
      <style:text-properties fo:font-size="12pt" officeooo:rsid="024b5eb6" officeooo:paragraph-rsid="01bf65fa" style:font-size-asian="12pt" style:font-size-complex="12pt"/>
    </style:style>
    <style:style style:name="P767" style:family="paragraph" style:parent-style-name="Table_20_Contents">
      <style:text-properties fo:font-size="12pt" officeooo:rsid="024b5eb6" officeooo:paragraph-rsid="01d34e02" style:font-size-asian="12pt" style:font-size-complex="12pt"/>
    </style:style>
    <style:style style:name="P768" style:family="paragraph" style:parent-style-name="Table_20_Contents">
      <style:paragraph-properties fo:text-align="center" style:justify-single-word="false"/>
      <style:text-properties fo:font-size="12pt" officeooo:rsid="005f39e8" officeooo:paragraph-rsid="01bf65fa" style:font-size-asian="12pt" style:font-size-complex="12pt"/>
    </style:style>
    <style:style style:name="P769" style:family="paragraph" style:parent-style-name="Table_20_Contents">
      <style:paragraph-properties fo:text-align="center" style:justify-single-word="false"/>
      <style:text-properties fo:font-size="12pt" officeooo:rsid="005f39e8" officeooo:paragraph-rsid="01d34e02" style:font-size-asian="12pt" style:font-size-complex="12pt"/>
    </style:style>
    <style:style style:name="P770" style:family="paragraph" style:parent-style-name="Table_20_Contents">
      <style:text-properties fo:font-size="12pt" officeooo:rsid="005f39e8" officeooo:paragraph-rsid="01bf65fa" style:font-size-asian="12pt" style:font-size-complex="12pt"/>
    </style:style>
    <style:style style:name="P771" style:family="paragraph" style:parent-style-name="Table_20_Contents">
      <style:text-properties fo:font-size="12pt" officeooo:rsid="005f39e8" officeooo:paragraph-rsid="01d34e02" style:font-size-asian="12pt" style:font-size-complex="12pt"/>
    </style:style>
    <style:style style:name="P772" style:family="paragraph" style:parent-style-name="Table_20_Contents">
      <style:text-properties fo:font-size="12pt" officeooo:rsid="007435fb" officeooo:paragraph-rsid="01bf65fa" style:font-size-asian="12pt" style:font-size-complex="12pt"/>
    </style:style>
    <style:style style:name="P773" style:family="paragraph" style:parent-style-name="Table_20_Contents">
      <style:text-properties fo:font-size="12pt" officeooo:rsid="007435fb" officeooo:paragraph-rsid="01d34e02" style:font-size-asian="12pt" style:font-size-complex="12pt"/>
    </style:style>
    <style:style style:name="P774" style:family="paragraph" style:parent-style-name="Table_20_Contents">
      <style:paragraph-properties fo:text-align="center" style:justify-single-word="false"/>
      <style:text-properties fo:font-size="12pt" officeooo:rsid="006232e6" officeooo:paragraph-rsid="01bf65fa" style:font-size-asian="12pt" style:font-size-complex="12pt"/>
    </style:style>
    <style:style style:name="P775" style:family="paragraph" style:parent-style-name="Table_20_Contents">
      <style:paragraph-properties fo:text-align="center" style:justify-single-word="false"/>
      <style:text-properties fo:font-size="12pt" officeooo:rsid="006232e6" officeooo:paragraph-rsid="01d34e02" style:font-size-asian="12pt" style:font-size-complex="12pt"/>
    </style:style>
    <style:style style:name="P776" style:family="paragraph" style:parent-style-name="Table_20_Contents">
      <style:text-properties fo:font-size="12pt" officeooo:rsid="006232e6" officeooo:paragraph-rsid="01bf65fa" style:font-size-asian="12pt" style:font-size-complex="12pt"/>
    </style:style>
    <style:style style:name="P777" style:family="paragraph" style:parent-style-name="Table_20_Contents">
      <style:text-properties fo:font-size="12pt" officeooo:rsid="006232e6" officeooo:paragraph-rsid="01d34e02" style:font-size-asian="12pt" style:font-size-complex="12pt"/>
    </style:style>
    <style:style style:name="P778" style:family="paragraph" style:parent-style-name="Table_20_Contents">
      <style:paragraph-properties fo:text-align="center" style:justify-single-word="false"/>
      <style:text-properties fo:font-size="12pt" officeooo:rsid="0063adbe" officeooo:paragraph-rsid="01bf65fa" style:font-size-asian="12pt" style:font-size-complex="12pt"/>
    </style:style>
    <style:style style:name="P779" style:family="paragraph" style:parent-style-name="Table_20_Contents">
      <style:paragraph-properties fo:text-align="center" style:justify-single-word="false"/>
      <style:text-properties fo:font-size="12pt" officeooo:rsid="0063adbe" officeooo:paragraph-rsid="01d34e02" style:font-size-asian="12pt" style:font-size-complex="12pt"/>
    </style:style>
    <style:style style:name="P780" style:family="paragraph" style:parent-style-name="Table_20_Contents">
      <style:text-properties fo:font-size="12pt" officeooo:rsid="0072af4f" officeooo:paragraph-rsid="01bf65fa" style:font-size-asian="12pt" style:font-size-complex="12pt"/>
    </style:style>
    <style:style style:name="P781" style:family="paragraph" style:parent-style-name="Table_20_Contents">
      <style:text-properties fo:font-size="12pt" officeooo:rsid="0072af4f" officeooo:paragraph-rsid="01d34e02" style:font-size-asian="12pt" style:font-size-complex="12pt"/>
    </style:style>
    <style:style style:name="P782" style:family="paragraph" style:parent-style-name="Table_20_Contents">
      <style:paragraph-properties fo:text-align="center" style:justify-single-word="false"/>
      <style:text-properties fo:font-size="12pt" officeooo:rsid="023ce572" officeooo:paragraph-rsid="01bf65fa" style:font-size-asian="12pt" style:font-size-complex="12pt"/>
    </style:style>
    <style:style style:name="P783" style:family="paragraph" style:parent-style-name="Table_20_Contents">
      <style:text-properties fo:font-size="12pt" officeooo:rsid="023411a5" officeooo:paragraph-rsid="01bf65fa" style:font-size-asian="12pt" style:font-size-complex="12pt"/>
    </style:style>
    <style:style style:name="P784" style:family="paragraph" style:parent-style-name="Table_20_Contents">
      <style:text-properties fo:font-size="12pt" officeooo:rsid="016bac67" officeooo:paragraph-rsid="01d34e02" style:font-size-asian="12pt" style:font-size-complex="12pt"/>
    </style:style>
    <style:style style:name="P785" style:family="paragraph" style:parent-style-name="Table_20_Contents">
      <style:text-properties fo:font-size="12pt" officeooo:rsid="01731bb4" officeooo:paragraph-rsid="01d34e02" style:font-size-asian="12pt" style:font-size-complex="12pt"/>
    </style:style>
    <style:style style:name="T1" style:family="text">
      <style:text-properties fo:font-style="italic" officeooo:rsid="00a52572" style:font-style-asian="italic" style:font-style-complex="italic"/>
    </style:style>
    <style:style style:name="T2" style:family="text">
      <style:text-properties fo:font-style="italic" officeooo:rsid="00b23041" style:font-style-asian="italic" style:font-style-complex="italic"/>
    </style:style>
    <style:style style:name="T3" style:family="text">
      <style:text-properties fo:font-style="italic" officeooo:rsid="0145e369" style:font-style-asian="italic" style:font-style-complex="italic"/>
    </style:style>
    <style:style style:name="T4" style:family="text">
      <style:text-properties fo:font-style="italic" officeooo:rsid="015a914a" style:font-style-asian="italic" style:font-style-complex="italic"/>
    </style:style>
    <style:style style:name="T5" style:family="text">
      <style:text-properties fo:font-style="italic" officeooo:rsid="018a53be" style:font-style-asian="italic" style:font-style-complex="italic"/>
    </style:style>
    <style:style style:name="T6" style:family="text">
      <style:text-properties fo:font-style="italic" officeooo:rsid="019366be" style:font-style-asian="italic" style:font-style-complex="italic"/>
    </style:style>
    <style:style style:name="T7" style:family="text">
      <style:text-properties fo:font-style="italic" officeooo:rsid="01942cfd" style:font-style-asian="italic" style:font-style-complex="italic"/>
    </style:style>
    <style:style style:name="T8" style:family="text">
      <style:text-properties fo:font-style="italic" officeooo:rsid="01ae17cc" style:font-style-asian="italic" style:font-style-complex="italic"/>
    </style:style>
    <style:style style:name="T9" style:family="text">
      <style:text-properties fo:font-style="italic" officeooo:rsid="01c01442" style:font-style-asian="italic" style:font-style-complex="italic"/>
    </style:style>
    <style:style style:name="T10" style:family="text">
      <style:text-properties fo:font-weight="bold" officeooo:rsid="000a0ba2" style:font-weight-asian="bold" style:font-weight-complex="bold"/>
    </style:style>
    <style:style style:name="T11" style:family="text">
      <style:text-properties fo:font-weight="bold" officeooo:rsid="001f39d8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e07523" style:font-size-asian="12pt" style:font-size-complex="12pt"/>
    </style:style>
    <style:style style:name="T14" style:family="text">
      <style:text-properties fo:font-size="12pt" officeooo:rsid="00ac6344" style:font-size-asian="12pt" style:font-size-complex="12pt"/>
    </style:style>
    <style:style style:name="T15" style:family="text">
      <style:text-properties fo:font-size="12pt" officeooo:rsid="0070ce31" style:font-size-asian="12pt" style:font-size-complex="12pt"/>
    </style:style>
    <style:style style:name="T16" style:family="text">
      <style:text-properties fo:font-size="12pt" officeooo:rsid="04092c59" style:font-size-asian="12pt" style:font-size-complex="12pt"/>
    </style:style>
    <style:style style:name="T17" style:family="text">
      <style:text-properties fo:font-size="12pt" officeooo:rsid="013a8563" style:font-size-asian="12pt" style:font-size-complex="12pt"/>
    </style:style>
    <style:style style:name="T18" style:family="text">
      <style:text-properties fo:font-size="12pt" officeooo:rsid="013b1740" style:font-size-asian="12pt" style:font-size-complex="12pt"/>
    </style:style>
    <style:style style:name="T19" style:family="text">
      <style:text-properties fo:font-size="12pt" officeooo:rsid="013fb817" style:font-size-asian="12pt" style:font-size-complex="12pt"/>
    </style:style>
    <style:style style:name="T20" style:family="text">
      <style:text-properties fo:font-size="12pt" officeooo:rsid="0142aab4" style:font-size-asian="12pt" style:font-size-complex="12pt"/>
    </style:style>
    <style:style style:name="T21" style:family="text">
      <style:text-properties fo:font-size="12pt" officeooo:rsid="014b4dd2" style:font-size-asian="12pt" style:font-size-complex="12pt"/>
    </style:style>
    <style:style style:name="T22" style:family="text">
      <style:text-properties fo:font-size="12pt" officeooo:rsid="015035fb" style:font-size-asian="12pt" style:font-size-complex="12pt"/>
    </style:style>
    <style:style style:name="T23" style:family="text">
      <style:text-properties fo:font-size="12pt" officeooo:rsid="015d292d" style:font-size-asian="12pt" style:font-size-complex="12pt"/>
    </style:style>
    <style:style style:name="T24" style:family="text">
      <style:text-properties fo:font-size="12pt" officeooo:rsid="0160727c" style:font-size-asian="12pt" style:font-size-complex="12pt"/>
    </style:style>
    <style:style style:name="T25" style:family="text">
      <style:text-properties fo:font-size="12pt" officeooo:rsid="016223e9" style:font-size-asian="12pt" style:font-size-complex="12pt"/>
    </style:style>
    <style:style style:name="T26" style:family="text">
      <style:text-properties fo:font-size="12pt" officeooo:rsid="0163e43f" style:font-size-asian="12pt" style:font-size-complex="12pt"/>
    </style:style>
    <style:style style:name="T27" style:family="text">
      <style:text-properties fo:font-size="12pt" officeooo:rsid="016bac67" style:font-size-asian="12pt" style:font-size-complex="12pt"/>
    </style:style>
    <style:style style:name="T28" style:family="text">
      <style:text-properties fo:font-size="12pt" officeooo:rsid="016f8336" style:font-size-asian="12pt" style:font-size-complex="12pt"/>
    </style:style>
    <style:style style:name="T29" style:family="text">
      <style:text-properties fo:font-size="12pt" officeooo:rsid="01790d01" style:font-size-asian="12pt" style:font-size-complex="12pt"/>
    </style:style>
    <style:style style:name="T30" style:family="text">
      <style:text-properties fo:font-size="12pt" officeooo:rsid="017bb21a" style:font-size-asian="12pt" style:font-size-complex="12pt"/>
    </style:style>
    <style:style style:name="T31" style:family="text">
      <style:text-properties fo:font-size="12pt" officeooo:rsid="017e5839" style:font-size-asian="12pt" style:font-size-complex="12pt"/>
    </style:style>
    <style:style style:name="T32" style:family="text">
      <style:text-properties fo:font-size="12pt" officeooo:rsid="018a53be" style:font-size-asian="12pt" style:font-size-complex="12pt"/>
    </style:style>
    <style:style style:name="T33" style:family="text">
      <style:text-properties fo:font-size="12pt" officeooo:rsid="018c3f58" style:font-size-asian="12pt" style:font-size-complex="12pt"/>
    </style:style>
    <style:style style:name="T34" style:family="text">
      <style:text-properties fo:font-size="12pt" officeooo:rsid="018e4396" style:font-size-asian="12pt" style:font-size-complex="12pt"/>
    </style:style>
    <style:style style:name="T35" style:family="text">
      <style:text-properties fo:font-size="12pt" officeooo:rsid="01910adf" style:font-size-asian="12pt" style:font-size-complex="12pt"/>
    </style:style>
    <style:style style:name="T36" style:family="text">
      <style:text-properties fo:font-size="12pt" officeooo:rsid="019245f2" style:font-size-asian="12pt" style:font-size-complex="12pt"/>
    </style:style>
    <style:style style:name="T37" style:family="text">
      <style:text-properties fo:font-size="12pt" officeooo:rsid="01926366" style:font-size-asian="12pt" style:font-size-complex="12pt"/>
    </style:style>
    <style:style style:name="T38" style:family="text">
      <style:text-properties fo:font-size="12pt" officeooo:rsid="019329d1" style:font-size-asian="12pt" style:font-size-complex="12pt"/>
    </style:style>
    <style:style style:name="T39" style:family="text">
      <style:text-properties fo:font-size="12pt" officeooo:rsid="019366be" style:font-size-asian="12pt" style:font-size-complex="12pt"/>
    </style:style>
    <style:style style:name="T40" style:family="text">
      <style:text-properties fo:font-size="12pt" officeooo:rsid="01942cfd" style:font-size-asian="12pt" style:font-size-complex="12pt"/>
    </style:style>
    <style:style style:name="T41" style:family="text">
      <style:text-properties fo:font-size="12pt" officeooo:rsid="0197d523" style:font-size-asian="12pt" style:font-size-complex="12pt"/>
    </style:style>
    <style:style style:name="T42" style:family="text">
      <style:text-properties fo:font-size="12pt" officeooo:rsid="0197eef7" style:font-size-asian="12pt" style:font-size-complex="12pt"/>
    </style:style>
    <style:style style:name="T43" style:family="text">
      <style:text-properties fo:font-size="12pt" officeooo:rsid="01a3dd3d" style:font-size-asian="12pt" style:font-size-complex="12pt"/>
    </style:style>
    <style:style style:name="T44" style:family="text">
      <style:text-properties fo:font-size="12pt" officeooo:rsid="01a434f2" style:font-size-asian="12pt" style:font-size-complex="12pt"/>
    </style:style>
    <style:style style:name="T45" style:family="text">
      <style:text-properties fo:font-size="12pt" officeooo:rsid="01a7d2fc" style:font-size-asian="12pt" style:font-size-complex="12pt"/>
    </style:style>
    <style:style style:name="T46" style:family="text">
      <style:text-properties fo:font-size="12pt" officeooo:rsid="01ab4d57" style:font-size-asian="12pt" style:font-size-complex="12pt"/>
    </style:style>
    <style:style style:name="T47" style:family="text">
      <style:text-properties fo:font-size="12pt" officeooo:rsid="01ad4e08" style:font-size-asian="12pt" style:font-size-complex="12pt"/>
    </style:style>
    <style:style style:name="T48" style:family="text">
      <style:text-properties fo:font-size="12pt" officeooo:rsid="01ae17cc" style:font-size-asian="12pt" style:font-size-complex="12pt"/>
    </style:style>
    <style:style style:name="T49" style:family="text">
      <style:text-properties fo:font-size="12pt" officeooo:rsid="01af90bd" style:font-size-asian="12pt" style:font-size-complex="12pt"/>
    </style:style>
    <style:style style:name="T50" style:family="text">
      <style:text-properties fo:font-size="12pt" officeooo:rsid="01afcd1a" style:font-size-asian="12pt" style:font-size-complex="12pt"/>
    </style:style>
    <style:style style:name="T51" style:family="text">
      <style:text-properties fo:font-size="12pt" officeooo:rsid="01b0d9a1" style:font-size-asian="12pt" style:font-size-complex="12pt"/>
    </style:style>
    <style:style style:name="T52" style:family="text">
      <style:text-properties fo:font-size="12pt" officeooo:rsid="01ba5337" style:font-size-asian="12pt" style:font-size-complex="12pt"/>
    </style:style>
    <style:style style:name="T53" style:family="text">
      <style:text-properties fo:font-size="12pt" officeooo:rsid="01bb72a2" style:font-size-asian="12pt" style:font-size-complex="12pt"/>
    </style:style>
    <style:style style:name="T54" style:family="text">
      <style:text-properties fo:font-size="12pt" officeooo:rsid="01bc2815" style:font-size-asian="12pt" style:font-size-complex="12pt"/>
    </style:style>
    <style:style style:name="T55" style:family="text">
      <style:text-properties fo:font-size="12pt" officeooo:rsid="01bf6d61" style:font-size-asian="12pt" style:font-size-complex="12pt"/>
    </style:style>
    <style:style style:name="T56" style:family="text">
      <style:text-properties fo:font-size="12pt" officeooo:rsid="01c01442" style:font-size-asian="12pt" style:font-size-complex="12pt"/>
    </style:style>
    <style:style style:name="T57" style:family="text">
      <style:text-properties fo:font-size="12pt" officeooo:rsid="01c3dc83" style:font-size-asian="12pt" style:font-size-complex="12pt"/>
    </style:style>
    <style:style style:name="T58" style:family="text">
      <style:text-properties fo:font-size="12pt" officeooo:rsid="01c7842d" style:font-size-asian="12pt" style:font-size-complex="12pt"/>
    </style:style>
    <style:style style:name="T59" style:family="text">
      <style:text-properties fo:font-size="12pt" officeooo:rsid="01d51ad2" style:font-size-asian="12pt" style:font-size-complex="12pt"/>
    </style:style>
    <style:style style:name="T60" style:family="text">
      <style:text-properties fo:font-size="12pt" officeooo:rsid="01da5888" style:font-size-asian="12pt" style:font-size-complex="12pt"/>
    </style:style>
    <style:style style:name="T61" style:family="text">
      <style:text-properties fo:font-size="12pt" fo:font-style="italic" style:font-size-asian="12pt" style:font-style-asian="italic" style:font-size-complex="12pt" style:font-style-complex="italic"/>
    </style:style>
    <style:style style:name="T62" style:family="text">
      <style:text-properties fo:font-size="12pt" fo:font-style="italic" officeooo:rsid="002b53bc" style:font-size-asian="12pt" style:font-style-asian="italic" style:font-size-complex="12pt" style:font-style-complex="italic"/>
    </style:style>
    <style:style style:name="T63" style:family="text">
      <style:text-properties fo:font-size="12pt" fo:font-style="italic" officeooo:rsid="00106510" style:font-size-asian="12pt" style:font-style-asian="italic" style:font-size-complex="12pt" style:font-style-complex="italic"/>
    </style:style>
    <style:style style:name="T64" style:family="text">
      <style:text-properties fo:font-size="12pt" fo:font-style="italic" officeooo:rsid="0145e369" style:font-size-asian="12pt" style:font-style-asian="italic" style:font-size-complex="12pt" style:font-style-complex="italic"/>
    </style:style>
    <style:style style:name="T65" style:family="text">
      <style:text-properties fo:font-size="12pt" fo:font-style="italic" officeooo:rsid="014b4dd2" style:font-size-asian="12pt" style:font-style-asian="italic" style:font-size-complex="12pt" style:font-style-complex="italic"/>
    </style:style>
    <style:style style:name="T66" style:family="text">
      <style:text-properties fo:font-size="12pt" fo:font-style="italic" officeooo:rsid="01557e36" style:font-size-asian="12pt" style:font-style-asian="italic" style:font-size-complex="12pt" style:font-style-complex="italic"/>
    </style:style>
    <style:style style:name="T67" style:family="text">
      <style:text-properties fo:font-size="12pt" fo:font-style="italic" officeooo:rsid="018a40ae" style:font-size-asian="12pt" style:font-style-asian="italic" style:font-size-complex="12pt" style:font-style-complex="italic"/>
    </style:style>
    <style:style style:name="T68" style:family="text">
      <style:text-properties fo:font-size="12pt" fo:font-style="italic" officeooo:rsid="018a53be" style:font-size-asian="12pt" style:font-style-asian="italic" style:font-size-complex="12pt" style:font-style-complex="italic"/>
    </style:style>
    <style:style style:name="T69" style:family="text">
      <style:text-properties fo:font-size="12pt" fo:font-style="italic" officeooo:rsid="019366be" style:font-size-asian="12pt" style:font-style-asian="italic" style:font-size-complex="12pt" style:font-style-complex="italic"/>
    </style:style>
    <style:style style:name="T70" style:family="text">
      <style:text-properties fo:font-size="12pt" fo:font-style="italic" officeooo:rsid="01942cfd" style:font-size-asian="12pt" style:font-style-asian="italic" style:font-size-complex="12pt" style:font-style-complex="italic"/>
    </style:style>
    <style:style style:name="T71" style:family="text">
      <style:text-properties fo:font-size="12pt" fo:font-style="italic" officeooo:rsid="01a434f2" style:font-size-asian="12pt" style:font-style-asian="italic" style:font-size-complex="12pt" style:font-style-complex="italic"/>
    </style:style>
    <style:style style:name="T72" style:family="text">
      <style:text-properties fo:font-size="12pt" fo:font-style="italic" officeooo:rsid="01ad4e08" style:font-size-asian="12pt" style:font-style-asian="italic" style:font-size-complex="12pt" style:font-style-complex="italic"/>
    </style:style>
    <style:style style:name="T73" style:family="text">
      <style:text-properties fo:font-size="12pt" fo:font-style="italic" officeooo:rsid="01c01442" style:font-size-asian="12pt" style:font-style-asian="italic" style:font-size-complex="12pt" style:font-style-complex="italic"/>
    </style:style>
    <style:style style:name="T74" style:family="text">
      <style:text-properties fo:font-size="12pt" fo:font-style="italic" fo:font-weight="normal" officeooo:rsid="00e61f86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size="12pt" fo:font-style="italic" fo:font-weight="normal" officeooo:rsid="000a8804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font-size="12pt" fo:font-style="italic" fo:font-weight="bold" officeooo:rsid="000a8804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officeooo:rsid="00633b63"/>
    </style:style>
    <style:style style:name="T78" style:family="text">
      <style:text-properties officeooo:rsid="00741fe3"/>
    </style:style>
    <style:style style:name="T79" style:family="text">
      <style:text-properties fo:font-weight="normal" officeooo:rsid="00106510" style:font-weight-asian="normal" style:font-weight-complex="normal"/>
    </style:style>
    <style:style style:name="T80" style:family="text">
      <style:text-properties fo:font-weight="normal" officeooo:rsid="00a0b81e" style:font-weight-asian="normal" style:font-weight-complex="normal"/>
    </style:style>
    <style:style style:name="T81" style:family="text">
      <style:text-properties fo:font-weight="normal" officeooo:rsid="009e9d14" style:font-weight-asian="normal" style:font-weight-complex="normal"/>
    </style:style>
    <style:style style:name="T82" style:family="text">
      <style:text-properties fo:font-weight="normal" officeooo:rsid="0145e369" style:font-weight-asian="normal" style:font-weight-complex="normal"/>
    </style:style>
    <style:style style:name="T83" style:family="text">
      <style:text-properties fo:font-weight="normal" officeooo:rsid="015b217e" style:font-weight-asian="normal" style:font-weight-complex="normal"/>
    </style:style>
    <style:style style:name="T84" style:family="text">
      <style:text-properties fo:font-weight="normal" officeooo:rsid="016f8336" style:font-weight-asian="normal" style:font-weight-complex="normal"/>
    </style:style>
    <style:style style:name="T85" style:family="text">
      <style:text-properties fo:font-weight="normal" officeooo:rsid="01704150" style:font-weight-asian="normal" style:font-weight-complex="normal"/>
    </style:style>
    <style:style style:name="T86" style:family="text">
      <style:text-properties fo:font-weight="normal" officeooo:rsid="0171ef1e" style:font-weight-asian="normal" style:font-weight-complex="normal"/>
    </style:style>
    <style:style style:name="T87" style:family="text">
      <style:text-properties fo:font-weight="normal" officeooo:rsid="017bb21a" style:font-weight-asian="normal" style:font-weight-complex="normal"/>
    </style:style>
    <style:style style:name="T88" style:family="text">
      <style:text-properties fo:font-weight="normal" officeooo:rsid="017e5839" style:font-weight-asian="normal" style:font-weight-complex="normal"/>
    </style:style>
    <style:style style:name="T89" style:family="text">
      <style:text-properties fo:font-weight="normal" officeooo:rsid="0191500a" style:font-weight-asian="normal" style:font-weight-complex="normal"/>
    </style:style>
    <style:style style:name="T90" style:family="text">
      <style:text-properties fo:font-weight="normal" officeooo:rsid="019366be" style:font-weight-asian="normal" style:font-weight-complex="normal"/>
    </style:style>
    <style:style style:name="T91" style:family="text">
      <style:text-properties fo:font-weight="normal" officeooo:rsid="01a434f2" style:font-weight-asian="normal" style:font-weight-complex="normal"/>
    </style:style>
    <style:style style:name="T92" style:family="text">
      <style:text-properties fo:font-weight="normal" officeooo:rsid="01ae17cc" style:font-weight-asian="normal" style:font-weight-complex="normal"/>
    </style:style>
    <style:style style:name="T93" style:family="text">
      <style:text-properties fo:font-weight="normal" officeooo:rsid="01bb72a2" style:font-weight-asian="normal" style:font-weight-complex="normal"/>
    </style:style>
    <style:style style:name="T94" style:family="text">
      <style:text-properties fo:font-weight="normal" officeooo:rsid="01c01442" style:font-weight-asian="normal" style:font-weight-complex="normal"/>
    </style:style>
    <style:style style:name="T95" style:family="text">
      <style:text-properties fo:font-weight="normal" officeooo:rsid="01d680ef" style:font-weight-asian="normal" style:font-weight-complex="normal"/>
    </style:style>
    <style:style style:name="T96" style:family="text">
      <style:text-properties fo:font-weight="normal" officeooo:rsid="01db664d" style:font-weight-asian="normal" style:font-weight-complex="normal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1441a8b" style:font-style-asian="normal" style:font-style-complex="normal"/>
    </style:style>
    <style:style style:name="T99" style:family="text">
      <style:text-properties fo:font-style="normal" officeooo:rsid="01665b7f" style:font-style-asian="normal" style:font-style-complex="normal"/>
    </style:style>
    <style:style style:name="T100" style:family="text">
      <style:text-properties fo:font-style="normal" officeooo:rsid="0191500a" style:font-style-asian="normal" style:font-style-complex="normal"/>
    </style:style>
    <style:style style:name="T101" style:family="text">
      <style:text-properties fo:font-style="normal" officeooo:rsid="019245f2" style:font-style-asian="normal" style:font-style-complex="normal"/>
    </style:style>
    <style:style style:name="T102" style:family="text">
      <style:text-properties fo:font-style="normal" officeooo:rsid="0197eef7" style:font-style-asian="normal" style:font-style-complex="normal"/>
    </style:style>
    <style:style style:name="T103" style:family="text">
      <style:text-properties fo:font-style="normal" officeooo:rsid="01aa89c2" style:font-style-asian="normal" style:font-style-complex="normal"/>
    </style:style>
    <style:style style:name="T104" style:family="text">
      <style:text-properties fo:font-style="normal" officeooo:rsid="01afcd1a" style:font-style-asian="normal" style:font-style-complex="normal"/>
    </style:style>
    <style:style style:name="T105" style:family="text">
      <style:text-properties fo:font-style="normal" officeooo:rsid="01c7726b" style:font-style-asian="normal" style:font-style-complex="normal"/>
    </style:style>
    <style:style style:name="T106" style:family="text">
      <style:text-properties officeooo:rsid="000a003f"/>
    </style:style>
    <style:style style:name="T107" style:family="text">
      <style:text-properties officeooo:rsid="0008a0bd"/>
    </style:style>
    <style:style style:name="T108" style:family="text">
      <style:text-properties officeooo:rsid="00eb6f5e"/>
    </style:style>
    <style:style style:name="T109" style:family="text">
      <style:text-properties officeooo:rsid="00eac3b4"/>
    </style:style>
    <style:style style:name="T110" style:family="text">
      <style:text-properties officeooo:rsid="024b5eb6"/>
    </style:style>
    <style:style style:name="T111" style:family="text">
      <style:text-properties officeooo:rsid="01396a86"/>
    </style:style>
    <style:style style:name="T112" style:family="text">
      <style:text-properties officeooo:rsid="013a8563"/>
    </style:style>
    <style:style style:name="T113" style:family="text">
      <style:text-properties officeooo:rsid="013b1740"/>
    </style:style>
    <style:style style:name="T114" style:family="text">
      <style:text-properties officeooo:rsid="013b8f8e"/>
    </style:style>
    <style:style style:name="T115" style:family="text">
      <style:text-properties officeooo:rsid="013fb817"/>
    </style:style>
    <style:style style:name="T116" style:family="text">
      <style:text-properties officeooo:rsid="013fb97e"/>
    </style:style>
    <style:style style:name="T117" style:family="text">
      <style:text-properties officeooo:rsid="0070ce31"/>
    </style:style>
    <style:style style:name="T118" style:family="text">
      <style:text-properties officeooo:rsid="0140cfab"/>
    </style:style>
    <style:style style:name="T119" style:family="text">
      <style:text-properties officeooo:rsid="01437d50"/>
    </style:style>
    <style:style style:name="T120" style:family="text">
      <style:text-properties officeooo:rsid="01441a8b"/>
    </style:style>
    <style:style style:name="T121" style:family="text">
      <style:text-properties officeooo:rsid="0145e369"/>
    </style:style>
    <style:style style:name="T122" style:family="text">
      <style:text-properties officeooo:rsid="014990f2"/>
    </style:style>
    <style:style style:name="T123" style:family="text">
      <style:text-properties officeooo:rsid="015035fb"/>
    </style:style>
    <style:style style:name="T124" style:family="text">
      <style:text-properties officeooo:rsid="02e2de16"/>
    </style:style>
    <style:style style:name="T125" style:family="text">
      <style:text-properties officeooo:rsid="0220abf8"/>
    </style:style>
    <style:style style:name="T126" style:family="text">
      <style:text-properties officeooo:rsid="01518d85"/>
    </style:style>
    <style:style style:name="T127" style:family="text">
      <style:text-properties officeooo:rsid="0152383a"/>
    </style:style>
    <style:style style:name="T128" style:family="text">
      <style:text-properties officeooo:rsid="0153b828"/>
    </style:style>
    <style:style style:name="T129" style:family="text">
      <style:text-properties officeooo:rsid="01f8d2ff"/>
    </style:style>
    <style:style style:name="T130" style:family="text">
      <style:text-properties officeooo:rsid="01557e36"/>
    </style:style>
    <style:style style:name="T131" style:family="text">
      <style:text-properties officeooo:rsid="015d292d"/>
    </style:style>
    <style:style style:name="T132" style:family="text">
      <style:text-properties officeooo:rsid="016223e9"/>
    </style:style>
    <style:style style:name="T133" style:family="text">
      <style:text-properties officeooo:rsid="0163e43f"/>
    </style:style>
    <style:style style:name="T134" style:family="text">
      <style:text-properties officeooo:rsid="0165af28"/>
    </style:style>
    <style:style style:name="T135" style:family="text">
      <style:text-properties officeooo:rsid="016a7e88"/>
    </style:style>
    <style:style style:name="T136" style:family="text">
      <style:text-properties officeooo:rsid="016ca9af"/>
    </style:style>
    <style:style style:name="T137" style:family="text">
      <style:text-properties officeooo:rsid="01731bb4"/>
    </style:style>
    <style:style style:name="T138" style:family="text">
      <style:text-properties officeooo:rsid="017e5839"/>
    </style:style>
    <style:style style:name="T139" style:family="text">
      <style:text-properties officeooo:rsid="0181f6ba"/>
    </style:style>
    <style:style style:name="T140" style:family="text">
      <style:text-properties officeooo:rsid="0184c30a"/>
    </style:style>
    <style:style style:name="T141" style:family="text">
      <style:text-properties officeooo:rsid="018c3f58"/>
    </style:style>
    <style:style style:name="T142" style:family="text">
      <style:text-properties officeooo:rsid="018df30e"/>
    </style:style>
    <style:style style:name="T143" style:family="text">
      <style:text-properties officeooo:rsid="018e4396"/>
    </style:style>
    <style:style style:name="T144" style:family="text">
      <style:text-properties officeooo:rsid="01910adf"/>
    </style:style>
    <style:style style:name="T145" style:family="text">
      <style:text-properties officeooo:rsid="019366be"/>
    </style:style>
    <style:style style:name="T146" style:family="text">
      <style:text-properties officeooo:rsid="01945d97"/>
    </style:style>
    <style:style style:name="T147" style:family="text">
      <style:text-properties officeooo:rsid="019e1997"/>
    </style:style>
    <style:style style:name="T148" style:family="text">
      <style:text-properties officeooo:rsid="01a04204"/>
    </style:style>
    <style:style style:name="T149" style:family="text">
      <style:text-properties officeooo:rsid="01a434f2"/>
    </style:style>
    <style:style style:name="T150" style:family="text">
      <style:text-properties officeooo:rsid="01a59462"/>
    </style:style>
    <style:style style:name="T151" style:family="text">
      <style:text-properties officeooo:rsid="01a7d2fc"/>
    </style:style>
    <style:style style:name="T152" style:family="text">
      <style:text-properties officeooo:rsid="00a0b81e"/>
    </style:style>
    <style:style style:name="T153" style:family="text">
      <style:text-properties officeooo:rsid="01ad4e08"/>
    </style:style>
    <style:style style:name="T154" style:family="text">
      <style:text-properties officeooo:rsid="01ad64bf"/>
    </style:style>
    <style:style style:name="T155" style:family="text">
      <style:text-properties officeooo:rsid="01ae17cc"/>
    </style:style>
    <style:style style:name="T156" style:family="text">
      <style:text-properties officeooo:rsid="01b13598"/>
    </style:style>
    <style:style style:name="T157" style:family="text">
      <style:text-properties officeooo:rsid="01b40797"/>
    </style:style>
    <style:style style:name="T158" style:family="text">
      <style:text-properties officeooo:rsid="01bf65fa"/>
    </style:style>
    <style:style style:name="T159" style:family="text">
      <style:text-properties officeooo:rsid="01bf6d61"/>
    </style:style>
    <style:style style:name="T160" style:family="text">
      <style:text-properties officeooo:rsid="01c01442"/>
    </style:style>
    <style:style style:name="T161" style:family="text">
      <style:text-properties officeooo:rsid="01c1c900"/>
    </style:style>
    <style:style style:name="T162" style:family="text">
      <style:text-properties officeooo:rsid="01c2a364"/>
    </style:style>
    <style:style style:name="T163" style:family="text">
      <style:text-properties officeooo:rsid="01c3dc83"/>
    </style:style>
    <style:style style:name="T164" style:family="text">
      <style:text-properties officeooo:rsid="01c7726b"/>
    </style:style>
    <style:style style:name="T165" style:family="text">
      <style:text-properties officeooo:rsid="01cac61c"/>
    </style:style>
    <style:style style:name="T166" style:family="text">
      <style:text-properties officeooo:rsid="01caf76b"/>
    </style:style>
    <style:style style:name="T167" style:family="text">
      <style:text-properties officeooo:rsid="01cccc11"/>
    </style:style>
    <style:style style:name="T168" style:family="text">
      <style:text-properties officeooo:rsid="01ce3b33"/>
    </style:style>
    <style:style style:name="T169" style:family="text">
      <style:text-properties officeooo:rsid="01d04904"/>
    </style:style>
    <style:style style:name="T170" style:family="text">
      <style:text-properties officeooo:rsid="01d1fa90"/>
    </style:style>
    <style:style style:name="T171" style:family="text">
      <style:text-properties fo:font-size="11pt" style:font-size-asian="11pt" style:font-size-complex="11pt"/>
    </style:style>
    <style:style style:name="T172" style:family="text">
      <style:text-properties fo:font-size="11pt" officeooo:rsid="013b1740" style:font-size-asian="11pt" style:font-size-complex="11pt"/>
    </style:style>
    <style:style style:name="T173" style:family="text">
      <style:text-properties fo:font-size="11pt" officeooo:rsid="013a8563" style:font-size-asian="11pt" style:font-size-complex="11pt"/>
    </style:style>
    <style:style style:name="T174" style:family="text">
      <style:text-properties fo:font-size="11pt" officeooo:rsid="01da468c" style:font-size-asian="11pt" style:font-size-complex="11pt"/>
    </style:style>
    <style:style style:name="T175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9">/<text:span text:style-name="T111">apis</text:span></text:p>
      <text:p text:style-name="P192"/>
      <text:p text:style-name="P276">A collection of all the Wadapi-hosted APIs with available profiling data.</text:p>
      <text:p text:style-name="P210"/>
      <text:p text:style-name="P141">URL</text:p>
      <text:p text:style-name="P141"/>
      <text:p text:style-name="P339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219"/>
      <text:p text:style-name="P141">Supported Request <text:span text:style-name="T106">M</text:span>ethods</text:p>
      <text:p text:style-name="P229"/>
      <text:p text:style-name="P219">GET – <text:span text:style-name="T112">Return a list of all Wadapi APIs with profiling data available</text:span></text:p>
      <text:p text:style-name="P219"/>
      <text:p text:style-name="P152">Supported Request Formats</text:p>
      <text:p text:style-name="P152"/>
      <text:p text:style-name="P239">json</text:p>
      <text:p text:style-name="P239"/>
      <text:p text:style-name="P152">Authentication</text:p>
      <text:p text:style-name="P152"/>
      <text:p text:style-name="P249">Basic</text:p>
      <text:p text:style-name="P249"/>
      <text:p text:style-name="P287">Permissions</text:p>
      <text:p text:style-name="P229"/>
      <table:table table:name="Table79" table:style-name="Table79">
        <table:table-column table:style-name="Table79.A"/>
        <table:table-column table:style-name="Table79.B"/>
        <table:table-column table:style-name="Table79.C"/>
        <table:table-row>
          <table:table-cell table:style-name="Table79.A1" office:value-type="string">
            <text:p text:style-name="P440">Role</text:p>
          </table:table-cell>
          <table:table-cell table:style-name="Table79.A1" office:value-type="string">
            <text:p text:style-name="P430">Allowed Methods</text:p>
          </table:table-cell>
          <table:table-cell table:style-name="Table79.C1" office:value-type="string">
            <text:p text:style-name="P430">Restrictions</text:p>
          </table:table-cell>
        </table:table-row>
        <table:table-row>
          <table:table-cell table:style-name="Table79.A2" office:value-type="string">
            <text:p text:style-name="P460">root</text:p>
          </table:table-cell>
          <table:table-cell table:style-name="Table79.A2" table:number-rows-spanned="2" office:value-type="string">
            <text:p text:style-name="P470">GET</text:p>
          </table:table-cell>
          <table:table-cell table:style-name="Table79.C2" table:number-rows-spanned="2" office:value-type="string">
            <text:p text:style-name="P479">Can retrieve a <text:span text:style-name="T112">list of all profiled APIs. </text:span></text:p>
          </table:table-cell>
        </table:table-row>
        <table:table-row>
          <table:table-cell table:style-name="Table79.A2" office:value-type="string">
            <text:p text:style-name="P488">master</text:p>
          </table:table-cell>
          <table:covered-table-cell/>
          <table:covered-table-cell/>
        </table:table-row>
        <table:table-row>
          <table:table-cell table:style-name="Table79.A2" office:value-type="string">
            <text:p text:style-name="P498">consumer</text:p>
          </table:table-cell>
          <table:table-cell table:style-name="Table79.A2" office:value-type="string">
            <text:p text:style-name="P372">GET</text:p>
          </table:table-cell>
          <table:table-cell table:style-name="Table79.C2" office:value-type="string">
            <text:p text:style-name="P372">Can retrieve a list of APIs of which the requesting user is an administrator.</text:p>
          </table:table-cell>
        </table:table-row>
      </table:table>
      <text:p text:style-name="P259"/>
      <text:p text:style-name="P162">Response Errors</text:p>
      <text:p text:style-name="P16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0">Error</text:p>
          </table:table-cell>
          <table:table-cell table:style-name="Table2.A1" office:value-type="string">
            <text:p text:style-name="P450">Reason</text:p>
          </table:table-cell>
          <table:table-cell table:style-name="Table2.C1" office:value-type="string">
            <text:p text:style-name="P419">Description</text:p>
          </table:table-cell>
        </table:table-row>
        <table:table-row>
          <table:table-cell table:style-name="Table2.A2" office:value-type="string">
            <text:p text:style-name="P507">401</text:p>
          </table:table-cell>
          <table:table-cell table:style-name="Table2.A2" office:value-type="string">
            <text:p text:style-name="P507">Unauthorized</text:p>
          </table:table-cell>
          <table:table-cell table:style-name="Table2.C2" office:value-type="string">
            <text:p text:style-name="P518">The 'Authori<text:span text:style-name="T77">z</text:span>ation' header is missing and must be supplied.</text:p>
          </table:table-cell>
        </table:table-row>
        <table:table-row>
          <table:table-cell table:style-name="Table2.A2" office:value-type="string">
            <text:p text:style-name="P507">403</text:p>
          </table:table-cell>
          <table:table-cell table:style-name="Table2.A2" office:value-type="string">
            <text:p text:style-name="P507">Forbidden</text:p>
          </table:table-cell>
          <table:table-cell table:style-name="Table2.C2" office:value-type="string">
            <text:p text:style-name="P529">The request authorisation did not include authorised credentials <text:span text:style-name="T120">or the requesting user does not have read access to the collection</text:span>.</text:p>
          </table:table-cell>
        </table:table-row>
        <table:table-row>
          <table:table-cell table:style-name="Table2.A2" office:value-type="string">
            <text:p text:style-name="P540">405</text:p>
          </table:table-cell>
          <table:table-cell table:style-name="Table2.A2" office:value-type="string">
            <text:p text:style-name="P540">Method Not Allowed</text:p>
          </table:table-cell>
          <table:table-cell table:style-name="Table2.C2" office:value-type="string">
            <text:p text:style-name="P550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2.A2" office:value-type="string">
            <text:p text:style-name="P561">406</text:p>
          </table:table-cell>
          <table:table-cell table:style-name="Table2.A2" office:value-type="string">
            <text:p text:style-name="P561">Not Acceptable</text:p>
          </table:table-cell>
          <table:table-cell table:style-name="Table2.C2" office:value-type="string">
            <text:p text:style-name="P571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333"/>
      <text:p text:style-name="P172"/>
      <text:p text:style-name="P400"><text:span text:style-name="T10">Example</text:span><text:span text:style-name="T11">s</text:span></text:p>
      <text:p text:style-name="P172"/>
      <text:p text:style-name="P297">GET /<text:span text:style-name="T113">apis</text:span></text:p>
      <text:p text:style-name="P31"/>
      <text:p text:style-name="P312">Response Body:</text:p>
      <text:p text:style-name="P312"/>
      <text:p text:style-name="P9">{</text:p>
      <text:p text:style-name="P1"><text:span text:style-name="T61"><text:tab/>“</text:span><text:span text:style-name="T62">self”:“</text:span><text:a xlink:type="simple" xlink:href="https://api.doga.gov/1.0/templates" text:style-name="Internet_20_link" text:visited-style-name="Visited_20_Internet_20_Link"><text:span text:style-name="T61">http://</text:span></text:a><text:a xlink:type="simple" xlink:href="https://api.doga.gov/1.0/templates" text:style-name="Internet_20_link" text:visited-style-name="Visited_20_Internet_20_Link"><text:span text:style-name="T64">analytics</text:span></text:a><text:a xlink:type="simple" xlink:href="https://api.doga.gov/1.0/templates" text:style-name="Internet_20_link" text:visited-style-name="Visited_20_Internet_20_Link"><text:span text:style-name="T61">.mywadapi.co</text:span></text:a><text:a xlink:type="simple" xlink:href="https://api.doga.gov/1.0/templates" text:style-name="Internet_20_link" text:visited-style-name="Visited_20_Internet_20_Link"><text:span text:style-name="T65">m/apis</text:span></text:a><text:span text:style-name="T63">”</text:span><text:span text:style-name="T61">,</text:span></text:p>
      <text:p text:style-name="P326"><text:span text:style-name="T1"><text:tab/>“</text:span><text:span text:style-name="T2">total”: </text:span><text:span text:style-name="T3">3</text:span><text:span text:style-name="T2">,</text:span></text:p>
      <text:p text:style-name="P121"><text:span text:style-name="T79"><text:tab/>“</text:span><text:span text:style-name="T82">apis</text:span><text:span text:style-name="T81">”:</text:span><text:span text:style-name="T80">[</text:span></text:p>
      <text:p text:style-name="P8"><text:tab/><text:tab/>{</text:p>
      <text:p text:style-name="P350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s://analytics.mywadapi.com/apis/58493045684" text:style-name="Internet_20_link" text:visited-style-name="Visited_20_Internet_20_Link"><text:span text:style-name="T15">http</text:span></text:a><text:a xlink:type="simple" xlink:href="https://analytics.mywadapi.com/apis/58493045684" text:style-name="Internet_20_link" text:visited-style-name="Visited_20_Internet_20_Link"><text:span text:style-name="T19">s</text:span></text:a><text:a xlink:type="simple" xlink:href="https://analytics.mywadapi.com/apis/58493045684" text:style-name="Internet_20_link" text:visited-style-name="Visited_20_Internet_20_Link"><text:span text:style-name="T15">://</text:span></text:a><text:a xlink:type="simple" xlink:href="https://analytics.mywadapi.com/apis/58493045684" text:style-name="Internet_20_link" text:visited-style-name="Visited_20_Internet_20_Link"><text:span text:style-name="T18">analytics</text:span></text:a><text:a xlink:type="simple" xlink:href="https://analytics.mywadapi.com/apis/58493045684" text:style-name="Internet_20_link" text:visited-style-name="Visited_20_Internet_20_Link"><text:span text:style-name="T15">.mywadapi.co</text:span></text:a><text:a xlink:type="simple" xlink:href="https://analytics.mywadapi.com/apis/58493045684" text:style-name="Internet_20_link" text:visited-style-name="Visited_20_Internet_20_Link"><text:span text:style-name="T18">m/ap</text:span></text:a><text:a xlink:type="simple" xlink:href="https://analytics.mywadapi.com/apis/58493045684" text:style-name="Internet_20_link" text:visited-style-name="Visited_20_Internet_20_Link"><text:span text:style-name="T21">is/58493045684</text:span></text:a><text:span text:style-name="T15">”</text:span><text:span text:style-name="T12">,</text:span></text:p>
      <text:p text:style-name="P350"><text:span text:style-name="T12"><text:tab/><text:tab/><text:tab/>“</text:span><text:span text:style-name="T51">name”:”TickeTing API”,</text:span></text:p>
      <text:p text:style-name="P63"><text:tab/><text:tab/><text:tab/>“<text:span text:style-name="T113">root”:”</text:span><text:a xlink:type="simple" xlink:href="https://ticketing.mywadapi.com/" text:style-name="Internet_20_link" text:visited-style-name="Visited_20_Internet_20_Link"><text:span text:style-name="T113">https://ticketing.mywadapi.com</text:span></text:a><text:span text:style-name="T113">”,</text:span></text:p>
      <text:p text:style-name="P64"><text:tab/><text:tab/><text:tab/>“<text:span text:style-name="T130">requested-endpoints</text:span>”:”<text:span text:style-name="T122">37</text:span>”,</text:p>
      <text:p text:style-name="P89"><text:tab/><text:tab/><text:tab/>“<text:span text:style-name="T114">daily-requests</text:span>”:”<text:span text:style-name="T114">5473</text:span>”,</text:p>
      <text:p text:style-name="P89"><text:span text:style-name="T152"><text:tab/><text:tab/><text:tab/>“requests”:”</text:span><text:a xlink:type="simple" xlink:href="http://api.myticketting.com/1.0/settings" text:style-name="Internet_20_link" text:visited-style-name="Visited_20_Internet_20_Link"><text:span text:style-name="T152">https://analytics.mywadapi.com/apis/5..4/requests</text:span></text:a><text:span text:style-name="T152">”</text:span>,</text:p>
      <text:p text:style-name="P44"><text:tab/><text:tab/><text:tab/>“<text:span text:style-name="T118">endpoint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5..4/endpoints</text:span></text:a><text:span text:style-name="T117">”</text:span></text:p>
      <text:p text:style-name="P91"><text:tab/><text:tab/>},</text:p>
      <text:p text:style-name="P10"><text:tab/><text:tab/>{</text:p>
      <text:p text:style-name="P370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is</text:span></text:a><text:span text:style-name="T15">”</text:span><text:span text:style-name="T12">,</text:span></text:p>
      <text:p text:style-name="P370"><text:span text:style-name="T12"><text:tab/><text:tab/><text:tab/>“</text:span><text:span text:style-name="T51">name”:”Gender Affairs API”,</text:span></text:p>
      <text:p text:style-name="P45"><text:tab/><text:tab/><text:tab/>“<text:span text:style-name="T113">root”:”</text:span><text:a xlink:type="simple" xlink:href="https://ticketing.mywadapi.com/" text:style-name="Internet_20_link" text:visited-style-name="Visited_20_Internet_20_Link"><text:span text:style-name="T113">https://gbsv.mywadapi.com</text:span></text:a><text:span text:style-name="T113">”,</text:span></text:p>
      <text:p text:style-name="P65"><text:tab/><text:tab/><text:tab/>“<text:span text:style-name="T130">requested-endpoints</text:span>”:”<text:span text:style-name="T122">17</text:span>”,</text:p>
      <text:p text:style-name="P89"><text:tab/><text:tab/><text:tab/>“<text:span text:style-name="T114">daily-requests</text:span>”:”<text:span text:style-name="T122">396</text:span>”,</text:p>
      <text:p text:style-name="P89"><text:span text:style-name="T152"><text:tab/><text:tab/><text:tab/>“requests”:”</text:span><text:a xlink:type="simple" xlink:href="http://api.myticketting.com/1.0/settings" text:style-name="Internet_20_link" text:visited-style-name="Visited_20_Internet_20_Link"><text:span text:style-name="T152">https://analytics.mywadapi.com/apis/5..4/requests</text:span></text:a><text:span text:style-name="T152">”</text:span>,</text:p>
      <text:p text:style-name="P45"><text:tab/><text:tab/><text:tab/>“<text:span text:style-name="T118">endpoint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1..0/endpoints</text:span></text:a><text:span text:style-name="T117">”</text:span></text:p>
      <text:p text:style-name="P91"><text:tab/><text:tab/>},</text:p>
      <text:p text:style-name="P91"><text:tab/><text:tab/>.</text:p>
      <text:p text:style-name="P91"><text:tab/><text:tab/>.</text:p>
      <text:p text:style-name="P91"><text:tab/><text:tab/>.</text:p>
      <text:p text:style-name="P90"><text:tab/><text:span text:style-name="T121">]</text:span></text:p>
      <text:p text:style-name="P106">}</text:p>
      <text:p text:style-name="P389">/<text:span text:style-name="T115">apis/{api_id}</text:span></text:p>
      <text:p text:style-name="P192"/>
      <text:p text:style-name="P269">A <text:span text:style-name="T116">Wadapi-Hosted API Resource containing relevant profiling data</text:span></text:p>
      <text:p text:style-name="P219"/>
      <text:p text:style-name="P142">URL</text:p>
      <text:p text:style-name="P142"/>
      <text:p text:style-name="P340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/text:p>
      <text:p text:style-name="P219"/>
      <text:p text:style-name="P141">Supported Request <text:span text:style-name="T106">M</text:span>ethods</text:p>
      <text:p text:style-name="P229"/>
      <text:p text:style-name="P219">GET – <text:span text:style-name="T107">Returns a single API Resource and its profiling data.</text:span></text:p>
      <text:p text:style-name="P219"/>
      <text:p text:style-name="P152">Supported Request Formats</text:p>
      <text:p text:style-name="P152"/>
      <text:p text:style-name="P239">json</text:p>
      <text:p text:style-name="P239"/>
      <text:p text:style-name="P152">Authentication</text:p>
      <text:p text:style-name="P152"/>
      <text:p text:style-name="P249">Basic</text:p>
      <text:p text:style-name="P249"/>
      <text:p text:style-name="P287">Permissions</text:p>
      <text:p text:style-name="P229"/>
      <table:table table:name="Table164" table:style-name="Table164">
        <table:table-column table:style-name="Table164.A"/>
        <table:table-column table:style-name="Table164.B"/>
        <table:table-column table:style-name="Table164.C"/>
        <table:table-row>
          <table:table-cell table:style-name="Table164.A1" office:value-type="string">
            <text:p text:style-name="P440">Role</text:p>
          </table:table-cell>
          <table:table-cell table:style-name="Table164.A1" office:value-type="string">
            <text:p text:style-name="P430">Allowed Methods</text:p>
          </table:table-cell>
          <table:table-cell table:style-name="Table164.C1" office:value-type="string">
            <text:p text:style-name="P430">Restrictions</text:p>
          </table:table-cell>
        </table:table-row>
        <table:table-row>
          <table:table-cell table:style-name="Table164.A2" office:value-type="string">
            <text:p text:style-name="P460">root</text:p>
          </table:table-cell>
          <table:table-cell table:style-name="Table164.A2" table:number-rows-spanned="2" office:value-type="string">
            <text:p text:style-name="P583">GET</text:p>
          </table:table-cell>
          <table:table-cell table:style-name="Table164.C2" table:number-rows-spanned="2" office:value-type="string">
            <text:p text:style-name="P581">Can <text:span text:style-name="T119">retrieve profiling data for any API resource.</text:span></text:p>
          </table:table-cell>
        </table:table-row>
        <table:table-row>
          <table:table-cell table:style-name="Table164.A2" office:value-type="string">
            <text:p text:style-name="P488">master</text:p>
          </table:table-cell>
          <table:covered-table-cell/>
          <table:covered-table-cell/>
        </table:table-row>
        <table:table-row>
          <table:table-cell table:style-name="Table164.A2" office:value-type="string">
            <text:p text:style-name="P589">c<text:span text:style-name="T110">onsumer</text:span></text:p>
          </table:table-cell>
          <table:table-cell table:style-name="Table164.A2" office:value-type="string">
            <text:p text:style-name="P383">GET</text:p>
          </table:table-cell>
          <table:table-cell table:style-name="Table164.C2" office:value-type="string">
            <text:p text:style-name="P582">Can <text:span text:style-name="T119">retrieve profiling data only for API resources of which the requesting user in an administrator.</text:span></text:p>
          </table:table-cell>
        </table:table-row>
      </table:table>
      <text:p text:style-name="P259"/>
      <text:p text:style-name="P162">Response Errors</text:p>
      <text:p text:style-name="P162"/>
      <table:table table:name="Table165" table:style-name="Table165">
        <table:table-column table:style-name="Table165.A"/>
        <table:table-column table:style-name="Table165.B"/>
        <table:table-column table:style-name="Table165.C"/>
        <table:table-row>
          <table:table-cell table:style-name="Table165.A1" office:value-type="string">
            <text:p text:style-name="P450">Error</text:p>
          </table:table-cell>
          <table:table-cell table:style-name="Table165.A1" office:value-type="string">
            <text:p text:style-name="P450">Reason</text:p>
          </table:table-cell>
          <table:table-cell table:style-name="Table165.C1" office:value-type="string">
            <text:p text:style-name="P419">Description</text:p>
          </table:table-cell>
        </table:table-row>
        <table:table-row>
          <table:table-cell table:style-name="Table165.A2" office:value-type="string">
            <text:p text:style-name="P507">401</text:p>
          </table:table-cell>
          <table:table-cell table:style-name="Table165.A2" office:value-type="string">
            <text:p text:style-name="P507">Unauthorized</text:p>
          </table:table-cell>
          <table:table-cell table:style-name="Table165.C2" office:value-type="string">
            <text:p text:style-name="P518">The 'Authori<text:span text:style-name="T77">z</text:span>ation' header is missing and must be supplied.</text:p>
          </table:table-cell>
        </table:table-row>
        <table:table-row>
          <table:table-cell table:style-name="Table165.A2" office:value-type="string">
            <text:p text:style-name="P507">403</text:p>
          </table:table-cell>
          <table:table-cell table:style-name="Table165.A2" office:value-type="string">
            <text:p text:style-name="P507">Forbidden</text:p>
          </table:table-cell>
          <table:table-cell table:style-name="Table165.C2" office:value-type="string">
            <text:p text:style-name="P530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165.A2" office:value-type="string">
            <text:p text:style-name="P540">405</text:p>
          </table:table-cell>
          <table:table-cell table:style-name="Table165.A2" office:value-type="string">
            <text:p text:style-name="P540">Method Not Allowed</text:p>
          </table:table-cell>
          <table:table-cell table:style-name="Table165.C2" office:value-type="string">
            <text:p text:style-name="P551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165.A2" office:value-type="string">
            <text:p text:style-name="P561">406</text:p>
          </table:table-cell>
          <table:table-cell table:style-name="Table165.A2" office:value-type="string">
            <text:p text:style-name="P561">Not Acceptable</text:p>
          </table:table-cell>
          <table:table-cell table:style-name="Table165.C2" office:value-type="string">
            <text:p text:style-name="P571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270"/>
      <text:p text:style-name="P172"/>
      <text:p text:style-name="P405"><text:span text:style-name="T10">Example</text:span><text:span text:style-name="T11">s</text:span></text:p>
      <text:p text:style-name="P172"/>
      <text:p text:style-name="P186"><text:span text:style-name="T97">GET /</text:span><text:span text:style-name="T98">apis/58493045684</text:span></text:p>
      <text:p text:style-name="P31"/>
      <text:p text:style-name="P311">Response Body:</text:p>
      <text:p text:style-name="P311"/>
      <text:p text:style-name="P11">{</text:p>
      <text:p text:style-name="P370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8493045684</text:span></text:a><text:span text:style-name="T15">”</text:span><text:span text:style-name="T12">,</text:span></text:p>
      <text:p text:style-name="P370"><text:span text:style-name="T12"><text:tab/>“</text:span><text:span text:style-name="T51">name”:”TickeTing API”,</text:span></text:p>
      <text:p text:style-name="P46"><text:tab/>“<text:span text:style-name="T113">root”:”</text:span><text:a xlink:type="simple" xlink:href="https://ticketing.mywadapi.com/" text:style-name="Internet_20_link" text:visited-style-name="Visited_20_Internet_20_Link"><text:span text:style-name="T113">https://ticketing.mywadapi.com</text:span></text:a><text:span text:style-name="T113">”,</text:span></text:p>
      <text:p text:style-name="P65"><text:tab/>“<text:span text:style-name="T130">requested-endpoints</text:span>”:”<text:span text:style-name="T122">37</text:span>”,</text:p>
      <text:p text:style-name="P88"><text:tab/>“<text:span text:style-name="T114">daily-requests</text:span>”:”<text:span text:style-name="T114">5473</text:span>”,</text:p>
      <text:p text:style-name="P88"><text:span text:style-name="T152"><text:tab/>“requests”:”</text:span><text:a xlink:type="simple" xlink:href="http://api.myticketting.com/1.0/settings" text:style-name="Internet_20_link" text:visited-style-name="Visited_20_Internet_20_Link"><text:span text:style-name="T152">https://analytics.mywadapi.com/apis/5..4/requests</text:span></text:a><text:span text:style-name="T152">”</text:span>,</text:p>
      <text:p text:style-name="P46"><text:tab/>“<text:span text:style-name="T118">endpoint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5..4/endpoints</text:span></text:a><text:span text:style-name="T117">”</text:span></text:p>
      <text:p text:style-name="P105">}</text:p>
      <text:p text:style-name="P399">/<text:span text:style-name="T111">apis/{api_id}/requests</text:span></text:p>
      <text:p text:style-name="P209"/>
      <text:p text:style-name="P286">A <text:span text:style-name="T135">resource representing an api’s daily average requests.</text:span></text:p>
      <text:p text:style-name="P218"/>
      <text:p text:style-name="P151">URL</text:p>
      <text:p text:style-name="P151"/>
      <text:p text:style-name="P349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</text:span></text:a><text:a xlink:type="simple" xlink:href="https://api.doga.gov/1.0/cases/" text:style-name="Internet_20_link" text:visited-style-name="Visited_20_Internet_20_Link"><text:span text:style-name="T27">/r</text:span></text:a><text:a xlink:type="simple" xlink:href="https://api.doga.gov/1.0/cases/" text:style-name="Internet_20_link" text:visited-style-name="Visited_20_Internet_20_Link"><text:span text:style-name="T29">equests</text:span></text:a></text:p>
      <text:p text:style-name="P228"/>
      <text:p text:style-name="P151">Supported Request <text:span text:style-name="T106">M</text:span>ethods</text:p>
      <text:p text:style-name="P238"/>
      <text:p text:style-name="P228">GET – <text:span text:style-name="T112">Return an object where keys represent the calendar date, and values the average requests.</text:span></text:p>
      <text:p text:style-name="P228"/>
      <text:p text:style-name="P161">Supported Request Formats</text:p>
      <text:p text:style-name="P161"/>
      <text:p text:style-name="P248">json</text:p>
      <text:p text:style-name="P248"/>
      <text:p text:style-name="P161">Authentication</text:p>
      <text:p text:style-name="P161"/>
      <text:p text:style-name="P258">Basic</text:p>
      <text:p text:style-name="P206"/>
      <text:p text:style-name="P206">Query Parameters (GET)</text:p>
      <text:p text:style-name="P206"/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429">Name</text:p>
          </table:table-cell>
          <table:table-cell table:style-name="Table32.A1" office:value-type="string">
            <text:p text:style-name="P418">Inclusion</text:p>
          </table:table-cell>
          <table:table-cell table:style-name="Table32.C1" office:value-type="string">
            <text:p text:style-name="P429">Description</text:p>
          </table:table-cell>
        </table:table-row>
        <table:table-row>
          <table:table-cell table:style-name="Table32.A2" office:value-type="string">
            <text:p text:style-name="P626">from</text:p>
          </table:table-cell>
          <table:table-cell table:style-name="Table32.A2" office:value-type="string">
            <text:p text:style-name="P602">optional</text:p>
          </table:table-cell>
          <table:table-cell table:style-name="Table32.C2" office:value-type="string">
            <text:p text:style-name="P626">A date on or after which all returned average requests should have been recorded.</text:p>
          </table:table-cell>
        </table:table-row>
        <table:table-row>
          <table:table-cell table:style-name="Table32.A2" office:value-type="string">
            <text:p text:style-name="P626">to</text:p>
          </table:table-cell>
          <table:table-cell table:style-name="Table32.A2" office:value-type="string">
            <text:p text:style-name="P617">optional</text:p>
          </table:table-cell>
          <table:table-cell table:style-name="Table32.C2" office:value-type="string">
            <text:p text:style-name="P626">A date on or before which all returned average requests should have been recorded.</text:p>
          </table:table-cell>
        </table:table-row>
        <table:table-row>
          <table:table-cell table:style-name="Table32.A2" office:value-type="string">
            <text:p text:style-name="P629">order</text:p>
          </table:table-cell>
          <table:table-cell table:style-name="Table32.A2" office:value-type="string">
            <text:p text:style-name="P602">optional</text:p>
          </table:table-cell>
          <table:table-cell table:style-name="Table32.C2" office:value-type="string">
            <text:p text:style-name="P609">The order in which to present <text:span text:style-name="T137">average requests</text:span>. Valid options <text:span text:style-name="T124">are:</text:span> ‘<text:span text:style-name="T137">asc’ and ‘desc’</text:span>. Default value is ‘<text:span text:style-name="T138">asc’</text:span>.</text:p>
          </table:table-cell>
        </table:table-row>
      </table:table>
      <text:p text:style-name="P258"/>
      <text:p text:style-name="P296">Permissions</text:p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449">Role</text:p>
          </table:table-cell>
          <table:table-cell table:style-name="Table33.A1" office:value-type="string">
            <text:p text:style-name="P439">Allowed Methods</text:p>
          </table:table-cell>
          <table:table-cell table:style-name="Table33.C1" office:value-type="string">
            <text:p text:style-name="P439">Restrictions</text:p>
          </table:table-cell>
        </table:table-row>
        <table:table-row>
          <table:table-cell table:style-name="Table33.A2" office:value-type="string">
            <text:p text:style-name="P469">root</text:p>
          </table:table-cell>
          <table:table-cell table:style-name="Table33.A2" table:number-rows-spanned="2" office:value-type="string">
            <text:p text:style-name="P478">GET</text:p>
          </table:table-cell>
          <table:table-cell table:style-name="Table33.C2" table:number-rows-spanned="2" office:value-type="string">
            <text:p text:style-name="P487">Can retrieve <text:span text:style-name="T136">average requests for all APIs in the system. </text:span></text:p>
          </table:table-cell>
        </table:table-row>
        <table:table-row>
          <table:table-cell table:style-name="Table33.A2" office:value-type="string">
            <text:p text:style-name="P497">master</text:p>
          </table:table-cell>
          <table:covered-table-cell/>
          <table:covered-table-cell/>
        </table:table-row>
        <table:table-row>
          <table:table-cell table:style-name="Table33.A2" office:value-type="string">
            <text:p text:style-name="P506">consumer</text:p>
          </table:table-cell>
          <table:table-cell table:style-name="Table33.A2" office:value-type="string">
            <text:p text:style-name="P381">GET</text:p>
          </table:table-cell>
          <table:table-cell table:style-name="Table33.C2" office:value-type="string">
            <text:p text:style-name="P382">Can retrieve <text:span text:style-name="T136">average requests only for</text:span> APIs of which the requesting user is an administrator.</text:p>
          </table:table-cell>
        </table:table-row>
      </table:table>
      <text:p text:style-name="P268"/>
      <text:p text:style-name="P171">Response Errors</text:p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459">Error</text:p>
          </table:table-cell>
          <table:table-cell table:style-name="Table34.A1" office:value-type="string">
            <text:p text:style-name="P459">Reason</text:p>
          </table:table-cell>
          <table:table-cell table:style-name="Table34.C1" office:value-type="string">
            <text:p text:style-name="P429">Description</text:p>
          </table:table-cell>
        </table:table-row>
        <table:table-row>
          <table:table-cell table:style-name="Table34.A2" office:value-type="string">
            <text:p text:style-name="P517">400</text:p>
          </table:table-cell>
          <table:table-cell table:style-name="Table34.A2" office:value-type="string">
            <text:p text:style-name="P517">Bad Request</text:p>
          </table:table-cell>
          <table:table-cell table:style-name="Table34.C2" office:value-type="string">
            <text:p text:style-name="P528"><text:span text:style-name="T129">One or more query parameters are invalid</text:span>.</text:p>
          </table:table-cell>
        </table:table-row>
        <table:table-row>
          <table:table-cell table:style-name="Table34.A2" office:value-type="string">
            <text:p text:style-name="P517">401</text:p>
          </table:table-cell>
          <table:table-cell table:style-name="Table34.A2" office:value-type="string">
            <text:p text:style-name="P517">Unauthorized</text:p>
          </table:table-cell>
          <table:table-cell table:style-name="Table34.C2" office:value-type="string">
            <text:p text:style-name="P528">The 'Authori<text:span text:style-name="T77">z</text:span>ation' header is missing and must be supplied.</text:p>
          </table:table-cell>
        </table:table-row>
        <table:table-row>
          <table:table-cell table:style-name="Table34.A2" office:value-type="string">
            <text:p text:style-name="P517">403</text:p>
          </table:table-cell>
          <table:table-cell table:style-name="Table34.A2" office:value-type="string">
            <text:p text:style-name="P517">Forbidden</text:p>
          </table:table-cell>
          <table:table-cell table:style-name="Table34.C2" office:value-type="string">
            <text:p text:style-name="P539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34.A2" office:value-type="string">
            <text:p text:style-name="P549">405</text:p>
          </table:table-cell>
          <table:table-cell table:style-name="Table34.A2" office:value-type="string">
            <text:p text:style-name="P549">Method Not Allowed</text:p>
          </table:table-cell>
          <table:table-cell table:style-name="Table34.C2" office:value-type="string">
            <text:p text:style-name="P560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34.A2" office:value-type="string">
            <text:p text:style-name="P570">406</text:p>
          </table:table-cell>
          <table:table-cell table:style-name="Table34.A2" office:value-type="string">
            <text:p text:style-name="P570">Not Acceptable</text:p>
          </table:table-cell>
          <table:table-cell table:style-name="Table34.C2" office:value-type="string">
            <text:p text:style-name="P580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338"><text:soft-page-break/><text:span text:style-name="T10">Example</text:span><text:span text:style-name="T11">s</text:span></text:p>
      <text:p text:style-name="P185"/>
      <text:p text:style-name="P338"><text:span text:style-name="T10">Example</text:span><text:span text:style-name="T11">s</text:span></text:p>
      <text:p text:style-name="P185"/>
      <text:p text:style-name="P309">GET /<text:span text:style-name="T113">apis/58493045684/requests</text:span></text:p>
      <text:p text:style-name="P43"/>
      <text:p text:style-name="P325">Response Body:</text:p>
      <text:p text:style-name="P325"/>
      <text:p text:style-name="P30">{</text:p>
      <text:p text:style-name="P37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</text:span></text:a><text:a xlink:type="simple" xlink:href="http://api.myticketting.com/1.0/settings" text:style-name="Internet_20_link" text:visited-style-name="Visited_20_Internet_20_Link"><text:span text:style-name="T52">8493045684</text:span></text:a><text:a xlink:type="simple" xlink:href="http://api.myticketting.com/1.0/settings" text:style-name="Internet_20_link" text:visited-style-name="Visited_20_Internet_20_Link"><text:span text:style-name="T23">/</text:span></text:a><text:a xlink:type="simple" xlink:href="http://api.myticketting.com/1.0/settings" text:style-name="Internet_20_link" text:visited-style-name="Visited_20_Internet_20_Link"><text:span text:style-name="T28">r</text:span></text:a><text:a xlink:type="simple" xlink:href="http://api.myticketting.com/1.0/settings" text:style-name="Internet_20_link" text:visited-style-name="Visited_20_Internet_20_Link"><text:span text:style-name="T30">equest</text:span></text:a><text:a xlink:type="simple" xlink:href="http://api.myticketting.com/1.0/settings" text:style-name="Internet_20_link" text:visited-style-name="Visited_20_Internet_20_Link"><text:span text:style-name="T28">s</text:span></text:a><text:span text:style-name="T15">”</text:span><text:span text:style-name="T12">,</text:span></text:p>
      <text:p text:style-name="P138"><text:span text:style-name="T79"><text:tab/>“</text:span><text:span text:style-name="T87">requests</text:span><text:span text:style-name="T81">”:</text:span><text:span text:style-name="T84">{</text:span></text:p>
      <text:p text:style-name="P138"><text:span text:style-name="T84"><text:tab/><text:tab/>“2017-01-06”:”</text:span><text:span text:style-name="T93">145</text:span><text:span text:style-name="T84">”,</text:span></text:p>
      <text:p text:style-name="P138"><text:span text:style-name="T84"><text:tab/><text:tab/>“2017-01-0</text:span><text:span text:style-name="T85">7</text:span><text:span text:style-name="T84">”:”</text:span><text:span text:style-name="T93">132</text:span><text:span text:style-name="T84">”,</text:span></text:p>
      <text:p text:style-name="P138"><text:span text:style-name="T84"><text:tab/><text:tab/>“2017-01-0</text:span><text:span text:style-name="T85">8</text:span><text:span text:style-name="T84">”:”</text:span><text:span text:style-name="T93">98</text:span><text:span text:style-name="T84">”,</text:span></text:p>
      <text:p text:style-name="P138"><text:span text:style-name="T84"><text:tab/><text:tab/>“2017-01-0</text:span><text:span text:style-name="T86">9</text:span><text:span text:style-name="T84">”:”</text:span><text:span text:style-name="T93">214</text:span><text:span text:style-name="T84">”,</text:span></text:p>
      <text:p text:style-name="P138"><text:span text:style-name="T84"><text:tab/><text:tab/>“2017-01-</text:span><text:span text:style-name="T86">10</text:span><text:span text:style-name="T84">”:”</text:span><text:span text:style-name="T93">73</text:span><text:span text:style-name="T84">”</text:span></text:p>
      <text:p text:style-name="P120"><text:tab/>}</text:p>
      <text:p text:style-name="P115">}</text:p>
      <text:p text:style-name="P185"/>
      <text:p text:style-name="P310">GET /<text:span text:style-name="T113">apis/58493045684/requests?from=2017-01-07</text:span></text:p>
      <text:p text:style-name="P43"/>
      <text:p text:style-name="P325">Response Body:</text:p>
      <text:p text:style-name="P325"/>
      <text:p text:style-name="P30">{</text:p>
      <text:p text:style-name="P37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</text:span></text:a><text:a xlink:type="simple" xlink:href="http://api.myticketting.com/1.0/settings" text:style-name="Internet_20_link" text:visited-style-name="Visited_20_Internet_20_Link"><text:span text:style-name="T53">849304568</text:span></text:a><text:a xlink:type="simple" xlink:href="http://api.myticketting.com/1.0/settings" text:style-name="Internet_20_link" text:visited-style-name="Visited_20_Internet_20_Link"><text:span text:style-name="T23">4/</text:span></text:a><text:a xlink:type="simple" xlink:href="http://api.myticketting.com/1.0/settings" text:style-name="Internet_20_link" text:visited-style-name="Visited_20_Internet_20_Link"><text:span text:style-name="T28">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39"><text:span text:style-name="T79"><text:tab/>“</text:span><text:span text:style-name="T84">r</text:span><text:span text:style-name="T88">equests</text:span><text:span text:style-name="T81">”:</text:span><text:span text:style-name="T84">{</text:span></text:p>
      <text:p text:style-name="P139"><text:span text:style-name="T84"><text:tab/><text:tab/>“2017-01-0</text:span><text:span text:style-name="T85">7</text:span><text:span text:style-name="T84">”:”</text:span><text:span text:style-name="T93">132</text:span><text:span text:style-name="T84">”,</text:span></text:p>
      <text:p text:style-name="P139"><text:span text:style-name="T84"><text:tab/><text:tab/>“2017-01-0</text:span><text:span text:style-name="T85">8</text:span><text:span text:style-name="T84">”:”</text:span><text:span text:style-name="T93">98</text:span><text:span text:style-name="T84">”,</text:span></text:p>
      <text:p text:style-name="P139"><text:span text:style-name="T84"><text:tab/><text:tab/>“2017-01-0</text:span><text:span text:style-name="T86">9</text:span><text:span text:style-name="T84">”:”</text:span><text:span text:style-name="T93">214</text:span><text:span text:style-name="T84">”,</text:span></text:p>
      <text:p text:style-name="P139"><text:span text:style-name="T84"><text:tab/><text:tab/>“2017-01-</text:span><text:span text:style-name="T86">10</text:span><text:span text:style-name="T84">”:”</text:span><text:span text:style-name="T93">73</text:span><text:span text:style-name="T84">”</text:span></text:p>
      <text:p text:style-name="P120"><text:tab/>}</text:p>
      <text:p text:style-name="P115">}</text:p>
      <text:p text:style-name="P185"/>
      <text:p text:style-name="P309">GET /<text:span text:style-name="T113">apis/58493045684/endpoints/1345363632/requests?to=2017-01-08&amp;order=asc</text:span></text:p>
      <text:p text:style-name="P43"/>
      <text:p text:style-name="P325">Response Body:</text:p>
      <text:p text:style-name="P325"/>
      <text:p text:style-name="P30">{</text:p>
      <text:p text:style-name="P37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</text:span></text:a><text:a xlink:type="simple" xlink:href="http://api.myticketting.com/1.0/settings" text:style-name="Internet_20_link" text:visited-style-name="Visited_20_Internet_20_Link"><text:span text:style-name="T54">8493045684</text:span></text:a><text:a xlink:type="simple" xlink:href="http://api.myticketting.com/1.0/settings" text:style-name="Internet_20_link" text:visited-style-name="Visited_20_Internet_20_Link"><text:span text:style-name="T23">/</text:span></text:a><text:a xlink:type="simple" xlink:href="http://api.myticketting.com/1.0/settings" text:style-name="Internet_20_link" text:visited-style-name="Visited_20_Internet_20_Link"><text:span text:style-name="T28">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40"><text:span text:style-name="T79"><text:tab/>“</text:span><text:span text:style-name="T88">requests</text:span><text:span text:style-name="T81">”:</text:span><text:span text:style-name="T84">{</text:span></text:p>
      <text:p text:style-name="P140"><text:span text:style-name="T84"><text:tab/><text:tab/>“2017-01-06”:”</text:span><text:span text:style-name="T93">145</text:span><text:span text:style-name="T84">”,</text:span></text:p>
      <text:p text:style-name="P140"><text:span text:style-name="T84"><text:tab/><text:tab/>“2017-01-0</text:span><text:span text:style-name="T85">7</text:span><text:span text:style-name="T84">”:”</text:span><text:span text:style-name="T93">132</text:span><text:span text:style-name="T84">”,</text:span></text:p>
      <text:p text:style-name="P140"><text:span text:style-name="T84"><text:tab/><text:tab/>“2017-01-0</text:span><text:span text:style-name="T85">8</text:span><text:span text:style-name="T84">”:”</text:span><text:span text:style-name="T93">98</text:span><text:span text:style-name="T84">”</text:span></text:p>
      <text:p text:style-name="P120"><text:tab/>}</text:p>
      <text:p text:style-name="P115">}</text:p>
      <text:p text:style-name="P390">/<text:span text:style-name="T111">apis/{api_id}/endpoints</text:span></text:p>
      <text:p text:style-name="P193"/>
      <text:p text:style-name="P277">A collection of <text:span text:style-name="T123">endpoints offered by the specified API.</text:span></text:p>
      <text:p text:style-name="P211"/>
      <text:p text:style-name="P143">URL</text:p>
      <text:p text:style-name="P143"/>
      <text:p text:style-name="P341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220"/>
      <text:p text:style-name="P143">Supported Request <text:span text:style-name="T106">M</text:span>ethods</text:p>
      <text:p text:style-name="P230"/>
      <text:p text:style-name="P220">GET – <text:span text:style-name="T112">Return a list of endpoints offered by the specified Wadapi API.</text:span></text:p>
      <text:p text:style-name="P220"/>
      <text:p text:style-name="P153">Supported Request Formats</text:p>
      <text:p text:style-name="P153"/>
      <text:p text:style-name="P240">json</text:p>
      <text:p text:style-name="P240"/>
      <text:p text:style-name="P153">Authentication</text:p>
      <text:p text:style-name="P153"/>
      <text:p text:style-name="P250">Basic</text:p>
      <text:p text:style-name="P199"/>
      <text:p text:style-name="P199">Query Parameters (GET)</text:p>
      <text:p text:style-name="P199"/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421">Name</text:p>
          </table:table-cell>
          <table:table-cell table:style-name="Table57.A1" office:value-type="string">
            <text:p text:style-name="P411">Inclusion</text:p>
          </table:table-cell>
          <table:table-cell table:style-name="Table57.C1" office:value-type="string">
            <text:p text:style-name="P421">Description</text:p>
          </table:table-cell>
        </table:table-row>
        <table:table-row>
          <table:table-cell table:style-name="Table57.A2" office:value-type="string">
            <text:p text:style-name="P603">sort</text:p>
          </table:table-cell>
          <table:table-cell table:style-name="Table57.A2" office:value-type="string">
            <text:p text:style-name="P595">optional</text:p>
          </table:table-cell>
          <table:table-cell table:style-name="Table57.C2" office:value-type="string">
            <text:p text:style-name="P603">The order in which to present returned records. Valid options <text:span text:style-name="T124">are:</text:span> ‘<text:span text:style-name="T156">uri’, </text:span>‘<text:span text:style-name="T126">requests’ and ‘runtime’</text:span>. Default value is ‘<text:span text:style-name="T126">requests’</text:span>.</text:p>
          </table:table-cell>
        </table:table-row>
        <table:table-row>
          <table:table-cell table:style-name="Table57.A2" office:value-type="string">
            <text:p text:style-name="P618">order</text:p>
          </table:table-cell>
          <table:table-cell table:style-name="Table57.A2" office:value-type="string">
            <text:p text:style-name="P610">optional</text:p>
          </table:table-cell>
          <table:table-cell table:style-name="Table57.C2" office:value-type="string">
            <text:p text:style-name="P618"><text:span text:style-name="T125">Indicates w</text:span>hether to list records from lowest to highest (asc) or highest to lowest (desc). Default value is <text:span text:style-name="T127">’desc’.</text:span></text:p>
          </table:table-cell>
        </table:table-row>
      </table:table>
      <text:p text:style-name="P250"/>
      <text:p text:style-name="P288">Permissions</text:p>
      <text:p text:style-name="P23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41">Role</text:p>
          </table:table-cell>
          <table:table-cell table:style-name="Table1.A1" office:value-type="string">
            <text:p text:style-name="P431">Allowed Methods</text:p>
          </table:table-cell>
          <table:table-cell table:style-name="Table1.C1" office:value-type="string">
            <text:p text:style-name="P431">Restrictions</text:p>
          </table:table-cell>
        </table:table-row>
        <table:table-row>
          <table:table-cell table:style-name="Table1.A2" office:value-type="string">
            <text:p text:style-name="P461">root</text:p>
          </table:table-cell>
          <table:table-cell table:style-name="Table1.A2" table:number-rows-spanned="2" office:value-type="string">
            <text:p text:style-name="P471">GET</text:p>
          </table:table-cell>
          <table:table-cell table:style-name="Table1.C2" table:number-rows-spanned="2" office:value-type="string">
            <text:p text:style-name="P480">Can retrieve a <text:span text:style-name="T112">list of all endpoints exposed by <text:s/>profiled APIs. </text:span></text:p>
          </table:table-cell>
        </table:table-row>
        <table:table-row>
          <table:table-cell table:style-name="Table1.A2" office:value-type="string">
            <text:p text:style-name="P489">mast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99">consumer</text:p>
          </table:table-cell>
          <table:table-cell table:style-name="Table1.A2" office:value-type="string">
            <text:p text:style-name="P373">GET</text:p>
          </table:table-cell>
          <table:table-cell table:style-name="Table1.C2" office:value-type="string">
            <text:p text:style-name="P373">Can retrieve a list of <text:span text:style-name="T128">all endpoints exposed by</text:span> APIs of which the requesting user is an administrator.</text:p>
          </table:table-cell>
        </table:table-row>
      </table:table>
      <text:p text:style-name="P260"/>
      <text:p text:style-name="P163">Response Errors</text:p>
      <text:p text:style-name="P16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51">Error</text:p>
          </table:table-cell>
          <table:table-cell table:style-name="Table3.A1" office:value-type="string">
            <text:p text:style-name="P451">Reason</text:p>
          </table:table-cell>
          <table:table-cell table:style-name="Table3.C1" office:value-type="string">
            <text:p text:style-name="P420">Description</text:p>
          </table:table-cell>
        </table:table-row>
        <table:table-row>
          <table:table-cell table:style-name="Table3.A2" office:value-type="string">
            <text:p text:style-name="P509">400</text:p>
          </table:table-cell>
          <table:table-cell table:style-name="Table3.A2" office:value-type="string">
            <text:p text:style-name="P509">Bad Request</text:p>
          </table:table-cell>
          <table:table-cell table:style-name="Table3.C2" office:value-type="string">
            <text:p text:style-name="P520"><text:span text:style-name="T129">One or more query parameters are invalid</text:span>.</text:p>
          </table:table-cell>
        </table:table-row>
        <table:table-row>
          <table:table-cell table:style-name="Table3.A2" office:value-type="string">
            <text:p text:style-name="P508">401</text:p>
          </table:table-cell>
          <table:table-cell table:style-name="Table3.A2" office:value-type="string">
            <text:p text:style-name="P508">Unauthorized</text:p>
          </table:table-cell>
          <table:table-cell table:style-name="Table3.C2" office:value-type="string">
            <text:p text:style-name="P519">The 'Authori<text:span text:style-name="T77">z</text:span>ation' header is missing and must be supplied.</text:p>
          </table:table-cell>
        </table:table-row>
        <table:table-row>
          <table:table-cell table:style-name="Table3.A2" office:value-type="string">
            <text:p text:style-name="P508">403</text:p>
          </table:table-cell>
          <table:table-cell table:style-name="Table3.A2" office:value-type="string">
            <text:p text:style-name="P508">Forbidden</text:p>
          </table:table-cell>
          <table:table-cell table:style-name="Table3.C2" office:value-type="string">
            <text:p text:style-name="P531">The request authorisation did not include authorised credentials <text:span text:style-name="T120">or the requesting user does not have read access to the collection</text:span>.</text:p>
          </table:table-cell>
        </table:table-row>
        <table:table-row>
          <table:table-cell table:style-name="Table3.A2" office:value-type="string">
            <text:p text:style-name="P541">405</text:p>
          </table:table-cell>
          <table:table-cell table:style-name="Table3.A2" office:value-type="string">
            <text:p text:style-name="P541">Method Not Allowed</text:p>
          </table:table-cell>
          <table:table-cell table:style-name="Table3.C2" office:value-type="string">
            <text:p text:style-name="P552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3.A2" office:value-type="string">
            <text:p text:style-name="P562">406</text:p>
          </table:table-cell>
          <table:table-cell table:style-name="Table3.A2" office:value-type="string">
            <text:p text:style-name="P562">Not Acceptable</text:p>
          </table:table-cell>
          <table:table-cell table:style-name="Table3.C2" office:value-type="string">
            <text:p text:style-name="P572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173"/>
      <text:p text:style-name="P173"><text:soft-page-break/></text:p>
      <text:p text:style-name="P334"><text:span text:style-name="T10">Example</text:span><text:span text:style-name="T11">s</text:span></text:p>
      <text:p text:style-name="P173"/>
      <text:p text:style-name="P298">GET /<text:span text:style-name="T113">apis/58493045684/endpoints</text:span></text:p>
      <text:p text:style-name="P32"/>
      <text:p text:style-name="P313">Response Body:</text:p>
      <text:p text:style-name="P313"/>
      <text:p text:style-name="P12">{</text:p>
      <text:p text:style-name="P2"><text:span text:style-name="T61"><text:tab/>“</text:span><text:span text:style-name="T62">self”:“</text:span><text:a xlink:type="simple" xlink:href="https://api.doga.gov/1.0/templates" text:style-name="Internet_20_link" text:visited-style-name="Visited_20_Internet_20_Link"><text:span text:style-name="T61">http://</text:span></text:a><text:a xlink:type="simple" xlink:href="https://api.doga.gov/1.0/templates" text:style-name="Internet_20_link" text:visited-style-name="Visited_20_Internet_20_Link"><text:span text:style-name="T64">analytics</text:span></text:a><text:a xlink:type="simple" xlink:href="https://api.doga.gov/1.0/templates" text:style-name="Internet_20_link" text:visited-style-name="Visited_20_Internet_20_Link"><text:span text:style-name="T61">.mywadapi.co</text:span></text:a><text:a xlink:type="simple" xlink:href="https://api.doga.gov/1.0/templates" text:style-name="Internet_20_link" text:visited-style-name="Visited_20_Internet_20_Link"><text:span text:style-name="T65">m/api</text:span></text:a><text:a xlink:type="simple" xlink:href="https://api.doga.gov/1.0/templates" text:style-name="Internet_20_link" text:visited-style-name="Visited_20_Internet_20_Link"><text:span text:style-name="T66">s/58493045684/endpoint</text:span></text:a><text:a xlink:type="simple" xlink:href="https://api.doga.gov/1.0/templates" text:style-name="Internet_20_link" text:visited-style-name="Visited_20_Internet_20_Link"><text:span text:style-name="T65">s</text:span></text:a><text:span text:style-name="T63">”</text:span><text:span text:style-name="T61">,</text:span></text:p>
      <text:p text:style-name="P327"><text:span text:style-name="T1"><text:tab/>“</text:span><text:span text:style-name="T2">total”: </text:span><text:span text:style-name="T3">3</text:span><text:span text:style-name="T4">7</text:span><text:span text:style-name="T2">,</text:span></text:p>
      <text:p text:style-name="P122"><text:span text:style-name="T79"><text:tab/>“</text:span><text:span text:style-name="T83">endpoints</text:span><text:span text:style-name="T81">”:</text:span><text:span text:style-name="T80">[</text:span></text:p>
      <text:p text:style-name="P12"><text:tab/><text:tab/>{</text:p>
      <text:p text:style-name="P351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2</text:span></text:a><text:span text:style-name="T15">”</text:span><text:span text:style-name="T12">,</text:span></text:p>
      <text:p text:style-name="P47"><text:tab/><text:tab/><text:tab/>“<text:span text:style-name="T131">uri”:”</text:span><text:a xlink:type="simple" xlink:href="https://ticketing.mywadapi.com/" text:style-name="Internet_20_link" text:visited-style-name="Visited_20_Internet_20_Link"><text:span text:style-name="T131">/settings/fees</text:span></text:a><text:span text:style-name="T131">”,</text:span></text:p>
      <text:p text:style-name="P66"><text:tab/><text:tab/><text:tab/>“<text:span text:style-name="T131">average-runtime</text:span>”:”<text:span text:style-name="T131">0.4</text:span>”,</text:p>
      <text:p text:style-name="P87"><text:tab/><text:tab/><text:tab/>“<text:span text:style-name="T114">daily-requests</text:span>”:”<text:span text:style-name="T131">0.2</text:span>”,</text:p>
      <text:p text:style-name="P47"><text:tab/><text:tab/><text:tab/>“<text:span text:style-name="T118">runtime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5..4/en..ts/1..2/runtimes</text:span></text:a><text:span text:style-name="T117">”</text:span>,</text:p>
      <text:p text:style-name="P648"><text:tab/><text:tab/><text:tab/>“<text:span text:style-name="T118">request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5..4/en..ts/1..2/requests</text:span></text:a><text:span text:style-name="T117">”,</text:span></text:p>
      <text:p text:style-name="P660"><text:tab/><text:tab/><text:tab/>“<text:span text:style-name="T157">variants</text:span>”:<text:span text:style-name="T165">{</text:span></text:p>
      <text:p text:style-name="P660"><text:tab/><text:tab/><text:tab/><text:tab/>“<text:span text:style-name="T165">self”:”</text:span><text:a xlink:type="simple" xlink:href="http://api.myticketting.com/1.0/settings" text:style-name="Internet_20_link" text:visited-style-name="Visited_20_Internet_20_Link"><text:span text:style-name="T165">https://analytics.mywadapi.com/apis/5..4/e..s/1..2/variants</text:span></text:a><text:span text:style-name="T165">”,</text:span></text:p>
      <text:p text:style-name="P660"><text:tab/><text:tab/><text:tab/><text:tab/>“<text:span text:style-name="T165">total</text:span>”:<text:span text:style-name="T166">1</text:span></text:p>
      <text:p text:style-name="P660"><text:span text:style-name="T165"><text:tab/><text:tab/><text:tab/>}</text:span></text:p>
      <text:p text:style-name="P92"><text:tab/><text:tab/>},</text:p>
      <text:p text:style-name="P13"><text:tab/><text:tab/>{</text:p>
      <text:p text:style-name="P352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</text:span></text:a><text:a xlink:type="simple" xlink:href="http://api.myticketting.com/1.0/settings" text:style-name="Internet_20_link" text:visited-style-name="Visited_20_Internet_20_Link"><text:span text:style-name="T25">25948453987</text:span></text:a><text:span text:style-name="T15">”</text:span><text:span text:style-name="T12">,</text:span></text:p>
      <text:p text:style-name="P48"><text:tab/><text:tab/><text:tab/>“<text:span text:style-name="T131">uri”:”</text:span><text:a xlink:type="simple" xlink:href="https://ticketing.mywadapi.com/" text:style-name="Internet_20_link" text:visited-style-name="Visited_20_Internet_20_Link"><text:span text:style-name="T131">/orders</text:span></text:a><text:span text:style-name="T131">”,</text:span></text:p>
      <text:p text:style-name="P67"><text:tab/><text:tab/><text:tab/>“<text:span text:style-name="T131">average-runtime</text:span>”:”<text:span text:style-name="T132">1.73</text:span>”,</text:p>
      <text:p text:style-name="P655"><text:tab/><text:tab/><text:tab/>“<text:span text:style-name="T114">daily-requests</text:span>”:”<text:span text:style-name="T131">731</text:span>”,</text:p>
      <text:p text:style-name="P48"><text:tab/><text:tab/><text:tab/>“<text:span text:style-name="T118">runtime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5..4/en..ts/2..7/runtimes</text:span></text:a><text:span text:style-name="T117">”</text:span>,</text:p>
      <text:p text:style-name="P649"><text:tab/><text:tab/><text:tab/>“<text:span text:style-name="T118">request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5..4/en..ts/2..7/requests</text:span></text:a><text:span text:style-name="T117">”,</text:span></text:p>
      <text:p text:style-name="P661"><text:tab/><text:tab/><text:tab/>“<text:span text:style-name="T157">variants</text:span>”:<text:span text:style-name="T165">{</text:span></text:p>
      <text:p text:style-name="P661"><text:tab/><text:tab/><text:tab/><text:tab/>“<text:span text:style-name="T165">self”:”</text:span><text:a xlink:type="simple" xlink:href="http://api.myticketting.com/1.0/settings" text:style-name="Internet_20_link" text:visited-style-name="Visited_20_Internet_20_Link"><text:span text:style-name="T165">https://analytics.mywadapi.com/apis/5..4/e..s/2..7/variants</text:span></text:a><text:span text:style-name="T165">”,</text:span></text:p>
      <text:p text:style-name="P661"><text:tab/><text:tab/><text:tab/><text:tab/>“<text:span text:style-name="T165">total</text:span>”:<text:span text:style-name="T167">8</text:span></text:p>
      <text:p text:style-name="P661"><text:span text:style-name="T165"><text:tab/><text:tab/><text:tab/>}</text:span></text:p>
      <text:p text:style-name="P93"><text:tab/><text:tab/>},</text:p>
      <text:p text:style-name="P92"><text:tab/><text:tab/>.</text:p>
      <text:p text:style-name="P92"><text:tab/><text:tab/>.</text:p>
      <text:p text:style-name="P92"><text:tab/><text:tab/>.</text:p>
      <text:p text:style-name="P92"><text:tab/><text:span text:style-name="T121">]</text:span></text:p>
      <text:p text:style-name="P107">}</text:p>
      <text:p text:style-name="P391">/<text:span text:style-name="T115">apis/{api_id}/endpoints/{endpoint_id}</text:span></text:p>
      <text:p text:style-name="P194"/>
      <text:p text:style-name="P278"><text:span text:style-name="T133">A resource containing the profiling information</text:span> of <text:span text:style-name="T133">the specified endpoint.</text:span></text:p>
      <text:p text:style-name="P221"/>
      <text:p text:style-name="P144">URL</text:p>
      <text:p text:style-name="P144"/>
      <text:p text:style-name="P342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/text:p>
      <text:p text:style-name="P221"/>
      <text:p text:style-name="P144">Supported Request <text:span text:style-name="T106">M</text:span>ethods</text:p>
      <text:p text:style-name="P231"/>
      <text:p text:style-name="P221">GET – <text:span text:style-name="T107">Returns the profile information for the specified endpoint.</text:span></text:p>
      <text:p text:style-name="P221"/>
      <text:p text:style-name="P154">Supported Request Formats</text:p>
      <text:p text:style-name="P154"/>
      <text:p text:style-name="P241">json</text:p>
      <text:p text:style-name="P241"/>
      <text:p text:style-name="P154">Authentication</text:p>
      <text:p text:style-name="P154"/>
      <text:p text:style-name="P251">Basic</text:p>
      <text:p text:style-name="P251"/>
      <text:p text:style-name="P289">Permissions</text:p>
      <text:p text:style-name="P23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42">Role</text:p>
          </table:table-cell>
          <table:table-cell table:style-name="Table4.A1" office:value-type="string">
            <text:p text:style-name="P432">Allowed Methods</text:p>
          </table:table-cell>
          <table:table-cell table:style-name="Table4.C1" office:value-type="string">
            <text:p text:style-name="P432">Restrictions</text:p>
          </table:table-cell>
        </table:table-row>
        <table:table-row>
          <table:table-cell table:style-name="Table4.A2" office:value-type="string">
            <text:p text:style-name="P462">root</text:p>
          </table:table-cell>
          <table:table-cell table:style-name="Table4.A2" table:number-rows-spanned="2" office:value-type="string">
            <text:p text:style-name="P584">GET</text:p>
          </table:table-cell>
          <table:table-cell table:style-name="Table4.C2" table:number-rows-spanned="2" office:value-type="string">
            <text:p text:style-name="P480">Can retrieve <text:span text:style-name="T134">the profiling data of all profiled endpoints. </text:span></text:p>
          </table:table-cell>
        </table:table-row>
        <table:table-row>
          <table:table-cell table:style-name="Table4.A2" office:value-type="string">
            <text:p text:style-name="P490">master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90">c<text:span text:style-name="T110">onsumer</text:span></text:p>
          </table:table-cell>
          <table:table-cell table:style-name="Table4.A2" office:value-type="string">
            <text:p text:style-name="P384">GET</text:p>
          </table:table-cell>
          <table:table-cell table:style-name="Table4.C2" office:value-type="string">
            <text:p text:style-name="P373">Can retrieve <text:span text:style-name="T134">the pro</text:span>li<text:span text:style-name="T134">ling data for endpoints exposed by</text:span> APIs of which the requesting user is an administrator.</text:p>
          </table:table-cell>
        </table:table-row>
      </table:table>
      <text:p text:style-name="P261"/>
      <text:p text:style-name="P164">Response Errors</text:p>
      <text:p text:style-name="P16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52">Error</text:p>
          </table:table-cell>
          <table:table-cell table:style-name="Table5.A1" office:value-type="string">
            <text:p text:style-name="P452">Reason</text:p>
          </table:table-cell>
          <table:table-cell table:style-name="Table5.C1" office:value-type="string">
            <text:p text:style-name="P422">Description</text:p>
          </table:table-cell>
        </table:table-row>
        <table:table-row>
          <table:table-cell table:style-name="Table5.A2" office:value-type="string">
            <text:p text:style-name="P510">401</text:p>
          </table:table-cell>
          <table:table-cell table:style-name="Table5.A2" office:value-type="string">
            <text:p text:style-name="P510">Unauthorized</text:p>
          </table:table-cell>
          <table:table-cell table:style-name="Table5.C2" office:value-type="string">
            <text:p text:style-name="P521">The 'Authori<text:span text:style-name="T77">z</text:span>ation' header is missing and must be supplied.</text:p>
          </table:table-cell>
        </table:table-row>
        <table:table-row>
          <table:table-cell table:style-name="Table5.A2" office:value-type="string">
            <text:p text:style-name="P510">403</text:p>
          </table:table-cell>
          <table:table-cell table:style-name="Table5.A2" office:value-type="string">
            <text:p text:style-name="P510">Forbidden</text:p>
          </table:table-cell>
          <table:table-cell table:style-name="Table5.C2" office:value-type="string">
            <text:p text:style-name="P532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5.A2" office:value-type="string">
            <text:p text:style-name="P542">405</text:p>
          </table:table-cell>
          <table:table-cell table:style-name="Table5.A2" office:value-type="string">
            <text:p text:style-name="P542">Method Not Allowed</text:p>
          </table:table-cell>
          <table:table-cell table:style-name="Table5.C2" office:value-type="string">
            <text:p text:style-name="P553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5.A2" office:value-type="string">
            <text:p text:style-name="P563">406</text:p>
          </table:table-cell>
          <table:table-cell table:style-name="Table5.A2" office:value-type="string">
            <text:p text:style-name="P563">Not Acceptable</text:p>
          </table:table-cell>
          <table:table-cell table:style-name="Table5.C2" office:value-type="string">
            <text:p text:style-name="P573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271"/>
      <text:p text:style-name="P174"/>
      <text:p text:style-name="P406"><text:span text:style-name="T10">Example</text:span><text:span text:style-name="T11">s</text:span></text:p>
      <text:p text:style-name="P174"/>
      <text:p text:style-name="P187"><text:span text:style-name="T97">GET /</text:span><text:span text:style-name="T98">apis/58493045684/</text:span><text:span text:style-name="T99">endpoints/1345363632</text:span></text:p>
      <text:p text:style-name="P33"/>
      <text:p text:style-name="P314">Response Body:</text:p>
      <text:p text:style-name="P14"><text:tab/><text:tab/></text:p>
      <text:p text:style-name="P14">{</text:p>
      <text:p text:style-name="P353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2</text:span></text:a><text:span text:style-name="T15">”</text:span><text:span text:style-name="T12">,</text:span></text:p>
      <text:p text:style-name="P49"><text:tab/>“<text:span text:style-name="T131">uri”:”</text:span><text:a xlink:type="simple" xlink:href="https://ticketing.mywadapi.com/" text:style-name="Internet_20_link" text:visited-style-name="Visited_20_Internet_20_Link"><text:span text:style-name="T131">/settings/fees</text:span></text:a><text:span text:style-name="T131">”,</text:span></text:p>
      <text:p text:style-name="P68"><text:tab/>“<text:span text:style-name="T131">average-runtime</text:span>”:”<text:span text:style-name="T131">0.4</text:span>”,</text:p>
      <text:p text:style-name="P656"><text:tab/>“<text:span text:style-name="T114">daily-requests</text:span>”:”<text:span text:style-name="T131">0.2</text:span>”,</text:p>
      <text:p text:style-name="P49"><text:tab/>“<text:span text:style-name="T118">runtime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5..4/endpoints/1..2/runtimes</text:span></text:a><text:span text:style-name="T117">”</text:span>,</text:p>
      <text:p text:style-name="P49"><text:tab/>“<text:span text:style-name="T118">request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5..4/endpoints/1..2/requests</text:span></text:a><text:span text:style-name="T117">”</text:span>,</text:p>
      <text:p text:style-name="P49"><text:tab/>“<text:span text:style-name="T118">object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5..4/endpoints/1..2/objects</text:span></text:a><text:span text:style-name="T117">”</text:span>,</text:p>
      <text:p text:style-name="P650"><text:tab/>“<text:span text:style-name="T118">querie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5..4/endpoints/1..2/queries</text:span></text:a><text:span text:style-name="T117">”,</text:span></text:p>
      <text:p text:style-name="P662"><text:tab/>“<text:span text:style-name="T157">variants</text:span>”:<text:span text:style-name="T165">{</text:span></text:p>
      <text:p text:style-name="P662"><text:tab/><text:tab/>“<text:span text:style-name="T165">self”:”</text:span><text:a xlink:type="simple" xlink:href="http://api.myticketting.com/1.0/settings" text:style-name="Internet_20_link" text:visited-style-name="Visited_20_Internet_20_Link"><text:span text:style-name="T165">https://analytics.mywadapi.com/apis/5..4/endpoints/1..2/variants</text:span></text:a><text:span text:style-name="T165">”,</text:span></text:p>
      <text:p text:style-name="P662"><text:tab/><text:tab/>“<text:span text:style-name="T165">total</text:span>”:<text:span text:style-name="T166">1</text:span></text:p>
      <text:p text:style-name="P662"><text:span text:style-name="T165"><text:tab/>}</text:span></text:p>
      <text:p text:style-name="P94">}</text:p>
      <text:p text:style-name="P392">/<text:span text:style-name="T111">apis/{api_id}/endpoints/{endpoint_id}/runtimes</text:span></text:p>
      <text:p text:style-name="P195"/>
      <text:p text:style-name="P279">A <text:span text:style-name="T135">resource representing an endpoint’s daily average run times.</text:span></text:p>
      <text:p text:style-name="P212"/>
      <text:p text:style-name="P145">URL</text:p>
      <text:p text:style-name="P145"/>
      <text:p text:style-name="P343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27">s/{endpoint_id}/runtime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222"/>
      <text:p text:style-name="P145">Supported Request <text:span text:style-name="T106">M</text:span>ethods</text:p>
      <text:p text:style-name="P232"/>
      <text:p text:style-name="P222">GET – <text:span text:style-name="T112">Return an object where keys represent the calendar date, and values the average runtime.</text:span></text:p>
      <text:p text:style-name="P222"/>
      <text:p text:style-name="P155">Supported Request Formats</text:p>
      <text:p text:style-name="P155"/>
      <text:p text:style-name="P242">json</text:p>
      <text:p text:style-name="P242"/>
      <text:p text:style-name="P155">Authentication</text:p>
      <text:p text:style-name="P155"/>
      <text:p text:style-name="P252">Basic</text:p>
      <text:p text:style-name="P200"/>
      <text:p text:style-name="P200">Query Parameters (GET)</text:p>
      <text:p text:style-name="P20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23">Name</text:p>
          </table:table-cell>
          <table:table-cell table:style-name="Table6.A1" office:value-type="string">
            <text:p text:style-name="P412">Inclusion</text:p>
          </table:table-cell>
          <table:table-cell table:style-name="Table6.C1" office:value-type="string">
            <text:p text:style-name="P423">Description</text:p>
          </table:table-cell>
        </table:table-row>
        <table:table-row>
          <table:table-cell table:style-name="Table6.A2" office:value-type="string">
            <text:p text:style-name="P623">from</text:p>
          </table:table-cell>
          <table:table-cell table:style-name="Table6.A2" office:value-type="string">
            <text:p text:style-name="P596">optional</text:p>
          </table:table-cell>
          <table:table-cell table:style-name="Table6.C2" office:value-type="string">
            <text:p text:style-name="P625">A date on or after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623">to</text:p>
          </table:table-cell>
          <table:table-cell table:style-name="Table6.A2" office:value-type="string">
            <text:p text:style-name="P611">optional</text:p>
          </table:table-cell>
          <table:table-cell table:style-name="Table6.C2" office:value-type="string">
            <text:p text:style-name="P623">A date on or before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627">order</text:p>
          </table:table-cell>
          <table:table-cell table:style-name="Table6.A2" office:value-type="string">
            <text:p text:style-name="P595">optional</text:p>
          </table:table-cell>
          <table:table-cell table:style-name="Table6.C2" office:value-type="string">
            <text:p text:style-name="P603">The order in which to present <text:span text:style-name="T137">average run times</text:span>. Valid options <text:span text:style-name="T124">are:</text:span> ‘<text:span text:style-name="T137">asc’ and ‘desc’</text:span>. Default value is ‘<text:span text:style-name="T138">asc’</text:span>.</text:p>
          </table:table-cell>
        </table:table-row>
      </table:table>
      <text:p text:style-name="P252"/>
      <text:p text:style-name="P292">Permissions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43">Role</text:p>
          </table:table-cell>
          <table:table-cell table:style-name="Table7.A1" office:value-type="string">
            <text:p text:style-name="P433">Allowed Methods</text:p>
          </table:table-cell>
          <table:table-cell table:style-name="Table7.C1" office:value-type="string">
            <text:p text:style-name="P433">Restrictions</text:p>
          </table:table-cell>
        </table:table-row>
        <table:table-row>
          <table:table-cell table:style-name="Table7.A2" office:value-type="string">
            <text:p text:style-name="P463">root</text:p>
          </table:table-cell>
          <table:table-cell table:style-name="Table7.A2" table:number-rows-spanned="2" office:value-type="string">
            <text:p text:style-name="P472">GET</text:p>
          </table:table-cell>
          <table:table-cell table:style-name="Table7.C2" table:number-rows-spanned="2" office:value-type="string">
            <text:p text:style-name="P481">Can retrieve <text:span text:style-name="T136">average run times for all endpoints in the system. </text:span></text:p>
          </table:table-cell>
        </table:table-row>
        <table:table-row>
          <table:table-cell table:style-name="Table7.A2" office:value-type="string">
            <text:p text:style-name="P491">master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500">consumer</text:p>
          </table:table-cell>
          <table:table-cell table:style-name="Table7.A2" office:value-type="string">
            <text:p text:style-name="P374">GET</text:p>
          </table:table-cell>
          <table:table-cell table:style-name="Table7.C2" office:value-type="string">
            <text:p text:style-name="P375">Can retrieve <text:span text:style-name="T136">average run times only for endpoints exposed by </text:span>APIs of which the requesting user is an administrator.</text:p>
          </table:table-cell>
        </table:table-row>
      </table:table>
      <text:p text:style-name="P262"/>
      <text:p text:style-name="P165">Response Errors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53">Error</text:p>
          </table:table-cell>
          <table:table-cell table:style-name="Table8.A1" office:value-type="string">
            <text:p text:style-name="P453">Reason</text:p>
          </table:table-cell>
          <table:table-cell table:style-name="Table8.C1" office:value-type="string">
            <text:p text:style-name="P423">Description</text:p>
          </table:table-cell>
        </table:table-row>
        <table:table-row>
          <table:table-cell table:style-name="Table8.A2" office:value-type="string">
            <text:p text:style-name="P511">400</text:p>
          </table:table-cell>
          <table:table-cell table:style-name="Table8.A2" office:value-type="string">
            <text:p text:style-name="P511">Bad Request</text:p>
          </table:table-cell>
          <table:table-cell table:style-name="Table8.C2" office:value-type="string">
            <text:p text:style-name="P522"><text:span text:style-name="T129">One or more query parameters are invalid</text:span>.</text:p>
          </table:table-cell>
        </table:table-row>
        <table:table-row>
          <table:table-cell table:style-name="Table8.A2" office:value-type="string">
            <text:p text:style-name="P511">401</text:p>
          </table:table-cell>
          <table:table-cell table:style-name="Table8.A2" office:value-type="string">
            <text:p text:style-name="P511">Unauthorized</text:p>
          </table:table-cell>
          <table:table-cell table:style-name="Table8.C2" office:value-type="string">
            <text:p text:style-name="P522">The 'Authori<text:span text:style-name="T77">z</text:span>ation' header is missing and must be supplied.</text:p>
          </table:table-cell>
        </table:table-row>
        <table:table-row>
          <table:table-cell table:style-name="Table8.A2" office:value-type="string">
            <text:p text:style-name="P511">403</text:p>
          </table:table-cell>
          <table:table-cell table:style-name="Table8.A2" office:value-type="string">
            <text:p text:style-name="P511">Forbidden</text:p>
          </table:table-cell>
          <table:table-cell table:style-name="Table8.C2" office:value-type="string">
            <text:p text:style-name="P533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8.A2" office:value-type="string">
            <text:p text:style-name="P543">405</text:p>
          </table:table-cell>
          <table:table-cell table:style-name="Table8.A2" office:value-type="string">
            <text:p text:style-name="P543">Method Not Allowed</text:p>
          </table:table-cell>
          <table:table-cell table:style-name="Table8.C2" office:value-type="string">
            <text:p text:style-name="P554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8.A2" office:value-type="string">
            <text:p text:style-name="P564">406</text:p>
          </table:table-cell>
          <table:table-cell table:style-name="Table8.A2" office:value-type="string">
            <text:p text:style-name="P564">Not Acceptable</text:p>
          </table:table-cell>
          <table:table-cell table:style-name="Table8.C2" office:value-type="string">
            <text:p text:style-name="P574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335"><text:soft-page-break/><text:span text:style-name="T10">Example</text:span><text:span text:style-name="T11">s</text:span></text:p>
      <text:p text:style-name="P175"/>
      <text:p text:style-name="P299">GET /<text:span text:style-name="T113">apis/58493045684/endpoints/1345363632/runtimes</text:span></text:p>
      <text:p text:style-name="P34"/>
      <text:p text:style-name="P315">Response Body:</text:p>
      <text:p text:style-name="P315"/>
      <text:p text:style-name="P21">{</text:p>
      <text:p text:style-name="P354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123"><text:span text:style-name="T79"><text:tab/>“</text:span><text:span text:style-name="T84">runtimes</text:span><text:span text:style-name="T81">”:</text:span><text:span text:style-name="T84">{</text:span></text:p>
      <text:p text:style-name="P124"><text:span text:style-name="T84"><text:tab/><text:tab/>“2017-01-06”:”0.</text:span><text:span text:style-name="T85">299</text:span><text:span text:style-name="T84">”,</text:span></text:p>
      <text:p text:style-name="P124"><text:span text:style-name="T84"><text:tab/><text:tab/>“2017-01-0</text:span><text:span text:style-name="T85">7</text:span><text:span text:style-name="T84">”:”0.28</text:span><text:span text:style-name="T85">4</text:span><text:span text:style-name="T84">”,</text:span></text:p>
      <text:p text:style-name="P125"><text:span text:style-name="T84"><text:tab/><text:tab/>“2017-01-0</text:span><text:span text:style-name="T85">8</text:span><text:span text:style-name="T84">”:”0.2</text:span><text:span text:style-name="T85">94</text:span><text:span text:style-name="T84">”,</text:span></text:p>
      <text:p text:style-name="P125"><text:span text:style-name="T84"><text:tab/><text:tab/>“2017-01-0</text:span><text:span text:style-name="T86">9</text:span><text:span text:style-name="T84">”:”0.</text:span><text:span text:style-name="T85">315</text:span><text:span text:style-name="T84">”,</text:span></text:p>
      <text:p text:style-name="P125"><text:span text:style-name="T84"><text:tab/><text:tab/>“2017-01-</text:span><text:span text:style-name="T86">10</text:span><text:span text:style-name="T84">”:”0.</text:span><text:span text:style-name="T85">303</text:span><text:span text:style-name="T84">”</text:span></text:p>
      <text:p text:style-name="P116"><text:tab/>}</text:p>
      <text:p text:style-name="P108">}</text:p>
      <text:p text:style-name="P176"/>
      <text:p text:style-name="P300">GET /<text:span text:style-name="T113">apis/58493045684/endpoints/1345363632/runtimes?from=2017-01-08</text:span></text:p>
      <text:p text:style-name="P35"/>
      <text:p text:style-name="P316">Response Body:</text:p>
      <text:p text:style-name="P316"/>
      <text:p text:style-name="P22">{</text:p>
      <text:p text:style-name="P355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126"><text:span text:style-name="T79"><text:tab/>“</text:span><text:span text:style-name="T84">runtimes</text:span><text:span text:style-name="T81">”:</text:span><text:span text:style-name="T84">{</text:span></text:p>
      <text:p text:style-name="P126"><text:span text:style-name="T84"><text:tab/><text:tab/>“2017-01-0</text:span><text:span text:style-name="T85">8</text:span><text:span text:style-name="T84">”:”0.2</text:span><text:span text:style-name="T85">94</text:span><text:span text:style-name="T84">”,</text:span></text:p>
      <text:p text:style-name="P126"><text:span text:style-name="T84"><text:tab/><text:tab/>“2017-01-0</text:span><text:span text:style-name="T86">9</text:span><text:span text:style-name="T84">”:”0.</text:span><text:span text:style-name="T85">315</text:span><text:span text:style-name="T84">”,</text:span></text:p>
      <text:p text:style-name="P126"><text:span text:style-name="T84"><text:tab/><text:tab/>“2017-01-</text:span><text:span text:style-name="T86">10</text:span><text:span text:style-name="T84">”:”0.</text:span><text:span text:style-name="T85">303</text:span><text:span text:style-name="T84">”</text:span></text:p>
      <text:p text:style-name="P117"><text:tab/>}</text:p>
      <text:p text:style-name="P109">}</text:p>
      <text:p text:style-name="P177"/>
      <text:p text:style-name="P301">GET /<text:span text:style-name="T113">apis/58493045684/endpoints/1345363632/runtimes?to=2017-01-07&amp;order=desc</text:span></text:p>
      <text:p text:style-name="P36"/>
      <text:p text:style-name="P317">Response Body:</text:p>
      <text:p text:style-name="P317"/>
      <text:p text:style-name="P23">{</text:p>
      <text:p text:style-name="P356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127"><text:span text:style-name="T79"><text:tab/>“</text:span><text:span text:style-name="T84">runtimes</text:span><text:span text:style-name="T81">”:</text:span><text:span text:style-name="T84">{</text:span></text:p>
      <text:p text:style-name="P127"><text:span text:style-name="T84"><text:tab/><text:tab/>“2017-01-0</text:span><text:span text:style-name="T85">7</text:span><text:span text:style-name="T84">”:”0.28</text:span><text:span text:style-name="T85">4</text:span><text:span text:style-name="T84">”,</text:span></text:p>
      <text:p text:style-name="P127"><text:span text:style-name="T84"><text:tab/><text:tab/>“2017-01-06”:”0.</text:span><text:span text:style-name="T85">299</text:span><text:span text:style-name="T84">”</text:span></text:p>
      <text:p text:style-name="P118"><text:tab/>}</text:p>
      <text:p text:style-name="P109">}</text:p>
      <text:p text:style-name="P393">/<text:span text:style-name="T111">apis/{api_id}/endpoints/{endpoint_id}/requests</text:span></text:p>
      <text:p text:style-name="P196"/>
      <text:p text:style-name="P280">A <text:span text:style-name="T135">resource representing an endpoint’s daily average requests.</text:span></text:p>
      <text:p text:style-name="P213"/>
      <text:p text:style-name="P146">URL</text:p>
      <text:p text:style-name="P146"/>
      <text:p text:style-name="P344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27">s/{endpoint_id}/r</text:span></text:a><text:a xlink:type="simple" xlink:href="https://api.doga.gov/1.0/cases/" text:style-name="Internet_20_link" text:visited-style-name="Visited_20_Internet_20_Link"><text:span text:style-name="T29">equests</text:span></text:a></text:p>
      <text:p text:style-name="P223"/>
      <text:p text:style-name="P146">Supported Request <text:span text:style-name="T106">M</text:span>ethods</text:p>
      <text:p text:style-name="P233"/>
      <text:p text:style-name="P223">GET – <text:span text:style-name="T112">Return an object where keys represent the calendar date, and values the average requests.</text:span></text:p>
      <text:p text:style-name="P223"/>
      <text:p text:style-name="P156">Supported Request Formats</text:p>
      <text:p text:style-name="P156"/>
      <text:p text:style-name="P243">json</text:p>
      <text:p text:style-name="P243"/>
      <text:p text:style-name="P156">Authentication</text:p>
      <text:p text:style-name="P156"/>
      <text:p text:style-name="P253">Basic</text:p>
      <text:p text:style-name="P201"/>
      <text:p text:style-name="P201">Query Parameters (GET)</text:p>
      <text:p text:style-name="P20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24">Name</text:p>
          </table:table-cell>
          <table:table-cell table:style-name="Table9.A1" office:value-type="string">
            <text:p text:style-name="P413">Inclusion</text:p>
          </table:table-cell>
          <table:table-cell table:style-name="Table9.C1" office:value-type="string">
            <text:p text:style-name="P424">Description</text:p>
          </table:table-cell>
        </table:table-row>
        <table:table-row>
          <table:table-cell table:style-name="Table9.A2" office:value-type="string">
            <text:p text:style-name="P624">from</text:p>
          </table:table-cell>
          <table:table-cell table:style-name="Table9.A2" office:value-type="string">
            <text:p text:style-name="P597">optional</text:p>
          </table:table-cell>
          <table:table-cell table:style-name="Table9.C2" office:value-type="string">
            <text:p text:style-name="P624">A date on or after which all returned average requests should have been recorded.</text:p>
          </table:table-cell>
        </table:table-row>
        <table:table-row>
          <table:table-cell table:style-name="Table9.A2" office:value-type="string">
            <text:p text:style-name="P624">to</text:p>
          </table:table-cell>
          <table:table-cell table:style-name="Table9.A2" office:value-type="string">
            <text:p text:style-name="P612">optional</text:p>
          </table:table-cell>
          <table:table-cell table:style-name="Table9.C2" office:value-type="string">
            <text:p text:style-name="P624">A date on or before which all returned average requests should have been recorded.</text:p>
          </table:table-cell>
        </table:table-row>
        <table:table-row>
          <table:table-cell table:style-name="Table9.A2" office:value-type="string">
            <text:p text:style-name="P628">order</text:p>
          </table:table-cell>
          <table:table-cell table:style-name="Table9.A2" office:value-type="string">
            <text:p text:style-name="P597">optional</text:p>
          </table:table-cell>
          <table:table-cell table:style-name="Table9.C2" office:value-type="string">
            <text:p text:style-name="P604">The order in which to present <text:span text:style-name="T137">average requests</text:span>. Valid options <text:span text:style-name="T124">are:</text:span> ‘<text:span text:style-name="T137">asc’ and ‘desc’</text:span>. Default value is ‘<text:span text:style-name="T138">asc’</text:span>.</text:p>
          </table:table-cell>
        </table:table-row>
      </table:table>
      <text:p text:style-name="P253"/>
      <text:p text:style-name="P293">Permissions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44">Role</text:p>
          </table:table-cell>
          <table:table-cell table:style-name="Table10.A1" office:value-type="string">
            <text:p text:style-name="P434">Allowed Methods</text:p>
          </table:table-cell>
          <table:table-cell table:style-name="Table10.C1" office:value-type="string">
            <text:p text:style-name="P434">Restrictions</text:p>
          </table:table-cell>
        </table:table-row>
        <table:table-row>
          <table:table-cell table:style-name="Table10.A2" office:value-type="string">
            <text:p text:style-name="P464">root</text:p>
          </table:table-cell>
          <table:table-cell table:style-name="Table10.A2" table:number-rows-spanned="2" office:value-type="string">
            <text:p text:style-name="P473">GET</text:p>
          </table:table-cell>
          <table:table-cell table:style-name="Table10.C2" table:number-rows-spanned="2" office:value-type="string">
            <text:p text:style-name="P482">Can retrieve <text:span text:style-name="T136">average requests for all endpoints in the system. </text:span></text:p>
          </table:table-cell>
        </table:table-row>
        <table:table-row>
          <table:table-cell table:style-name="Table10.A2" office:value-type="string">
            <text:p text:style-name="P492">master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501">consumer</text:p>
          </table:table-cell>
          <table:table-cell table:style-name="Table10.A2" office:value-type="string">
            <text:p text:style-name="P376">GET</text:p>
          </table:table-cell>
          <table:table-cell table:style-name="Table10.C2" office:value-type="string">
            <text:p text:style-name="P376">Can retrieve <text:span text:style-name="T136">average requests only for endpoints exposed by</text:span> APIs of which the requesting user is an administrator.</text:p>
          </table:table-cell>
        </table:table-row>
      </table:table>
      <text:p text:style-name="P263"/>
      <text:p text:style-name="P166">Response Error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54">Error</text:p>
          </table:table-cell>
          <table:table-cell table:style-name="Table11.A1" office:value-type="string">
            <text:p text:style-name="P454">Reason</text:p>
          </table:table-cell>
          <table:table-cell table:style-name="Table11.C1" office:value-type="string">
            <text:p text:style-name="P424">Description</text:p>
          </table:table-cell>
        </table:table-row>
        <table:table-row>
          <table:table-cell table:style-name="Table11.A2" office:value-type="string">
            <text:p text:style-name="P512">400</text:p>
          </table:table-cell>
          <table:table-cell table:style-name="Table11.A2" office:value-type="string">
            <text:p text:style-name="P512">Bad Request</text:p>
          </table:table-cell>
          <table:table-cell table:style-name="Table11.C2" office:value-type="string">
            <text:p text:style-name="P523"><text:span text:style-name="T129">One or more query parameters are invalid</text:span>.</text:p>
          </table:table-cell>
        </table:table-row>
        <table:table-row>
          <table:table-cell table:style-name="Table11.A2" office:value-type="string">
            <text:p text:style-name="P512">401</text:p>
          </table:table-cell>
          <table:table-cell table:style-name="Table11.A2" office:value-type="string">
            <text:p text:style-name="P512">Unauthorized</text:p>
          </table:table-cell>
          <table:table-cell table:style-name="Table11.C2" office:value-type="string">
            <text:p text:style-name="P523">The 'Authori<text:span text:style-name="T77">z</text:span>ation' header is missing and must be supplied.</text:p>
          </table:table-cell>
        </table:table-row>
        <table:table-row>
          <table:table-cell table:style-name="Table11.A2" office:value-type="string">
            <text:p text:style-name="P512">403</text:p>
          </table:table-cell>
          <table:table-cell table:style-name="Table11.A2" office:value-type="string">
            <text:p text:style-name="P512">Forbidden</text:p>
          </table:table-cell>
          <table:table-cell table:style-name="Table11.C2" office:value-type="string">
            <text:p text:style-name="P534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11.A2" office:value-type="string">
            <text:p text:style-name="P544">405</text:p>
          </table:table-cell>
          <table:table-cell table:style-name="Table11.A2" office:value-type="string">
            <text:p text:style-name="P544">Method Not Allowed</text:p>
          </table:table-cell>
          <table:table-cell table:style-name="Table11.C2" office:value-type="string">
            <text:p text:style-name="P555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11.A2" office:value-type="string">
            <text:p text:style-name="P565">406</text:p>
          </table:table-cell>
          <table:table-cell table:style-name="Table11.A2" office:value-type="string">
            <text:p text:style-name="P565">Not Acceptable</text:p>
          </table:table-cell>
          <table:table-cell table:style-name="Table11.C2" office:value-type="string">
            <text:p text:style-name="P575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336"><text:soft-page-break/><text:span text:style-name="T10">Example</text:span><text:span text:style-name="T11">s</text:span></text:p>
      <text:p text:style-name="P178"/>
      <text:p text:style-name="P337"><text:span text:style-name="T10">Example</text:span><text:span text:style-name="T11">s</text:span></text:p>
      <text:p text:style-name="P179"/>
      <text:p text:style-name="P302">GET /<text:span text:style-name="T113">apis/58493045684/endpoints/1345363632/requests</text:span></text:p>
      <text:p text:style-name="P37"/>
      <text:p text:style-name="P318">Response Body:</text:p>
      <text:p text:style-name="P318"/>
      <text:p text:style-name="P24">{</text:p>
      <text:p text:style-name="P357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0">equest</text:span></text:a><text:a xlink:type="simple" xlink:href="http://api.myticketting.com/1.0/settings" text:style-name="Internet_20_link" text:visited-style-name="Visited_20_Internet_20_Link"><text:span text:style-name="T28">s</text:span></text:a><text:span text:style-name="T15">”</text:span><text:span text:style-name="T12">,</text:span></text:p>
      <text:p text:style-name="P128"><text:span text:style-name="T79"><text:tab/>“</text:span><text:span text:style-name="T87">requests</text:span><text:span text:style-name="T81">”:</text:span><text:span text:style-name="T84">{</text:span></text:p>
      <text:p text:style-name="P128"><text:span text:style-name="T84"><text:tab/><text:tab/>“2017-01-06”:”</text:span><text:span text:style-name="T87">0</text:span><text:span text:style-name="T84">”,</text:span></text:p>
      <text:p text:style-name="P128"><text:span text:style-name="T84"><text:tab/><text:tab/>“2017-01-0</text:span><text:span text:style-name="T85">7</text:span><text:span text:style-name="T84">”:”</text:span><text:span text:style-name="T87">4</text:span><text:span text:style-name="T84">”,</text:span></text:p>
      <text:p text:style-name="P128"><text:span text:style-name="T84"><text:tab/><text:tab/>“2017-01-0</text:span><text:span text:style-name="T85">8</text:span><text:span text:style-name="T84">”:”0”,</text:span></text:p>
      <text:p text:style-name="P128"><text:span text:style-name="T84"><text:tab/><text:tab/>“2017-01-0</text:span><text:span text:style-name="T86">9</text:span><text:span text:style-name="T84">”:”0”,</text:span></text:p>
      <text:p text:style-name="P128"><text:span text:style-name="T84"><text:tab/><text:tab/>“2017-01-</text:span><text:span text:style-name="T86">10</text:span><text:span text:style-name="T84">”:”</text:span><text:span text:style-name="T87">1</text:span><text:span text:style-name="T84">”</text:span></text:p>
      <text:p text:style-name="P119"><text:tab/>}</text:p>
      <text:p text:style-name="P110">}</text:p>
      <text:p text:style-name="P179"/>
      <text:p text:style-name="P302">GET /<text:span text:style-name="T113">apis/58493045684/endpoints/1345363632/requests?to=2017-01-07</text:span></text:p>
      <text:p text:style-name="P37"/>
      <text:p text:style-name="P318">Response Body:</text:p>
      <text:p text:style-name="P318"/>
      <text:p text:style-name="P24">{</text:p>
      <text:p text:style-name="P357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29"><text:span text:style-name="T79"><text:tab/>“</text:span><text:span text:style-name="T84">r</text:span><text:span text:style-name="T88">equests</text:span><text:span text:style-name="T81">”:</text:span><text:span text:style-name="T84">{</text:span></text:p>
      <text:p text:style-name="P129"><text:span text:style-name="T84"><text:tab/><text:tab/>“2017-01-06”:”</text:span><text:span text:style-name="T87">0</text:span><text:span text:style-name="T84">”,</text:span></text:p>
      <text:p text:style-name="P129"><text:span text:style-name="T84"><text:tab/><text:tab/>“2017-01-0</text:span><text:span text:style-name="T85">7</text:span><text:span text:style-name="T84">”:”</text:span><text:span text:style-name="T87">4</text:span><text:span text:style-name="T84">”</text:span></text:p>
      <text:p text:style-name="P119"><text:tab/>}</text:p>
      <text:p text:style-name="P110">}</text:p>
      <text:p text:style-name="P179"/>
      <text:p text:style-name="P302">GET /<text:span text:style-name="T113">apis/58493045684/endpoints/1345363632/requests?from=2017-01-07&amp;order=desc</text:span></text:p>
      <text:p text:style-name="P37"/>
      <text:p text:style-name="P318">Response Body:</text:p>
      <text:p text:style-name="P318"/>
      <text:p text:style-name="P24">{</text:p>
      <text:p text:style-name="P357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30"><text:span text:style-name="T79"><text:tab/>“</text:span><text:span text:style-name="T88">requests</text:span><text:span text:style-name="T81">”:</text:span><text:span text:style-name="T84">{</text:span></text:p>
      <text:p text:style-name="P130"><text:span text:style-name="T84"><text:tab/><text:tab/>“2017-01-</text:span><text:span text:style-name="T86">10</text:span><text:span text:style-name="T84">”:”</text:span><text:span text:style-name="T87">1</text:span><text:span text:style-name="T84">”,</text:span></text:p>
      <text:p text:style-name="P130"><text:span text:style-name="T84"><text:tab/><text:tab/>“2017-01-0</text:span><text:span text:style-name="T86">9</text:span><text:span text:style-name="T84">”:”0”,</text:span></text:p>
      <text:p text:style-name="P130"><text:span text:style-name="T84"><text:tab/><text:tab/>“2017-01-0</text:span><text:span text:style-name="T85">8</text:span><text:span text:style-name="T84">”:”0”,</text:span></text:p>
      <text:p text:style-name="P130"><text:span text:style-name="T84"><text:tab/><text:tab/>“2017-01-0</text:span><text:span text:style-name="T85">7</text:span><text:span text:style-name="T84">”:”</text:span><text:span text:style-name="T87">4</text:span><text:span text:style-name="T84">”</text:span></text:p>
      <text:p text:style-name="P119"><text:tab/>}</text:p>
      <text:p text:style-name="P110">}</text:p>
      <text:p text:style-name="P738">/<text:span text:style-name="T111">apis/{api_id}/endpoints/{endpoint_id}/variants</text:span></text:p>
      <text:p text:style-name="P684"/>
      <text:p text:style-name="P687">A collection of <text:span text:style-name="T158">endpoint variants recorded for the specified API. A variant is a particular instantiation of an endpoint request with specific parameters.</text:span></text:p>
      <text:p text:style-name="P690"/>
      <text:p text:style-name="P670">URL</text:p>
      <text:p text:style-name="P670"/>
      <text:p text:style-name="P722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</text:span></text:a><text:a xlink:type="simple" xlink:href="https://api.doga.gov/1.0/cases/" text:style-name="Internet_20_link" text:visited-style-name="Visited_20_Internet_20_Link"><text:span text:style-name="T55">ts/{endpoint_id}/variants</text:span></text:a></text:p>
      <text:p text:style-name="P693"/>
      <text:p text:style-name="P670">Supported Request <text:span text:style-name="T106">M</text:span>ethods</text:p>
      <text:p text:style-name="P696"/>
      <text:p text:style-name="P693">GET – <text:span text:style-name="T112">Return a list of variants recorded by the specified endpoint.</text:span></text:p>
      <text:p text:style-name="P693"/>
      <text:p text:style-name="P673">Supported Request Formats</text:p>
      <text:p text:style-name="P673"/>
      <text:p text:style-name="P699">json</text:p>
      <text:p text:style-name="P699"/>
      <text:p text:style-name="P673">Authentication</text:p>
      <text:p text:style-name="P673"/>
      <text:p text:style-name="P702">Basic</text:p>
      <text:p text:style-name="P676"/>
      <text:p text:style-name="P676">Query Parameters (GET)</text:p>
      <text:p text:style-name="P676"/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743">Name</text:p>
          </table:table-cell>
          <table:table-cell table:style-name="Table35.A1" office:value-type="string">
            <text:p text:style-name="P741">Inclusion</text:p>
          </table:table-cell>
          <table:table-cell table:style-name="Table35.C1" office:value-type="string">
            <text:p text:style-name="P743">Description</text:p>
          </table:table-cell>
        </table:table-row>
        <table:table-row>
          <table:table-cell table:style-name="Table35.A2" office:value-type="string">
            <text:p text:style-name="P753">sort</text:p>
          </table:table-cell>
          <table:table-cell table:style-name="Table35.A2" office:value-type="string">
            <text:p text:style-name="P751">optional</text:p>
          </table:table-cell>
          <table:table-cell table:style-name="Table35.C2" office:value-type="string">
            <text:p text:style-name="P753">The order in which to <text:span text:style-name="T159">lis</text:span>t returned records. Valid options <text:span text:style-name="T124">are:</text:span> ‘<text:span text:style-name="T159">query’, </text:span>‘<text:span text:style-name="T126">requests’ and ‘runtime’</text:span>. Default value is ‘<text:span text:style-name="T159">query’</text:span>.</text:p>
          </table:table-cell>
        </table:table-row>
        <table:table-row>
          <table:table-cell table:style-name="Table35.A2" office:value-type="string">
            <text:p text:style-name="P757">order</text:p>
          </table:table-cell>
          <table:table-cell table:style-name="Table35.A2" office:value-type="string">
            <text:p text:style-name="P755">optional</text:p>
          </table:table-cell>
          <table:table-cell table:style-name="Table35.C2" office:value-type="string">
            <text:p text:style-name="P757"><text:span text:style-name="T125">Indicates w</text:span>hether to list records from lowest to highest (asc) or highest to lowest (desc). Default value is <text:span text:style-name="T127">’desc’.</text:span></text:p>
          </table:table-cell>
        </table:table-row>
      </table:table>
      <text:p text:style-name="P702"/>
      <text:p text:style-name="P708">Permissions</text:p>
      <text:p text:style-name="P696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747">Role</text:p>
          </table:table-cell>
          <table:table-cell table:style-name="Table36.A1" office:value-type="string">
            <text:p text:style-name="P745">Allowed Methods</text:p>
          </table:table-cell>
          <table:table-cell table:style-name="Table36.C1" office:value-type="string">
            <text:p text:style-name="P745">Restrictions</text:p>
          </table:table-cell>
        </table:table-row>
        <table:table-row>
          <table:table-cell table:style-name="Table36.A2" office:value-type="string">
            <text:p text:style-name="P758">root</text:p>
          </table:table-cell>
          <table:table-cell table:style-name="Table36.A2" table:number-rows-spanned="2" office:value-type="string">
            <text:p text:style-name="P760">GET</text:p>
          </table:table-cell>
          <table:table-cell table:style-name="Table36.C2" table:number-rows-spanned="2" office:value-type="string">
            <text:p text:style-name="P762">Can retrieve a <text:span text:style-name="T112">list of variants <text:s/>for all endpoints exposed by <text:s/>profiled APIs. </text:span></text:p>
          </table:table-cell>
        </table:table-row>
        <table:table-row>
          <table:table-cell table:style-name="Table36.A2" office:value-type="string">
            <text:p text:style-name="P764">master</text:p>
          </table:table-cell>
          <table:covered-table-cell/>
          <table:covered-table-cell/>
        </table:table-row>
        <table:table-row>
          <table:table-cell table:style-name="Table36.A2" office:value-type="string">
            <text:p text:style-name="P766">consumer</text:p>
          </table:table-cell>
          <table:table-cell table:style-name="Table36.A2" office:value-type="string">
            <text:p text:style-name="P725">GET</text:p>
          </table:table-cell>
          <table:table-cell table:style-name="Table36.C2" office:value-type="string">
            <text:p text:style-name="P725">Can retrieve a list of <text:span text:style-name="T159">variants for all endpoints exposed by</text:span> APIs of which the requesting user is an administrator.</text:p>
          </table:table-cell>
        </table:table-row>
      </table:table>
      <text:p text:style-name="P705"/>
      <text:p text:style-name="P678">Response Errors</text:p>
      <text:p text:style-name="P678"/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749">Error</text:p>
          </table:table-cell>
          <table:table-cell table:style-name="Table37.A1" office:value-type="string">
            <text:p text:style-name="P749">Reason</text:p>
          </table:table-cell>
          <table:table-cell table:style-name="Table37.C1" office:value-type="string">
            <text:p text:style-name="P743">Description</text:p>
          </table:table-cell>
        </table:table-row>
        <table:table-row>
          <table:table-cell table:style-name="Table37.A2" office:value-type="string">
            <text:p text:style-name="P768">400</text:p>
          </table:table-cell>
          <table:table-cell table:style-name="Table37.A2" office:value-type="string">
            <text:p text:style-name="P768">Bad Request</text:p>
          </table:table-cell>
          <table:table-cell table:style-name="Table37.C2" office:value-type="string">
            <text:p text:style-name="P770"><text:span text:style-name="T129">One or more query parameters are invalid</text:span>.</text:p>
          </table:table-cell>
        </table:table-row>
        <table:table-row>
          <table:table-cell table:style-name="Table37.A2" office:value-type="string">
            <text:p text:style-name="P768">401</text:p>
          </table:table-cell>
          <table:table-cell table:style-name="Table37.A2" office:value-type="string">
            <text:p text:style-name="P768">Unauthorized</text:p>
          </table:table-cell>
          <table:table-cell table:style-name="Table37.C2" office:value-type="string">
            <text:p text:style-name="P770">The 'Authori<text:span text:style-name="T77">z</text:span>ation' header is missing and must be supplied.</text:p>
          </table:table-cell>
        </table:table-row>
        <table:table-row>
          <table:table-cell table:style-name="Table37.A2" office:value-type="string">
            <text:p text:style-name="P768">403</text:p>
          </table:table-cell>
          <table:table-cell table:style-name="Table37.A2" office:value-type="string">
            <text:p text:style-name="P768">Forbidden</text:p>
          </table:table-cell>
          <table:table-cell table:style-name="Table37.C2" office:value-type="string">
            <text:p text:style-name="P772">The request authorisation did not include authorised credentials <text:span text:style-name="T120">or the requesting user does not have read access to the collection</text:span>.</text:p>
          </table:table-cell>
        </table:table-row>
        <table:table-row>
          <table:table-cell table:style-name="Table37.A2" office:value-type="string">
            <text:p text:style-name="P774">405</text:p>
          </table:table-cell>
          <table:table-cell table:style-name="Table37.A2" office:value-type="string">
            <text:p text:style-name="P774">Method Not Allowed</text:p>
          </table:table-cell>
          <table:table-cell table:style-name="Table37.C2" office:value-type="string">
            <text:p text:style-name="P776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37.A2" office:value-type="string">
            <text:p text:style-name="P778">406</text:p>
          </table:table-cell>
          <table:table-cell table:style-name="Table37.A2" office:value-type="string">
            <text:p text:style-name="P778">Not Acceptable</text:p>
          </table:table-cell>
          <table:table-cell table:style-name="Table37.C2" office:value-type="string">
            <text:p text:style-name="P780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720"><text:soft-page-break/><text:span text:style-name="T10">Example</text:span><text:span text:style-name="T11">s</text:span></text:p>
      <text:p text:style-name="P680"/>
      <text:p text:style-name="P710">GET /<text:span text:style-name="T113">apis/58493045684/endpoints/ 1345363632/variants</text:span></text:p>
      <text:p text:style-name="P636"/>
      <text:p text:style-name="P716">Response Body:</text:p>
      <text:p text:style-name="P716"/>
      <text:p text:style-name="P638">{</text:p>
      <text:p text:style-name="P727"><text:span text:style-name="T61"><text:tab/>“</text:span><text:span text:style-name="T62">self”:“</text:span><text:a xlink:type="simple" xlink:href="https://api.doga.gov/1.0/templates" text:style-name="Internet_20_link" text:visited-style-name="Visited_20_Internet_20_Link"><text:span text:style-name="T61">http://</text:span></text:a><text:a xlink:type="simple" xlink:href="https://api.doga.gov/1.0/templates" text:style-name="Internet_20_link" text:visited-style-name="Visited_20_Internet_20_Link"><text:span text:style-name="T64">analytics</text:span></text:a><text:a xlink:type="simple" xlink:href="https://api.doga.gov/1.0/templates" text:style-name="Internet_20_link" text:visited-style-name="Visited_20_Internet_20_Link"><text:span text:style-name="T61">.mywadapi.co</text:span></text:a><text:a xlink:type="simple" xlink:href="https://api.doga.gov/1.0/templates" text:style-name="Internet_20_link" text:visited-style-name="Visited_20_Internet_20_Link"><text:span text:style-name="T65">m/api</text:span></text:a><text:a xlink:type="simple" xlink:href="https://api.doga.gov/1.0/templates" text:style-name="Internet_20_link" text:visited-style-name="Visited_20_Internet_20_Link"><text:span text:style-name="T66">s/5849345684/endpoin</text:span></text:a><text:a xlink:type="simple" xlink:href="https://api.doga.gov/1.0/templates" text:style-name="Internet_20_link" text:visited-style-name="Visited_20_Internet_20_Link"><text:span text:style-name="T73">ts/1345363632/variants</text:span></text:a><text:span text:style-name="T63">”</text:span><text:span text:style-name="T61">,</text:span></text:p>
      <text:p text:style-name="P719"><text:span text:style-name="T1"><text:tab/>“</text:span><text:span text:style-name="T2">total”: </text:span><text:span text:style-name="T9">8</text:span><text:span text:style-name="T2">,</text:span></text:p>
      <text:p text:style-name="P664"><text:span text:style-name="T79"><text:tab/>“</text:span><text:span text:style-name="T94">variants</text:span><text:span text:style-name="T81">”:</text:span><text:span text:style-name="T80">[</text:span></text:p>
      <text:p text:style-name="P638"><text:tab/><text:tab/>{</text:p>
      <text:p text:style-name="P728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</text:span></text:a><text:a xlink:type="simple" xlink:href="http://api.myticketting.com/1.0/settings" text:style-name="Internet_20_link" text:visited-style-name="Visited_20_Internet_20_Link"><text:span text:style-name="T21">.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56">2/variants/4.</text:span></text:a><text:a xlink:type="simple" xlink:href="http://api.myticketting.com/1.0/settings" text:style-name="Internet_20_link" text:visited-style-name="Visited_20_Internet_20_Link"><text:span text:style-name="T24">2</text:span></text:a><text:span text:style-name="T15">”</text:span><text:span text:style-name="T12">,</text:span></text:p>
      <text:p text:style-name="P642"><text:tab/><text:tab/><text:tab/>“<text:span text:style-name="T160">query-string”:”?currency=XCD”,</text:span></text:p>
      <text:p text:style-name="P644"><text:tab/><text:tab/><text:tab/>“<text:span text:style-name="T161">parameters</text:span>”:<text:span text:style-name="T161">{</text:span></text:p>
      <text:p text:style-name="P644"><text:tab/><text:tab/><text:tab/><text:tab/>“<text:span text:style-name="T161">currency</text:span>”:”<text:span text:style-name="T161">XCD”,</text:span></text:p>
      <text:p text:style-name="P644"><text:tab/><text:tab/><text:tab/><text:tab/>“<text:span text:style-name="T170">sort”:”N/A”</text:span></text:p>
      <text:p text:style-name="P642"><text:tab/><text:tab/><text:tab/><text:span text:style-name="T161">},</text:span></text:p>
      <text:p text:style-name="P657"><text:tab/><text:tab/><text:tab/>“<text:span text:style-name="T131">average-runtime</text:span>”:”<text:span text:style-name="T131">0.3</text:span>”,</text:p>
      <text:p text:style-name="P657"><text:tab/><text:tab/><text:tab/>“<text:span text:style-name="T114">daily-requests</text:span>”:”<text:span text:style-name="T160">12</text:span>”,</text:p>
      <text:p text:style-name="P643"><text:tab/><text:tab/><text:tab/>“<text:span text:style-name="T118">object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../e.s/1.2/v.s/4..2/objects</text:span></text:a><text:span text:style-name="T117">”</text:span>,</text:p>
      <text:p text:style-name="P651"><text:tab/><text:tab/><text:tab/>“<text:span text:style-name="T118">querie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../e.s/1.2/v.s/4..2/queries</text:span></text:a><text:span text:style-name="T117">”,</text:span></text:p>
      <text:p text:style-name="P651"><text:tab/><text:tab/><text:tab/>“<text:span text:style-name="T168">calls</text:span>”:<text:span text:style-name="T117">”</text:span><text:a xlink:type="simple" xlink:href="https://analytics.mywadapi.com/apis/../e.s/1.2/v.s/../ca" text:style-name="Internet_20_link" text:visited-style-name="Visited_20_Internet_20_Link"><text:span text:style-name="T117">https://analytics.mywadapi.com/apis/../e.s/1.2/v.s/4..2/calls</text:span></text:a><text:span text:style-name="T117">”</text:span>,</text:p>
      <text:p text:style-name="P651"><text:tab/><text:tab/><text:tab/>“<text:span text:style-name="T168">custom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../e.s/1.2/v.s/4..2/custom</text:span></text:a><text:span text:style-name="T117">”</text:span></text:p>
      <text:p text:style-name="P634"><text:tab/><text:tab/>},</text:p>
      <text:p text:style-name="P639"><text:tab/><text:tab/>{</text:p>
      <text:p text:style-name="P729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</text:span></text:a><text:a xlink:type="simple" xlink:href="http://api.myticketting.com/1.0/settings" text:style-name="Internet_20_link" text:visited-style-name="Visited_20_Internet_20_Link"><text:span text:style-name="T21">.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56">2/variants/</text:span></text:a><text:a xlink:type="simple" xlink:href="http://api.myticketting.com/1.0/settings" text:style-name="Internet_20_link" text:visited-style-name="Visited_20_Internet_20_Link"><text:span text:style-name="T57">6</text:span></text:a><text:a xlink:type="simple" xlink:href="http://api.myticketting.com/1.0/settings" text:style-name="Internet_20_link" text:visited-style-name="Visited_20_Internet_20_Link"><text:span text:style-name="T56">.</text:span></text:a><text:a xlink:type="simple" xlink:href="http://api.myticketting.com/1.0/settings" text:style-name="Internet_20_link" text:visited-style-name="Visited_20_Internet_20_Link"><text:span text:style-name="T57">7</text:span></text:a><text:span text:style-name="T15">”</text:span><text:span text:style-name="T12">,</text:span></text:p>
      <text:p text:style-name="P645"><text:tab/><text:tab/><text:tab/>“<text:span text:style-name="T160">query-string”:”?currency=USD&amp;order=asc”,</text:span></text:p>
      <text:p text:style-name="P645"><text:tab/><text:tab/><text:tab/>“<text:span text:style-name="T161">parameters</text:span>”:<text:span text:style-name="T161">{</text:span></text:p>
      <text:p text:style-name="P645"><text:tab/><text:tab/><text:tab/><text:tab/>“<text:span text:style-name="T161">currency</text:span>”:”<text:span text:style-name="T162">USD”,</text:span></text:p>
      <text:p text:style-name="P645"><text:tab/><text:tab/><text:tab/><text:tab/>“<text:span text:style-name="T162">sort”:”asc”</text:span></text:p>
      <text:p text:style-name="P645"><text:tab/><text:tab/><text:tab/><text:span text:style-name="T161">},</text:span></text:p>
      <text:p text:style-name="P658"><text:tab/><text:tab/><text:tab/>“<text:span text:style-name="T131">average-runtime</text:span>”:”<text:span text:style-name="T163">1.147</text:span>”,</text:p>
      <text:p text:style-name="P658"><text:tab/><text:tab/><text:tab/>“<text:span text:style-name="T114">daily-requests</text:span>”:”<text:span text:style-name="T163">0.8</text:span>”,</text:p>
      <text:p text:style-name="P645"><text:tab/><text:tab/><text:tab/>“<text:span text:style-name="T118">object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../e.s/1.2/v.s/4..2/objects</text:span></text:a><text:span text:style-name="T117">”</text:span>,</text:p>
      <text:p text:style-name="P652"><text:tab/><text:tab/><text:tab/>“<text:span text:style-name="T118">querie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../e.s/1.2/v.s/4..2/queries</text:span></text:a><text:span text:style-name="T117">”,</text:span></text:p>
      <text:p text:style-name="P652"><text:tab/><text:tab/><text:tab/>“<text:span text:style-name="T168">calls</text:span>”:<text:span text:style-name="T117">”</text:span><text:a xlink:type="simple" xlink:href="https://analytics.mywadapi.com/apis/../e.s/1.2/v.s/../ca" text:style-name="Internet_20_link" text:visited-style-name="Visited_20_Internet_20_Link"><text:span text:style-name="T117">https://analytics.mywadapi.com/apis/../e.s/1.2/v.s/4..2/calls</text:span></text:a><text:span text:style-name="T117">”</text:span>,</text:p>
      <text:p text:style-name="P652"><text:tab/><text:tab/><text:tab/>“<text:span text:style-name="T168">custom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../e.s/1.2/v.s/4..2/custom</text:span></text:a><text:span text:style-name="T117">”</text:span></text:p>
      <text:p text:style-name="P634"><text:tab/><text:tab/>},</text:p>
      <text:p text:style-name="P633"><text:tab/><text:tab/>.</text:p>
      <text:p text:style-name="P633"><text:tab/><text:tab/>.</text:p>
      <text:p text:style-name="P633"><text:tab/><text:tab/>.</text:p>
      <text:p text:style-name="P633"><text:tab/><text:span text:style-name="T121">]</text:span></text:p>
      <text:p text:style-name="P631">}</text:p>
      <text:p text:style-name="P738">/<text:span text:style-name="T115">apis/{api_id}/endpoints/{endpoint_id}/variants/{variant_id}</text:span></text:p>
      <text:p text:style-name="P684"/>
      <text:p text:style-name="P687"><text:span text:style-name="T133">A resource containing the metrics</text:span> of <text:span text:style-name="T133">the specified endpoint variant.</text:span></text:p>
      <text:p text:style-name="P693"/>
      <text:p text:style-name="P670">URL</text:p>
      <text:p text:style-name="P670"/>
      <text:p text:style-name="P722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/text:p>
      <text:p text:style-name="P693"/>
      <text:p text:style-name="P670">Supported Request <text:span text:style-name="T106">M</text:span>ethods</text:p>
      <text:p text:style-name="P696"/>
      <text:p text:style-name="P693">GET – <text:span text:style-name="T107">Returns metrics for the specified endpoint variant.</text:span></text:p>
      <text:p text:style-name="P693"/>
      <text:p text:style-name="P673">Supported Request Formats</text:p>
      <text:p text:style-name="P673"/>
      <text:p text:style-name="P699">json</text:p>
      <text:p text:style-name="P699"/>
      <text:p text:style-name="P673">Authentication</text:p>
      <text:p text:style-name="P673"/>
      <text:p text:style-name="P702">Basic</text:p>
      <text:p text:style-name="P702"/>
      <text:p text:style-name="P708">Permissions</text:p>
      <text:p text:style-name="P696"/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P747">Role</text:p>
          </table:table-cell>
          <table:table-cell table:style-name="Table38.A1" office:value-type="string">
            <text:p text:style-name="P745">Allowed Methods</text:p>
          </table:table-cell>
          <table:table-cell table:style-name="Table38.C1" office:value-type="string">
            <text:p text:style-name="P745">Restrictions</text:p>
          </table:table-cell>
        </table:table-row>
        <table:table-row>
          <table:table-cell table:style-name="Table38.A2" office:value-type="string">
            <text:p text:style-name="P758">root</text:p>
          </table:table-cell>
          <table:table-cell table:style-name="Table38.A2" table:number-rows-spanned="2" office:value-type="string">
            <text:p text:style-name="P782">GET</text:p>
          </table:table-cell>
          <table:table-cell table:style-name="Table38.C2" table:number-rows-spanned="2" office:value-type="string">
            <text:p text:style-name="P762">Can retrieve <text:span text:style-name="T164">variant</text:span> <text:span text:style-name="T164">metrics for all profiled endpoints. </text:span></text:p>
          </table:table-cell>
        </table:table-row>
        <table:table-row>
          <table:table-cell table:style-name="Table38.A2" office:value-type="string">
            <text:p text:style-name="P764">master</text:p>
          </table:table-cell>
          <table:covered-table-cell/>
          <table:covered-table-cell/>
        </table:table-row>
        <table:table-row>
          <table:table-cell table:style-name="Table38.A2" office:value-type="string">
            <text:p text:style-name="P783">c<text:span text:style-name="T110">onsumer</text:span></text:p>
          </table:table-cell>
          <table:table-cell table:style-name="Table38.A2" office:value-type="string">
            <text:p text:style-name="P734">GET</text:p>
          </table:table-cell>
          <table:table-cell table:style-name="Table38.C2" office:value-type="string">
            <text:p text:style-name="P725">Can retrieve <text:span text:style-name="T164">variant metrics only for endpoints exposed by</text:span> APIs of which the requesting user is an administrator.</text:p>
          </table:table-cell>
        </table:table-row>
      </table:table>
      <text:p text:style-name="P705"/>
      <text:p text:style-name="P678">Response Errors</text:p>
      <text:p text:style-name="P678"/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749">Error</text:p>
          </table:table-cell>
          <table:table-cell table:style-name="Table39.A1" office:value-type="string">
            <text:p text:style-name="P749">Reason</text:p>
          </table:table-cell>
          <table:table-cell table:style-name="Table39.C1" office:value-type="string">
            <text:p text:style-name="P743">Description</text:p>
          </table:table-cell>
        </table:table-row>
        <table:table-row>
          <table:table-cell table:style-name="Table39.A2" office:value-type="string">
            <text:p text:style-name="P768">401</text:p>
          </table:table-cell>
          <table:table-cell table:style-name="Table39.A2" office:value-type="string">
            <text:p text:style-name="P768">Unauthorized</text:p>
          </table:table-cell>
          <table:table-cell table:style-name="Table39.C2" office:value-type="string">
            <text:p text:style-name="P770">The 'Authori<text:span text:style-name="T77">z</text:span>ation' header is missing and must be supplied.</text:p>
          </table:table-cell>
        </table:table-row>
        <table:table-row>
          <table:table-cell table:style-name="Table39.A2" office:value-type="string">
            <text:p text:style-name="P768">403</text:p>
          </table:table-cell>
          <table:table-cell table:style-name="Table39.A2" office:value-type="string">
            <text:p text:style-name="P768">Forbidden</text:p>
          </table:table-cell>
          <table:table-cell table:style-name="Table39.C2" office:value-type="string">
            <text:p text:style-name="P772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39.A2" office:value-type="string">
            <text:p text:style-name="P774">405</text:p>
          </table:table-cell>
          <table:table-cell table:style-name="Table39.A2" office:value-type="string">
            <text:p text:style-name="P774">Method Not Allowed</text:p>
          </table:table-cell>
          <table:table-cell table:style-name="Table39.C2" office:value-type="string">
            <text:p text:style-name="P776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39.A2" office:value-type="string">
            <text:p text:style-name="P778">406</text:p>
          </table:table-cell>
          <table:table-cell table:style-name="Table39.A2" office:value-type="string">
            <text:p text:style-name="P778">Not Acceptable</text:p>
          </table:table-cell>
          <table:table-cell table:style-name="Table39.C2" office:value-type="string">
            <text:p text:style-name="P780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707"/>
      <text:p text:style-name="P680"/>
      <text:p text:style-name="P737"><text:span text:style-name="T10">Example</text:span><text:span text:style-name="T11">s</text:span></text:p>
      <text:p text:style-name="P680"/>
      <text:p text:style-name="P683"><text:span text:style-name="T97">GET /</text:span><text:span text:style-name="T98">apis/58493045684/</text:span><text:span text:style-name="T99">endpoints/1345363632/</text:span><text:span text:style-name="T105">variants/4586486392</text:span></text:p>
      <text:p text:style-name="P636"/>
      <text:p text:style-name="P717">Response Body:</text:p>
      <text:p text:style-name="P717"><text:span text:style-name="T76"/></text:p>
      <text:p text:style-name="P640">{</text:p>
      <text:p text:style-name="P730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</text:span></text:a><text:a xlink:type="simple" xlink:href="http://api.myticketting.com/1.0/settings" text:style-name="Internet_20_link" text:visited-style-name="Visited_20_Internet_20_Link"><text:span text:style-name="T21">.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56">2/variants/4</text:span></text:a><text:a xlink:type="simple" xlink:href="http://api.myticketting.com/1.0/settings" text:style-name="Internet_20_link" text:visited-style-name="Visited_20_Internet_20_Link"><text:span text:style-name="T58">586486392</text:span></text:a><text:span text:style-name="T15">”</text:span><text:span text:style-name="T12">,</text:span></text:p>
      <text:p text:style-name="P646"><text:tab/>“<text:span text:style-name="T160">query-string”:”?currency=XCD”,</text:span></text:p>
      <text:p text:style-name="P646"><text:tab/>“<text:span text:style-name="T161">parameters</text:span>”:<text:span text:style-name="T161">{</text:span></text:p>
      <text:p text:style-name="P654"><text:tab/><text:tab/>“<text:span text:style-name="T161">currency</text:span>”:”<text:span text:style-name="T161">XCD”,</text:span></text:p>
      <text:p text:style-name="P654"><text:tab/><text:tab/>“<text:span text:style-name="T170">sort”:”N/A”</text:span></text:p>
      <text:p text:style-name="P646"><text:tab/><text:span text:style-name="T161">},</text:span></text:p>
      <text:p text:style-name="P659"><text:tab/>“<text:span text:style-name="T131">average-runtime</text:span>”:”<text:span text:style-name="T131">0.3</text:span>”,</text:p>
      <text:p text:style-name="P659"><text:tab/>“<text:span text:style-name="T114">daily-requests</text:span>”:”<text:span text:style-name="T160">12</text:span>”,</text:p>
      <text:p text:style-name="P647"><text:tab/>“<text:span text:style-name="T118">object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../e.s/1.2/</text:span></text:a><text:a xlink:type="simple" xlink:href="http://api.myticketting.com/1.0/settings" text:style-name="Internet_20_link" text:visited-style-name="Visited_20_Internet_20_Link"><text:span text:style-name="T117">variants/4586486392</text:span></text:a><text:a xlink:type="simple" xlink:href="http://api.myticketting.com/1.0/settings" text:style-name="Internet_20_link" text:visited-style-name="Visited_20_Internet_20_Link"><text:span text:style-name="T117">/objects</text:span></text:a><text:span text:style-name="T117">”</text:span>,</text:p>
      <text:p text:style-name="P653"><text:tab/>“<text:span text:style-name="T118">querie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../e.s/1.2/</text:span></text:a><text:a xlink:type="simple" xlink:href="http://api.myticketting.com/1.0/settings" text:style-name="Internet_20_link" text:visited-style-name="Visited_20_Internet_20_Link"><text:span text:style-name="T117">variants/4586486392</text:span></text:a><text:a xlink:type="simple" xlink:href="http://api.myticketting.com/1.0/settings" text:style-name="Internet_20_link" text:visited-style-name="Visited_20_Internet_20_Link"><text:span text:style-name="T117">/queries</text:span></text:a><text:span text:style-name="T117">”,</text:span></text:p>
      <text:p text:style-name="P653"><text:tab/>“<text:span text:style-name="T169">calls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./e.s/1.2/variants/4586486392/calls</text:span></text:a><text:span text:style-name="T117">”</text:span>,</text:p>
      <text:p text:style-name="P653"><text:tab/>“<text:span text:style-name="T169">custom</text:span>”:<text:span text:style-name="T117">”</text:span><text:a xlink:type="simple" xlink:href="http://api.myticketting.com/1.0/settings" text:style-name="Internet_20_link" text:visited-style-name="Visited_20_Internet_20_Link"><text:span text:style-name="T117">https://analytics.mywadapi.com/apis/../e.s/1.2/</text:span></text:a><text:a xlink:type="simple" xlink:href="http://api.myticketting.com/1.0/settings" text:style-name="Internet_20_link" text:visited-style-name="Visited_20_Internet_20_Link"><text:span text:style-name="T117">variants/4586486392</text:span></text:a><text:a xlink:type="simple" xlink:href="http://api.myticketting.com/1.0/settings" text:style-name="Internet_20_link" text:visited-style-name="Visited_20_Internet_20_Link"><text:span text:style-name="T117">/custom</text:span></text:a><text:span text:style-name="T117">”</text:span></text:p>
      <text:p text:style-name="P635">}</text:p>
      <text:p text:style-name="P739">/<text:span text:style-name="T111">apis/{api_id}/endpoints/{endpoint_id}/variants/{variant_id}/runtimes</text:span></text:p>
      <text:p text:style-name="P685"/>
      <text:p text:style-name="P688">A <text:span text:style-name="T135">resource representing an endpoint variant’s daily average run times.</text:span></text:p>
      <text:p text:style-name="P691"/>
      <text:p text:style-name="P671">URL</text:p>
      <text:p text:style-name="P671"/>
      <text:p text:style-name="P723"><text:a xlink:type="simple" xlink:href="https://api.doga.gov/1.0/cases/" text:style-name="Internet_20_link" text:visited-style-name="Visited_20_Internet_20_Link"><text:span text:style-name="T171">https://</text:span></text:a><text:a xlink:type="simple" xlink:href="https://api.doga.gov/1.0/cases/" text:style-name="Internet_20_link" text:visited-style-name="Visited_20_Internet_20_Link"><text:span text:style-name="T172">analytics</text:span></text:a><text:a xlink:type="simple" xlink:href="https://api.doga.gov/1.0/cases/" text:style-name="Internet_20_link" text:visited-style-name="Visited_20_Internet_20_Link"><text:span text:style-name="T171">.mywadapi.com/</text:span></text:a><text:a xlink:type="simple" xlink:href="https://api.doga.gov/1.0/cases/" text:style-name="Internet_20_link" text:visited-style-name="Visited_20_Internet_20_Link"><text:span text:style-name="T173">api</text:span></text:a><text:a xlink:type="simple" xlink:href="https://api.doga.gov/1.0/cases/" text:style-name="Internet_20_link" text:visited-style-name="Visited_20_Internet_20_Link"><text:span text:style-name="T173">s/{api_id}/endpoint</text:span></text:a><text:a xlink:type="simple" xlink:href="https://api.doga.gov/1.0/cases/" text:style-name="Internet_20_link" text:visited-style-name="Visited_20_Internet_20_Link"><text:span text:style-name="T173">s/{endpoint_id}/variants/{variant_id}/runtime</text:span></text:a><text:a xlink:type="simple" xlink:href="https://api.doga.gov/1.0/cases/" text:style-name="Internet_20_link" text:visited-style-name="Visited_20_Internet_20_Link"><text:span text:style-name="T173">s</text:span></text:a></text:p>
      <text:p text:style-name="P694"/>
      <text:p text:style-name="P671">Supported Request <text:span text:style-name="T106">M</text:span>ethods</text:p>
      <text:p text:style-name="P697"/>
      <text:p text:style-name="P694">GET – <text:span text:style-name="T112">Return an object where keys represent the calendar date, and values the variant’s average runtime.</text:span></text:p>
      <text:p text:style-name="P694"/>
      <text:p text:style-name="P674">Supported Request Formats</text:p>
      <text:p text:style-name="P674"/>
      <text:p text:style-name="P700">json</text:p>
      <text:p text:style-name="P700"/>
      <text:p text:style-name="P674">Authentication</text:p>
      <text:p text:style-name="P674"/>
      <text:p text:style-name="P703">Basic</text:p>
      <text:p text:style-name="P677"/>
      <text:p text:style-name="P677">Query Parameters (GET)</text:p>
      <text:p text:style-name="P677"/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744">Name</text:p>
          </table:table-cell>
          <table:table-cell table:style-name="Table40.A1" office:value-type="string">
            <text:p text:style-name="P742">Inclusion</text:p>
          </table:table-cell>
          <table:table-cell table:style-name="Table40.C1" office:value-type="string">
            <text:p text:style-name="P744">Description</text:p>
          </table:table-cell>
        </table:table-row>
        <table:table-row>
          <table:table-cell table:style-name="Table40.A2" office:value-type="string">
            <text:p text:style-name="P784">from</text:p>
          </table:table-cell>
          <table:table-cell table:style-name="Table40.A2" office:value-type="string">
            <text:p text:style-name="P752">optional</text:p>
          </table:table-cell>
          <table:table-cell table:style-name="Table40.C2" office:value-type="string">
            <text:p text:style-name="P784">A date on or after which all returned average run times should have been recorded.</text:p>
          </table:table-cell>
        </table:table-row>
        <table:table-row>
          <table:table-cell table:style-name="Table40.A2" office:value-type="string">
            <text:p text:style-name="P784">to</text:p>
          </table:table-cell>
          <table:table-cell table:style-name="Table40.A2" office:value-type="string">
            <text:p text:style-name="P756">optional</text:p>
          </table:table-cell>
          <table:table-cell table:style-name="Table40.C2" office:value-type="string">
            <text:p text:style-name="P784">A date on or before which all returned average run times should have been recorded.</text:p>
          </table:table-cell>
        </table:table-row>
        <table:table-row>
          <table:table-cell table:style-name="Table40.A2" office:value-type="string">
            <text:p text:style-name="P785">order</text:p>
          </table:table-cell>
          <table:table-cell table:style-name="Table40.A2" office:value-type="string">
            <text:p text:style-name="P752">optional</text:p>
          </table:table-cell>
          <table:table-cell table:style-name="Table40.C2" office:value-type="string">
            <text:p text:style-name="P754">The order in which to present <text:span text:style-name="T137">average run times</text:span>. Valid options <text:span text:style-name="T124">are:</text:span> ‘<text:span text:style-name="T137">asc’ and ‘desc’</text:span>. Default value is ‘<text:span text:style-name="T138">asc’</text:span>.</text:p>
          </table:table-cell>
        </table:table-row>
      </table:table>
      <text:p text:style-name="P703"/>
      <text:p text:style-name="P709">Permissions</text:p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P748">Role</text:p>
          </table:table-cell>
          <table:table-cell table:style-name="Table41.A1" office:value-type="string">
            <text:p text:style-name="P746">Allowed Methods</text:p>
          </table:table-cell>
          <table:table-cell table:style-name="Table41.C1" office:value-type="string">
            <text:p text:style-name="P746">Restrictions</text:p>
          </table:table-cell>
        </table:table-row>
        <table:table-row>
          <table:table-cell table:style-name="Table41.A2" office:value-type="string">
            <text:p text:style-name="P759">root</text:p>
          </table:table-cell>
          <table:table-cell table:style-name="Table41.A2" table:number-rows-spanned="2" office:value-type="string">
            <text:p text:style-name="P761">GET</text:p>
          </table:table-cell>
          <table:table-cell table:style-name="Table41.C2" table:number-rows-spanned="2" office:value-type="string">
            <text:p text:style-name="P763">Can retrieve <text:span text:style-name="T136">average run times for variants of all endpoints in the system. </text:span></text:p>
          </table:table-cell>
        </table:table-row>
        <table:table-row>
          <table:table-cell table:style-name="Table41.A2" office:value-type="string">
            <text:p text:style-name="P765">master</text:p>
          </table:table-cell>
          <table:covered-table-cell/>
          <table:covered-table-cell/>
        </table:table-row>
        <table:table-row>
          <table:table-cell table:style-name="Table41.A2" office:value-type="string">
            <text:p text:style-name="P767">consumer</text:p>
          </table:table-cell>
          <table:table-cell table:style-name="Table41.A2" office:value-type="string">
            <text:p text:style-name="P726">GET</text:p>
          </table:table-cell>
          <table:table-cell table:style-name="Table41.C2" office:value-type="string">
            <text:p text:style-name="P726">Can retrieve <text:span text:style-name="T136">average run times only for variants of endpoints exposed by </text:span>APIs of which the requesting user is an administrator.</text:p>
          </table:table-cell>
        </table:table-row>
      </table:table>
      <text:p text:style-name="P706"/>
      <text:p text:style-name="P679">Response Errors</text:p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P750">Error</text:p>
          </table:table-cell>
          <table:table-cell table:style-name="Table42.A1" office:value-type="string">
            <text:p text:style-name="P750">Reason</text:p>
          </table:table-cell>
          <table:table-cell table:style-name="Table42.C1" office:value-type="string">
            <text:p text:style-name="P744">Description</text:p>
          </table:table-cell>
        </table:table-row>
        <table:table-row>
          <table:table-cell table:style-name="Table42.A2" office:value-type="string">
            <text:p text:style-name="P769">400</text:p>
          </table:table-cell>
          <table:table-cell table:style-name="Table42.A2" office:value-type="string">
            <text:p text:style-name="P769">Bad Request</text:p>
          </table:table-cell>
          <table:table-cell table:style-name="Table42.C2" office:value-type="string">
            <text:p text:style-name="P771"><text:span text:style-name="T129">One or more query parameters are invalid</text:span>.</text:p>
          </table:table-cell>
        </table:table-row>
        <table:table-row>
          <table:table-cell table:style-name="Table42.A2" office:value-type="string">
            <text:p text:style-name="P769">401</text:p>
          </table:table-cell>
          <table:table-cell table:style-name="Table42.A2" office:value-type="string">
            <text:p text:style-name="P769">Unauthorized</text:p>
          </table:table-cell>
          <table:table-cell table:style-name="Table42.C2" office:value-type="string">
            <text:p text:style-name="P771">The 'Authori<text:span text:style-name="T77">z</text:span>ation' header is missing and must be supplied.</text:p>
          </table:table-cell>
        </table:table-row>
        <table:table-row>
          <table:table-cell table:style-name="Table42.A2" office:value-type="string">
            <text:p text:style-name="P769">403</text:p>
          </table:table-cell>
          <table:table-cell table:style-name="Table42.A2" office:value-type="string">
            <text:p text:style-name="P769">Forbidden</text:p>
          </table:table-cell>
          <table:table-cell table:style-name="Table42.C2" office:value-type="string">
            <text:p text:style-name="P773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42.A2" office:value-type="string">
            <text:p text:style-name="P775">405</text:p>
          </table:table-cell>
          <table:table-cell table:style-name="Table42.A2" office:value-type="string">
            <text:p text:style-name="P775">Method Not Allowed</text:p>
          </table:table-cell>
          <table:table-cell table:style-name="Table42.C2" office:value-type="string">
            <text:p text:style-name="P777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42.A2" office:value-type="string">
            <text:p text:style-name="P779">406</text:p>
          </table:table-cell>
          <table:table-cell table:style-name="Table42.A2" office:value-type="string">
            <text:p text:style-name="P779">Not Acceptable</text:p>
          </table:table-cell>
          <table:table-cell table:style-name="Table42.C2" office:value-type="string">
            <text:p text:style-name="P781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721"><text:soft-page-break/><text:span text:style-name="T10">Example</text:span><text:span text:style-name="T11">s</text:span></text:p>
      <text:p text:style-name="P681"/>
      <text:p text:style-name="P711">GET /<text:span text:style-name="T113">apis/58493045684/endpoints/1345363632/variants/4586486392/runtimes</text:span></text:p>
      <text:p text:style-name="P637"/>
      <text:p text:style-name="P718">Response Body:</text:p>
      <text:p text:style-name="P718"/>
      <text:p text:style-name="P641">{</text:p>
      <text:p text:style-name="P73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.</text:span></text:a><text:a xlink:type="simple" xlink:href="http://api.myticketting.com/1.0/settings" text:style-name="Internet_20_link" text:visited-style-name="Visited_20_Internet_20_Link"><text:span text:style-name="T28">2/</text:span></text:a><text:a xlink:type="simple" xlink:href="http://api.myticketting.com/1.0/settings" text:style-name="Internet_20_link" text:visited-style-name="Visited_20_Internet_20_Link"><text:span text:style-name="T59">variants/4..2/</text:span></text:a><text:a xlink:type="simple" xlink:href="http://api.myticketting.com/1.0/settings" text:style-name="Internet_20_link" text:visited-style-name="Visited_20_Internet_20_Link"><text:span text:style-name="T28">runtimes</text:span></text:a><text:span text:style-name="T15">”</text:span><text:span text:style-name="T12">,</text:span></text:p>
      <text:p text:style-name="P665"><text:span text:style-name="T79"><text:tab/>“</text:span><text:span text:style-name="T84">runtimes</text:span><text:span text:style-name="T81">”:</text:span><text:span text:style-name="T84">{</text:span></text:p>
      <text:p text:style-name="P665"><text:span text:style-name="T84"><text:tab/><text:tab/>“2017-01-</text:span><text:span text:style-name="T95">19</text:span><text:span text:style-name="T84">”:”0.</text:span><text:span text:style-name="T95">342</text:span><text:span text:style-name="T84">”,</text:span></text:p>
      <text:p text:style-name="P665"><text:span text:style-name="T84"><text:tab/><text:tab/>“2017-01-</text:span><text:span text:style-name="T95">20</text:span><text:span text:style-name="T84">”:”0”,</text:span></text:p>
      <text:p text:style-name="P665"><text:span text:style-name="T84"><text:tab/><text:tab/>“2017-01-</text:span><text:span text:style-name="T95">21</text:span><text:span text:style-name="T84">”:”0”,</text:span></text:p>
      <text:p text:style-name="P665"><text:span text:style-name="T84"><text:tab/><text:tab/>“2017-01-</text:span><text:span text:style-name="T95">22</text:span><text:span text:style-name="T84">”:”0.</text:span><text:span text:style-name="T95">1765</text:span><text:span text:style-name="T84">”,</text:span></text:p>
      <text:p text:style-name="P666"><text:span text:style-name="T84"><text:tab/><text:tab/>“2017-01-</text:span><text:span text:style-name="T95">23</text:span><text:span text:style-name="T84">”:”0.</text:span><text:span text:style-name="T95">104</text:span><text:span text:style-name="T84">”,</text:span></text:p>
      <text:p text:style-name="P666"><text:span text:style-name="T84"><text:tab/><text:tab/>“2017-01-</text:span><text:span text:style-name="T95">24</text:span><text:span text:style-name="T84">”:”</text:span><text:span text:style-name="T95">1</text:span><text:span text:style-name="T84">.</text:span><text:span text:style-name="T95">012</text:span><text:span text:style-name="T84">”</text:span></text:p>
      <text:p text:style-name="P663"><text:tab/>}</text:p>
      <text:p text:style-name="P632">}</text:p>
      <text:p text:style-name="P681"/>
      <text:p text:style-name="P712">GET /<text:span text:style-name="T113">apis/58493045684/endpoints/1345363632/variants/4586486392/runtimes?from=2017-01-20</text:span></text:p>
      <text:p text:style-name="P637"/>
      <text:p text:style-name="P718">Response Body:</text:p>
      <text:p text:style-name="P718"/>
      <text:p text:style-name="P641">{</text:p>
      <text:p text:style-name="P73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667"><text:span text:style-name="T79"><text:tab/>“</text:span><text:span text:style-name="T84">runtimes</text:span><text:span text:style-name="T81">”:</text:span><text:span text:style-name="T84">{</text:span></text:p>
      <text:p text:style-name="P667"><text:span text:style-name="T84"><text:tab/><text:tab/>“2017-01-</text:span><text:span text:style-name="T95">20</text:span><text:span text:style-name="T84">”:”0”,</text:span></text:p>
      <text:p text:style-name="P667"><text:span text:style-name="T84"><text:tab/><text:tab/>“2017-01-</text:span><text:span text:style-name="T95">21</text:span><text:span text:style-name="T84">”:”0”,</text:span></text:p>
      <text:p text:style-name="P667"><text:span text:style-name="T84"><text:tab/><text:tab/>“2017-01-</text:span><text:span text:style-name="T95">22</text:span><text:span text:style-name="T84">”:”0.</text:span><text:span text:style-name="T95">1765</text:span><text:span text:style-name="T84">”,</text:span></text:p>
      <text:p text:style-name="P667"><text:span text:style-name="T84"><text:tab/><text:tab/>“2017-01-</text:span><text:span text:style-name="T95">23</text:span><text:span text:style-name="T84">”:”0.</text:span><text:span text:style-name="T95">104</text:span><text:span text:style-name="T84">”,</text:span></text:p>
      <text:p text:style-name="P667"><text:span text:style-name="T84"><text:tab/><text:tab/>“2017-01-</text:span><text:span text:style-name="T95">24</text:span><text:span text:style-name="T84">”:”</text:span><text:span text:style-name="T95">1</text:span><text:span text:style-name="T84">.</text:span><text:span text:style-name="T95">012</text:span><text:span text:style-name="T84">”</text:span></text:p>
      <text:p text:style-name="P663"><text:tab/>}</text:p>
      <text:p text:style-name="P632">}</text:p>
      <text:p text:style-name="P681"/>
      <text:p text:style-name="P712">GET /<text:span text:style-name="T113">apis/58493045684/endpoints/1345363632/variants/4586486392/runtimes?to=2017-01-20&amp;to=2017-01-22</text:span></text:p>
      <text:p text:style-name="P637"/>
      <text:p text:style-name="P718">Response Body:</text:p>
      <text:p text:style-name="P718"/>
      <text:p text:style-name="P641">{</text:p>
      <text:p text:style-name="P73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667"><text:span text:style-name="T79"><text:tab/>“</text:span><text:span text:style-name="T84">runtimes</text:span><text:span text:style-name="T81">”:</text:span><text:span text:style-name="T84">{</text:span></text:p>
      <text:p text:style-name="P667"><text:span text:style-name="T84"><text:tab/><text:tab/>“2017-01-</text:span><text:span text:style-name="T95">20</text:span><text:span text:style-name="T84">”:”0”,</text:span></text:p>
      <text:p text:style-name="P667"><text:span text:style-name="T84"><text:tab/><text:tab/>“2017-01-</text:span><text:span text:style-name="T95">21</text:span><text:span text:style-name="T84">”:”0”,</text:span></text:p>
      <text:p text:style-name="P667"><text:span text:style-name="T84"><text:tab/><text:tab/>“2017-01-</text:span><text:span text:style-name="T95">22</text:span><text:span text:style-name="T84">”:”0.</text:span><text:span text:style-name="T95">1765</text:span><text:span text:style-name="T84">”</text:span></text:p>
      <text:p text:style-name="P663"><text:tab/>}</text:p>
      <text:p text:style-name="P632">}</text:p>
      <text:p text:style-name="P740">/<text:span text:style-name="T111">apis/{api_id}/endpoints/{endpoint_id}/variants/{variant_id}/requests</text:span></text:p>
      <text:p text:style-name="P686"/>
      <text:p text:style-name="P689">A <text:span text:style-name="T135">resource representing an endpoint variant’s daily average requests.</text:span></text:p>
      <text:p text:style-name="P692"/>
      <text:p text:style-name="P672">URL</text:p>
      <text:p text:style-name="P672"/>
      <text:p text:style-name="P724"><text:a xlink:type="simple" xlink:href="https://api.doga.gov/1.0/cases/" text:style-name="Internet_20_link" text:visited-style-name="Visited_20_Internet_20_Link"><text:span text:style-name="T171">https://</text:span></text:a><text:a xlink:type="simple" xlink:href="https://api.doga.gov/1.0/cases/" text:style-name="Internet_20_link" text:visited-style-name="Visited_20_Internet_20_Link"><text:span text:style-name="T172">analytics</text:span></text:a><text:a xlink:type="simple" xlink:href="https://api.doga.gov/1.0/cases/" text:style-name="Internet_20_link" text:visited-style-name="Visited_20_Internet_20_Link"><text:span text:style-name="T171">.mywadapi.com/</text:span></text:a><text:a xlink:type="simple" xlink:href="https://api.doga.gov/1.0/cases/" text:style-name="Internet_20_link" text:visited-style-name="Visited_20_Internet_20_Link"><text:span text:style-name="T173">api</text:span></text:a><text:a xlink:type="simple" xlink:href="https://api.doga.gov/1.0/cases/" text:style-name="Internet_20_link" text:visited-style-name="Visited_20_Internet_20_Link"><text:span text:style-name="T173">s/{api_id}/endpoint</text:span></text:a><text:a xlink:type="simple" xlink:href="https://api.doga.gov/1.0/cases/" text:style-name="Internet_20_link" text:visited-style-name="Visited_20_Internet_20_Link"><text:span text:style-name="T173">s/{endpoint_id}/variants/{variant_id}/r</text:span></text:a><text:a xlink:type="simple" xlink:href="https://api.doga.gov/1.0/cases/" text:style-name="Internet_20_link" text:visited-style-name="Visited_20_Internet_20_Link"><text:span text:style-name="T174">equest</text:span></text:a><text:a xlink:type="simple" xlink:href="https://api.doga.gov/1.0/cases/" text:style-name="Internet_20_link" text:visited-style-name="Visited_20_Internet_20_Link"><text:span text:style-name="T173">s</text:span></text:a></text:p>
      <text:p text:style-name="P695"/>
      <text:p text:style-name="P672">Supported Request <text:span text:style-name="T106">M</text:span>ethods</text:p>
      <text:p text:style-name="P698"/>
      <text:p text:style-name="P695">GET – <text:span text:style-name="T112">Return an object where keys represent the calendar date, and values the variant’s daily requests.</text:span></text:p>
      <text:p text:style-name="P695"/>
      <text:p text:style-name="P675">Supported Request Formats</text:p>
      <text:p text:style-name="P675"/>
      <text:p text:style-name="P701">json</text:p>
      <text:p text:style-name="P701"/>
      <text:p text:style-name="P675">Authentication</text:p>
      <text:p text:style-name="P675"/>
      <text:p text:style-name="P704">Basic</text:p>
      <text:p text:style-name="P677"/>
      <text:p text:style-name="P677">Query Parameters (GET)</text:p>
      <text:p text:style-name="P677"/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office:value-type="string">
            <text:p text:style-name="P744">Name</text:p>
          </table:table-cell>
          <table:table-cell table:style-name="Table43.A1" office:value-type="string">
            <text:p text:style-name="P742">Inclusion</text:p>
          </table:table-cell>
          <table:table-cell table:style-name="Table43.C1" office:value-type="string">
            <text:p text:style-name="P744">Description</text:p>
          </table:table-cell>
        </table:table-row>
        <table:table-row>
          <table:table-cell table:style-name="Table43.A2" office:value-type="string">
            <text:p text:style-name="P784">from</text:p>
          </table:table-cell>
          <table:table-cell table:style-name="Table43.A2" office:value-type="string">
            <text:p text:style-name="P752">optional</text:p>
          </table:table-cell>
          <table:table-cell table:style-name="Table43.C2" office:value-type="string">
            <text:p text:style-name="P784">A date on or after which all returned average requests should have been recorded.</text:p>
          </table:table-cell>
        </table:table-row>
        <table:table-row>
          <table:table-cell table:style-name="Table43.A2" office:value-type="string">
            <text:p text:style-name="P784">to</text:p>
          </table:table-cell>
          <table:table-cell table:style-name="Table43.A2" office:value-type="string">
            <text:p text:style-name="P756">optional</text:p>
          </table:table-cell>
          <table:table-cell table:style-name="Table43.C2" office:value-type="string">
            <text:p text:style-name="P784">A date on or before which all returned average requests should have been recorded.</text:p>
          </table:table-cell>
        </table:table-row>
        <table:table-row>
          <table:table-cell table:style-name="Table43.A2" office:value-type="string">
            <text:p text:style-name="P785">order</text:p>
          </table:table-cell>
          <table:table-cell table:style-name="Table43.A2" office:value-type="string">
            <text:p text:style-name="P752">optional</text:p>
          </table:table-cell>
          <table:table-cell table:style-name="Table43.C2" office:value-type="string">
            <text:p text:style-name="P754">The order in which to present <text:span text:style-name="T137">average requests</text:span>. Valid options <text:span text:style-name="T124">are:</text:span> ‘<text:span text:style-name="T137">asc’ and ‘desc’</text:span>. Default value is ‘<text:span text:style-name="T138">asc’</text:span>.</text:p>
          </table:table-cell>
        </table:table-row>
      </table:table>
      <text:p text:style-name="P703"/>
      <text:p text:style-name="P709">Permissions</text:p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P748">Role</text:p>
          </table:table-cell>
          <table:table-cell table:style-name="Table44.A1" office:value-type="string">
            <text:p text:style-name="P746">Allowed Methods</text:p>
          </table:table-cell>
          <table:table-cell table:style-name="Table44.C1" office:value-type="string">
            <text:p text:style-name="P746">Restrictions</text:p>
          </table:table-cell>
        </table:table-row>
        <table:table-row>
          <table:table-cell table:style-name="Table44.A2" office:value-type="string">
            <text:p text:style-name="P759">root</text:p>
          </table:table-cell>
          <table:table-cell table:style-name="Table44.A2" table:number-rows-spanned="2" office:value-type="string">
            <text:p text:style-name="P761">GET</text:p>
          </table:table-cell>
          <table:table-cell table:style-name="Table44.C2" table:number-rows-spanned="2" office:value-type="string">
            <text:p text:style-name="P763">Can retrieve <text:span text:style-name="T136">average requests for variants of all endpoints in the system. </text:span></text:p>
          </table:table-cell>
        </table:table-row>
        <table:table-row>
          <table:table-cell table:style-name="Table44.A2" office:value-type="string">
            <text:p text:style-name="P765">master</text:p>
          </table:table-cell>
          <table:covered-table-cell/>
          <table:covered-table-cell/>
        </table:table-row>
        <table:table-row>
          <table:table-cell table:style-name="Table44.A2" office:value-type="string">
            <text:p text:style-name="P767">consumer</text:p>
          </table:table-cell>
          <table:table-cell table:style-name="Table44.A2" office:value-type="string">
            <text:p text:style-name="P726">GET</text:p>
          </table:table-cell>
          <table:table-cell table:style-name="Table44.C2" office:value-type="string">
            <text:p text:style-name="P726">Can retrieve <text:span text:style-name="T136">average requests only for variants of endpoints exposed by</text:span> APIs of which the requesting user is an administrator.</text:p>
          </table:table-cell>
        </table:table-row>
      </table:table>
      <text:p text:style-name="P706"/>
      <text:p text:style-name="P679">Response Errors</text:p>
      <table:table table:name="Table45" table:style-name="Table45">
        <table:table-column table:style-name="Table45.A"/>
        <table:table-column table:style-name="Table45.B"/>
        <table:table-column table:style-name="Table45.C"/>
        <table:table-row>
          <table:table-cell table:style-name="Table45.A1" office:value-type="string">
            <text:p text:style-name="P750">Error</text:p>
          </table:table-cell>
          <table:table-cell table:style-name="Table45.A1" office:value-type="string">
            <text:p text:style-name="P750">Reason</text:p>
          </table:table-cell>
          <table:table-cell table:style-name="Table45.C1" office:value-type="string">
            <text:p text:style-name="P744">Description</text:p>
          </table:table-cell>
        </table:table-row>
        <table:table-row>
          <table:table-cell table:style-name="Table45.A2" office:value-type="string">
            <text:p text:style-name="P769">400</text:p>
          </table:table-cell>
          <table:table-cell table:style-name="Table45.A2" office:value-type="string">
            <text:p text:style-name="P769">Bad Request</text:p>
          </table:table-cell>
          <table:table-cell table:style-name="Table45.C2" office:value-type="string">
            <text:p text:style-name="P771"><text:span text:style-name="T129">One or more query parameters are invalid</text:span>.</text:p>
          </table:table-cell>
        </table:table-row>
        <table:table-row>
          <table:table-cell table:style-name="Table45.A2" office:value-type="string">
            <text:p text:style-name="P769">401</text:p>
          </table:table-cell>
          <table:table-cell table:style-name="Table45.A2" office:value-type="string">
            <text:p text:style-name="P769">Unauthorized</text:p>
          </table:table-cell>
          <table:table-cell table:style-name="Table45.C2" office:value-type="string">
            <text:p text:style-name="P771">The 'Authori<text:span text:style-name="T77">z</text:span>ation' header is missing and must be supplied.</text:p>
          </table:table-cell>
        </table:table-row>
        <table:table-row>
          <table:table-cell table:style-name="Table45.A2" office:value-type="string">
            <text:p text:style-name="P769">403</text:p>
          </table:table-cell>
          <table:table-cell table:style-name="Table45.A2" office:value-type="string">
            <text:p text:style-name="P769">Forbidden</text:p>
          </table:table-cell>
          <table:table-cell table:style-name="Table45.C2" office:value-type="string">
            <text:p text:style-name="P773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45.A2" office:value-type="string">
            <text:p text:style-name="P775">405</text:p>
          </table:table-cell>
          <table:table-cell table:style-name="Table45.A2" office:value-type="string">
            <text:p text:style-name="P775">Method Not Allowed</text:p>
          </table:table-cell>
          <table:table-cell table:style-name="Table45.C2" office:value-type="string">
            <text:p text:style-name="P777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45.A2" office:value-type="string">
            <text:p text:style-name="P779">406</text:p>
          </table:table-cell>
          <table:table-cell table:style-name="Table45.A2" office:value-type="string">
            <text:p text:style-name="P779">Not Acceptable</text:p>
          </table:table-cell>
          <table:table-cell table:style-name="Table45.C2" office:value-type="string">
            <text:p text:style-name="P781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721"><text:soft-page-break/><text:span text:style-name="T10">Example</text:span><text:span text:style-name="T11">s</text:span></text:p>
      <text:p text:style-name="P681"/>
      <text:p text:style-name="P721"><text:span text:style-name="T10">Example</text:span><text:span text:style-name="T11">s</text:span></text:p>
      <text:p text:style-name="P682"/>
      <text:p text:style-name="P713">GET /<text:span text:style-name="T113">apis/58493045684/endpoints/1345363632/variants/4586486392/requests</text:span></text:p>
      <text:p text:style-name="P637"/>
      <text:p text:style-name="P718">Response Body:</text:p>
      <text:p text:style-name="P718"/>
      <text:p text:style-name="P733"><text:span text:style-name="T12">{</text:span></text:p>
      <text:p text:style-name="P732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.</text:span></text:a><text:a xlink:type="simple" xlink:href="http://api.myticketting.com/1.0/settings" text:style-name="Internet_20_link" text:visited-style-name="Visited_20_Internet_20_Link"><text:span text:style-name="T28">2/</text:span></text:a><text:a xlink:type="simple" xlink:href="http://api.myticketting.com/1.0/settings" text:style-name="Internet_20_link" text:visited-style-name="Visited_20_Internet_20_Link"><text:span text:style-name="T59">variants/4..2/</text:span></text:a><text:a xlink:type="simple" xlink:href="http://api.myticketting.com/1.0/settings" text:style-name="Internet_20_link" text:visited-style-name="Visited_20_Internet_20_Link"><text:span text:style-name="T28">r</text:span></text:a><text:a xlink:type="simple" xlink:href="http://api.myticketting.com/1.0/settings" text:style-name="Internet_20_link" text:visited-style-name="Visited_20_Internet_20_Link"><text:span text:style-name="T60">equest</text:span></text:a><text:a xlink:type="simple" xlink:href="http://api.myticketting.com/1.0/settings" text:style-name="Internet_20_link" text:visited-style-name="Visited_20_Internet_20_Link"><text:span text:style-name="T28">s</text:span></text:a><text:span text:style-name="T15">”</text:span><text:span text:style-name="T12">,</text:span></text:p>
      <text:p text:style-name="P668"><text:span text:style-name="T79"><text:tab/>“</text:span><text:span text:style-name="T87">requests</text:span><text:span text:style-name="T81">”:</text:span><text:span text:style-name="T84">{</text:span></text:p>
      <text:p text:style-name="P668"><text:span text:style-name="T84"><text:tab/><text:tab/>“2017-01-</text:span><text:span text:style-name="T95">19</text:span><text:span text:style-name="T84">”:”</text:span><text:span text:style-name="T96">17</text:span><text:span text:style-name="T84">”,</text:span></text:p>
      <text:p text:style-name="P668"><text:span text:style-name="T84"><text:tab/><text:tab/>“2017-01-</text:span><text:span text:style-name="T95">20</text:span><text:span text:style-name="T84">”:”0”,</text:span></text:p>
      <text:p text:style-name="P668"><text:span text:style-name="T84"><text:tab/><text:tab/>“2017-01-</text:span><text:span text:style-name="T95">21</text:span><text:span text:style-name="T84">”:”0”,</text:span></text:p>
      <text:p text:style-name="P668"><text:span text:style-name="T84"><text:tab/><text:tab/>“2017-01-</text:span><text:span text:style-name="T95">22</text:span><text:span text:style-name="T84">”:”</text:span><text:span text:style-name="T96">25</text:span><text:span text:style-name="T84">”,</text:span></text:p>
      <text:p text:style-name="P668"><text:span text:style-name="T84"><text:tab/><text:tab/>“2017-01-</text:span><text:span text:style-name="T95">23</text:span><text:span text:style-name="T84">”:”</text:span><text:span text:style-name="T96">3</text:span><text:span text:style-name="T84">”,</text:span></text:p>
      <text:p text:style-name="P668"><text:span text:style-name="T84"><text:tab/><text:tab/>“2017-01-</text:span><text:span text:style-name="T95">24</text:span><text:span text:style-name="T84">”:”</text:span><text:span text:style-name="T95">1</text:span><text:span text:style-name="T84">”</text:span></text:p>
      <text:p text:style-name="P663"><text:tab/>}</text:p>
      <text:p text:style-name="P632">}</text:p>
      <text:p text:style-name="P681"/>
      <text:p text:style-name="P714">GET /<text:span text:style-name="T113">apis/58493045684/endpoints/1345363632/variants/4586486392/requests?to=2017-01-18</text:span></text:p>
      <text:p text:style-name="P637"/>
      <text:p text:style-name="P718">Response Body:</text:p>
      <text:p text:style-name="P718"/>
      <text:p text:style-name="P641">{</text:p>
      <text:p text:style-name="P73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665"><text:span text:style-name="T79"><text:tab/>“</text:span><text:span text:style-name="T84">r</text:span><text:span text:style-name="T88">equests</text:span><text:span text:style-name="T81">”:</text:span><text:span text:style-name="T84">{</text:span></text:p>
      <text:p text:style-name="P663"><text:tab/>}</text:p>
      <text:p text:style-name="P632">}</text:p>
      <text:p text:style-name="P681"/>
      <text:p text:style-name="P715">GET /<text:span text:style-name="T113">apis/58493045684/endpoints/1345363632/variants/4586486392/requests?from=2017-01-07&amp;order=desc</text:span></text:p>
      <text:p text:style-name="P637"/>
      <text:p text:style-name="P718">Response Body:</text:p>
      <text:p text:style-name="P718"/>
      <text:p text:style-name="P641">{</text:p>
      <text:p text:style-name="P73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669"><text:span text:style-name="T79"><text:tab/>“</text:span><text:span text:style-name="T88">requests</text:span><text:span text:style-name="T81">”:</text:span><text:span text:style-name="T84">{</text:span></text:p>
      <text:p text:style-name="P669"><text:span text:style-name="T84"><text:tab/><text:tab/>“2017-01-</text:span><text:span text:style-name="T95">24</text:span><text:span text:style-name="T84">”:”</text:span><text:span text:style-name="T95">1</text:span><text:span text:style-name="T84">”,</text:span></text:p>
      <text:p text:style-name="P669"><text:span text:style-name="T84"><text:tab/><text:tab/>“2017-01-</text:span><text:span text:style-name="T95">23</text:span><text:span text:style-name="T84">”:”</text:span><text:span text:style-name="T96">3</text:span><text:span text:style-name="T84">”,</text:span></text:p>
      <text:p text:style-name="P669"><text:span text:style-name="T84"><text:tab/><text:tab/>“2017-01-</text:span><text:span text:style-name="T95">22</text:span><text:span text:style-name="T84">”:”</text:span><text:span text:style-name="T96">25</text:span><text:span text:style-name="T84">”,</text:span></text:p>
      <text:p text:style-name="P669"><text:span text:style-name="T84"><text:tab/><text:tab/>“2017-01-</text:span><text:span text:style-name="T95">21</text:span><text:span text:style-name="T84">”:”0”,</text:span></text:p>
      <text:p text:style-name="P669"><text:span text:style-name="T84"><text:tab/><text:tab/>“2017-01-</text:span><text:span text:style-name="T95">20</text:span><text:span text:style-name="T84">”:”0”,</text:span></text:p>
      <text:p text:style-name="P669"><text:span text:style-name="T84"><text:tab/><text:tab/>“2017-01-</text:span><text:span text:style-name="T95">19</text:span><text:span text:style-name="T84">”:”</text:span><text:span text:style-name="T96">17</text:span><text:span text:style-name="T84">”</text:span></text:p>
      <text:p text:style-name="P663"><text:tab/>}</text:p>
      <text:p text:style-name="P632">}</text:p>
      <text:p text:style-name="P394">/<text:span text:style-name="T111">apis/{api_id}/endpoints/{endpoint_id}/objects</text:span></text:p>
      <text:p text:style-name="P197"/>
      <text:p text:style-name="P281">A collection of <text:span text:style-name="T139">the objects loaded each time the specified endpoint is requested.</text:span></text:p>
      <text:p text:style-name="P214"/>
      <text:p text:style-name="P147">URL</text:p>
      <text:p text:style-name="P147"/>
      <text:p text:style-name="P345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object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224"/>
      <text:p text:style-name="P147">Supported Request <text:span text:style-name="T106">M</text:span>ethods</text:p>
      <text:p text:style-name="P234"/>
      <text:p text:style-name="P224">GET – <text:span text:style-name="T112">Return a list of the objects loaded into memory when the specified endpoint is requested.</text:span></text:p>
      <text:p text:style-name="P224"/>
      <text:p text:style-name="P157">Supported Request Formats</text:p>
      <text:p text:style-name="P157"/>
      <text:p text:style-name="P244">json</text:p>
      <text:p text:style-name="P244"/>
      <text:p text:style-name="P157">Authentication</text:p>
      <text:p text:style-name="P157"/>
      <text:p text:style-name="P254">Basic</text:p>
      <text:p text:style-name="P202"/>
      <text:p text:style-name="P202">Query Parameters (GET)</text:p>
      <text:p text:style-name="P202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25">Name</text:p>
          </table:table-cell>
          <table:table-cell table:style-name="Table12.A1" office:value-type="string">
            <text:p text:style-name="P414">Inclusion</text:p>
          </table:table-cell>
          <table:table-cell table:style-name="Table12.C1" office:value-type="string">
            <text:p text:style-name="P425">Description</text:p>
          </table:table-cell>
        </table:table-row>
        <table:table-row>
          <table:table-cell table:style-name="Table12.A2" office:value-type="string">
            <text:p text:style-name="P605">sort</text:p>
          </table:table-cell>
          <table:table-cell table:style-name="Table12.A2" office:value-type="string">
            <text:p text:style-name="P598">optional</text:p>
          </table:table-cell>
          <table:table-cell table:style-name="Table12.C2" office:value-type="string">
            <text:p text:style-name="P605">The order in which to present returned records. Valid options <text:span text:style-name="T124">are:</text:span> ‘<text:span text:style-name="T139">instances’ and ‘loadtime’</text:span>.</text:p>
          </table:table-cell>
        </table:table-row>
        <table:table-row>
          <table:table-cell table:style-name="Table12.A2" office:value-type="string">
            <text:p text:style-name="P619">order</text:p>
          </table:table-cell>
          <table:table-cell table:style-name="Table12.A2" office:value-type="string">
            <text:p text:style-name="P613">optional</text:p>
          </table:table-cell>
          <table:table-cell table:style-name="Table12.C2" office:value-type="string">
            <text:p text:style-name="P619"><text:span text:style-name="T125">Indicates w</text:span>hether to list records from lowest to highest (asc) or highest to lowest (desc). Default value is <text:span text:style-name="T127">’desc’.</text:span></text:p>
          </table:table-cell>
        </table:table-row>
      </table:table>
      <text:p text:style-name="P254"/>
      <text:p text:style-name="P290">Permissions</text:p>
      <text:p text:style-name="P23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45">Role</text:p>
          </table:table-cell>
          <table:table-cell table:style-name="Table13.A1" office:value-type="string">
            <text:p text:style-name="P435">Allowed Methods</text:p>
          </table:table-cell>
          <table:table-cell table:style-name="Table13.C1" office:value-type="string">
            <text:p text:style-name="P435">Restrictions</text:p>
          </table:table-cell>
        </table:table-row>
        <table:table-row>
          <table:table-cell table:style-name="Table13.A2" office:value-type="string">
            <text:p text:style-name="P465">root</text:p>
          </table:table-cell>
          <table:table-cell table:style-name="Table13.A2" table:number-rows-spanned="2" office:value-type="string">
            <text:p text:style-name="P474">GET</text:p>
          </table:table-cell>
          <table:table-cell table:style-name="Table13.C2" table:number-rows-spanned="2" office:value-type="string">
            <text:p text:style-name="P483">Can retrieve a <text:span text:style-name="T112">list of objects for any profiled endpoint. </text:span></text:p>
          </table:table-cell>
        </table:table-row>
        <table:table-row>
          <table:table-cell table:style-name="Table13.A2" office:value-type="string">
            <text:p text:style-name="P493">master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502">consumer</text:p>
          </table:table-cell>
          <table:table-cell table:style-name="Table13.A2" office:value-type="string">
            <text:p text:style-name="P377">GET</text:p>
          </table:table-cell>
          <table:table-cell table:style-name="Table13.C2" office:value-type="string">
            <text:p text:style-name="P377">Can retrieve a list of <text:span text:style-name="T140">objects only for endpoints exposed by</text:span> APIs of which the requesting user is an administrator.</text:p>
          </table:table-cell>
        </table:table-row>
      </table:table>
      <text:p text:style-name="P264"/>
      <text:p text:style-name="P167">Response Errors</text:p>
      <text:p text:style-name="P16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55">Error</text:p>
          </table:table-cell>
          <table:table-cell table:style-name="Table14.A1" office:value-type="string">
            <text:p text:style-name="P455">Reason</text:p>
          </table:table-cell>
          <table:table-cell table:style-name="Table14.C1" office:value-type="string">
            <text:p text:style-name="P425">Description</text:p>
          </table:table-cell>
        </table:table-row>
        <table:table-row>
          <table:table-cell table:style-name="Table14.A2" office:value-type="string">
            <text:p text:style-name="P513">400</text:p>
          </table:table-cell>
          <table:table-cell table:style-name="Table14.A2" office:value-type="string">
            <text:p text:style-name="P513">Bad Request</text:p>
          </table:table-cell>
          <table:table-cell table:style-name="Table14.C2" office:value-type="string">
            <text:p text:style-name="P524"><text:span text:style-name="T129">One or more query parameters are invalid</text:span>.</text:p>
          </table:table-cell>
        </table:table-row>
        <table:table-row>
          <table:table-cell table:style-name="Table14.A2" office:value-type="string">
            <text:p text:style-name="P513">401</text:p>
          </table:table-cell>
          <table:table-cell table:style-name="Table14.A2" office:value-type="string">
            <text:p text:style-name="P513">Unauthorized</text:p>
          </table:table-cell>
          <table:table-cell table:style-name="Table14.C2" office:value-type="string">
            <text:p text:style-name="P524">The 'Authori<text:span text:style-name="T77">z</text:span>ation' header is missing and must be supplied.</text:p>
          </table:table-cell>
        </table:table-row>
        <table:table-row>
          <table:table-cell table:style-name="Table14.A2" office:value-type="string">
            <text:p text:style-name="P513">403</text:p>
          </table:table-cell>
          <table:table-cell table:style-name="Table14.A2" office:value-type="string">
            <text:p text:style-name="P513">Forbidden</text:p>
          </table:table-cell>
          <table:table-cell table:style-name="Table14.C2" office:value-type="string">
            <text:p text:style-name="P535">The request authorisation did not include authorised credentials <text:span text:style-name="T120">or the requesting user does not have read access to the collection</text:span>.</text:p>
          </table:table-cell>
        </table:table-row>
        <table:table-row>
          <table:table-cell table:style-name="Table14.A2" office:value-type="string">
            <text:p text:style-name="P545">405</text:p>
          </table:table-cell>
          <table:table-cell table:style-name="Table14.A2" office:value-type="string">
            <text:p text:style-name="P545">Method Not Allowed</text:p>
          </table:table-cell>
          <table:table-cell table:style-name="Table14.C2" office:value-type="string">
            <text:p text:style-name="P556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14.A2" office:value-type="string">
            <text:p text:style-name="P566">406</text:p>
          </table:table-cell>
          <table:table-cell table:style-name="Table14.A2" office:value-type="string">
            <text:p text:style-name="P566">Not Acceptable</text:p>
          </table:table-cell>
          <table:table-cell table:style-name="Table14.C2" office:value-type="string">
            <text:p text:style-name="P576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180"/>
      <text:p text:style-name="P401"><text:span text:style-name="T10">Example</text:span><text:span text:style-name="T11">s</text:span></text:p>
      <text:p text:style-name="P180"/>
      <text:p text:style-name="P303">GET /<text:span text:style-name="T113">apis/58493045684/endpoints/1345363632/objects</text:span></text:p>
      <text:p text:style-name="P38"/>
      <text:p text:style-name="P319">Response Body:</text:p>
      <text:p text:style-name="P319"/>
      <text:p text:style-name="P15">{</text:p>
      <text:p text:style-name="P3"><text:span text:style-name="T61"><text:tab/>“</text:span><text:span text:style-name="T62">self”:“</text:span><text:a xlink:type="simple" xlink:href="https://api.doga.gov/1.0/templates" text:style-name="Internet_20_link" text:visited-style-name="Visited_20_Internet_20_Link"><text:span text:style-name="T61">http://</text:span></text:a><text:a xlink:type="simple" xlink:href="https://api.doga.gov/1.0/templates" text:style-name="Internet_20_link" text:visited-style-name="Visited_20_Internet_20_Link"><text:span text:style-name="T64">analytics</text:span></text:a><text:a xlink:type="simple" xlink:href="https://api.doga.gov/1.0/templates" text:style-name="Internet_20_link" text:visited-style-name="Visited_20_Internet_20_Link"><text:span text:style-name="T61">.mywadapi.co</text:span></text:a><text:a xlink:type="simple" xlink:href="https://api.doga.gov/1.0/templates" text:style-name="Internet_20_link" text:visited-style-name="Visited_20_Internet_20_Link"><text:span text:style-name="T65">m/api</text:span></text:a><text:a xlink:type="simple" xlink:href="https://api.doga.gov/1.0/templates" text:style-name="Internet_20_link" text:visited-style-name="Visited_20_Internet_20_Link"><text:span text:style-name="T66">s/58493045684/</text:span></text:a><text:a xlink:type="simple" xlink:href="https://api.doga.gov/1.0/templates" text:style-name="Internet_20_link" text:visited-style-name="Visited_20_Internet_20_Link"><text:span text:style-name="T68">endpoints/1345363632/</text:span></text:a><text:a xlink:type="simple" xlink:href="https://api.doga.gov/1.0/templates" text:style-name="Internet_20_link" text:visited-style-name="Visited_20_Internet_20_Link"><text:span text:style-name="T67">object</text:span></text:a><text:a xlink:type="simple" xlink:href="https://api.doga.gov/1.0/templates" text:style-name="Internet_20_link" text:visited-style-name="Visited_20_Internet_20_Link"><text:span text:style-name="T65">s</text:span></text:a><text:span text:style-name="T63">”</text:span><text:span text:style-name="T61">,</text:span></text:p>
      <text:p text:style-name="P328"><text:span text:style-name="T1"><text:tab/>“</text:span><text:span text:style-name="T2">total”: </text:span><text:span text:style-name="T5">4</text:span><text:span text:style-name="T2">,</text:span></text:p>
      <text:p text:style-name="P131"><text:span text:style-name="T79"><text:tab/>“</text:span><text:span text:style-name="T89">objects</text:span><text:span text:style-name="T81">”:</text:span><text:span text:style-name="T80">[</text:span></text:p>
      <text:p text:style-name="P15"><text:tab/><text:tab/>{</text:p>
      <text:p text:style-name="P358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6.3</text:span></text:a><text:span text:style-name="T15">”</text:span><text:span text:style-name="T12">,</text:span></text:p>
      <text:p text:style-name="P50"><text:tab/><text:tab/><text:tab/>“<text:span text:style-name="T141">class”:”Setting”,</text:span></text:p>
      <text:p text:style-name="P69"><text:tab/><text:tab/><text:tab/>“<text:span text:style-name="T141">request-instances</text:span>”:”<text:span text:style-name="T141">1</text:span>”,</text:p>
      <text:p text:style-name="P77"><text:tab/><text:tab/><text:tab/>“<text:span text:style-name="T147">instance-loadtime</text:span>”:”<text:span text:style-name="T141">0.02</text:span>”</text:p>
      <text:p text:style-name="P96"><text:tab/><text:tab/>},</text:p>
      <text:p text:style-name="P16"><text:tab/><text:tab/>{</text:p>
      <text:p text:style-name="P359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5.7</text:span></text:a><text:span text:style-name="T15">”</text:span><text:span text:style-name="T12">,</text:span></text:p>
      <text:p text:style-name="P51"><text:tab/><text:tab/><text:tab/>“<text:span text:style-name="T141">class”:”APIToken”,</text:span></text:p>
      <text:p text:style-name="P70"><text:tab/><text:tab/><text:tab/>“<text:span text:style-name="T141">request-instances</text:span>”:”<text:span text:style-name="T142">3</text:span>”,</text:p>
      <text:p text:style-name="P78"><text:tab/><text:tab/><text:tab/>“<text:span text:style-name="T147">instance-loadtime</text:span>”:”<text:span text:style-name="T141">0.0015</text:span>”</text:p>
      <text:p text:style-name="P96"><text:tab/><text:tab/>},</text:p>
      <text:p text:style-name="P95"><text:tab/><text:tab/>.</text:p>
      <text:p text:style-name="P95"><text:tab/><text:tab/>.</text:p>
      <text:p text:style-name="P95"><text:tab/><text:span text:style-name="T121">]</text:span></text:p>
      <text:p text:style-name="P111">}</text:p>
      <text:p text:style-name="P181"/>
      <text:p text:style-name="P304">GET /<text:span text:style-name="T113">apis/58493045684/endpoints/1345363632/objects?sort=instances&amp;order=asc</text:span></text:p>
      <text:p text:style-name="P39"/>
      <text:p text:style-name="P320">Response Body:</text:p>
      <text:p text:style-name="P320"/>
      <text:p text:style-name="P17">{</text:p>
      <text:p text:style-name="P4"><text:span text:style-name="T61"><text:tab/>“</text:span><text:span text:style-name="T62">self”:“</text:span><text:a xlink:type="simple" xlink:href="https://api.doga.gov/1.0/templates" text:style-name="Internet_20_link" text:visited-style-name="Visited_20_Internet_20_Link"><text:span text:style-name="T61">http://</text:span></text:a><text:a xlink:type="simple" xlink:href="https://api.doga.gov/1.0/templates" text:style-name="Internet_20_link" text:visited-style-name="Visited_20_Internet_20_Link"><text:span text:style-name="T64">analytics</text:span></text:a><text:a xlink:type="simple" xlink:href="https://api.doga.gov/1.0/templates" text:style-name="Internet_20_link" text:visited-style-name="Visited_20_Internet_20_Link"><text:span text:style-name="T61">.mywadapi.co</text:span></text:a><text:a xlink:type="simple" xlink:href="https://api.doga.gov/1.0/templates" text:style-name="Internet_20_link" text:visited-style-name="Visited_20_Internet_20_Link"><text:span text:style-name="T65">m/api</text:span></text:a><text:a xlink:type="simple" xlink:href="https://api.doga.gov/1.0/templates" text:style-name="Internet_20_link" text:visited-style-name="Visited_20_Internet_20_Link"><text:span text:style-name="T66">s/58493045684/</text:span></text:a><text:a xlink:type="simple" xlink:href="https://api.doga.gov/1.0/templates" text:style-name="Internet_20_link" text:visited-style-name="Visited_20_Internet_20_Link"><text:span text:style-name="T68">endpoints/1345363632/</text:span></text:a><text:a xlink:type="simple" xlink:href="https://api.doga.gov/1.0/templates" text:style-name="Internet_20_link" text:visited-style-name="Visited_20_Internet_20_Link"><text:span text:style-name="T67">object</text:span></text:a><text:a xlink:type="simple" xlink:href="https://api.doga.gov/1.0/templates" text:style-name="Internet_20_link" text:visited-style-name="Visited_20_Internet_20_Link"><text:span text:style-name="T65">s</text:span></text:a><text:span text:style-name="T63">”</text:span><text:span text:style-name="T61">,</text:span></text:p>
      <text:p text:style-name="P329"><text:span text:style-name="T1"><text:tab/>“</text:span><text:span text:style-name="T2">total”: </text:span><text:span text:style-name="T5">4</text:span><text:span text:style-name="T2">,</text:span></text:p>
      <text:p text:style-name="P132"><text:span text:style-name="T79"><text:tab/>“</text:span><text:span text:style-name="T89">objects</text:span><text:span text:style-name="T81">”:</text:span><text:span text:style-name="T80">[</text:span></text:p>
      <text:p text:style-name="P17"><text:tab/><text:tab/>{</text:p>
      <text:p text:style-name="P360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6.3</text:span></text:a><text:span text:style-name="T15">”</text:span><text:span text:style-name="T12">,</text:span></text:p>
      <text:p text:style-name="P52"><text:tab/><text:tab/><text:tab/>“<text:span text:style-name="T141">class”:”Setting”,</text:span></text:p>
      <text:p text:style-name="P71"><text:tab/><text:tab/><text:tab/>“<text:span text:style-name="T141">request-instances</text:span>”:”<text:span text:style-name="T141">1</text:span>”,</text:p>
      <text:p text:style-name="P79"><text:tab/><text:tab/><text:tab/>“<text:span text:style-name="T147">instance-loadtime</text:span>”:”<text:span text:style-name="T141">0.02</text:span>”</text:p>
      <text:p text:style-name="P97"><text:tab/><text:tab/>},</text:p>
      <text:p text:style-name="P17"><text:tab/><text:tab/>{</text:p>
      <text:p text:style-name="P360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</text:span></text:a><text:a xlink:type="simple" xlink:href="http://api.myticketting.com/1.0/settings" text:style-name="Internet_20_link" text:visited-style-name="Visited_20_Internet_20_Link"><text:span text:style-name="T34">1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4">0</text:span></text:a><text:span text:style-name="T15">”</text:span><text:span text:style-name="T12">,</text:span></text:p>
      <text:p text:style-name="P52"><text:tab/><text:tab/><text:tab/>“<text:span text:style-name="T141">class”:”Profile”,</text:span></text:p>
      <text:p text:style-name="P71"><text:tab/><text:tab/><text:tab/>“<text:span text:style-name="T141">request-instances</text:span>”:”<text:span text:style-name="T143">1</text:span>”,</text:p>
      <text:p text:style-name="P79"><text:tab/><text:tab/><text:tab/>“<text:span text:style-name="T147">instance-loadtime</text:span>”:”<text:span text:style-name="T141">0.345</text:span>”</text:p>
      <text:p text:style-name="P97"><text:tab/><text:tab/>},</text:p>
      <text:p text:style-name="P97"><text:tab/><text:tab/>.</text:p>
      <text:p text:style-name="P97"><text:tab/><text:tab/>.</text:p>
      <text:p text:style-name="P97"><text:tab/><text:span text:style-name="T121">]</text:span></text:p>
      <text:p text:style-name="P111">}</text:p>
      <text:p text:style-name="P395">/<text:span text:style-name="T111">apis/{api_id}/endpoints/{endpoint_id}/objects/{object_id}</text:span></text:p>
      <text:p text:style-name="P197"/>
      <text:p text:style-name="P282">A <text:span text:style-name="T144">resource representing an object loaded when the specified endpoint is requested.</text:span></text:p>
      <text:p text:style-name="P224"/>
      <text:p text:style-name="P147">URL</text:p>
      <text:p text:style-name="P147"/>
      <text:p text:style-name="P345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ob</text:span></text:a><text:a xlink:type="simple" xlink:href="https://api.doga.gov/1.0/cases/" text:style-name="Internet_20_link" text:visited-style-name="Visited_20_Internet_20_Link"><text:span text:style-name="T37">j</text:span></text:a><text:a xlink:type="simple" xlink:href="https://api.doga.gov/1.0/cases/" text:style-name="Internet_20_link" text:visited-style-name="Visited_20_Internet_20_Link"><text:span text:style-name="T35">ects/</text:span></text:a><text:a xlink:type="simple" xlink:href="https://api.doga.gov/1.0/cases/" text:style-name="Internet_20_link" text:visited-style-name="Visited_20_Internet_20_Link"><text:span text:style-name="T37">{object_id}</text:span></text:a></text:p>
      <text:p text:style-name="P224"/>
      <text:p text:style-name="P147">Supported Request <text:span text:style-name="T106">M</text:span>ethods</text:p>
      <text:p text:style-name="P234"/>
      <text:p text:style-name="P224">GET – <text:span text:style-name="T107">Returns the profiling data of the specified loaded object.</text:span></text:p>
      <text:p text:style-name="P224"/>
      <text:p text:style-name="P157">Supported Request Formats</text:p>
      <text:p text:style-name="P157"/>
      <text:p text:style-name="P244">json</text:p>
      <text:p text:style-name="P244"/>
      <text:p text:style-name="P157">Authentication</text:p>
      <text:p text:style-name="P157"/>
      <text:p text:style-name="P254">Basic</text:p>
      <text:p text:style-name="P254"/>
      <text:p text:style-name="P290">Permissions</text:p>
      <text:p text:style-name="P234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45">Role</text:p>
          </table:table-cell>
          <table:table-cell table:style-name="Table15.A1" office:value-type="string">
            <text:p text:style-name="P435">Allowed Methods</text:p>
          </table:table-cell>
          <table:table-cell table:style-name="Table15.C1" office:value-type="string">
            <text:p text:style-name="P435">Restrictions</text:p>
          </table:table-cell>
        </table:table-row>
        <table:table-row>
          <table:table-cell table:style-name="Table15.A2" office:value-type="string">
            <text:p text:style-name="P465">root</text:p>
          </table:table-cell>
          <table:table-cell table:style-name="Table15.A2" table:number-rows-spanned="2" office:value-type="string">
            <text:p text:style-name="P585">GET</text:p>
          </table:table-cell>
          <table:table-cell table:style-name="Table15.C2" table:number-rows-spanned="2" office:value-type="string">
            <text:p text:style-name="P483">Can retrieve <text:span text:style-name="T134">the profiling data of objects loaded by any profiled endpoints. </text:span></text:p>
          </table:table-cell>
        </table:table-row>
        <table:table-row>
          <table:table-cell table:style-name="Table15.A2" office:value-type="string">
            <text:p text:style-name="P493">maste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591">c<text:span text:style-name="T110">onsumer</text:span></text:p>
          </table:table-cell>
          <table:table-cell table:style-name="Table15.A2" office:value-type="string">
            <text:p text:style-name="P385">GET</text:p>
          </table:table-cell>
          <table:table-cell table:style-name="Table15.C2" office:value-type="string">
            <text:p text:style-name="P377">Can retrieve <text:span text:style-name="T134">the pro</text:span>li<text:span text:style-name="T134">ling data of objects loaded for endpoints exposed by</text:span> APIs of which the requesting user is an administrator.</text:p>
          </table:table-cell>
        </table:table-row>
      </table:table>
      <text:p text:style-name="P264"/>
      <text:p text:style-name="P167">Response Errors</text:p>
      <text:p text:style-name="P167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55">Error</text:p>
          </table:table-cell>
          <table:table-cell table:style-name="Table16.A1" office:value-type="string">
            <text:p text:style-name="P455">Reason</text:p>
          </table:table-cell>
          <table:table-cell table:style-name="Table16.C1" office:value-type="string">
            <text:p text:style-name="P425">Description</text:p>
          </table:table-cell>
        </table:table-row>
        <table:table-row>
          <table:table-cell table:style-name="Table16.A2" office:value-type="string">
            <text:p text:style-name="P513">401</text:p>
          </table:table-cell>
          <table:table-cell table:style-name="Table16.A2" office:value-type="string">
            <text:p text:style-name="P513">Unauthorized</text:p>
          </table:table-cell>
          <table:table-cell table:style-name="Table16.C2" office:value-type="string">
            <text:p text:style-name="P524">The 'Authori<text:span text:style-name="T77">z</text:span>ation' header is missing and must be supplied.</text:p>
          </table:table-cell>
        </table:table-row>
        <table:table-row>
          <table:table-cell table:style-name="Table16.A2" office:value-type="string">
            <text:p text:style-name="P513">403</text:p>
          </table:table-cell>
          <table:table-cell table:style-name="Table16.A2" office:value-type="string">
            <text:p text:style-name="P513">Forbidden</text:p>
          </table:table-cell>
          <table:table-cell table:style-name="Table16.C2" office:value-type="string">
            <text:p text:style-name="P535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16.A2" office:value-type="string">
            <text:p text:style-name="P545">405</text:p>
          </table:table-cell>
          <table:table-cell table:style-name="Table16.A2" office:value-type="string">
            <text:p text:style-name="P545">Method Not Allowed</text:p>
          </table:table-cell>
          <table:table-cell table:style-name="Table16.C2" office:value-type="string">
            <text:p text:style-name="P556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16.A2" office:value-type="string">
            <text:p text:style-name="P566">406</text:p>
          </table:table-cell>
          <table:table-cell table:style-name="Table16.A2" office:value-type="string">
            <text:p text:style-name="P566">Not Acceptable</text:p>
          </table:table-cell>
          <table:table-cell table:style-name="Table16.C2" office:value-type="string">
            <text:p text:style-name="P576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272"/>
      <text:p text:style-name="P180"/>
      <text:p text:style-name="P407"><text:span text:style-name="T10">Example</text:span><text:span text:style-name="T11">s</text:span></text:p>
      <text:p text:style-name="P180"/>
      <text:p text:style-name="P188"><text:span text:style-name="T97">GET /</text:span><text:span text:style-name="T98">apis/58493045684/</text:span><text:span text:style-name="T99">endpoints/1345363632/</text:span><text:span text:style-name="T100">objects/</text:span><text:span text:style-name="T101">1948593250</text:span></text:p>
      <text:p text:style-name="P38"/>
      <text:p text:style-name="P321">Response Body:</text:p>
      <text:p text:style-name="P98"/>
      <text:p text:style-name="P18">{</text:p>
      <text:p text:style-name="P36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</text:span></text:a><text:a xlink:type="simple" xlink:href="http://api.myticketting.com/1.0/settings" text:style-name="Internet_20_link" text:visited-style-name="Visited_20_Internet_20_Link"><text:span text:style-name="T34">1</text:span></text:a><text:a xlink:type="simple" xlink:href="http://api.myticketting.com/1.0/settings" text:style-name="Internet_20_link" text:visited-style-name="Visited_20_Internet_20_Link"><text:span text:style-name="T36">948593250</text:span></text:a><text:span text:style-name="T15">”</text:span><text:span text:style-name="T12">,</text:span></text:p>
      <text:p text:style-name="P53"><text:tab/>“<text:span text:style-name="T141">class”:”Profile”,</text:span></text:p>
      <text:p text:style-name="P72"><text:tab/>“<text:span text:style-name="T141">request-instances</text:span>”:”<text:span text:style-name="T143">1</text:span>”,</text:p>
      <text:p text:style-name="P79"><text:tab/>“<text:span text:style-name="T147">instance-loadtime</text:span>”:”<text:span text:style-name="T141">0.345</text:span>”</text:p>
      <text:p text:style-name="P98">}</text:p>
      <text:p text:style-name="P396">/<text:span text:style-name="T111">apis/{api_id}/endpoints/{endpoint_id}/queries</text:span></text:p>
      <text:p text:style-name="P198"/>
      <text:p text:style-name="P283">A collection of <text:span text:style-name="T139">the queries executed each time the specified endpoint is requested.</text:span></text:p>
      <text:p text:style-name="P215"/>
      <text:p text:style-name="P148">URL</text:p>
      <text:p text:style-name="P148"/>
      <text:p text:style-name="P346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</text:span></text:a><text:a xlink:type="simple" xlink:href="https://api.doga.gov/1.0/cases/" text:style-name="Internet_20_link" text:visited-style-name="Visited_20_Internet_20_Link"><text:span text:style-name="T38">queries</text:span></text:a></text:p>
      <text:p text:style-name="P225"/>
      <text:p text:style-name="P148">Supported Request <text:span text:style-name="T106">M</text:span>ethods</text:p>
      <text:p text:style-name="P235"/>
      <text:p text:style-name="P225">GET – <text:span text:style-name="T112">Return a list of the queries executed when the specified endpoint is requested.</text:span></text:p>
      <text:p text:style-name="P225"/>
      <text:p text:style-name="P158">Supported Request Formats</text:p>
      <text:p text:style-name="P158"/>
      <text:p text:style-name="P245">json</text:p>
      <text:p text:style-name="P245"/>
      <text:p text:style-name="P158">Authentication</text:p>
      <text:p text:style-name="P158"/>
      <text:p text:style-name="P255">Basic</text:p>
      <text:p text:style-name="P203"/>
      <text:p text:style-name="P203">Query Parameters (GET)</text:p>
      <text:p text:style-name="P203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26">Name</text:p>
          </table:table-cell>
          <table:table-cell table:style-name="Table17.A1" office:value-type="string">
            <text:p text:style-name="P415">Inclusion</text:p>
          </table:table-cell>
          <table:table-cell table:style-name="Table17.C1" office:value-type="string">
            <text:p text:style-name="P426">Description</text:p>
          </table:table-cell>
        </table:table-row>
        <table:table-row>
          <table:table-cell table:style-name="Table17.A2" office:value-type="string">
            <text:p text:style-name="P606">sort</text:p>
          </table:table-cell>
          <table:table-cell table:style-name="Table17.A2" office:value-type="string">
            <text:p text:style-name="P599">optional</text:p>
          </table:table-cell>
          <table:table-cell table:style-name="Table17.C2" office:value-type="string">
            <text:p text:style-name="P606">The order in which to present returned records. Valid options <text:span text:style-name="T124">are:</text:span> ‘<text:span text:style-name="T145">executions’ and ‘runtime’</text:span>.</text:p>
          </table:table-cell>
        </table:table-row>
        <table:table-row>
          <table:table-cell table:style-name="Table17.A2" office:value-type="string">
            <text:p text:style-name="P620">order</text:p>
          </table:table-cell>
          <table:table-cell table:style-name="Table17.A2" office:value-type="string">
            <text:p text:style-name="P614">optional</text:p>
          </table:table-cell>
          <table:table-cell table:style-name="Table17.C2" office:value-type="string">
            <text:p text:style-name="P620"><text:span text:style-name="T125">Indicates w</text:span>hether to list records from lowest to highest (asc) or highest to lowest (desc). Default value is <text:span text:style-name="T127">’desc’.</text:span></text:p>
          </table:table-cell>
        </table:table-row>
      </table:table>
      <text:p text:style-name="P255"/>
      <text:p text:style-name="P291">Permissions</text:p>
      <text:p text:style-name="P235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446">Role</text:p>
          </table:table-cell>
          <table:table-cell table:style-name="Table18.A1" office:value-type="string">
            <text:p text:style-name="P436">Allowed Methods</text:p>
          </table:table-cell>
          <table:table-cell table:style-name="Table18.C1" office:value-type="string">
            <text:p text:style-name="P436">Restrictions</text:p>
          </table:table-cell>
        </table:table-row>
        <table:table-row>
          <table:table-cell table:style-name="Table18.A2" office:value-type="string">
            <text:p text:style-name="P466">root</text:p>
          </table:table-cell>
          <table:table-cell table:style-name="Table18.A2" table:number-rows-spanned="2" office:value-type="string">
            <text:p text:style-name="P475">GET</text:p>
          </table:table-cell>
          <table:table-cell table:style-name="Table18.C2" table:number-rows-spanned="2" office:value-type="string">
            <text:p text:style-name="P484">Can retrieve a <text:span text:style-name="T112">list of queries for any profiled endpoint. </text:span></text:p>
          </table:table-cell>
        </table:table-row>
        <table:table-row>
          <table:table-cell table:style-name="Table18.A2" office:value-type="string">
            <text:p text:style-name="P494">master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503">consumer</text:p>
          </table:table-cell>
          <table:table-cell table:style-name="Table18.A2" office:value-type="string">
            <text:p text:style-name="P378">GET</text:p>
          </table:table-cell>
          <table:table-cell table:style-name="Table18.C2" office:value-type="string">
            <text:p text:style-name="P378">Can retrieve a list of <text:span text:style-name="T145">queries only for endpoints exposed by</text:span> APIs of which the requesting user is an administrator.</text:p>
          </table:table-cell>
        </table:table-row>
      </table:table>
      <text:p text:style-name="P265"/>
      <text:p text:style-name="P168">Response Errors</text:p>
      <text:p text:style-name="P168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456">Error</text:p>
          </table:table-cell>
          <table:table-cell table:style-name="Table19.A1" office:value-type="string">
            <text:p text:style-name="P456">Reason</text:p>
          </table:table-cell>
          <table:table-cell table:style-name="Table19.C1" office:value-type="string">
            <text:p text:style-name="P426">Description</text:p>
          </table:table-cell>
        </table:table-row>
        <table:table-row>
          <table:table-cell table:style-name="Table19.A2" office:value-type="string">
            <text:p text:style-name="P514">400</text:p>
          </table:table-cell>
          <table:table-cell table:style-name="Table19.A2" office:value-type="string">
            <text:p text:style-name="P514">Bad Request</text:p>
          </table:table-cell>
          <table:table-cell table:style-name="Table19.C2" office:value-type="string">
            <text:p text:style-name="P525"><text:span text:style-name="T129">One or more query parameters are invalid</text:span>.</text:p>
          </table:table-cell>
        </table:table-row>
        <table:table-row>
          <table:table-cell table:style-name="Table19.A2" office:value-type="string">
            <text:p text:style-name="P514">401</text:p>
          </table:table-cell>
          <table:table-cell table:style-name="Table19.A2" office:value-type="string">
            <text:p text:style-name="P514">Unauthorized</text:p>
          </table:table-cell>
          <table:table-cell table:style-name="Table19.C2" office:value-type="string">
            <text:p text:style-name="P525">The 'Authori<text:span text:style-name="T77">z</text:span>ation' header is missing and must be supplied.</text:p>
          </table:table-cell>
        </table:table-row>
        <table:table-row>
          <table:table-cell table:style-name="Table19.A2" office:value-type="string">
            <text:p text:style-name="P514">403</text:p>
          </table:table-cell>
          <table:table-cell table:style-name="Table19.A2" office:value-type="string">
            <text:p text:style-name="P514">Forbidden</text:p>
          </table:table-cell>
          <table:table-cell table:style-name="Table19.C2" office:value-type="string">
            <text:p text:style-name="P536">The request authorisation did not include authorised credentials <text:span text:style-name="T120">or the requesting user does not have read access to the collection</text:span>.</text:p>
          </table:table-cell>
        </table:table-row>
        <table:table-row>
          <table:table-cell table:style-name="Table19.A2" office:value-type="string">
            <text:p text:style-name="P546">405</text:p>
          </table:table-cell>
          <table:table-cell table:style-name="Table19.A2" office:value-type="string">
            <text:p text:style-name="P546">Method Not Allowed</text:p>
          </table:table-cell>
          <table:table-cell table:style-name="Table19.C2" office:value-type="string">
            <text:p text:style-name="P557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19.A2" office:value-type="string">
            <text:p text:style-name="P567">406</text:p>
          </table:table-cell>
          <table:table-cell table:style-name="Table19.A2" office:value-type="string">
            <text:p text:style-name="P567">Not Acceptable</text:p>
          </table:table-cell>
          <table:table-cell table:style-name="Table19.C2" office:value-type="string">
            <text:p text:style-name="P577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182"/>
      <text:p text:style-name="P402"><text:span text:style-name="T10">Example</text:span><text:span text:style-name="T11">s</text:span></text:p>
      <text:p text:style-name="P182"/>
      <text:p text:style-name="P305">GET /<text:span text:style-name="T113">apis/58493045684/endpoints/1345363632/queries</text:span></text:p>
      <text:p text:style-name="P40"/>
      <text:p text:style-name="P322">Response Body:</text:p>
      <text:p text:style-name="P322"/>
      <text:p text:style-name="P19">{</text:p>
      <text:p text:style-name="P5"><text:span text:style-name="T61"><text:tab/>“</text:span><text:span text:style-name="T62">self”:“</text:span><text:a xlink:type="simple" xlink:href="https://api.doga.gov/1.0/templates" text:style-name="Internet_20_link" text:visited-style-name="Visited_20_Internet_20_Link"><text:span text:style-name="T61">http://</text:span></text:a><text:a xlink:type="simple" xlink:href="https://api.doga.gov/1.0/templates" text:style-name="Internet_20_link" text:visited-style-name="Visited_20_Internet_20_Link"><text:span text:style-name="T64">analytics</text:span></text:a><text:a xlink:type="simple" xlink:href="https://api.doga.gov/1.0/templates" text:style-name="Internet_20_link" text:visited-style-name="Visited_20_Internet_20_Link"><text:span text:style-name="T61">.mywadapi.co</text:span></text:a><text:a xlink:type="simple" xlink:href="https://api.doga.gov/1.0/templates" text:style-name="Internet_20_link" text:visited-style-name="Visited_20_Internet_20_Link"><text:span text:style-name="T65">m/api</text:span></text:a><text:a xlink:type="simple" xlink:href="https://api.doga.gov/1.0/templates" text:style-name="Internet_20_link" text:visited-style-name="Visited_20_Internet_20_Link"><text:span text:style-name="T66">s/58493045684/</text:span></text:a><text:a xlink:type="simple" xlink:href="https://api.doga.gov/1.0/templates" text:style-name="Internet_20_link" text:visited-style-name="Visited_20_Internet_20_Link"><text:span text:style-name="T68">endpoints/1345363632/</text:span></text:a><text:a xlink:type="simple" xlink:href="https://api.doga.gov/1.0/templates" text:style-name="Internet_20_link" text:visited-style-name="Visited_20_Internet_20_Link"><text:span text:style-name="T69">querie</text:span></text:a><text:a xlink:type="simple" xlink:href="https://api.doga.gov/1.0/templates" text:style-name="Internet_20_link" text:visited-style-name="Visited_20_Internet_20_Link"><text:span text:style-name="T65">s</text:span></text:a><text:span text:style-name="T63">”</text:span><text:span text:style-name="T61">,</text:span></text:p>
      <text:p text:style-name="P330"><text:span text:style-name="T1"><text:tab/>“</text:span><text:span text:style-name="T2">total”: </text:span><text:span text:style-name="T6">23</text:span><text:span text:style-name="T2">,</text:span></text:p>
      <text:p text:style-name="P133"><text:span text:style-name="T79"><text:tab/>“</text:span><text:span text:style-name="T90">queries</text:span><text:span text:style-name="T81">”:</text:span><text:span text:style-name="T80">[</text:span></text:p>
      <text:p text:style-name="P19"><text:tab/><text:tab/>{</text:p>
      <text:p text:style-name="P362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39">5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9">5</text:span></text:a><text:span text:style-name="T15">”</text:span><text:span text:style-name="T12">,</text:span></text:p>
      <text:p text:style-name="P54"><text:tab/><text:tab/><text:tab/>“<text:span text:style-name="T145">query”:”SELECT * FROM ticketing_Setting WHERE id = 1252536470”,</text:span></text:p>
      <text:p text:style-name="P73"><text:tab/><text:tab/><text:tab/>“<text:span text:style-name="T145">request-executions</text:span>”:”<text:span text:style-name="T145">3</text:span>”,</text:p>
      <text:p text:style-name="P73"><text:tab/><text:tab/><text:tab/>“<text:span text:style-name="T148">query-runtime</text:span>”:”<text:span text:style-name="T141">0.0037</text:span>”</text:p>
      <text:p text:style-name="P99"><text:tab/><text:tab/>},</text:p>
      <text:p text:style-name="P19"><text:tab/><text:tab/>{</text:p>
      <text:p text:style-name="P362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</text:span></text:a><text:a xlink:type="simple" xlink:href="http://api.myticketting.com/1.0/settings" text:style-name="Internet_20_link" text:visited-style-name="Visited_20_Internet_20_Link"><text:span text:style-name="T33">s/</text:span></text:a><text:a xlink:type="simple" xlink:href="http://api.myticketting.com/1.0/settings" text:style-name="Internet_20_link" text:visited-style-name="Visited_20_Internet_20_Link"><text:span text:style-name="T39">1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9">8</text:span></text:a><text:span text:style-name="T15">”</text:span><text:span text:style-name="T12">,</text:span></text:p>
      <text:p text:style-name="P54"><text:tab/><text:tab/><text:tab/>“<text:span text:style-name="T141">class”:”SHOW TABLES”,</text:span></text:p>
      <text:p text:style-name="P76"><text:tab/><text:tab/><text:tab/>“<text:span text:style-name="T141">request-executions</text:span>”:”<text:span text:style-name="T145">1</text:span>”,</text:p>
      <text:p text:style-name="P80"><text:tab/><text:tab/><text:tab/>“<text:span text:style-name="T148">query-runtime</text:span>”:”<text:span text:style-name="T141">0.00126</text:span>”</text:p>
      <text:p text:style-name="P99"><text:tab/><text:tab/>},</text:p>
      <text:p text:style-name="P99"><text:tab/><text:tab/>.</text:p>
      <text:p text:style-name="P99"><text:tab/><text:tab/>.</text:p>
      <text:p text:style-name="P99"><text:tab/><text:span text:style-name="T121">]</text:span></text:p>
      <text:p text:style-name="P112">}</text:p>
      <text:p text:style-name="P182"/>
      <text:p text:style-name="P306">GET /<text:span text:style-name="T113">apis/58493045684/endpoints/1345363632/queries?sort=runtime&amp;order=desc</text:span></text:p>
      <text:p text:style-name="P40"/>
      <text:p text:style-name="P322">Response Body:</text:p>
      <text:p text:style-name="P322"/>
      <text:p text:style-name="P19">{</text:p>
      <text:p text:style-name="P5"><text:span text:style-name="T61"><text:tab/>“</text:span><text:span text:style-name="T62">self”:“</text:span><text:a xlink:type="simple" xlink:href="https://api.doga.gov/1.0/templates" text:style-name="Internet_20_link" text:visited-style-name="Visited_20_Internet_20_Link"><text:span text:style-name="T61">http://</text:span></text:a><text:a xlink:type="simple" xlink:href="https://api.doga.gov/1.0/templates" text:style-name="Internet_20_link" text:visited-style-name="Visited_20_Internet_20_Link"><text:span text:style-name="T64">analytics</text:span></text:a><text:a xlink:type="simple" xlink:href="https://api.doga.gov/1.0/templates" text:style-name="Internet_20_link" text:visited-style-name="Visited_20_Internet_20_Link"><text:span text:style-name="T61">.mywadapi.co</text:span></text:a><text:a xlink:type="simple" xlink:href="https://api.doga.gov/1.0/templates" text:style-name="Internet_20_link" text:visited-style-name="Visited_20_Internet_20_Link"><text:span text:style-name="T65">m/api</text:span></text:a><text:a xlink:type="simple" xlink:href="https://api.doga.gov/1.0/templates" text:style-name="Internet_20_link" text:visited-style-name="Visited_20_Internet_20_Link"><text:span text:style-name="T66">s/58493045684/</text:span></text:a><text:a xlink:type="simple" xlink:href="https://api.doga.gov/1.0/templates" text:style-name="Internet_20_link" text:visited-style-name="Visited_20_Internet_20_Link"><text:span text:style-name="T68">endpoints/1345363632/</text:span></text:a><text:a xlink:type="simple" xlink:href="https://api.doga.gov/1.0/templates" text:style-name="Internet_20_link" text:visited-style-name="Visited_20_Internet_20_Link"><text:span text:style-name="T70">querie</text:span></text:a><text:a xlink:type="simple" xlink:href="https://api.doga.gov/1.0/templates" text:style-name="Internet_20_link" text:visited-style-name="Visited_20_Internet_20_Link"><text:span text:style-name="T65">s</text:span></text:a><text:span text:style-name="T63">”</text:span><text:span text:style-name="T61">,</text:span></text:p>
      <text:p text:style-name="P330"><text:span text:style-name="T1"><text:tab/>“</text:span><text:span text:style-name="T2">total”: </text:span><text:span text:style-name="T7">23</text:span><text:span text:style-name="T2">,</text:span></text:p>
      <text:p text:style-name="P134"><text:span text:style-name="T79"><text:tab/>“</text:span><text:span text:style-name="T89">objects</text:span><text:span text:style-name="T81">”:</text:span><text:span text:style-name="T80">[</text:span></text:p>
      <text:p text:style-name="P20"><text:tab/><text:tab/>{</text:p>
      <text:p text:style-name="P36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40">7</text:span></text:a><text:a xlink:type="simple" xlink:href="http://api.myticketting.com/1.0/settings" text:style-name="Internet_20_link" text:visited-style-name="Visited_20_Internet_20_Link"><text:span text:style-name="T33">.</text:span></text:a><text:span text:style-name="T40">9</text:span><text:span text:style-name="T15">”</text:span><text:span text:style-name="T12">,</text:span></text:p>
      <text:p text:style-name="P55"><text:tab/><text:tab/><text:tab/>“<text:span text:style-name="T145">query”:”SELECT * FROM ticketing_Address WHERE id IN (?,?,?,?,?,?)”,</text:span></text:p>
      <text:p text:style-name="P74"><text:tab/><text:tab/><text:tab/>“<text:span text:style-name="T145">request-executions</text:span>”:”<text:span text:style-name="T146">10</text:span>”,</text:p>
      <text:p text:style-name="P80"><text:tab/><text:tab/><text:tab/>“<text:span text:style-name="T148">query-runtime</text:span>”:”<text:span text:style-name="T141">0.0027</text:span>”</text:p>
      <text:p text:style-name="P55"><text:tab/><text:tab/>},</text:p>
      <text:p text:style-name="P20"><text:tab/><text:tab/>{</text:p>
      <text:p text:style-name="P36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39">5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9">5</text:span></text:a><text:span text:style-name="T15">”</text:span><text:span text:style-name="T12">,</text:span></text:p>
      <text:p text:style-name="P55"><text:tab/><text:tab/><text:tab/>“<text:span text:style-name="T145">query”:”SELECT * FROM ticketing_Setting WHERE id = 1252536470”,</text:span></text:p>
      <text:p text:style-name="P74"><text:tab/><text:tab/><text:tab/>“<text:span text:style-name="T145">request-executions</text:span>”:”<text:span text:style-name="T145">3</text:span>”,</text:p>
      <text:p text:style-name="P80"><text:tab/><text:tab/><text:tab/>“<text:span text:style-name="T148">query-runtime</text:span>”:”<text:span text:style-name="T141">0.0037</text:span>”</text:p>
      <text:p text:style-name="P55"><text:tab/><text:tab/>},</text:p>
      <text:p text:style-name="P99"><text:tab/><text:tab/>.</text:p>
      <text:p text:style-name="P99"><text:tab/><text:tab/>.</text:p>
      <text:p text:style-name="P99"><text:tab/><text:span text:style-name="T121">]</text:span></text:p>
      <text:p text:style-name="P112">}</text:p>
      <text:p text:style-name="P396">/<text:span text:style-name="T111">apis/{api_id}/endpoints/{endpoint_id}/queries/{query_id}</text:span></text:p>
      <text:p text:style-name="P198"/>
      <text:p text:style-name="P283">A <text:span text:style-name="T144">resource representing a query executed when the specified endpoint is requested.</text:span></text:p>
      <text:p text:style-name="P225"/>
      <text:p text:style-name="P148">URL</text:p>
      <text:p text:style-name="P148"/>
      <text:p text:style-name="P346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41">querie</text:span></text:a><text:a xlink:type="simple" xlink:href="https://api.doga.gov/1.0/cases/" text:style-name="Internet_20_link" text:visited-style-name="Visited_20_Internet_20_Link"><text:span text:style-name="T35">s/</text:span></text:a><text:a xlink:type="simple" xlink:href="https://api.doga.gov/1.0/cases/" text:style-name="Internet_20_link" text:visited-style-name="Visited_20_Internet_20_Link"><text:span text:style-name="T37">{</text:span></text:a><text:a xlink:type="simple" xlink:href="https://api.doga.gov/1.0/cases/" text:style-name="Internet_20_link" text:visited-style-name="Visited_20_Internet_20_Link"><text:span text:style-name="T41">query</text:span></text:a><text:a xlink:type="simple" xlink:href="https://api.doga.gov/1.0/cases/" text:style-name="Internet_20_link" text:visited-style-name="Visited_20_Internet_20_Link"><text:span text:style-name="T37">_id}</text:span></text:a></text:p>
      <text:p text:style-name="P225"/>
      <text:p text:style-name="P148">Supported Request <text:span text:style-name="T106">M</text:span>ethods</text:p>
      <text:p text:style-name="P235"/>
      <text:p text:style-name="P225">GET – <text:span text:style-name="T107">Returns the profiling data of the specified executed query.</text:span></text:p>
      <text:p text:style-name="P225"/>
      <text:p text:style-name="P158">Supported Request Formats</text:p>
      <text:p text:style-name="P158"/>
      <text:p text:style-name="P245">json</text:p>
      <text:p text:style-name="P245"/>
      <text:p text:style-name="P158">Authentication</text:p>
      <text:p text:style-name="P158"/>
      <text:p text:style-name="P255">Basic</text:p>
      <text:p text:style-name="P255"/>
      <text:p text:style-name="P291">Permissions</text:p>
      <text:p text:style-name="P235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46">Role</text:p>
          </table:table-cell>
          <table:table-cell table:style-name="Table20.A1" office:value-type="string">
            <text:p text:style-name="P436">Allowed Methods</text:p>
          </table:table-cell>
          <table:table-cell table:style-name="Table20.C1" office:value-type="string">
            <text:p text:style-name="P436">Restrictions</text:p>
          </table:table-cell>
        </table:table-row>
        <table:table-row>
          <table:table-cell table:style-name="Table20.A2" office:value-type="string">
            <text:p text:style-name="P466">root</text:p>
          </table:table-cell>
          <table:table-cell table:style-name="Table20.A2" table:number-rows-spanned="2" office:value-type="string">
            <text:p text:style-name="P586">GET</text:p>
          </table:table-cell>
          <table:table-cell table:style-name="Table20.C2" table:number-rows-spanned="2" office:value-type="string">
            <text:p text:style-name="P484">Can retrieve <text:span text:style-name="T134">the profiling data of queries executed for any profiled endpoints. </text:span></text:p>
          </table:table-cell>
        </table:table-row>
        <table:table-row>
          <table:table-cell table:style-name="Table20.A2" office:value-type="string">
            <text:p text:style-name="P494">maste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592">c<text:span text:style-name="T110">onsumer</text:span></text:p>
          </table:table-cell>
          <table:table-cell table:style-name="Table20.A2" office:value-type="string">
            <text:p text:style-name="P386">GET</text:p>
          </table:table-cell>
          <table:table-cell table:style-name="Table20.C2" office:value-type="string">
            <text:p text:style-name="P378">Can retrieve <text:span text:style-name="T134">the profiling data of queries executed for endpoints exposed by</text:span> APIs of which the requesting user is an administrator.</text:p>
          </table:table-cell>
        </table:table-row>
      </table:table>
      <text:p text:style-name="P265"/>
      <text:p text:style-name="P168">Response Errors</text:p>
      <text:p text:style-name="P168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456">Error</text:p>
          </table:table-cell>
          <table:table-cell table:style-name="Table21.A1" office:value-type="string">
            <text:p text:style-name="P456">Reason</text:p>
          </table:table-cell>
          <table:table-cell table:style-name="Table21.C1" office:value-type="string">
            <text:p text:style-name="P426">Description</text:p>
          </table:table-cell>
        </table:table-row>
        <table:table-row>
          <table:table-cell table:style-name="Table21.A2" office:value-type="string">
            <text:p text:style-name="P514">401</text:p>
          </table:table-cell>
          <table:table-cell table:style-name="Table21.A2" office:value-type="string">
            <text:p text:style-name="P514">Unauthorized</text:p>
          </table:table-cell>
          <table:table-cell table:style-name="Table21.C2" office:value-type="string">
            <text:p text:style-name="P525">The 'Authori<text:span text:style-name="T77">z</text:span>ation' header is missing and must be supplied.</text:p>
          </table:table-cell>
        </table:table-row>
        <table:table-row>
          <table:table-cell table:style-name="Table21.A2" office:value-type="string">
            <text:p text:style-name="P514">403</text:p>
          </table:table-cell>
          <table:table-cell table:style-name="Table21.A2" office:value-type="string">
            <text:p text:style-name="P514">Forbidden</text:p>
          </table:table-cell>
          <table:table-cell table:style-name="Table21.C2" office:value-type="string">
            <text:p text:style-name="P536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21.A2" office:value-type="string">
            <text:p text:style-name="P546">405</text:p>
          </table:table-cell>
          <table:table-cell table:style-name="Table21.A2" office:value-type="string">
            <text:p text:style-name="P546">Method Not Allowed</text:p>
          </table:table-cell>
          <table:table-cell table:style-name="Table21.C2" office:value-type="string">
            <text:p text:style-name="P557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21.A2" office:value-type="string">
            <text:p text:style-name="P567">406</text:p>
          </table:table-cell>
          <table:table-cell table:style-name="Table21.A2" office:value-type="string">
            <text:p text:style-name="P567">Not Acceptable</text:p>
          </table:table-cell>
          <table:table-cell table:style-name="Table21.C2" office:value-type="string">
            <text:p text:style-name="P577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273"/>
      <text:p text:style-name="P182"/>
      <text:p text:style-name="P408"><text:span text:style-name="T10">Example</text:span><text:span text:style-name="T11">s</text:span></text:p>
      <text:p text:style-name="P182"/>
      <text:p text:style-name="P189"><text:span text:style-name="T97">GET /</text:span><text:span text:style-name="T98">apis/58493045684/</text:span><text:span text:style-name="T99">endpoints/1345363632/</text:span><text:span text:style-name="T102">queries</text:span><text:span text:style-name="T100">/</text:span><text:span text:style-name="T102">78243536479</text:span></text:p>
      <text:p text:style-name="P40"/>
      <text:p text:style-name="P322">Response Body:</text:p>
      <text:p text:style-name="P99"/>
      <text:p text:style-name="P19">{</text:p>
      <text:p text:style-name="P362"><text:span text:style-name="T12"><text:tab/>“</text:span><text:span text:style-name="T14">self</text:span><text:span text:style-name="T12">”:<text:tab/></text:span><text:span text:style-name="T15">”</text:span><text:a xlink:type="simple" xlink:href="https://analytics.mywadapi.com/apis/5.4/endpoints/1.2/oq" text:style-name="Internet_20_link" text:visited-style-name="Visited_20_Internet_20_Link"><text:span text:style-name="T15">http</text:span></text:a><text:a xlink:type="simple" xlink:href="https://analytics.mywadapi.com/apis/5.4/endpoints/1.2/oq" text:style-name="Internet_20_link" text:visited-style-name="Visited_20_Internet_20_Link"><text:span text:style-name="T19">s</text:span></text:a><text:a xlink:type="simple" xlink:href="https://analytics.mywadapi.com/apis/5.4/endpoints/1.2/oq" text:style-name="Internet_20_link" text:visited-style-name="Visited_20_Internet_20_Link"><text:span text:style-name="T15">://</text:span></text:a><text:a xlink:type="simple" xlink:href="https://analytics.mywadapi.com/apis/5.4/endpoints/1.2/oq" text:style-name="Internet_20_link" text:visited-style-name="Visited_20_Internet_20_Link"><text:span text:style-name="T18">analytics</text:span></text:a><text:a xlink:type="simple" xlink:href="https://analytics.mywadapi.com/apis/5.4/endpoints/1.2/oq" text:style-name="Internet_20_link" text:visited-style-name="Visited_20_Internet_20_Link"><text:span text:style-name="T15">.mywadapi.co</text:span></text:a><text:a xlink:type="simple" xlink:href="https://analytics.mywadapi.com/apis/5.4/endpoints/1.2/oq" text:style-name="Internet_20_link" text:visited-style-name="Visited_20_Internet_20_Link"><text:span text:style-name="T18">m/ap</text:span></text:a><text:a xlink:type="simple" xlink:href="https://analytics.mywadapi.com/apis/5.4/endpoints/1.2/oq" text:style-name="Internet_20_link" text:visited-style-name="Visited_20_Internet_20_Link"><text:span text:style-name="T21">is/5.</text:span></text:a><text:a xlink:type="simple" xlink:href="https://analytics.mywadapi.com/apis/5.4/endpoints/1.2/oq" text:style-name="Internet_20_link" text:visited-style-name="Visited_20_Internet_20_Link"><text:span text:style-name="T23">4/endpoint</text:span></text:a><text:a xlink:type="simple" xlink:href="https://analytics.mywadapi.com/apis/5.4/endpoints/1.2/oq" text:style-name="Internet_20_link" text:visited-style-name="Visited_20_Internet_20_Link"><text:span text:style-name="T24">s/1.</text:span></text:a><text:a xlink:type="simple" xlink:href="https://analytics.mywadapi.com/apis/5.4/endpoints/1.2/oq" text:style-name="Internet_20_link" text:visited-style-name="Visited_20_Internet_20_Link"><text:span text:style-name="T32">2/</text:span></text:a><text:a xlink:type="simple" xlink:href="https://analytics.mywadapi.com/apis/5.4/endpoints/1.2/oq" text:style-name="Internet_20_link" text:visited-style-name="Visited_20_Internet_20_Link"><text:span text:style-name="T42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42">78243536479</text:span></text:a><text:span text:style-name="T15">”</text:span><text:span text:style-name="T12">,</text:span></text:p>
      <text:p text:style-name="P56"><text:tab/>“<text:span text:style-name="T145">query”:”SELECT * FROM ticketing_Address WHERE id IN (?,?,?,?,?,?)”,</text:span></text:p>
      <text:p text:style-name="P75"><text:tab/>“<text:span text:style-name="T145">request-executions</text:span>”:”<text:span text:style-name="T146">10</text:span>”,</text:p>
      <text:p text:style-name="P80"><text:tab/>“<text:span text:style-name="T148">query-runtime</text:span>”:”<text:span text:style-name="T141">0.0027</text:span>”</text:p>
      <text:p text:style-name="P99">}</text:p>
      <text:p text:style-name="P397">/<text:span text:style-name="T111">apis/{api_id}/endpoints/{endpoint_id}/calls</text:span></text:p>
      <text:p text:style-name="P207"/>
      <text:p text:style-name="P284">A collection of <text:span text:style-name="T139">the external API calls made each time the specified endpoint is requested.</text:span></text:p>
      <text:p text:style-name="P216"/>
      <text:p text:style-name="P149">URL</text:p>
      <text:p text:style-name="P149"/>
      <text:p text:style-name="P347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</text:span></text:a><text:a xlink:type="simple" xlink:href="https://api.doga.gov/1.0/cases/" text:style-name="Internet_20_link" text:visited-style-name="Visited_20_Internet_20_Link"><text:span text:style-name="T43">calls</text:span></text:a></text:p>
      <text:p text:style-name="P226"/>
      <text:p text:style-name="P149">Supported Request <text:span text:style-name="T106">M</text:span>ethods</text:p>
      <text:p text:style-name="P236"/>
      <text:p text:style-name="P226">GET – <text:span text:style-name="T112">Return a list of the API calls made when the specified endpoint is requested.</text:span></text:p>
      <text:p text:style-name="P226"/>
      <text:p text:style-name="P159">Supported Request Formats</text:p>
      <text:p text:style-name="P159"/>
      <text:p text:style-name="P246">json</text:p>
      <text:p text:style-name="P246"/>
      <text:p text:style-name="P159">Authentication</text:p>
      <text:p text:style-name="P159"/>
      <text:p text:style-name="P256">Basic</text:p>
      <text:p text:style-name="P204"/>
      <text:p text:style-name="P204">Query Parameters (GET)</text:p>
      <text:p text:style-name="P204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427">Name</text:p>
          </table:table-cell>
          <table:table-cell table:style-name="Table22.A1" office:value-type="string">
            <text:p text:style-name="P416">Inclusion</text:p>
          </table:table-cell>
          <table:table-cell table:style-name="Table22.C1" office:value-type="string">
            <text:p text:style-name="P427">Description</text:p>
          </table:table-cell>
        </table:table-row>
        <table:table-row>
          <table:table-cell table:style-name="Table22.A2" office:value-type="string">
            <text:p text:style-name="P607">sort</text:p>
          </table:table-cell>
          <table:table-cell table:style-name="Table22.A2" office:value-type="string">
            <text:p text:style-name="P600">optional</text:p>
          </table:table-cell>
          <table:table-cell table:style-name="Table22.C2" office:value-type="string">
            <text:p text:style-name="P607">The order in which to present returned records. Valid options <text:span text:style-name="T124">are:</text:span> ‘<text:span text:style-name="T149">calls’ and ‘roundtrip’</text:span>.</text:p>
          </table:table-cell>
        </table:table-row>
        <table:table-row>
          <table:table-cell table:style-name="Table22.A2" office:value-type="string">
            <text:p text:style-name="P621">order</text:p>
          </table:table-cell>
          <table:table-cell table:style-name="Table22.A2" office:value-type="string">
            <text:p text:style-name="P615">optional</text:p>
          </table:table-cell>
          <table:table-cell table:style-name="Table22.C2" office:value-type="string">
            <text:p text:style-name="P621"><text:span text:style-name="T125">Indicates w</text:span>hether to list records from lowest to highest (asc) or highest to lowest (desc). Default value is <text:span text:style-name="T127">’desc’.</text:span></text:p>
          </table:table-cell>
        </table:table-row>
      </table:table>
      <text:p text:style-name="P256"/>
      <text:p text:style-name="P294">Permissions</text:p>
      <text:p text:style-name="P23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47">Role</text:p>
          </table:table-cell>
          <table:table-cell table:style-name="Table23.A1" office:value-type="string">
            <text:p text:style-name="P437">Allowed Methods</text:p>
          </table:table-cell>
          <table:table-cell table:style-name="Table23.C1" office:value-type="string">
            <text:p text:style-name="P437">Restrictions</text:p>
          </table:table-cell>
        </table:table-row>
        <table:table-row>
          <table:table-cell table:style-name="Table23.A2" office:value-type="string">
            <text:p text:style-name="P467">root</text:p>
          </table:table-cell>
          <table:table-cell table:style-name="Table23.A2" table:number-rows-spanned="2" office:value-type="string">
            <text:p text:style-name="P476">GET</text:p>
          </table:table-cell>
          <table:table-cell table:style-name="Table23.C2" table:number-rows-spanned="2" office:value-type="string">
            <text:p text:style-name="P485">Can retrieve a <text:span text:style-name="T112">list of calls for any profiled endpoint. </text:span></text:p>
          </table:table-cell>
        </table:table-row>
        <table:table-row>
          <table:table-cell table:style-name="Table23.A2" office:value-type="string">
            <text:p text:style-name="P495">master</text:p>
          </table:table-cell>
          <table:covered-table-cell/>
          <table:covered-table-cell/>
        </table:table-row>
        <table:table-row>
          <table:table-cell table:style-name="Table23.A2" office:value-type="string">
            <text:p text:style-name="P504">consumer</text:p>
          </table:table-cell>
          <table:table-cell table:style-name="Table23.A2" office:value-type="string">
            <text:p text:style-name="P379">GET</text:p>
          </table:table-cell>
          <table:table-cell table:style-name="Table23.C2" office:value-type="string">
            <text:p text:style-name="P379">Can retrieve a list of <text:span text:style-name="T149">calls only for endpoints exposed by</text:span> APIs of which the requesting user is an administrator.</text:p>
          </table:table-cell>
        </table:table-row>
      </table:table>
      <text:p text:style-name="P266"/>
      <text:p text:style-name="P169">Response Errors</text:p>
      <text:p text:style-name="P169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57">Error</text:p>
          </table:table-cell>
          <table:table-cell table:style-name="Table24.A1" office:value-type="string">
            <text:p text:style-name="P457">Reason</text:p>
          </table:table-cell>
          <table:table-cell table:style-name="Table24.C1" office:value-type="string">
            <text:p text:style-name="P427">Description</text:p>
          </table:table-cell>
        </table:table-row>
        <table:table-row>
          <table:table-cell table:style-name="Table24.A2" office:value-type="string">
            <text:p text:style-name="P515">400</text:p>
          </table:table-cell>
          <table:table-cell table:style-name="Table24.A2" office:value-type="string">
            <text:p text:style-name="P515">Bad Request</text:p>
          </table:table-cell>
          <table:table-cell table:style-name="Table24.C2" office:value-type="string">
            <text:p text:style-name="P526"><text:span text:style-name="T129">One or more query parameters are invalid</text:span>.</text:p>
          </table:table-cell>
        </table:table-row>
        <table:table-row>
          <table:table-cell table:style-name="Table24.A2" office:value-type="string">
            <text:p text:style-name="P515">401</text:p>
          </table:table-cell>
          <table:table-cell table:style-name="Table24.A2" office:value-type="string">
            <text:p text:style-name="P515">Unauthorized</text:p>
          </table:table-cell>
          <table:table-cell table:style-name="Table24.C2" office:value-type="string">
            <text:p text:style-name="P526">The 'Authori<text:span text:style-name="T77">z</text:span>ation' header is missing and must be supplied.</text:p>
          </table:table-cell>
        </table:table-row>
        <table:table-row>
          <table:table-cell table:style-name="Table24.A2" office:value-type="string">
            <text:p text:style-name="P515">403</text:p>
          </table:table-cell>
          <table:table-cell table:style-name="Table24.A2" office:value-type="string">
            <text:p text:style-name="P515">Forbidden</text:p>
          </table:table-cell>
          <table:table-cell table:style-name="Table24.C2" office:value-type="string">
            <text:p text:style-name="P537">The request authorisation did not include authorised credentials <text:span text:style-name="T120">or the requesting user does not have read access to the collection</text:span>.</text:p>
          </table:table-cell>
        </table:table-row>
        <table:table-row>
          <table:table-cell table:style-name="Table24.A2" office:value-type="string">
            <text:p text:style-name="P547">405</text:p>
          </table:table-cell>
          <table:table-cell table:style-name="Table24.A2" office:value-type="string">
            <text:p text:style-name="P547">Method Not Allowed</text:p>
          </table:table-cell>
          <table:table-cell table:style-name="Table24.C2" office:value-type="string">
            <text:p text:style-name="P558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24.A2" office:value-type="string">
            <text:p text:style-name="P568">406</text:p>
          </table:table-cell>
          <table:table-cell table:style-name="Table24.A2" office:value-type="string">
            <text:p text:style-name="P568">Not Acceptable</text:p>
          </table:table-cell>
          <table:table-cell table:style-name="Table24.C2" office:value-type="string">
            <text:p text:style-name="P578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183"/>
      <text:p text:style-name="P403"><text:span text:style-name="T10">Example</text:span><text:span text:style-name="T11">s</text:span></text:p>
      <text:p text:style-name="P183"/>
      <text:p text:style-name="P307">GET /<text:span text:style-name="T113">apis/58493045684/endpoints/1345363632/calls</text:span></text:p>
      <text:p text:style-name="P41"/>
      <text:p text:style-name="P323">Response Body:</text:p>
      <text:p text:style-name="P323"/>
      <text:p text:style-name="P25">{</text:p>
      <text:p text:style-name="P6"><text:span text:style-name="T61"><text:tab/>“</text:span><text:span text:style-name="T62">self”:“</text:span><text:a xlink:type="simple" xlink:href="https://api.doga.gov/1.0/templates" text:style-name="Internet_20_link" text:visited-style-name="Visited_20_Internet_20_Link"><text:span text:style-name="T61">http://</text:span></text:a><text:a xlink:type="simple" xlink:href="https://api.doga.gov/1.0/templates" text:style-name="Internet_20_link" text:visited-style-name="Visited_20_Internet_20_Link"><text:span text:style-name="T64">analytics</text:span></text:a><text:a xlink:type="simple" xlink:href="https://api.doga.gov/1.0/templates" text:style-name="Internet_20_link" text:visited-style-name="Visited_20_Internet_20_Link"><text:span text:style-name="T61">.mywadapi.co</text:span></text:a><text:a xlink:type="simple" xlink:href="https://api.doga.gov/1.0/templates" text:style-name="Internet_20_link" text:visited-style-name="Visited_20_Internet_20_Link"><text:span text:style-name="T65">m/api</text:span></text:a><text:a xlink:type="simple" xlink:href="https://api.doga.gov/1.0/templates" text:style-name="Internet_20_link" text:visited-style-name="Visited_20_Internet_20_Link"><text:span text:style-name="T66">s/58493045684/</text:span></text:a><text:a xlink:type="simple" xlink:href="https://api.doga.gov/1.0/templates" text:style-name="Internet_20_link" text:visited-style-name="Visited_20_Internet_20_Link"><text:span text:style-name="T68">endpoints/1345363632/</text:span></text:a><text:a xlink:type="simple" xlink:href="https://api.doga.gov/1.0/templates" text:style-name="Internet_20_link" text:visited-style-name="Visited_20_Internet_20_Link"><text:span text:style-name="T71">calls</text:span></text:a><text:span text:style-name="T63">”</text:span><text:span text:style-name="T61">,</text:span></text:p>
      <text:p text:style-name="P331"><text:span text:style-name="T1"><text:tab/>“</text:span><text:span text:style-name="T2">total”: </text:span><text:span text:style-name="T6">2</text:span><text:span text:style-name="T2">,</text:span></text:p>
      <text:p text:style-name="P135"><text:span text:style-name="T79"><text:tab/>“</text:span><text:span text:style-name="T91">calls</text:span><text:span text:style-name="T81">”:</text:span><text:span text:style-name="T80">[</text:span></text:p>
      <text:p text:style-name="P25"><text:tab/><text:tab/>{</text:p>
      <text:p text:style-name="P364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1..2</text:span></text:a><text:span text:style-name="T15">”</text:span><text:span text:style-name="T12">,</text:span></text:p>
      <text:p text:style-name="P57"><text:tab/><text:tab/><text:tab/>“<text:span text:style-name="T149">call”:”GET </text:span><text:a xlink:type="simple" xlink:href="https://login.mywadapi.com/profiles" text:style-name="Internet_20_link" text:visited-style-name="Visited_20_Internet_20_Link"><text:span text:style-name="T149">https://login.mywadapi.com/profiles</text:span></text:a><text:span text:style-name="T149">”,</text:span></text:p>
      <text:p text:style-name="P81"><text:tab/><text:tab/><text:tab/>“<text:span text:style-name="T145">request-calls</text:span>”:”<text:span text:style-name="T150">10</text:span>”,</text:p>
      <text:p text:style-name="P81"><text:tab/><text:tab/><text:tab/>“<text:span text:style-name="T150">call-roundtrip</text:span>”:”<text:span text:style-name="T150">1.2630</text:span>”</text:p>
      <text:p text:style-name="P100"><text:tab/><text:tab/>},</text:p>
      <text:p text:style-name="P26"><text:tab/><text:tab/>{</text:p>
      <text:p text:style-name="P365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</text:span></text:a><text:a xlink:type="simple" xlink:href="http://api.myticketting.com/1.0/settings" text:style-name="Internet_20_link" text:visited-style-name="Visited_20_Internet_20_Link"><text:span text:style-name="T45">7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58"><text:tab/><text:tab/><text:tab/>“<text:span text:style-name="T149">call”:”PUT </text:span><text:a xlink:type="simple" xlink:href="https://login.mywadapi.com/profiles" text:style-name="Internet_20_link" text:visited-style-name="Visited_20_Internet_20_Link"><text:span text:style-name="T149">https://login.mywadapi.com/users/1429525286</text:span></text:a><text:span text:style-name="T149">”,</text:span></text:p>
      <text:p text:style-name="P82"><text:tab/><text:tab/><text:tab/>“<text:span text:style-name="T145">request-calls</text:span>”:”<text:span text:style-name="T150">1</text:span>”,</text:p>
      <text:p text:style-name="P82"><text:tab/><text:tab/><text:tab/>“<text:span text:style-name="T150">call-roundtrip</text:span>”:”<text:span text:style-name="T151">2.7348</text:span>”</text:p>
      <text:p text:style-name="P101"><text:tab/><text:tab/>}</text:p>
      <text:p text:style-name="P100"><text:tab/><text:span text:style-name="T121">]</text:span></text:p>
      <text:p text:style-name="P113">}</text:p>
      <text:p text:style-name="P183"/>
      <text:p text:style-name="P307">GET /<text:span text:style-name="T113">apis/58493045684/endpoints/1345363632/calls?sort=calls&amp;order=asc</text:span></text:p>
      <text:p text:style-name="P41"/>
      <text:p text:style-name="P323">Response Body:</text:p>
      <text:p text:style-name="P323"/>
      <text:p text:style-name="P25">{</text:p>
      <text:p text:style-name="P6"><text:span text:style-name="T61"><text:tab/>“</text:span><text:span text:style-name="T62">self”:“</text:span><text:a xlink:type="simple" xlink:href="https://api.doga.gov/1.0/templates" text:style-name="Internet_20_link" text:visited-style-name="Visited_20_Internet_20_Link"><text:span text:style-name="T61">http://</text:span></text:a><text:a xlink:type="simple" xlink:href="https://api.doga.gov/1.0/templates" text:style-name="Internet_20_link" text:visited-style-name="Visited_20_Internet_20_Link"><text:span text:style-name="T64">analytics</text:span></text:a><text:a xlink:type="simple" xlink:href="https://api.doga.gov/1.0/templates" text:style-name="Internet_20_link" text:visited-style-name="Visited_20_Internet_20_Link"><text:span text:style-name="T61">.mywadapi.co</text:span></text:a><text:a xlink:type="simple" xlink:href="https://api.doga.gov/1.0/templates" text:style-name="Internet_20_link" text:visited-style-name="Visited_20_Internet_20_Link"><text:span text:style-name="T65">m/api</text:span></text:a><text:a xlink:type="simple" xlink:href="https://api.doga.gov/1.0/templates" text:style-name="Internet_20_link" text:visited-style-name="Visited_20_Internet_20_Link"><text:span text:style-name="T66">s/58493045684/</text:span></text:a><text:a xlink:type="simple" xlink:href="https://api.doga.gov/1.0/templates" text:style-name="Internet_20_link" text:visited-style-name="Visited_20_Internet_20_Link"><text:span text:style-name="T68">endpoints/1345363632/</text:span></text:a><text:a xlink:type="simple" xlink:href="https://api.doga.gov/1.0/templates" text:style-name="Internet_20_link" text:visited-style-name="Visited_20_Internet_20_Link"><text:span text:style-name="T70">querie</text:span></text:a><text:a xlink:type="simple" xlink:href="https://api.doga.gov/1.0/templates" text:style-name="Internet_20_link" text:visited-style-name="Visited_20_Internet_20_Link"><text:span text:style-name="T65">s</text:span></text:a><text:span text:style-name="T63">”</text:span><text:span text:style-name="T61">,</text:span></text:p>
      <text:p text:style-name="P331"><text:span text:style-name="T1"><text:tab/>“</text:span><text:span text:style-name="T2">total”: </text:span><text:span text:style-name="T7">2</text:span><text:span text:style-name="T2">,</text:span></text:p>
      <text:p text:style-name="P136"><text:span text:style-name="T79"><text:tab/>“</text:span><text:span text:style-name="T89">objects</text:span><text:span text:style-name="T81">”:</text:span><text:span text:style-name="T80">[</text:span></text:p>
      <text:p text:style-name="P26"><text:tab/><text:tab/>{</text:p>
      <text:p text:style-name="P365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</text:span></text:a><text:a xlink:type="simple" xlink:href="http://api.myticketting.com/1.0/settings" text:style-name="Internet_20_link" text:visited-style-name="Visited_20_Internet_20_Link"><text:span text:style-name="T45">7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58"><text:tab/><text:tab/><text:tab/>“<text:span text:style-name="T149">call”:”PUT </text:span><text:a xlink:type="simple" xlink:href="https://login.mywadapi.com/profiles" text:style-name="Internet_20_link" text:visited-style-name="Visited_20_Internet_20_Link"><text:span text:style-name="T149">https://login.mywadapi.com/users/1429525286</text:span></text:a><text:span text:style-name="T149">”,</text:span></text:p>
      <text:p text:style-name="P82"><text:tab/><text:tab/><text:tab/>“<text:span text:style-name="T145">request-calls</text:span>”:”<text:span text:style-name="T150">1</text:span>”,</text:p>
      <text:p text:style-name="P82"><text:tab/><text:tab/><text:tab/>“<text:span text:style-name="T150">call-roundtrip</text:span>”:”<text:span text:style-name="T151">2.7348</text:span>”</text:p>
      <text:p text:style-name="P58"><text:tab/><text:tab/>},</text:p>
      <text:p text:style-name="P26"><text:tab/><text:tab/>{</text:p>
      <text:p text:style-name="P365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1..2</text:span></text:a><text:span text:style-name="T15">”</text:span><text:span text:style-name="T12">,</text:span></text:p>
      <text:p text:style-name="P58"><text:tab/><text:tab/><text:tab/>“<text:span text:style-name="T149">call”:”GET </text:span><text:a xlink:type="simple" xlink:href="https://login.mywadapi.com/profiles" text:style-name="Internet_20_link" text:visited-style-name="Visited_20_Internet_20_Link"><text:span text:style-name="T149">https://login.mywadapi.com/profiles</text:span></text:a><text:span text:style-name="T149">”,</text:span></text:p>
      <text:p text:style-name="P82"><text:tab/><text:tab/><text:tab/>“<text:span text:style-name="T145">request-calls</text:span>”:”<text:span text:style-name="T150">10</text:span>”,</text:p>
      <text:p text:style-name="P82"><text:tab/><text:tab/><text:tab/>“<text:span text:style-name="T150">call-roundtrip</text:span>”:”<text:span text:style-name="T150">1.2630</text:span>”</text:p>
      <text:p text:style-name="P101"><text:tab/><text:tab/>}</text:p>
      <text:p text:style-name="P100"><text:tab/><text:span text:style-name="T121">]</text:span></text:p>
      <text:p text:style-name="P113">}</text:p>
      <text:p text:style-name="P397">/<text:span text:style-name="T111">apis/{api_id}/endpoints/{endpoint_id}/calls/{call_id}</text:span></text:p>
      <text:p text:style-name="P207"/>
      <text:p text:style-name="P284">A <text:span text:style-name="T144">resource representing an API call made when the specified endpoint is requested.</text:span></text:p>
      <text:p text:style-name="P226"/>
      <text:p text:style-name="P149">URL</text:p>
      <text:p text:style-name="P149"/>
      <text:p text:style-name="P347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49">calls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37">{</text:span></text:a><text:a xlink:type="simple" xlink:href="https://api.doga.gov/1.0/cases/" text:style-name="Internet_20_link" text:visited-style-name="Visited_20_Internet_20_Link"><text:span text:style-name="T49">call</text:span></text:a><text:a xlink:type="simple" xlink:href="https://api.doga.gov/1.0/cases/" text:style-name="Internet_20_link" text:visited-style-name="Visited_20_Internet_20_Link"><text:span text:style-name="T37">_id}</text:span></text:a></text:p>
      <text:p text:style-name="P226"/>
      <text:p text:style-name="P149">Supported Request <text:span text:style-name="T106">M</text:span>ethods</text:p>
      <text:p text:style-name="P236"/>
      <text:p text:style-name="P226">GET – <text:span text:style-name="T107">Returns the profiling data of the specified API call.</text:span></text:p>
      <text:p text:style-name="P226"/>
      <text:p text:style-name="P159">Supported Request Formats</text:p>
      <text:p text:style-name="P159"/>
      <text:p text:style-name="P246">json</text:p>
      <text:p text:style-name="P246"/>
      <text:p text:style-name="P159">Authentication</text:p>
      <text:p text:style-name="P159"/>
      <text:p text:style-name="P256">Basic</text:p>
      <text:p text:style-name="P256"/>
      <text:p text:style-name="P294">Permissions</text:p>
      <text:p text:style-name="P236"/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447">Role</text:p>
          </table:table-cell>
          <table:table-cell table:style-name="Table25.A1" office:value-type="string">
            <text:p text:style-name="P437">Allowed Methods</text:p>
          </table:table-cell>
          <table:table-cell table:style-name="Table25.C1" office:value-type="string">
            <text:p text:style-name="P437">Restrictions</text:p>
          </table:table-cell>
        </table:table-row>
        <table:table-row>
          <table:table-cell table:style-name="Table25.A2" office:value-type="string">
            <text:p text:style-name="P467">root</text:p>
          </table:table-cell>
          <table:table-cell table:style-name="Table25.A2" table:number-rows-spanned="2" office:value-type="string">
            <text:p text:style-name="P587">GET</text:p>
          </table:table-cell>
          <table:table-cell table:style-name="Table25.C2" table:number-rows-spanned="2" office:value-type="string">
            <text:p text:style-name="P485">Can retrieve <text:span text:style-name="T134">the profiling data of calls made by any profiled endpoints. </text:span></text:p>
          </table:table-cell>
        </table:table-row>
        <table:table-row>
          <table:table-cell table:style-name="Table25.A2" office:value-type="string">
            <text:p text:style-name="P495">master</text:p>
          </table:table-cell>
          <table:covered-table-cell/>
          <table:covered-table-cell/>
        </table:table-row>
        <table:table-row>
          <table:table-cell table:style-name="Table25.A2" office:value-type="string">
            <text:p text:style-name="P593">c<text:span text:style-name="T110">onsumer</text:span></text:p>
          </table:table-cell>
          <table:table-cell table:style-name="Table25.A2" office:value-type="string">
            <text:p text:style-name="P387">GET</text:p>
          </table:table-cell>
          <table:table-cell table:style-name="Table25.C2" office:value-type="string">
            <text:p text:style-name="P379">Can retrieve <text:span text:style-name="T134">the profiling data of calls made by endpoints exposed by</text:span> APIs of which the requesting user is an administrator.</text:p>
          </table:table-cell>
        </table:table-row>
      </table:table>
      <text:p text:style-name="P266"/>
      <text:p text:style-name="P169">Response Errors</text:p>
      <text:p text:style-name="P169"/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457">Error</text:p>
          </table:table-cell>
          <table:table-cell table:style-name="Table26.A1" office:value-type="string">
            <text:p text:style-name="P457">Reason</text:p>
          </table:table-cell>
          <table:table-cell table:style-name="Table26.C1" office:value-type="string">
            <text:p text:style-name="P427">Description</text:p>
          </table:table-cell>
        </table:table-row>
        <table:table-row>
          <table:table-cell table:style-name="Table26.A2" office:value-type="string">
            <text:p text:style-name="P515">401</text:p>
          </table:table-cell>
          <table:table-cell table:style-name="Table26.A2" office:value-type="string">
            <text:p text:style-name="P515">Unauthorized</text:p>
          </table:table-cell>
          <table:table-cell table:style-name="Table26.C2" office:value-type="string">
            <text:p text:style-name="P526">The 'Authori<text:span text:style-name="T77">z</text:span>ation' header is missing and must be supplied.</text:p>
          </table:table-cell>
        </table:table-row>
        <table:table-row>
          <table:table-cell table:style-name="Table26.A2" office:value-type="string">
            <text:p text:style-name="P515">403</text:p>
          </table:table-cell>
          <table:table-cell table:style-name="Table26.A2" office:value-type="string">
            <text:p text:style-name="P515">Forbidden</text:p>
          </table:table-cell>
          <table:table-cell table:style-name="Table26.C2" office:value-type="string">
            <text:p text:style-name="P537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26.A2" office:value-type="string">
            <text:p text:style-name="P547">405</text:p>
          </table:table-cell>
          <table:table-cell table:style-name="Table26.A2" office:value-type="string">
            <text:p text:style-name="P547">Method Not Allowed</text:p>
          </table:table-cell>
          <table:table-cell table:style-name="Table26.C2" office:value-type="string">
            <text:p text:style-name="P558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26.A2" office:value-type="string">
            <text:p text:style-name="P568">406</text:p>
          </table:table-cell>
          <table:table-cell table:style-name="Table26.A2" office:value-type="string">
            <text:p text:style-name="P568">Not Acceptable</text:p>
          </table:table-cell>
          <table:table-cell table:style-name="Table26.C2" office:value-type="string">
            <text:p text:style-name="P578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274"/>
      <text:p text:style-name="P183"/>
      <text:p text:style-name="P409"><text:span text:style-name="T10">Example</text:span><text:span text:style-name="T11">s</text:span></text:p>
      <text:p text:style-name="P183"/>
      <text:p text:style-name="P190"><text:span text:style-name="T97">GET /</text:span><text:span text:style-name="T98">apis/58493045684/</text:span><text:span text:style-name="T99">endpoints/1345363632/</text:span><text:span text:style-name="T103">calls</text:span><text:span text:style-name="T100">/</text:span><text:span text:style-name="T102">7</text:span><text:span text:style-name="T103">4285306360</text:span></text:p>
      <text:p text:style-name="P41"/>
      <text:p text:style-name="P323">Response Body:</text:p>
      <text:p text:style-name="P100"/>
      <text:p text:style-name="P25">{</text:p>
      <text:p text:style-name="P366"><text:span text:style-name="T12"><text:tab/>“</text:span><text:span text:style-name="T14">self</text:span><text:span text:style-name="T12">”:<text:tab/></text:span><text:span text:style-name="T15">”</text:span><text:a xlink:type="simple" xlink:href="https://analytics.mywadapi.com/apis/5.4/endpoints/1.2/oq" text:style-name="Internet_20_link" text:visited-style-name="Visited_20_Internet_20_Link"><text:span text:style-name="T15">http</text:span></text:a><text:a xlink:type="simple" xlink:href="https://analytics.mywadapi.com/apis/5.4/endpoints/1.2/oq" text:style-name="Internet_20_link" text:visited-style-name="Visited_20_Internet_20_Link"><text:span text:style-name="T19">s</text:span></text:a><text:a xlink:type="simple" xlink:href="https://analytics.mywadapi.com/apis/5.4/endpoints/1.2/oq" text:style-name="Internet_20_link" text:visited-style-name="Visited_20_Internet_20_Link"><text:span text:style-name="T15">://</text:span></text:a><text:a xlink:type="simple" xlink:href="https://analytics.mywadapi.com/apis/5.4/endpoints/1.2/oq" text:style-name="Internet_20_link" text:visited-style-name="Visited_20_Internet_20_Link"><text:span text:style-name="T18">analytics</text:span></text:a><text:a xlink:type="simple" xlink:href="https://analytics.mywadapi.com/apis/5.4/endpoints/1.2/oq" text:style-name="Internet_20_link" text:visited-style-name="Visited_20_Internet_20_Link"><text:span text:style-name="T15">.mywadapi.co</text:span></text:a><text:a xlink:type="simple" xlink:href="https://analytics.mywadapi.com/apis/5.4/endpoints/1.2/oq" text:style-name="Internet_20_link" text:visited-style-name="Visited_20_Internet_20_Link"><text:span text:style-name="T18">m/ap</text:span></text:a><text:a xlink:type="simple" xlink:href="https://analytics.mywadapi.com/apis/5.4/endpoints/1.2/oq" text:style-name="Internet_20_link" text:visited-style-name="Visited_20_Internet_20_Link"><text:span text:style-name="T21">is/5.</text:span></text:a><text:a xlink:type="simple" xlink:href="https://analytics.mywadapi.com/apis/5.4/endpoints/1.2/oq" text:style-name="Internet_20_link" text:visited-style-name="Visited_20_Internet_20_Link"><text:span text:style-name="T23">4/endpoint</text:span></text:a><text:a xlink:type="simple" xlink:href="https://analytics.mywadapi.com/apis/5.4/endpoints/1.2/oq" text:style-name="Internet_20_link" text:visited-style-name="Visited_20_Internet_20_Link"><text:span text:style-name="T24">s/1.</text:span></text:a><text:a xlink:type="simple" xlink:href="https://analytics.mywadapi.com/apis/5.4/endpoints/1.2/oq" text:style-name="Internet_20_link" text:visited-style-name="Visited_20_Internet_20_Link"><text:span text:style-name="T32">2/</text:span></text:a><text:a xlink:type="simple" xlink:href="https://analytics.mywadapi.com/apis/5.4/endpoints/1.2/oq" text:style-name="Internet_20_link" text:visited-style-name="Visited_20_Internet_20_Link"><text:span text:style-name="T42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42">7</text:span></text:a><text:a xlink:type="simple" xlink:href="http://api.myticketting.com/1.0/settings" text:style-name="Internet_20_link" text:visited-style-name="Visited_20_Internet_20_Link"><text:span text:style-name="T46">4285306360</text:span></text:a><text:span text:style-name="T15">”</text:span><text:span text:style-name="T12">,</text:span></text:p>
      <text:p text:style-name="P59"><text:tab/>“<text:span text:style-name="T149">call”:”PUT </text:span><text:a xlink:type="simple" xlink:href="https://login.mywadapi.com/profiles" text:style-name="Internet_20_link" text:visited-style-name="Visited_20_Internet_20_Link"><text:span text:style-name="T149">https://login.mywadapi.com/users/1429525286</text:span></text:a><text:span text:style-name="T149">”,</text:span></text:p>
      <text:p text:style-name="P83"><text:tab/>“<text:span text:style-name="T145">request-calls</text:span>”:”<text:span text:style-name="T150">1</text:span>”,</text:p>
      <text:p text:style-name="P83"><text:span text:style-name="T12"><text:tab/>“</text:span><text:span text:style-name="T150">call-roundtrip</text:span><text:span text:style-name="T12">”:”</text:span><text:span text:style-name="T151">2.7348</text:span><text:span text:style-name="T12">”</text:span></text:p>
      <text:p text:style-name="P100">}</text:p>
      <text:p text:style-name="P398">/<text:span text:style-name="T111">apis/{api_id}/endpoints/{endpoint_id}/custom</text:span></text:p>
      <text:p text:style-name="P208"/>
      <text:p text:style-name="P285">A collection of <text:span text:style-name="T153">custom profiling information collected each time the specified endpoint is requested.</text:span></text:p>
      <text:p text:style-name="P217"/>
      <text:p text:style-name="P150">URL</text:p>
      <text:p text:style-name="P150"/>
      <text:p text:style-name="P348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</text:span></text:a><text:a xlink:type="simple" xlink:href="https://api.doga.gov/1.0/cases/" text:style-name="Internet_20_link" text:visited-style-name="Visited_20_Internet_20_Link"><text:span text:style-name="T43">c</text:span></text:a><text:a xlink:type="simple" xlink:href="https://api.doga.gov/1.0/cases/" text:style-name="Internet_20_link" text:visited-style-name="Visited_20_Internet_20_Link"><text:span text:style-name="T47">ustom</text:span></text:a></text:p>
      <text:p text:style-name="P227"/>
      <text:p text:style-name="P150">Supported Request <text:span text:style-name="T106">M</text:span>ethods</text:p>
      <text:p text:style-name="P237"/>
      <text:p text:style-name="P227">GET – <text:span text:style-name="T112">Return a list of custom profiling data collected when the specified endpoint is requested.</text:span></text:p>
      <text:p text:style-name="P227"/>
      <text:p text:style-name="P160">Supported Request Formats</text:p>
      <text:p text:style-name="P160"/>
      <text:p text:style-name="P247">json</text:p>
      <text:p text:style-name="P247"/>
      <text:p text:style-name="P160">Authentication</text:p>
      <text:p text:style-name="P160"/>
      <text:p text:style-name="P257">Basic</text:p>
      <text:p text:style-name="P205"/>
      <text:p text:style-name="P205">Query Parameters (GET)</text:p>
      <text:p text:style-name="P205"/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428">Name</text:p>
          </table:table-cell>
          <table:table-cell table:style-name="Table27.A1" office:value-type="string">
            <text:p text:style-name="P417">Inclusion</text:p>
          </table:table-cell>
          <table:table-cell table:style-name="Table27.C1" office:value-type="string">
            <text:p text:style-name="P428">Description</text:p>
          </table:table-cell>
        </table:table-row>
        <table:table-row>
          <table:table-cell table:style-name="Table27.A2" office:value-type="string">
            <text:p text:style-name="P608">sort</text:p>
          </table:table-cell>
          <table:table-cell table:style-name="Table27.A2" office:value-type="string">
            <text:p text:style-name="P601">optional</text:p>
          </table:table-cell>
          <table:table-cell table:style-name="Table27.C2" office:value-type="string">
            <text:p text:style-name="P608">The order in which to present returned records. Valid options <text:span text:style-name="T124">are:</text:span> ‘<text:span text:style-name="T153">runs’ and ‘duration’</text:span>.</text:p>
          </table:table-cell>
        </table:table-row>
        <table:table-row>
          <table:table-cell table:style-name="Table27.A2" office:value-type="string">
            <text:p text:style-name="P622">order</text:p>
          </table:table-cell>
          <table:table-cell table:style-name="Table27.A2" office:value-type="string">
            <text:p text:style-name="P616">optional</text:p>
          </table:table-cell>
          <table:table-cell table:style-name="Table27.C2" office:value-type="string">
            <text:p text:style-name="P622"><text:span text:style-name="T125">Indicates w</text:span>hether to list records from lowest to highest (asc) or highest to lowest (desc). Default value is <text:span text:style-name="T127">’desc’.</text:span></text:p>
          </table:table-cell>
        </table:table-row>
      </table:table>
      <text:p text:style-name="P257"/>
      <text:p text:style-name="P295">Permissions</text:p>
      <text:p text:style-name="P237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448">Role</text:p>
          </table:table-cell>
          <table:table-cell table:style-name="Table28.A1" office:value-type="string">
            <text:p text:style-name="P438">Allowed Methods</text:p>
          </table:table-cell>
          <table:table-cell table:style-name="Table28.C1" office:value-type="string">
            <text:p text:style-name="P438">Restrictions</text:p>
          </table:table-cell>
        </table:table-row>
        <table:table-row>
          <table:table-cell table:style-name="Table28.A2" office:value-type="string">
            <text:p text:style-name="P468">root</text:p>
          </table:table-cell>
          <table:table-cell table:style-name="Table28.A2" table:number-rows-spanned="2" office:value-type="string">
            <text:p text:style-name="P477">GET</text:p>
          </table:table-cell>
          <table:table-cell table:style-name="Table28.C2" table:number-rows-spanned="2" office:value-type="string">
            <text:p text:style-name="P486">Can retrieve a <text:span text:style-name="T112">list of custom data for any profiled endpoint. </text:span></text:p>
          </table:table-cell>
        </table:table-row>
        <table:table-row>
          <table:table-cell table:style-name="Table28.A2" office:value-type="string">
            <text:p text:style-name="P496">master</text:p>
          </table:table-cell>
          <table:covered-table-cell/>
          <table:covered-table-cell/>
        </table:table-row>
        <table:table-row>
          <table:table-cell table:style-name="Table28.A2" office:value-type="string">
            <text:p text:style-name="P505">consumer</text:p>
          </table:table-cell>
          <table:table-cell table:style-name="Table28.A2" office:value-type="string">
            <text:p text:style-name="P380">GET</text:p>
          </table:table-cell>
          <table:table-cell table:style-name="Table28.C2" office:value-type="string">
            <text:p text:style-name="P380">Can retrieve a list of <text:span text:style-name="T153">custom data only for endpoints exposed by</text:span> APIs of which the requesting user is an administrator.</text:p>
          </table:table-cell>
        </table:table-row>
      </table:table>
      <text:p text:style-name="P267"/>
      <text:p text:style-name="P170">Response Errors</text:p>
      <text:p text:style-name="P170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458">Error</text:p>
          </table:table-cell>
          <table:table-cell table:style-name="Table29.A1" office:value-type="string">
            <text:p text:style-name="P458">Reason</text:p>
          </table:table-cell>
          <table:table-cell table:style-name="Table29.C1" office:value-type="string">
            <text:p text:style-name="P428">Description</text:p>
          </table:table-cell>
        </table:table-row>
        <table:table-row>
          <table:table-cell table:style-name="Table29.A2" office:value-type="string">
            <text:p text:style-name="P516">400</text:p>
          </table:table-cell>
          <table:table-cell table:style-name="Table29.A2" office:value-type="string">
            <text:p text:style-name="P516">Bad Request</text:p>
          </table:table-cell>
          <table:table-cell table:style-name="Table29.C2" office:value-type="string">
            <text:p text:style-name="P527"><text:span text:style-name="T129">One or more query parameters are invalid</text:span>.</text:p>
          </table:table-cell>
        </table:table-row>
        <table:table-row>
          <table:table-cell table:style-name="Table29.A2" office:value-type="string">
            <text:p text:style-name="P516">401</text:p>
          </table:table-cell>
          <table:table-cell table:style-name="Table29.A2" office:value-type="string">
            <text:p text:style-name="P516">Unauthorized</text:p>
          </table:table-cell>
          <table:table-cell table:style-name="Table29.C2" office:value-type="string">
            <text:p text:style-name="P527">The 'Authori<text:span text:style-name="T77">z</text:span>ation' header is missing and must be supplied.</text:p>
          </table:table-cell>
        </table:table-row>
        <table:table-row>
          <table:table-cell table:style-name="Table29.A2" office:value-type="string">
            <text:p text:style-name="P516">403</text:p>
          </table:table-cell>
          <table:table-cell table:style-name="Table29.A2" office:value-type="string">
            <text:p text:style-name="P516">Forbidden</text:p>
          </table:table-cell>
          <table:table-cell table:style-name="Table29.C2" office:value-type="string">
            <text:p text:style-name="P538">The request authorisation did not include authorised credentials <text:span text:style-name="T120">or the requesting user does not have read access to the collection</text:span>.</text:p>
          </table:table-cell>
        </table:table-row>
        <table:table-row>
          <table:table-cell table:style-name="Table29.A2" office:value-type="string">
            <text:p text:style-name="P548">405</text:p>
          </table:table-cell>
          <table:table-cell table:style-name="Table29.A2" office:value-type="string">
            <text:p text:style-name="P548">Method Not Allowed</text:p>
          </table:table-cell>
          <table:table-cell table:style-name="Table29.C2" office:value-type="string">
            <text:p text:style-name="P559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29.A2" office:value-type="string">
            <text:p text:style-name="P569">406</text:p>
          </table:table-cell>
          <table:table-cell table:style-name="Table29.A2" office:value-type="string">
            <text:p text:style-name="P569">Not Acceptable</text:p>
          </table:table-cell>
          <table:table-cell table:style-name="Table29.C2" office:value-type="string">
            <text:p text:style-name="P579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184"/>
      <text:p text:style-name="P404"><text:span text:style-name="T10">Example</text:span><text:span text:style-name="T11">s</text:span></text:p>
      <text:p text:style-name="P184"/>
      <text:p text:style-name="P308">GET /<text:span text:style-name="T113">apis/58493045684/endpoints/1345363632/custom</text:span></text:p>
      <text:p text:style-name="P42"/>
      <text:p text:style-name="P324">Response Body:</text:p>
      <text:p text:style-name="P324"/>
      <text:p text:style-name="P27">{</text:p>
      <text:p text:style-name="P7"><text:span text:style-name="T61"><text:tab/>“</text:span><text:span text:style-name="T62">self”:“</text:span><text:a xlink:type="simple" xlink:href="https://api.doga.gov/1.0/templates" text:style-name="Internet_20_link" text:visited-style-name="Visited_20_Internet_20_Link"><text:span text:style-name="T61">http://</text:span></text:a><text:a xlink:type="simple" xlink:href="https://api.doga.gov/1.0/templates" text:style-name="Internet_20_link" text:visited-style-name="Visited_20_Internet_20_Link"><text:span text:style-name="T64">analytics</text:span></text:a><text:a xlink:type="simple" xlink:href="https://api.doga.gov/1.0/templates" text:style-name="Internet_20_link" text:visited-style-name="Visited_20_Internet_20_Link"><text:span text:style-name="T61">.mywadapi.co</text:span></text:a><text:a xlink:type="simple" xlink:href="https://api.doga.gov/1.0/templates" text:style-name="Internet_20_link" text:visited-style-name="Visited_20_Internet_20_Link"><text:span text:style-name="T65">m/api</text:span></text:a><text:a xlink:type="simple" xlink:href="https://api.doga.gov/1.0/templates" text:style-name="Internet_20_link" text:visited-style-name="Visited_20_Internet_20_Link"><text:span text:style-name="T66">s/58493045684/</text:span></text:a><text:a xlink:type="simple" xlink:href="https://api.doga.gov/1.0/templates" text:style-name="Internet_20_link" text:visited-style-name="Visited_20_Internet_20_Link"><text:span text:style-name="T68">endpoints/1345363632/</text:span></text:a><text:a xlink:type="simple" xlink:href="https://api.doga.gov/1.0/templates" text:style-name="Internet_20_link" text:visited-style-name="Visited_20_Internet_20_Link"><text:span text:style-name="T71">c</text:span></text:a><text:a xlink:type="simple" xlink:href="https://api.doga.gov/1.0/templates" text:style-name="Internet_20_link" text:visited-style-name="Visited_20_Internet_20_Link"><text:span text:style-name="T72">ustom</text:span></text:a><text:span text:style-name="T63">”</text:span><text:span text:style-name="T61">,</text:span></text:p>
      <text:p text:style-name="P332"><text:span text:style-name="T1"><text:tab/>“</text:span><text:span text:style-name="T2">total”: </text:span><text:span text:style-name="T8">5</text:span><text:span text:style-name="T2">,</text:span></text:p>
      <text:p text:style-name="P137"><text:span text:style-name="T79"><text:tab/>“</text:span><text:span text:style-name="T91">calls</text:span><text:span text:style-name="T81">”:</text:span><text:span text:style-name="T80">[</text:span></text:p>
      <text:p text:style-name="P28"><text:tab/><text:tab/>{</text:p>
      <text:p text:style-name="P368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8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48">9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61"><text:tab/><text:tab/><text:tab/>“<text:span text:style-name="T155">key”:”</text:span><text:a xlink:type="simple" xlink:href="https://login.mywadapi.com/profiles" text:style-name="Internet_20_link" text:visited-style-name="Visited_20_Internet_20_Link"><text:span text:style-name="T155">S</text:span></text:a><text:span text:style-name="T155">earching Keys”,</text:span></text:p>
      <text:p text:style-name="P85"><text:tab/><text:tab/><text:tab/>“<text:span text:style-name="T155">runs</text:span>”:”<text:span text:style-name="T155">17</text:span>”,</text:p>
      <text:p text:style-name="P85"><text:tab/><text:tab/><text:tab/>“<text:span text:style-name="T155">duration</text:span>”:”<text:span text:style-name="T155">0.3564</text:span>”</text:p>
      <text:p text:style-name="P61"><text:tab/><text:tab/>},</text:p>
      <text:p text:style-name="P27"><text:tab/><text:tab/>{</text:p>
      <text:p text:style-name="P367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7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47">3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7">5</text:span></text:a><text:span text:style-name="T15">”</text:span><text:span text:style-name="T12">,</text:span></text:p>
      <text:p text:style-name="P60"><text:tab/><text:tab/><text:tab/>“<text:span text:style-name="T153">key”:”Sorting Results”,</text:span></text:p>
      <text:p text:style-name="P84"><text:tab/><text:tab/><text:tab/>“<text:span text:style-name="T153">runs</text:span>”:”<text:span text:style-name="T150">1</text:span>”,</text:p>
      <text:p text:style-name="P84"><text:tab/><text:tab/><text:tab/>“<text:span text:style-name="T153">duration</text:span>”:”<text:span text:style-name="T154">0.4536</text:span>”</text:p>
      <text:p text:style-name="P102"><text:tab/><text:tab/>},</text:p>
      <text:p text:style-name="P102"><text:tab/><text:tab/>.</text:p>
      <text:p text:style-name="P102"><text:tab/><text:tab/>.</text:p>
      <text:p text:style-name="P102"><text:tab/><text:span text:style-name="T121">]</text:span></text:p>
      <text:p text:style-name="P114">}</text:p>
      <text:p text:style-name="P184"/>
      <text:p text:style-name="P308">GET /<text:span text:style-name="T113">apis/58493045684/endpoints/1345363632/custom?sort=duration&amp;order=desc</text:span></text:p>
      <text:p text:style-name="P42"/>
      <text:p text:style-name="P324">Response Body:</text:p>
      <text:p text:style-name="P324"/>
      <text:p text:style-name="P27">{</text:p>
      <text:p text:style-name="P7"><text:span text:style-name="T61"><text:tab/>“</text:span><text:span text:style-name="T62">self”:“</text:span><text:a xlink:type="simple" xlink:href="https://api.doga.gov/1.0/templates" text:style-name="Internet_20_link" text:visited-style-name="Visited_20_Internet_20_Link"><text:span text:style-name="T61">http://</text:span></text:a><text:a xlink:type="simple" xlink:href="https://api.doga.gov/1.0/templates" text:style-name="Internet_20_link" text:visited-style-name="Visited_20_Internet_20_Link"><text:span text:style-name="T64">analytics</text:span></text:a><text:a xlink:type="simple" xlink:href="https://api.doga.gov/1.0/templates" text:style-name="Internet_20_link" text:visited-style-name="Visited_20_Internet_20_Link"><text:span text:style-name="T61">.mywadapi.co</text:span></text:a><text:a xlink:type="simple" xlink:href="https://api.doga.gov/1.0/templates" text:style-name="Internet_20_link" text:visited-style-name="Visited_20_Internet_20_Link"><text:span text:style-name="T65">m/api</text:span></text:a><text:a xlink:type="simple" xlink:href="https://api.doga.gov/1.0/templates" text:style-name="Internet_20_link" text:visited-style-name="Visited_20_Internet_20_Link"><text:span text:style-name="T66">s/58493045684/</text:span></text:a><text:a xlink:type="simple" xlink:href="https://api.doga.gov/1.0/templates" text:style-name="Internet_20_link" text:visited-style-name="Visited_20_Internet_20_Link"><text:span text:style-name="T68">endpoints/1345363632/</text:span></text:a><text:a xlink:type="simple" xlink:href="https://api.doga.gov/1.0/templates" text:style-name="Internet_20_link" text:visited-style-name="Visited_20_Internet_20_Link"><text:span text:style-name="T70">querie</text:span></text:a><text:a xlink:type="simple" xlink:href="https://api.doga.gov/1.0/templates" text:style-name="Internet_20_link" text:visited-style-name="Visited_20_Internet_20_Link"><text:span text:style-name="T65">s</text:span></text:a><text:span text:style-name="T63">”</text:span><text:span text:style-name="T61">,</text:span></text:p>
      <text:p text:style-name="P332"><text:span text:style-name="T1"><text:tab/>“</text:span><text:span text:style-name="T2">total”: </text:span><text:span text:style-name="T7">2</text:span><text:span text:style-name="T2">,</text:span></text:p>
      <text:p text:style-name="P137"><text:span text:style-name="T79"><text:tab/>“</text:span><text:span text:style-name="T92">calls</text:span><text:span text:style-name="T81">”:</text:span><text:span text:style-name="T80">[</text:span></text:p>
      <text:p text:style-name="P28"><text:tab/><text:tab/>{</text:p>
      <text:p text:style-name="P368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7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50">1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50">8</text:span></text:a><text:span text:style-name="T15">”</text:span><text:span text:style-name="T12">,</text:span></text:p>
      <text:p text:style-name="P61"><text:tab/><text:tab/><text:tab/>“<text:span text:style-name="T153">key”:”Sorting Results”,</text:span></text:p>
      <text:p text:style-name="P85"><text:tab/><text:tab/><text:tab/>“<text:span text:style-name="T153">runs</text:span>”:”<text:span text:style-name="T150">1</text:span>”,</text:p>
      <text:p text:style-name="P85"><text:tab/><text:tab/><text:tab/>“<text:span text:style-name="T153">duration</text:span>”:”<text:span text:style-name="T154">0.4536</text:span>”</text:p>
      <text:p text:style-name="P103"><text:span text:style-name="T152"><text:tab/><text:tab/>}</text:span><text:span text:style-name="T80">,</text:span></text:p>
      <text:p text:style-name="P28"><text:tab/><text:tab/>{</text:p>
      <text:p text:style-name="P368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8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48">9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61"><text:tab/><text:tab/><text:tab/>“<text:span text:style-name="T155">key”:”</text:span><text:a xlink:type="simple" xlink:href="https://login.mywadapi.com/profiles" text:style-name="Internet_20_link" text:visited-style-name="Visited_20_Internet_20_Link"><text:span text:style-name="T155">S</text:span></text:a><text:span text:style-name="T155">earching Keys”,</text:span></text:p>
      <text:p text:style-name="P85"><text:tab/><text:tab/><text:tab/>“<text:span text:style-name="T155">runs</text:span>”:”<text:span text:style-name="T155">17</text:span>”,</text:p>
      <text:p text:style-name="P85"><text:tab/><text:tab/><text:tab/>“<text:span text:style-name="T155">duration</text:span>”:”<text:span text:style-name="T155">0.3564</text:span>”</text:p>
      <text:p text:style-name="P61"><text:tab/><text:tab/>},</text:p>
      <text:p text:style-name="P103"><text:tab/><text:tab/>.</text:p>
      <text:p text:style-name="P61"><text:tab/><text:tab/>.</text:p>
      <text:p text:style-name="P102"><text:tab/><text:span text:style-name="T121">]</text:span></text:p>
      <text:p text:style-name="P114">}</text:p>
      <text:p text:style-name="P398">/<text:span text:style-name="T111">apis/{api_id}/endpoints/{endpoint_id}/custom/{custom_id}</text:span></text:p>
      <text:p text:style-name="P208"/>
      <text:p text:style-name="P285">A <text:span text:style-name="T144">resource representing custom profiling data collected when the specified endpoint is requested.</text:span></text:p>
      <text:p text:style-name="P227"/>
      <text:p text:style-name="P150">URL</text:p>
      <text:p text:style-name="P150"/>
      <text:p text:style-name="P348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50">custom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37">{</text:span></text:a><text:a xlink:type="simple" xlink:href="https://api.doga.gov/1.0/cases/" text:style-name="Internet_20_link" text:visited-style-name="Visited_20_Internet_20_Link"><text:span text:style-name="T50">c</text:span></text:a><text:a xlink:type="simple" xlink:href="https://api.doga.gov/1.0/cases/" text:style-name="Internet_20_link" text:visited-style-name="Visited_20_Internet_20_Link"><text:span text:style-name="T41">u</text:span></text:a><text:a xlink:type="simple" xlink:href="https://api.doga.gov/1.0/cases/" text:style-name="Internet_20_link" text:visited-style-name="Visited_20_Internet_20_Link"><text:span text:style-name="T50">stom</text:span></text:a><text:a xlink:type="simple" xlink:href="https://api.doga.gov/1.0/cases/" text:style-name="Internet_20_link" text:visited-style-name="Visited_20_Internet_20_Link"><text:span text:style-name="T37">_id}</text:span></text:a></text:p>
      <text:p text:style-name="P227"/>
      <text:p text:style-name="P150">Supported Request <text:span text:style-name="T106">M</text:span>ethods</text:p>
      <text:p text:style-name="P237"/>
      <text:p text:style-name="P227">GET – <text:span text:style-name="T107">Returns the profiling data of the specified API call.</text:span></text:p>
      <text:p text:style-name="P227"/>
      <text:p text:style-name="P160">Supported Request Formats</text:p>
      <text:p text:style-name="P160"/>
      <text:p text:style-name="P247">json</text:p>
      <text:p text:style-name="P247"/>
      <text:p text:style-name="P160">Authentication</text:p>
      <text:p text:style-name="P160"/>
      <text:p text:style-name="P257">Basic</text:p>
      <text:p text:style-name="P257"/>
      <text:p text:style-name="P295">Permissions</text:p>
      <text:p text:style-name="P237"/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448">Role</text:p>
          </table:table-cell>
          <table:table-cell table:style-name="Table30.A1" office:value-type="string">
            <text:p text:style-name="P438">Allowed Methods</text:p>
          </table:table-cell>
          <table:table-cell table:style-name="Table30.C1" office:value-type="string">
            <text:p text:style-name="P438">Restrictions</text:p>
          </table:table-cell>
        </table:table-row>
        <table:table-row>
          <table:table-cell table:style-name="Table30.A2" office:value-type="string">
            <text:p text:style-name="P468">root</text:p>
          </table:table-cell>
          <table:table-cell table:style-name="Table30.A2" table:number-rows-spanned="2" office:value-type="string">
            <text:p text:style-name="P588">GET</text:p>
          </table:table-cell>
          <table:table-cell table:style-name="Table30.C2" table:number-rows-spanned="2" office:value-type="string">
            <text:p text:style-name="P486">Can retrieve <text:span text:style-name="T134">the custom data collected by any profiled endpoints.</text:span></text:p>
          </table:table-cell>
        </table:table-row>
        <table:table-row>
          <table:table-cell table:style-name="Table30.A2" office:value-type="string">
            <text:p text:style-name="P496">master</text:p>
          </table:table-cell>
          <table:covered-table-cell/>
          <table:covered-table-cell/>
        </table:table-row>
        <table:table-row>
          <table:table-cell table:style-name="Table30.A2" office:value-type="string">
            <text:p text:style-name="P594">c<text:span text:style-name="T110">onsumer</text:span></text:p>
          </table:table-cell>
          <table:table-cell table:style-name="Table30.A2" office:value-type="string">
            <text:p text:style-name="P388">GET</text:p>
          </table:table-cell>
          <table:table-cell table:style-name="Table30.C2" office:value-type="string">
            <text:p text:style-name="P380">Can retrieve <text:span text:style-name="T134">the custom data collected by endpoints exposed by</text:span> APIs of which the requesting user is an administrator.</text:p>
          </table:table-cell>
        </table:table-row>
      </table:table>
      <text:p text:style-name="P267"/>
      <text:p text:style-name="P170">Response Errors</text:p>
      <text:p text:style-name="P170"/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458">Error</text:p>
          </table:table-cell>
          <table:table-cell table:style-name="Table31.A1" office:value-type="string">
            <text:p text:style-name="P458">Reason</text:p>
          </table:table-cell>
          <table:table-cell table:style-name="Table31.C1" office:value-type="string">
            <text:p text:style-name="P428">Description</text:p>
          </table:table-cell>
        </table:table-row>
        <table:table-row>
          <table:table-cell table:style-name="Table31.A2" office:value-type="string">
            <text:p text:style-name="P516">401</text:p>
          </table:table-cell>
          <table:table-cell table:style-name="Table31.A2" office:value-type="string">
            <text:p text:style-name="P516">Unauthorized</text:p>
          </table:table-cell>
          <table:table-cell table:style-name="Table31.C2" office:value-type="string">
            <text:p text:style-name="P527">The 'Authori<text:span text:style-name="T77">z</text:span>ation' header is missing and must be supplied.</text:p>
          </table:table-cell>
        </table:table-row>
        <table:table-row>
          <table:table-cell table:style-name="Table31.A2" office:value-type="string">
            <text:p text:style-name="P516">403</text:p>
          </table:table-cell>
          <table:table-cell table:style-name="Table31.A2" office:value-type="string">
            <text:p text:style-name="P516">Forbidden</text:p>
          </table:table-cell>
          <table:table-cell table:style-name="Table31.C2" office:value-type="string">
            <text:p text:style-name="P538">The request authorisation did not include authorised credentials <text:span text:style-name="T120">or the requesting user does not have read access to the resource</text:span>.</text:p>
          </table:table-cell>
        </table:table-row>
        <table:table-row>
          <table:table-cell table:style-name="Table31.A2" office:value-type="string">
            <text:p text:style-name="P548">405</text:p>
          </table:table-cell>
          <table:table-cell table:style-name="Table31.A2" office:value-type="string">
            <text:p text:style-name="P548">Method Not Allowed</text:p>
          </table:table-cell>
          <table:table-cell table:style-name="Table31.C2" office:value-type="string">
            <text:p text:style-name="P559"><text:span text:style-name="T78">T</text:span>he request method <text:span text:style-name="T78">was something other than GET.</text:span></text:p>
          </table:table-cell>
        </table:table-row>
        <table:table-row>
          <table:table-cell table:style-name="Table31.A2" office:value-type="string">
            <text:p text:style-name="P569">406</text:p>
          </table:table-cell>
          <table:table-cell table:style-name="Table31.A2" office:value-type="string">
            <text:p text:style-name="P569">Not Acceptable</text:p>
          </table:table-cell>
          <table:table-cell table:style-name="Table31.C2" office:value-type="string">
            <text:p text:style-name="P579">The request <text:span text:style-name="T108">has </text:span>'Accept-*' header<text:span text:style-name="T109">s</text:span> that do <text:span text:style-name="T108">no</text:span>t include <text:span text:style-name="T108">Supported Request Formats (json), languages (en) or charsets (utf8)</text:span>.</text:p>
          </table:table-cell>
        </table:table-row>
      </table:table>
      <text:p text:style-name="P275"/>
      <text:p text:style-name="P184"/>
      <text:p text:style-name="P410"><text:span text:style-name="T10">Example</text:span><text:span text:style-name="T11">s</text:span></text:p>
      <text:p text:style-name="P184"/>
      <text:p text:style-name="P191"><text:span text:style-name="T97">GET /</text:span><text:span text:style-name="T98">apis/58493045684/</text:span><text:span text:style-name="T99">endpoints/1345363632/</text:span><text:span text:style-name="T103">c</text:span><text:span text:style-name="T104">ustom</text:span><text:span text:style-name="T100">/</text:span><text:span text:style-name="T104">10359683778</text:span></text:p>
      <text:p text:style-name="P42"/>
      <text:p text:style-name="P324">Response Body:</text:p>
      <text:p text:style-name="P104"/>
      <text:p text:style-name="P29">{</text:p>
      <text:p text:style-name="P369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7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50">1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50">8</text:span></text:a><text:span text:style-name="T15">”</text:span><text:span text:style-name="T12">,</text:span></text:p>
      <text:p text:style-name="P62"><text:tab/>“<text:span text:style-name="T153">key”:”Sorting Results”,</text:span></text:p>
      <text:p text:style-name="P86"><text:tab/>“<text:span text:style-name="T153">runs</text:span>”:”<text:span text:style-name="T150">1</text:span>”,</text:p>
      <text:p text:style-name="P86"><text:tab/>“<text:span text:style-name="T153">duration</text:span>”:”<text:span text:style-name="T154">0.4536</text:span>”</text:p>
      <text:p text:style-name="P6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5.1.4.2$Linux_X86_64 LibreOffice_project/10m0$Build-2</meta:generator>
    <dc:date>2017-01-24T12:53:43.172225740</dc:date>
    <meta:editing-duration>P3DT8H45M39S</meta:editing-duration>
    <meta:editing-cycles>445</meta:editing-cycles>
    <meta:document-statistic meta:table-count="49" meta:image-count="0" meta:object-count="0" meta:page-count="38" meta:paragraph-count="1398" meta:word-count="4161" meta:character-count="38275" meta:non-whitespace-character-count="34708"/>
  </office:meta>
</office:document-meta>
</file>